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mall Run Info" table:style-name="ta1">
        <table:table-column table:style-name="co1" table:number-columns-repeated="18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SODIUM CHLORIDE WITH (27000 IONS)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#restart noscale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start scale</text:p>
          </table:table-cell>
          <table:table-cell table:number-columns-repeated="10"/>
          <table:table-cell office:value-type="string" calcext:value-type="string">
            <text:p>Taking bottom as exact</text:p>
          </table:table-cell>
          <table:table-cell/>
          <table:table-cell office:value-type="string" calcext:value-type="string">
            <text:p>From overconverged trad Ewal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rec</text:p>
          </table:table-cell>
          <table:table-cell office:value-type="string" calcext:value-type="string">
            <text:p>Nsplin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_grid</text:p>
          </table:table-cell>
          <table:table-cell office:value-type="string" calcext:value-type="string">
            <text:p>recip_E</text:p>
          </table:table-cell>
          <table:table-cell office:value-type="string" calcext:value-type="string">
            <text:p>Tot Coul E</text:p>
          </table:table-cell>
          <table:table-cell/>
          <table:table-cell office:value-type="string" calcext:value-type="string">
            <text:p>E-”E_exact”</text:p>
          </table:table-cell>
          <table:table-cell/>
          <table:table-cell office:value-type="string" calcext:value-type="string">
            <text:p>E_Recip_Exact</text:p>
          </table:table-cell>
          <table:table-cell office:value-type="string" calcext:value-type="string">
            <text:p>E_Recip – Exa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mperature <text:s text:c="10"/>700.0</text:p>
          </table:table-cell>
          <table:table-cell table:number-columns-repeated="3"/>
          <table:table-cell table:style-name="ce1" office:value-type="float" office:value="0.000001" calcext:value-type="float">
            <text:p>1.00E-06</text:p>
          </table:table-cell>
          <table:table-cell office:value-type="float" office:value="8" calcext:value-type="float">
            <text:p>8</text:p>
          </table:table-cell>
          <table:table-cell office:value-type="float" office:value="0.290340874094088" calcext:value-type="float">
            <text:p>0.290340874094088</text:p>
          </table:table-cell>
          <table:table-cell office:value-type="float" office:value="15" calcext:value-type="float">
            <text:p>15</text:p>
          </table:table-cell>
          <table:table-cell office:value-type="float" office:value="0.131626683435724" calcext:value-type="float">
            <text:p>0.131626683435724</text:p>
          </table:table-cell>
          <table:table-cell office:value-type="float" office:value="-158.671598005075" calcext:value-type="float">
            <text:p>-158.671598005075</text:p>
          </table:table-cell>
          <table:table-cell/>
          <table:table-cell table:style-name="ce2" table:formula="of:=[.M10]-[.$M$23]" office:value-type="float" office:value="0.000707339890169578" calcext:value-type="float">
            <text:p>7.0734E-04</text:p>
          </table:table-cell>
          <table:table-cell/>
          <table:table-cell office:value-type="float" office:value="0.13167514508488" calcext:value-type="float">
            <text:p>0.13167514508488</text:p>
          </table:table-cell>
          <table:table-cell table:formula="of:=[.L10]-[.Q10]" office:value-type="float" office:value="-0.0000484616491564505" calcext:value-type="float">
            <text:p>-4.84616491564505E-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irst used for dynamics, second for checking</text:p>
          </table:table-cell>
          <table:table-cell table:number-columns-repeated="3"/>
          <table:table-cell table:style-name="ce1" office:value-type="float" office:value="0.00000001" calcext:value-type="float">
            <text:p>1.00E-08</text:p>
          </table:table-cell>
          <table:table-cell office:value-type="float" office:value="8" calcext:value-type="float">
            <text:p>8</text:p>
          </table:table-cell>
          <table:table-cell office:value-type="float" office:value="0.347788521885473" calcext:value-type="float">
            <text:p>0.347788521885473</text:p>
          </table:table-cell>
          <table:table-cell office:value-type="float" office:value="20" calcext:value-type="float">
            <text:p>20</text:p>
          </table:table-cell>
          <table:table-cell office:value-type="float" office:value="0.405806628627966" calcext:value-type="float">
            <text:p>0.405806628627966</text:p>
          </table:table-cell>
          <table:table-cell office:value-type="float" office:value="-158.672581292947" calcext:value-type="float">
            <text:p>-158.672581292947</text:p>
          </table:table-cell>
          <table:table-cell/>
          <table:table-cell table:style-name="ce2" table:formula="of:=[.M11]-[.$M$23]" office:value-type="float" office:value="-0.000275947982004254" calcext:value-type="float">
            <text:p>-2.7595E-04</text:p>
          </table:table-cell>
          <table:table-cell/>
          <table:table-cell office:value-type="float" office:value="0.40584039131306" calcext:value-type="float">
            <text:p>0.40584039131306</text:p>
          </table:table-cell>
          <table:table-cell table:formula="of:=[.L11]-[.Q11]" office:value-type="float" office:value="-0.0000337626850938633" calcext:value-type="float">
            <text:p>-3.37626850938633E-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equilibration steps <text:s text:c="2"/>5000</text:p>
          </table:table-cell>
          <table:table-cell table:number-columns-repeated="3"/>
          <table:table-cell table:style-name="ce1" office:value-type="float" office:value="0.0000000001" calcext:value-type="float">
            <text:p>1.00E-10</text:p>
          </table:table-cell>
          <table:table-cell office:value-type="float" office:value="8" calcext:value-type="float">
            <text:p>8</text:p>
          </table:table-cell>
          <table:table-cell office:value-type="float" office:value="0.39745712429371" calcext:value-type="float">
            <text:p>0.39745712429371</text:p>
          </table:table-cell>
          <table:table-cell office:value-type="float" office:value="24" calcext:value-type="float">
            <text:p>24</text:p>
          </table:table-cell>
          <table:table-cell office:value-type="float" office:value="1.28614039631596" calcext:value-type="float">
            <text:p>1.28614039631596</text:p>
          </table:table-cell>
          <table:table-cell office:value-type="float" office:value="-158.672546834604" calcext:value-type="float">
            <text:p>-158.672546834604</text:p>
          </table:table-cell>
          <table:table-cell/>
          <table:table-cell table:style-name="ce2" table:formula="of:=[.M12]-[.$M$23]" office:value-type="float" office:value="-0.000241489638654002" calcext:value-type="float">
            <text:p>-2.4149E-04</text:p>
          </table:table-cell>
          <table:table-cell/>
          <table:table-cell office:value-type="float" office:value="1.286176742687" calcext:value-type="float">
            <text:p>1.286176742687</text:p>
          </table:table-cell>
          <table:table-cell table:formula="of:=[.L12]-[.Q12]" office:value-type="float" office:value="-0.0000363463710419953" calcext:value-type="float">
            <text:p>-3.63463710419953E-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steps <text:s text:c="16"/>20000</text:p>
          </table:table-cell>
          <table:table-cell table:number-columns-repeated="3"/>
          <table:table-cell table:style-name="ce1" office:value-type="float" office:value="0.000000000001" calcext:value-type="float">
            <text:p>1.00E-12</text:p>
          </table:table-cell>
          <table:table-cell office:value-type="float" office:value="8" calcext:value-type="float">
            <text:p>8</text:p>
          </table:table-cell>
          <table:table-cell office:value-type="float" office:value="0.441813009871432" calcext:value-type="float">
            <text:p>0.441813009871432</text:p>
          </table:table-cell>
          <table:table-cell office:value-type="float" office:value="30" calcext:value-type="float">
            <text:p>30</text:p>
          </table:table-cell>
          <table:table-cell office:value-type="float" office:value="3.2039155572048" calcext:value-type="float">
            <text:p>3.2039155572048</text:p>
          </table:table-cell>
          <table:table-cell office:value-type="float" office:value="-158.67240601982" calcext:value-type="float">
            <text:p>-158.67240601982</text:p>
          </table:table-cell>
          <table:table-cell/>
          <table:table-cell table:style-name="ce2" table:formula="of:=[.M13]-[.$M$23]" office:value-type="float" office:value="-0.000100674854678573" calcext:value-type="float">
            <text:p>-1.0067E-04</text:p>
          </table:table-cell>
          <table:table-cell/>
          <table:table-cell office:value-type="float" office:value="3.2039267970357" calcext:value-type="float">
            <text:p>3.2039267970357</text:p>
          </table:table-cell>
          <table:table-cell table:formula="of:=[.L13]-[.Q13]" office:value-type="float" office:value="-0.0000112398308989015" calcext:value-type="float">
            <text:p>-1.12398308989015E-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#steps <text:s text:c="16"/>40000</text:p>
          </table:table-cell>
          <table:table-cell table:number-columns-repeated="3"/>
          <table:table-cell table:style-name="ce1" office:value-type="float" office:value="0.00000000000001" calcext:value-type="float">
            <text:p>1.00E-14</text:p>
          </table:table-cell>
          <table:table-cell office:value-type="float" office:value="8" calcext:value-type="float">
            <text:p>8</text:p>
          </table:table-cell>
          <table:table-cell office:value-type="float" office:value="0.482250232480754" calcext:value-type="float">
            <text:p>0.482250232480754</text:p>
          </table:table-cell>
          <table:table-cell office:value-type="float" office:value="36" calcext:value-type="float">
            <text:p>36</text:p>
          </table:table-cell>
          <table:table-cell office:value-type="float" office:value="6.31886608003267" calcext:value-type="float">
            <text:p>6.31886608003267</text:p>
          </table:table-cell>
          <table:table-cell office:value-type="float" office:value="-158.672312314613" calcext:value-type="float">
            <text:p>-158.672312314613</text:p>
          </table:table-cell>
          <table:table-cell/>
          <table:table-cell table:style-name="ce2" table:formula="of:=[.M14]-[.$M$23]" office:value-type="float" office:value="-0.00000696964747248785" calcext:value-type="float">
            <text:p>-6.9696E-06</text:p>
          </table:table-cell>
          <table:table-cell/>
          <table:table-cell office:value-type="float" office:value="6.3188717236888" calcext:value-type="float">
            <text:p>6.3188717236888</text:p>
          </table:table-cell>
          <table:table-cell table:formula="of:=[.L14]-[.Q14]" office:value-type="float" office:value="-0.00000564365612554241" calcext:value-type="float">
            <text:p>-5.64365612554241E-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quilibration steps <text:s text:c="2"/>0</text:p>
          </table:table-cell>
          <table:table-cell table:number-columns-repeated="3"/>
          <table:table-cell table:style-name="ce1" office:value-type="float" office:value="1E-016" calcext:value-type="float">
            <text:p>1.00E-16</text:p>
          </table:table-cell>
          <table:table-cell office:value-type="float" office:value="8" calcext:value-type="float">
            <text:p>8</text:p>
          </table:table-cell>
          <table:table-cell office:value-type="float" office:value="0.519645512955746" calcext:value-type="float">
            <text:p>0.519645512955746</text:p>
          </table:table-cell>
          <table:table-cell office:value-type="float" office:value="45" calcext:value-type="float">
            <text:p>45</text:p>
          </table:table-cell>
          <table:table-cell office:value-type="float" office:value="10.54475358085" calcext:value-type="float">
            <text:p>10.54475358085</text:p>
          </table:table-cell>
          <table:table-cell office:value-type="float" office:value="-158.67227252599" calcext:value-type="float">
            <text:p>-158.67227252599</text:p>
          </table:table-cell>
          <table:table-cell/>
          <table:table-cell table:style-name="ce2" table:formula="of:=[.M15]-[.$M$23]" office:value-type="float" office:value="0.0000328189752281105" calcext:value-type="float">
            <text:p>3.2819E-05</text:p>
          </table:table-cell>
          <table:table-cell/>
          <table:table-cell office:value-type="float" office:value="10.544755239948" calcext:value-type="float">
            <text:p>10.544755239948</text:p>
          </table:table-cell>
          <table:table-cell table:formula="of:=[.L15]-[.Q15]" office:value-type="float" office:value="-0.00000165909803406805" calcext:value-type="float">
            <text:p>-1.65909803406805E-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eps <text:s text:c="16"/>0</text:p>
          </table:table-cell>
          <table:table-cell table:number-columns-repeated="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imestep <text:s text:c="13"/>0.001</text:p>
          </table:table-cell>
          <table:table-cell table:number-columns-repeated="3"/>
          <table:table-cell table:style-name="ce1" office:value-type="float" office:value="0.000001" calcext:value-type="float">
            <text:p>1.00E-06</text:p>
          </table:table-cell>
          <table:table-cell office:value-type="float" office:value="12" calcext:value-type="float">
            <text:p>12</text:p>
          </table:table-cell>
          <table:table-cell office:value-type="float" office:value="0.290340874094088" calcext:value-type="float">
            <text:p>0.290340874094088</text:p>
          </table:table-cell>
          <table:table-cell office:value-type="float" office:value="15" calcext:value-type="float">
            <text:p>15</text:p>
          </table:table-cell>
          <table:table-cell office:value-type="float" office:value="0.131668038340126" calcext:value-type="float">
            <text:p>0.131668038340126</text:p>
          </table:table-cell>
          <table:table-cell office:value-type="float" office:value="-158.671556650171" calcext:value-type="float">
            <text:p>-158.671556650171</text:p>
          </table:table-cell>
          <table:table-cell/>
          <table:table-cell table:style-name="ce2" table:formula="of:=[.M17]-[.$M$23]" office:value-type="float" office:value="0.000748694794566518" calcext:value-type="float">
            <text:p>7.4869E-04</text:p>
          </table:table-cell>
          <table:table-cell/>
          <table:table-cell office:value-type="float" office:value="0.13167514508488" calcext:value-type="float">
            <text:p>0.13167514508488</text:p>
          </table:table-cell>
          <table:table-cell table:formula="of:=[.L17]-[.Q17]" office:value-type="float" office:value="-0.00000710674475351558" calcext:value-type="float">
            <text:p>-7.10674475351558E-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scale <text:s text:c="16"/>5</text:p>
          </table:table-cell>
          <table:table-cell table:number-columns-repeated="3"/>
          <table:table-cell table:style-name="ce1" office:value-type="float" office:value="0.00000001" calcext:value-type="float">
            <text:p>1.00E-08</text:p>
          </table:table-cell>
          <table:table-cell office:value-type="float" office:value="12" calcext:value-type="float">
            <text:p>12</text:p>
          </table:table-cell>
          <table:table-cell office:value-type="float" office:value="0.347788521885473" calcext:value-type="float">
            <text:p>0.347788521885473</text:p>
          </table:table-cell>
          <table:table-cell office:value-type="float" office:value="20" calcext:value-type="float">
            <text:p>20</text:p>
          </table:table-cell>
          <table:table-cell office:value-type="float" office:value="0.405839169460193" calcext:value-type="float">
            <text:p>0.405839169460193</text:p>
          </table:table-cell>
          <table:table-cell office:value-type="float" office:value="-158.672548752115" calcext:value-type="float">
            <text:p>-158.672548752115</text:p>
          </table:table-cell>
          <table:table-cell/>
          <table:table-cell table:style-name="ce2" table:formula="of:=[.M18]-[.$M$23]" office:value-type="float" office:value="-0.000243407149753239" calcext:value-type="float">
            <text:p>-2.4341E-04</text:p>
          </table:table-cell>
          <table:table-cell/>
          <table:table-cell office:value-type="float" office:value="0.40584039131306" calcext:value-type="float">
            <text:p>0.40584039131306</text:p>
          </table:table-cell>
          <table:table-cell table:formula="of:=[.L18]-[.Q18]" office:value-type="float" office:value="-0.00000122185286682841" calcext:value-type="float">
            <text:p>-1.22185286682841E-06</text:p>
          </table:table-cell>
        </table:table-row>
        <table:table-row table:style-name="ro1">
          <table:table-cell table:number-columns-repeated="7"/>
          <table:table-cell table:style-name="ce1" office:value-type="float" office:value="0.000000000001" calcext:value-type="float">
            <text:p>1.00E-12</text:p>
          </table:table-cell>
          <table:table-cell office:value-type="float" office:value="12" calcext:value-type="float">
            <text:p>12</text:p>
          </table:table-cell>
          <table:table-cell office:value-type="float" office:value="0.441813009871432" calcext:value-type="float">
            <text:p>0.441813009871432</text:p>
          </table:table-cell>
          <table:table-cell office:value-type="float" office:value="30" calcext:value-type="float">
            <text:p>30</text:p>
          </table:table-cell>
          <table:table-cell office:value-type="float" office:value="3.20392661570183" calcext:value-type="float">
            <text:p>3.20392661570183</text:p>
          </table:table-cell>
          <table:table-cell office:value-type="float" office:value="-158.672394961323" calcext:value-type="float">
            <text:p>-158.672394961323</text:p>
          </table:table-cell>
          <table:table-cell/>
          <table:table-cell table:style-name="ce2" table:formula="of:=[.M19]-[.$M$23]" office:value-type="float" office:value="-0.0000896163576271647" calcext:value-type="float">
            <text:p>-8.9616E-05</text:p>
          </table:table-cell>
          <table:table-cell/>
          <table:table-cell office:value-type="float" office:value="3.2039267970357" calcext:value-type="float">
            <text:p>3.2039267970357</text:p>
          </table:table-cell>
          <table:table-cell table:formula="of:=[.L19]-[.Q19]" office:value-type="float" office:value="-0.000000181333868365385" calcext:value-type="float">
            <text:p>-1.81333868365385E-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cutoff <text:s text:c="15"/>12.0</text:p>
          </table:table-cell>
          <table:table-cell table:number-columns-repeated="3"/>
          <table:table-cell table:style-name="ce1" office:value-type="float" office:value="1E-016" calcext:value-type="float">
            <text:p>1.00E-16</text:p>
          </table:table-cell>
          <table:table-cell office:value-type="float" office:value="12" calcext:value-type="float">
            <text:p>12</text:p>
          </table:table-cell>
          <table:table-cell office:value-type="float" office:value="0.519645512955746" calcext:value-type="float">
            <text:p>0.519645512955746</text:p>
          </table:table-cell>
          <table:table-cell office:value-type="float" office:value="45" calcext:value-type="float">
            <text:p>45</text:p>
          </table:table-cell>
          <table:table-cell office:value-type="float" office:value="10.5447552300817" calcext:value-type="float">
            <text:p>10.5447552300817</text:p>
          </table:table-cell>
          <table:table-cell office:value-type="float" office:value="-158.672270876758" calcext:value-type="float">
            <text:p>-158.672270876758</text:p>
          </table:table-cell>
          <table:table-cell/>
          <table:table-cell table:style-name="ce2" table:formula="of:=[.M20]-[.$M$23]" office:value-type="float" office:value="0.0000344682069624014" calcext:value-type="float">
            <text:p>3.4468E-05</text:p>
          </table:table-cell>
          <table:table-cell/>
          <table:table-cell office:value-type="float" office:value="10.544755239948" calcext:value-type="float">
            <text:p>10.544755239948</text:p>
          </table:table-cell>
          <table:table-cell table:formula="of:=[.L20]-[.Q20]" office:value-type="float" office:value="-0.00000000986631398802729" calcext:value-type="float">
            <text:p>-9.86631398802729E-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rvdw <text:s text:c="17"/>12.0</text:p>
          </table:table-cell>
          <table:table-cell table:number-columns-repeated="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utoff <text:s text:c="15"/>11.0</text:p>
          </table:table-cell>
          <table:table-cell table:number-columns-repeated="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vdw <text:s text:c="17"/>11.0</text:p>
          </table:table-cell>
          <table:table-cell table:number-columns-repeated="3"/>
          <table:table-cell table:style-name="ce1" office:value-type="float" office:value="1E-024" calcext:value-type="float">
            <text:p>1.00E-24</text:p>
          </table:table-cell>
          <table:table-cell office:value-type="float" office:value="24" calcext:value-type="float">
            <text:p>24</text:p>
          </table:table-cell>
          <table:table-cell office:value-type="float" office:value="0.587512344476066" calcext:value-type="float">
            <text:p>0.587512344476066</text:p>
          </table:table-cell>
          <table:table-cell office:value-type="float" office:value="54" calcext:value-type="float">
            <text:p>54</text:p>
          </table:table-cell>
          <table:table-cell office:value-type="float" office:value="21.4808453727049" calcext:value-type="float">
            <text:p>21.4808453727049</text:p>
          </table:table-cell>
          <table:table-cell office:value-type="float" office:value="-158.672305344965" calcext:value-type="float">
            <text:p>-158.672305344965</text:p>
          </table:table-cell>
          <table:table-cell/>
          <table:table-cell table:style-name="ce2" table:formula="of:=[.M23]-[.$M$23]" office:value-type="float" office:value="0" calcext:value-type="float">
            <text:p>0.0000E+00</text:p>
          </table:table-cell>
          <table:table-cell/>
          <table:table-cell office:value-type="float" office:value="21.480845372705" calcext:value-type="float">
            <text:p>21.480845372705</text:p>
          </table:table-cell>
          <table:table-cell table:formula="of:=[.L23]-[.Q23]" office:value-type="float" office:value="-0.000000000000110134124042816" calcext:value-type="float">
            <text:p>-1.10134124042816E-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irst used for dynamics, second for checking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#ewald precision <text:s text:c="6"/>1d-10 <text:s/>2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ewald precision <text:s text:c="6"/>1d-16 <text:s/>20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ensemble nve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rint every <text:s text:c="10"/>100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s every <text:s text:c="10"/>100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llect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job time <text:s text:c="13"/>10000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lose time <text:s text:c="11"/>10000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l_scr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inish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Small NaCl <text:s text:c="61"/>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<text:s text:c="9"/>2 <text:s text:c="8"/>1 <text:s text:c="6"/>512 <text:s text:c="4"/>20000 <text:s text:c="2"/>1.0000000E-03 <text:s text:c="2"/>2.0000000E+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<text:s text:c="7"/>22.5608006000 <text:s text:c="7"/>0.0000000000 <text:s text:c="7"/>0.0000000000 <text:s text:c="11"/>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<text:s text:c="8"/>0.0000000000 <text:s text:c="6"/>22.5608006000 <text:s text:c="7"/>0.0000000000 <text:s text:c="11"/>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<text:s text:c="8"/>0.0000000000 <text:s text:c="7"/>0.0000000000 <text:s text:c="6"/>22.5608006000 <text:s text:c="11"/>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Na+ <text:s text:c="13"/>1 <text:s text:c="53"/>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<text:s text:c="4"/>0.1602637269 <text:s text:c="6"/>-0.6650295068E-01 <text:s text:c="2"/>-0.1965501330 <text:s text:c="15"/>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<text:s text:c="4"/>-7.565185492 <text:s text:c="8"/>3.005943154 <text:s text:c="7"/>-2.751366325 <text:s text:c="15"/>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<text:s text:c="4"/>-1215.440239 <text:s text:c="8"/>3025.521126 <text:s text:c="8"/>2757.780312 <text:s text:c="15"/>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Na+ <text:s text:c="13"/>2 <text:s text:c="53"/></text:p>
          </table:table-cell>
          <table:table-cell table:number-columns-repeated="14"/>
        </table:table-row>
      </table:table>
      <table:table table:name="Small FD order 12" table:style-name="ta1">
        <table:shapes>
          <draw:frame draw:z-index="0" draw:style-name="gr1" draw:text-style-name="P1" svg:width="613.87pt" svg:height="345.29pt" svg:x="1044.03pt" svg:y="97.91pt">
            <draw:object draw:notify-on-update-of-ranges="'Small FD order 12'.H9:'Small FD order 12'.H21 'Small FD order 12'.D9:'Small FD order 12'.D9 'Small FD order 12'.P9:'Small FD order 12'.P21 'Small FD order 12'.H23:'Small FD order 12'.H35 'Small FD order 12'.D24:'Small FD order 12'.D24 'Small FD order 12'.P23:'Small FD order 12'.P35 'Small FD order 12'.H37:'Small FD order 12'.H49 'Small FD order 12'.D37:'Small FD order 12'.D37 'Small FD order 12'.P37:'Small FD order 12'.P49 'Small FD order 12'.H51:'Small FD order 12'.H63 'Small FD order 12'.D51:'Small FD order 12'.D51 'Small FD order 12'.P51:'Small FD order 12'.P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1063.02pt" svg:y="517.27pt">
            <draw:object draw:notify-on-update-of-ranges="'Small FD order 12'.H9:'Small FD order 12'.H21 'Small FD order 12'.D9:'Small FD order 12'.D9 'Small FD order 12'.O9:'Small FD order 12'.O21 'Small FD order 12'.H23:'Small FD order 12'.H35 'Small FD order 12'.D24:'Small FD order 12'.D24 'Small FD order 12'.O23:'Small FD order 12'.O35 'Small FD order 12'.H37:'Small FD order 12'.H49 'Small FD order 12'.D37:'Small FD order 12'.D37 'Small FD order 12'.O37:'Small FD order 12'.O49 'Small FD order 12'.H51:'Small FD order 12'.H63 'Small FD order 12'.D51:'Small FD order 12'.D51 'Small FD order 12'.O51:'Small FD order 12'.O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016" calcext:value-type="float">
            <text:p>-1.6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44884193983" calcext:value-type="float">
            <text:p>-158.44884193983</text:p>
          </table:table-cell>
          <table:table-cell office:value-type="float" office:value="0.22355202627966" calcext:value-type="float">
            <text:p>0.22355202627966</text:p>
          </table:table-cell>
          <table:table-cell office:value-type="float" office:value="0.15483230362545" calcext:value-type="float">
            <text:p>0.15483230362545</text:p>
          </table:table-cell>
          <table:table-cell office:value-type="float" office:value="0.37838153093666" calcext:value-type="float">
            <text:p>0.37838153093666</text:p>
          </table:table-cell>
          <table:table-cell office:value-type="float" office:value="0.22354922731122" calcext:value-type="float">
            <text:p>0.22354922731122</text:p>
          </table:table-cell>
          <table:table-cell office:value-type="float" office:value="0.19502718473573" calcext:value-type="float">
            <text:p>0.19502718473573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23" calcext:value-type="float">
            <text:p>2.3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3575504" calcext:value-type="float">
            <text:p>-158.67233575504</text:p>
          </table:table-cell>
          <table:table-cell office:value-type="float" office:value="0.000058211067226921" calcext:value-type="float">
            <text:p>5.8211067226921E-05</text:p>
          </table:table-cell>
          <table:table-cell office:value-type="float" office:value="0.15482809585354" calcext:value-type="float">
            <text:p>0.15482809585354</text:p>
          </table:table-cell>
          <table:table-cell office:value-type="float" office:value="0.15488771572421" calcext:value-type="float">
            <text:p>0.15488771572421</text:p>
          </table:table-cell>
          <table:table-cell office:value-type="float" office:value="0.000059619870671657" calcext:value-type="float">
            <text:p>5.9619870671657E-05</text:p>
          </table:table-cell>
          <table:table-cell office:value-type="float" office:value="0.00000037304829410765" calcext:value-type="float">
            <text:p>3.7304829410765E-0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2534" calcext:value-type="float">
            <text:p>1.25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014" calcext:value-type="float">
            <text:p>1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464594" calcext:value-type="float">
            <text:p>-158.67237464594</text:p>
          </table:table-cell>
          <table:table-cell office:value-type="float" office:value="0.000019320166160242" calcext:value-type="float">
            <text:p>1.9320166160242E-05</text:p>
          </table:table-cell>
          <table:table-cell office:value-type="float" office:value="0.15482950386396" calcext:value-type="float">
            <text:p>0.15482950386396</text:p>
          </table:table-cell>
          <table:table-cell office:value-type="float" office:value="0.15484882482314" calcext:value-type="float">
            <text:p>0.15484882482314</text:p>
          </table:table-cell>
          <table:table-cell office:value-type="float" office:value="0.000019320959186025" calcext:value-type="float">
            <text:p>1.9320959186025E-05</text:p>
          </table:table-cell>
          <table:table-cell office:value-type="float" office:value="0.00000011674698089569" calcext:value-type="float">
            <text:p>1.1674698089569E-0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128" calcext:value-type="float">
            <text:p>1.1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7E-016" calcext:value-type="float">
            <text:p>1.7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721844" calcext:value-type="float">
            <text:p>-158.67238721844</text:p>
          </table:table-cell>
          <table:table-cell office:value-type="float" office:value="0.0000067476647416242" calcext:value-type="float">
            <text:p>6.7476647416242E-06</text:p>
          </table:table-cell>
          <table:table-cell office:value-type="float" office:value="0.15482950466338" calcext:value-type="float">
            <text:p>0.15482950466338</text:p>
          </table:table-cell>
          <table:table-cell office:value-type="float" office:value="0.15483625232172" calcext:value-type="float">
            <text:p>0.15483625232172</text:p>
          </table:table-cell>
          <table:table-cell office:value-type="float" office:value="0.0000067476583472392" calcext:value-type="float">
            <text:p>6.7476583472392E-06</text:p>
          </table:table-cell>
          <table:table-cell office:value-type="float" office:value="0.000000038604514616134" calcext:value-type="float">
            <text:p>3.8604514616134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.4E-018" calcext:value-type="float">
            <text:p>5.4E-1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86929" calcext:value-type="float">
            <text:p>-158.67238986929</text:p>
          </table:table-cell>
          <table:table-cell office:value-type="float" office:value="0.0000040968201915348" calcext:value-type="float">
            <text:p>4.0968201915348E-06</text:p>
          </table:table-cell>
          <table:table-cell office:value-type="float" office:value="0.15482950465777" calcext:value-type="float">
            <text:p>0.15482950465777</text:p>
          </table:table-cell>
          <table:table-cell office:value-type="float" office:value="0.1548336014772" calcext:value-type="float">
            <text:p>0.1548336014772</text:p>
          </table:table-cell>
          <table:table-cell office:value-type="float" office:value="0.0000040968194298108" calcext:value-type="float">
            <text:p>4.0968194298108E-06</text:p>
          </table:table-cell>
          <table:table-cell office:value-type="float" office:value="0.000000022794042788486" calcext:value-type="float">
            <text:p>2.2794042788486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2E-017" calcext:value-type="float">
            <text:p>3.2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37921" calcext:value-type="float">
            <text:p>-158.67239237921</text:p>
          </table:table-cell>
          <table:table-cell office:value-type="float" office:value="0.0000015868971843247" calcext:value-type="float">
            <text:p>1.5868971843247E-06</text:p>
          </table:table-cell>
          <table:table-cell office:value-type="float" office:value="0.15482950465703" calcext:value-type="float">
            <text:p>0.15482950465703</text:p>
          </table:table-cell>
          <table:table-cell office:value-type="float" office:value="0.15483109155418" calcext:value-type="float">
            <text:p>0.15483109155418</text:p>
          </table:table-cell>
          <table:table-cell office:value-type="float" office:value="0.0000015868971481314" calcext:value-type="float">
            <text:p>1.5868971481314E-06</text:p>
          </table:table-cell>
          <table:table-cell office:value-type="float" office:value="0.000000008340797504194" calcext:value-type="float">
            <text:p>8.340797504194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024" calcext:value-type="float">
            <text:p>0.90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.4E-015" calcext:value-type="float">
            <text:p>-2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31308" calcext:value-type="float">
            <text:p>-158.67239331308</text:p>
          </table:table-cell>
          <table:table-cell office:value-type="float" office:value="0.00000065302307916681" calcext:value-type="float">
            <text:p>6.5302307916681E-07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3015768006" calcext:value-type="float">
            <text:p>0.15483015768006</text:p>
          </table:table-cell>
          <table:table-cell office:value-type="float" office:value="0.00000065302304397274" calcext:value-type="float">
            <text:p>6.5302304397274E-07</text:p>
          </table:table-cell>
          <table:table-cell office:value-type="float" office:value="0.0000000032377767725417" calcext:value-type="float">
            <text:p>3.2377767725417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356" calcext:value-type="float">
            <text:p>0.83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1E-016" calcext:value-type="float">
            <text:p>3.1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8235" calcext:value-type="float">
            <text:p>-158.67239368235</text:p>
          </table:table-cell>
          <table:table-cell office:value-type="float" office:value="0.00000028375424676597" calcext:value-type="float">
            <text:p>2.8375424676597E-07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78841123" calcext:value-type="float">
            <text:p>0.15482978841123</text:p>
          </table:table-cell>
          <table:table-cell office:value-type="float" office:value="0.00000028375421373683" calcext:value-type="float">
            <text:p>2.8375421373683E-07</text:p>
          </table:table-cell>
          <table:table-cell office:value-type="float" office:value="0.0000000013258045872858" calcext:value-type="float">
            <text:p>1.3258045872858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.6E-015" calcext:value-type="float">
            <text:p>-2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7553" calcext:value-type="float">
            <text:p>-158.67239377553</text:p>
          </table:table-cell>
          <table:table-cell office:value-type="float" office:value="0.00000019057367239839" calcext:value-type="float">
            <text:p>1.9057367239839E-07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69523068" calcext:value-type="float">
            <text:p>0.15482969523068</text:p>
          </table:table-cell>
          <table:table-cell office:value-type="float" office:value="0.00000019057366587583" calcext:value-type="float">
            <text:p>1.9057366587583E-07</text:p>
          </table:table-cell>
          <table:table-cell office:value-type="float" office:value="0.00000000086419289763837" calcext:value-type="float">
            <text:p>8.6419289763837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6E-015" calcext:value-type="float">
            <text:p>-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7715" calcext:value-type="float">
            <text:p>-158.67239387715</text:p>
          </table:table-cell>
          <table:table-cell office:value-type="float" office:value="0.000000088957420985025" calcext:value-type="float">
            <text:p>8.8957420985025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936144" calcext:value-type="float">
            <text:p>0.1548295936144</text:p>
          </table:table-cell>
          <table:table-cell office:value-type="float" office:value="0.000000088957387678334" calcext:value-type="float">
            <text:p>8.8957387678334E-08</text:p>
          </table:table-cell>
          <table:table-cell office:value-type="float" office:value="0.00000000037991115296138" calcext:value-type="float">
            <text:p>3.7991115296138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05" calcext:value-type="float">
            <text:p>0.7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7.7E-016" calcext:value-type="float">
            <text:p>-7.7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228" calcext:value-type="float">
            <text:p>-158.6723939228</text:p>
          </table:table-cell>
          <table:table-cell office:value-type="float" office:value="0.000000043303685970386" calcext:value-type="float">
            <text:p>4.3303685970386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4796068" calcext:value-type="float">
            <text:p>0.15482954796068</text:p>
          </table:table-cell>
          <table:table-cell office:value-type="float" office:value="0.000000043303665347993" calcext:value-type="float">
            <text:p>4.3303665347993E-08</text:p>
          </table:table-cell>
          <table:table-cell office:value-type="float" office:value="0.00000000017419506071165" calcext:value-type="float">
            <text:p>1.7419506071165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.6E-015" calcext:value-type="float">
            <text:p>8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21" calcext:value-type="float">
            <text:p>-158.67239394421</text:p>
          </table:table-cell>
          <table:table-cell office:value-type="float" office:value="0.000000021895630197832" calcext:value-type="float">
            <text:p>2.1895630197832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2655262" calcext:value-type="float">
            <text:p>0.15482952655262</text:p>
          </table:table-cell>
          <table:table-cell office:value-type="float" office:value="0.000000021895605939459" calcext:value-type="float">
            <text:p>2.1895605939459E-08</text:p>
          </table:table-cell>
          <table:table-cell office:value-type="float" office:value="0.000000000083002070296598" calcext:value-type="float">
            <text:p>8.3002070296598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3.6E-015" calcext:value-type="float">
            <text:p>-3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033" calcext:value-type="float">
            <text:p>-158.67239395033</text:p>
          </table:table-cell>
          <table:table-cell office:value-type="float" office:value="0.000000015775157180542" calcext:value-type="float">
            <text:p>1.5775157180542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2043213" calcext:value-type="float">
            <text:p>0.15482952043213</text:p>
          </table:table-cell>
          <table:table-cell office:value-type="float" office:value="0.000000015775116823935" calcext:value-type="float">
            <text:p>1.5775116823935E-08</text:p>
          </table:table-cell>
          <table:table-cell office:value-type="float" office:value="0.000000000058067241584097" calcext:value-type="float">
            <text:p>5.8067241584097E-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1.1874" calcext:value-type="float">
            <text:p>1.187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029" calcext:value-type="float">
            <text:p>2.9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87507634" calcext:value-type="float">
            <text:p>-158.67187507634</text:p>
          </table:table-cell>
          <table:table-cell office:value-type="float" office:value="0.00051888976940972" calcext:value-type="float">
            <text:p>0.00051888976941</text:p>
          </table:table-cell>
          <table:table-cell office:value-type="float" office:value="1.361606559901" calcext:value-type="float">
            <text:p>1.361606559901</text:p>
          </table:table-cell>
          <table:table-cell office:value-type="float" office:value="1.3621206755983" calcext:value-type="float">
            <text:p>1.3621206755983</text:p>
          </table:table-cell>
          <table:table-cell office:value-type="float" office:value="0.00051411569732585" calcext:value-type="float">
            <text:p>0.000514115697326</text:p>
          </table:table-cell>
          <table:table-cell office:value-type="float" office:value="0.00000077184774796031" calcext:value-type="float">
            <text:p>7.7184774796031E-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6" calcext:value-type="float">
            <text:p>8.6E-11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19859954" calcext:value-type="float">
            <text:p>-158.67219859954</text:p>
          </table:table-cell>
          <table:table-cell office:value-type="float" office:value="0.0001953665680503" calcext:value-type="float">
            <text:p>0.00019536656805</text:p>
          </table:table-cell>
          <table:table-cell office:value-type="float" office:value="1.3616018679183" calcext:value-type="float">
            <text:p>1.3616018679183</text:p>
          </table:table-cell>
          <table:table-cell office:value-type="float" office:value="1.3617971523969" calcext:value-type="float">
            <text:p>1.3617971523969</text:p>
          </table:table-cell>
          <table:table-cell office:value-type="float" office:value="0.00019528447863637" calcext:value-type="float">
            <text:p>0.000195284478636</text:p>
          </table:table-cell>
          <table:table-cell office:value-type="float" office:value="0.00000030062987778977" calcext:value-type="float">
            <text:p>3.0062987778977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37" calcext:value-type="float">
            <text:p>3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1500782" calcext:value-type="float">
            <text:p>-158.67231500782</text:p>
          </table:table-cell>
          <table:table-cell office:value-type="float" office:value="0.000078958284859709" calcext:value-type="float">
            <text:p>7.8958284859709E-05</text:p>
          </table:table-cell>
          <table:table-cell office:value-type="float" office:value="1.3616018054469" calcext:value-type="float">
            <text:p>1.3616018054469</text:p>
          </table:table-cell>
          <table:table-cell office:value-type="float" office:value="1.3616807441137" calcext:value-type="float">
            <text:p>1.3616807441137</text:p>
          </table:table-cell>
          <table:table-cell office:value-type="float" office:value="0.000078938666821182" calcext:value-type="float">
            <text:p>7.8938666821182E-05</text:p>
          </table:table-cell>
          <table:table-cell office:value-type="float" office:value="0.00000012241125489836" calcext:value-type="float">
            <text:p>1.2241125489836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7.1E-016" calcext:value-type="float">
            <text:p>-7.1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148691" calcext:value-type="float">
            <text:p>-158.67237148691</text:p>
          </table:table-cell>
          <table:table-cell office:value-type="float" office:value="0.000022479196047698" calcext:value-type="float">
            <text:p>2.2479196047698E-05</text:p>
          </table:table-cell>
          <table:table-cell office:value-type="float" office:value="1.3616017854516" calcext:value-type="float">
            <text:p>1.3616017854516</text:p>
          </table:table-cell>
          <table:table-cell office:value-type="float" office:value="1.3616242650249" calcext:value-type="float">
            <text:p>1.3616242650249</text:p>
          </table:table-cell>
          <table:table-cell office:value-type="float" office:value="0.000022479573394296" calcext:value-type="float">
            <text:p>2.2479573394296E-05</text:p>
          </table:table-cell>
          <table:table-cell office:value-type="float" office:value="0.000000034744625307701" calcext:value-type="float">
            <text:p>3.4744625307701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057" calcext:value-type="float">
            <text:p>0.80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6.7E-015" calcext:value-type="float">
            <text:p>-6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363429" calcext:value-type="float">
            <text:p>-158.67238363429</text:p>
          </table:table-cell>
          <table:table-cell office:value-type="float" office:value="0.000010331818884879" calcext:value-type="float">
            <text:p>1.0331818884879E-05</text:p>
          </table:table-cell>
          <table:table-cell office:value-type="float" office:value="1.3616017858193" calcext:value-type="float">
            <text:p>1.3616017858193</text:p>
          </table:table-cell>
          <table:table-cell office:value-type="float" office:value="1.3616121176478" calcext:value-type="float">
            <text:p>1.3616121176478</text:p>
          </table:table-cell>
          <table:table-cell office:value-type="float" office:value="0.00001033182849608" calcext:value-type="float">
            <text:p>1.033182849608E-05</text:p>
          </table:table-cell>
          <table:table-cell office:value-type="float" office:value="0.000000015765816494652" calcext:value-type="float">
            <text:p>1.5765816494652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3E-015" calcext:value-type="float">
            <text:p>3.3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01129" calcext:value-type="float">
            <text:p>-158.67238901129</text:p>
          </table:table-cell>
          <table:table-cell office:value-type="float" office:value="0.0000049548129652521" calcext:value-type="float">
            <text:p>4.9548129652521E-06</text:p>
          </table:table-cell>
          <table:table-cell office:value-type="float" office:value="1.361601785829" calcext:value-type="float">
            <text:p>1.361601785829</text:p>
          </table:table-cell>
          <table:table-cell office:value-type="float" office:value="1.3616067406419" calcext:value-type="float">
            <text:p>1.3616067406419</text:p>
          </table:table-cell>
          <table:table-cell office:value-type="float" office:value="0.0000049548128684407" calcext:value-type="float">
            <text:p>4.9548128684407E-06</text:p>
          </table:table-cell>
          <table:table-cell office:value-type="float" office:value="0.0000000074310387710864" calcext:value-type="float">
            <text:p>7.4310387710864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837" calcext:value-type="float">
            <text:p>0.68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9.4E-015" calcext:value-type="float">
            <text:p>-9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19952" calcext:value-type="float">
            <text:p>-158.67239219952</text:p>
          </table:table-cell>
          <table:table-cell office:value-type="float" office:value="0.0000017665877578565" calcext:value-type="float">
            <text:p>1.7665877578565E-06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35524166" calcext:value-type="float">
            <text:p>1.3616035524166</text:p>
          </table:table-cell>
          <table:table-cell office:value-type="float" office:value="0.000001766587705454" calcext:value-type="float">
            <text:p>1.766587705454E-06</text:p>
          </table:table-cell>
          <table:table-cell office:value-type="float" office:value="0.0000000025642486113674" calcext:value-type="float">
            <text:p>2.5642486113674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446" calcext:value-type="float">
            <text:p>0.64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.7E-015" calcext:value-type="float">
            <text:p>6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03941" calcext:value-type="float">
            <text:p>-158.67239303941</text:p>
          </table:table-cell>
          <table:table-cell office:value-type="float" office:value="0.00000092669463924722" calcext:value-type="float">
            <text:p>9.2669463924722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27125235" calcext:value-type="float">
            <text:p>1.3616027125235</text:p>
          </table:table-cell>
          <table:table-cell office:value-type="float" office:value="0.00000092669459750283" calcext:value-type="float">
            <text:p>9.2669459750283E-07</text:p>
          </table:table-cell>
          <table:table-cell office:value-type="float" office:value="0.0000000013113129146279" calcext:value-type="float">
            <text:p>1.3113129146279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22" calcext:value-type="float">
            <text:p>-2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46496" calcext:value-type="float">
            <text:p>-158.67239346496</text:p>
          </table:table-cell>
          <table:table-cell office:value-type="float" office:value="0.00000050114618943553" calcext:value-type="float">
            <text:p>5.0114618943553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22869751" calcext:value-type="float">
            <text:p>1.3616022869751</text:p>
          </table:table-cell>
          <table:table-cell office:value-type="float" office:value="0.00000050114616612085" calcext:value-type="float">
            <text:p>5.0114616612085E-07</text:p>
          </table:table-cell>
          <table:table-cell office:value-type="float" office:value="0.00000000068968666907758" calcext:value-type="float">
            <text:p>6.8968666907758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2" calcext:value-type="float">
            <text:p>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8742" calcext:value-type="float">
            <text:p>-158.67239368742</text:p>
          </table:table-cell>
          <table:table-cell office:value-type="float" office:value="0.00000027868213692273" calcext:value-type="float">
            <text:p>2.7868213692273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2064511" calcext:value-type="float">
            <text:p>1.361602064511</text:p>
          </table:table-cell>
          <table:table-cell office:value-type="float" office:value="0.00000027868213980931" calcext:value-type="float">
            <text:p>2.7868213980931E-07</text:p>
          </table:table-cell>
          <table:table-cell office:value-type="float" office:value="0.00000000037228141077166" calcext:value-type="float">
            <text:p>3.7228141077166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372" calcext:value-type="float">
            <text:p>0.537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.6E-016" calcext:value-type="float">
            <text:p>7.6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4493" calcext:value-type="float">
            <text:p>-158.67239384493</text:p>
          </table:table-cell>
          <table:table-cell office:value-type="float" office:value="0.00000012117777714593" calcext:value-type="float">
            <text:p>1.2117777714593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9070067" calcext:value-type="float">
            <text:p>1.3616019070067</text:p>
          </table:table-cell>
          <table:table-cell office:value-type="float" office:value="0.00000012117773651177" calcext:value-type="float">
            <text:p>1.2117773651177E-07</text:p>
          </table:table-cell>
          <table:table-cell office:value-type="float" office:value="0.00000000015437249356742" calcext:value-type="float">
            <text:p>1.5437249356742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127" calcext:value-type="float">
            <text:p>0.51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46" calcext:value-type="float">
            <text:p>4.6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9453" calcext:value-type="float">
            <text:p>-158.67239389453</text:p>
          </table:table-cell>
          <table:table-cell office:value-type="float" office:value="0.000000071579250970899" calcext:value-type="float">
            <text:p>7.1579250970899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574082" calcext:value-type="float">
            <text:p>1.3616018574082</text:p>
          </table:table-cell>
          <table:table-cell office:value-type="float" office:value="0.00000007157925052681" calcext:value-type="float">
            <text:p>7.157925052681E-08</text:p>
          </table:table-cell>
          <table:table-cell office:value-type="float" office:value="0.000000000088221888631771" calcext:value-type="float">
            <text:p>8.8221888631771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021" calcext:value-type="float">
            <text:p>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2293" calcext:value-type="float">
            <text:p>-158.67239392293</text:p>
          </table:table-cell>
          <table:table-cell office:value-type="float" office:value="0.000000043178403075217" calcext:value-type="float">
            <text:p>4.3178403075217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290073" calcext:value-type="float">
            <text:p>1.3616018290073</text:p>
          </table:table-cell>
          <table:table-cell office:value-type="float" office:value="0.000000043178412179046" calcext:value-type="float">
            <text:p>4.3178412179046E-08</text:p>
          </table:table-cell>
          <table:table-cell office:value-type="float" office:value="0.000000000051445288195469" calcext:value-type="float">
            <text:p>5.1445288195469E-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38" calcext:value-type="float">
            <text:p>3.8E-0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36216532" calcext:value-type="float">
            <text:p>-158.67136216532</text:p>
          </table:table-cell>
          <table:table-cell office:value-type="float" office:value="0.0010318007823855" calcext:value-type="float">
            <text:p>0.001031800782386</text:p>
          </table:table-cell>
          <table:table-cell office:value-type="float" office:value="8.1589271258445" calcext:value-type="float">
            <text:p>8.1589271258445</text:p>
          </table:table-cell>
          <table:table-cell office:value-type="float" office:value="8.1599156459428" calcext:value-type="float">
            <text:p>8.1599156459428</text:p>
          </table:table-cell>
          <table:table-cell office:value-type="float" office:value="0.00098852009829997" calcext:value-type="float">
            <text:p>0.0009885200983</text:p>
          </table:table-cell>
          <table:table-cell office:value-type="float" office:value="0.00000091330370536291" calcext:value-type="float">
            <text:p>9.1330370536291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8" calcext:value-type="float">
            <text:p>3.8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0622559" calcext:value-type="float">
            <text:p>-158.6720622559</text:p>
          </table:table-cell>
          <table:table-cell office:value-type="float" office:value="0.00033171020231748" calcext:value-type="float">
            <text:p>0.000331710202317</text:p>
          </table:table-cell>
          <table:table-cell office:value-type="float" office:value="8.1588830738449" calcext:value-type="float">
            <text:p>8.1588830738449</text:p>
          </table:table-cell>
          <table:table-cell office:value-type="float" office:value="8.1592155553628" calcext:value-type="float">
            <text:p>8.1592155553628</text:p>
          </table:table-cell>
          <table:table-cell office:value-type="float" office:value="0.00033248151791909" calcext:value-type="float">
            <text:p>0.000332481517919</text:p>
          </table:table-cell>
          <table:table-cell office:value-type="float" office:value="0.00000036526279299006" calcext:value-type="float">
            <text:p>3.6526279299006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78" calcext:value-type="float">
            <text:p>0.7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" calcext:value-type="float">
            <text:p>5.9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7526762" calcext:value-type="float">
            <text:p>-158.67227526762</text:p>
          </table:table-cell>
          <table:table-cell office:value-type="float" office:value="0.00011869848842139" calcext:value-type="float">
            <text:p>0.000118698488421</text:p>
          </table:table-cell>
          <table:table-cell office:value-type="float" office:value="8.1588838329795" calcext:value-type="float">
            <text:p>8.1588838329795</text:p>
          </table:table-cell>
          <table:table-cell office:value-type="float" office:value="8.1590025436489" calcext:value-type="float">
            <text:p>8.1590025436489</text:p>
          </table:table-cell>
          <table:table-cell office:value-type="float" office:value="0.00011871066940827" calcext:value-type="float">
            <text:p>0.000118710669408</text:p>
          </table:table-cell>
          <table:table-cell office:value-type="float" office:value="0.00000013313322333705" calcext:value-type="float">
            <text:p>1.3313322333705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05" calcext:value-type="float">
            <text:p>0.7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9.6E-016" calcext:value-type="float">
            <text:p>-9.6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4825875" calcext:value-type="float">
            <text:p>-158.67234825875</text:p>
          </table:table-cell>
          <table:table-cell office:value-type="float" office:value="0.000045707353848456" calcext:value-type="float">
            <text:p>4.5707353848456E-05</text:p>
          </table:table-cell>
          <table:table-cell office:value-type="float" office:value="8.1588838469966" calcext:value-type="float">
            <text:p>8.1588838469966</text:p>
          </table:table-cell>
          <table:table-cell office:value-type="float" office:value="8.1589295525143" calcext:value-type="float">
            <text:p>8.1589295525143</text:p>
          </table:table-cell>
          <table:table-cell office:value-type="float" office:value="0.000045705517695893" calcext:value-type="float">
            <text:p>4.5705517695893E-05</text:p>
          </table:table-cell>
          <table:table-cell office:value-type="float" office:value="0.000000051032038228701" calcext:value-type="float">
            <text:p>5.1032038228701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6888646" calcext:value-type="float">
            <text:p>-158.67236888646</text:p>
          </table:table-cell>
          <table:table-cell office:value-type="float" office:value="0.000025079648253268" calcext:value-type="float">
            <text:p>2.5079648253268E-05</text:p>
          </table:table-cell>
          <table:table-cell office:value-type="float" office:value="8.1588838450805" calcext:value-type="float">
            <text:p>8.1588838450805</text:p>
          </table:table-cell>
          <table:table-cell office:value-type="float" office:value="8.1589089248087" calcext:value-type="float">
            <text:p>8.1589089248087</text:p>
          </table:table-cell>
          <table:table-cell office:value-type="float" office:value="0.000025079728228405" calcext:value-type="float">
            <text:p>2.5079728228405E-05</text:p>
          </table:table-cell>
          <table:table-cell office:value-type="float" office:value="0.000000027642469904185" calcext:value-type="float">
            <text:p>2.7642469904185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35" calcext:value-type="float">
            <text:p>-3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327841" calcext:value-type="float">
            <text:p>-158.67238327841</text:p>
          </table:table-cell>
          <table:table-cell office:value-type="float" office:value="0.000010687698221545" calcext:value-type="float">
            <text:p>1.0687698221545E-05</text:p>
          </table:table-cell>
          <table:table-cell office:value-type="float" office:value="8.1588838451605" calcext:value-type="float">
            <text:p>8.1588838451605</text:p>
          </table:table-cell>
          <table:table-cell office:value-type="float" office:value="8.1588945328587" calcext:value-type="float">
            <text:p>8.1588945328587</text:p>
          </table:table-cell>
          <table:table-cell office:value-type="float" office:value="0.00001068769823398" calcext:value-type="float">
            <text:p>1.068769823398E-05</text:p>
          </table:table-cell>
          <table:table-cell office:value-type="float" office:value="0.000000011418936498297" calcext:value-type="float">
            <text:p>1.1418936498297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8.4E-015" calcext:value-type="float">
            <text:p>-8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17607" calcext:value-type="float">
            <text:p>-158.67238917607</text:p>
          </table:table-cell>
          <table:table-cell office:value-type="float" office:value="0.0000047900363995268" calcext:value-type="float">
            <text:p>4.7900363995268E-06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86351968" calcext:value-type="float">
            <text:p>8.1588886351968</text:p>
          </table:table-cell>
          <table:table-cell office:value-type="float" office:value="0.0000047900360442554" calcext:value-type="float">
            <text:p>4.7900360442554E-06</text:p>
          </table:table-cell>
          <table:table-cell office:value-type="float" office:value="0.0000000049107413168758" calcext:value-type="float">
            <text:p>4.9107413168758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247" calcext:value-type="float">
            <text:p>0.52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4" calcext:value-type="float">
            <text:p>-2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72097" calcext:value-type="float">
            <text:p>-158.67239172097</text:p>
          </table:table-cell>
          <table:table-cell office:value-type="float" office:value="0.000002245140052537" calcext:value-type="float">
            <text:p>2.245140052537E-06</text:p>
          </table:table-cell>
          <table:table-cell office:value-type="float" office:value="8.1588838451609" calcext:value-type="float">
            <text:p>8.1588838451609</text:p>
          </table:table-cell>
          <table:table-cell office:value-type="float" office:value="8.1588860903005" calcext:value-type="float">
            <text:p>8.1588860903005</text:p>
          </table:table-cell>
          <table:table-cell office:value-type="float" office:value="0.0000022451396368695" calcext:value-type="float">
            <text:p>2.2451396368695E-06</text:p>
          </table:table-cell>
          <table:table-cell office:value-type="float" office:value="0.0000000021935377666099" calcext:value-type="float">
            <text:p>2.1935377666099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905" calcext:value-type="float">
            <text:p>0.49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21" calcext:value-type="float">
            <text:p>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87055" calcext:value-type="float">
            <text:p>-158.67239287055</text:p>
          </table:table-cell>
          <table:table-cell office:value-type="float" office:value="0.0000010955529603507" calcext:value-type="float">
            <text:p>1.0955529603507E-06</text:p>
          </table:table-cell>
          <table:table-cell office:value-type="float" office:value="8.158883845161" calcext:value-type="float">
            <text:p>8.158883845161</text:p>
          </table:table-cell>
          <table:table-cell office:value-type="float" office:value="8.1588849407134" calcext:value-type="float">
            <text:p>8.1588849407134</text:p>
          </table:table-cell>
          <table:table-cell office:value-type="float" office:value="0.0000010955524345491" calcext:value-type="float">
            <text:p>1.0955524345491E-06</text:p>
          </table:table-cell>
          <table:table-cell office:value-type="float" office:value="0.0000000010156439807233" calcext:value-type="float">
            <text:p>1.0156439807233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604" calcext:value-type="float">
            <text:p>0.46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41165" calcext:value-type="float">
            <text:p>-158.67239341165</text:p>
          </table:table-cell>
          <table:table-cell office:value-type="float" office:value="0.00000055445508451157" calcext:value-type="float">
            <text:p>5.5445508451157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3996156" calcext:value-type="float">
            <text:p>8.1588843996156</text:p>
          </table:table-cell>
          <table:table-cell office:value-type="float" office:value="0.00000055445478608362" calcext:value-type="float">
            <text:p>5.5445478608362E-07</text:p>
          </table:table-cell>
          <table:table-cell office:value-type="float" office:value="0.00000000048648980217181" calcext:value-type="float">
            <text:p>4.8648980217181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69" calcext:value-type="float">
            <text:p>-6.9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0736" calcext:value-type="float">
            <text:p>-158.67239360736</text:p>
          </table:table-cell>
          <table:table-cell office:value-type="float" office:value="0.00000035874498394151" calcext:value-type="float">
            <text:p>3.5874498394151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2039054" calcext:value-type="float">
            <text:p>8.1588842039054</text:p>
          </table:table-cell>
          <table:table-cell office:value-type="float" office:value="0.00000035874466419727" calcext:value-type="float">
            <text:p>3.5874466419727E-07</text:p>
          </table:table-cell>
          <table:table-cell office:value-type="float" office:value="0.0000000003031947710916" calcext:value-type="float">
            <text:p>3.031947710916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8.1E-015" calcext:value-type="float">
            <text:p>-8.1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7451" calcext:value-type="float">
            <text:p>-158.67239377451</text:p>
          </table:table-cell>
          <table:table-cell office:value-type="float" office:value="0.00000019159301700711" calcext:value-type="float">
            <text:p>1.9159301700711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0367535" calcext:value-type="float">
            <text:p>8.1588840367535</text:p>
          </table:table-cell>
          <table:table-cell office:value-type="float" office:value="0.00000019159268127567" calcext:value-type="float">
            <text:p>1.9159268127567E-07</text:p>
          </table:table-cell>
          <table:table-cell office:value-type="float" office:value="0.00000000015300238716626" calcext:value-type="float">
            <text:p>1.5300238716626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3958" calcext:value-type="float">
            <text:p>0.39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66" calcext:value-type="float">
            <text:p>-6.6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6081" calcext:value-type="float">
            <text:p>-158.67239386081</text:p>
          </table:table-cell>
          <table:table-cell office:value-type="float" office:value="0.00000010530146710153" calcext:value-type="float">
            <text:p>1.0530146710153E-07</text:p>
          </table:table-cell>
          <table:table-cell office:value-type="float" office:value="8.1588838451607" calcext:value-type="float">
            <text:p>8.1588838451607</text:p>
          </table:table-cell>
          <table:table-cell office:value-type="float" office:value="8.1588839504619" calcext:value-type="float">
            <text:p>8.1588839504619</text:p>
          </table:table-cell>
          <table:table-cell office:value-type="float" office:value="0.00000010530127525499" calcext:value-type="float">
            <text:p>1.0530127525499E-07</text:p>
          </table:table-cell>
          <table:table-cell office:value-type="float" office:value="0.000000000079457648641807" calcext:value-type="float">
            <text:p>7.9457648641807E-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5" calcext:value-type="float">
            <text:p>2.5E-0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6878570614" calcext:value-type="float">
            <text:p>-158.66878570614</text:p>
          </table:table-cell>
          <table:table-cell office:value-type="float" office:value="0.0036082599684732" calcext:value-type="float">
            <text:p>0.003608259968473</text:p>
          </table:table-cell>
          <table:table-cell office:value-type="float" office:value="23.902664978006" calcext:value-type="float">
            <text:p>23.902664978006</text:p>
          </table:table-cell>
          <table:table-cell office:value-type="float" office:value="23.906210405164" calcext:value-type="float">
            <text:p>23.906210405164</text:p>
          </table:table-cell>
          <table:table-cell office:value-type="float" office:value="0.0035454271575723" calcext:value-type="float">
            <text:p>0.003545427157572</text:p>
          </table:table-cell>
          <table:table-cell office:value-type="float" office:value="0.0000016961445851916" calcext:value-type="float">
            <text:p>1.6961445851916E-06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7278" calcext:value-type="float">
            <text:p>0.72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54" calcext:value-type="float">
            <text:p>5.4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25172091" calcext:value-type="float">
            <text:p>-158.67125172091</text:p>
          </table:table-cell>
          <table:table-cell office:value-type="float" office:value="0.001142245202459" calcext:value-type="float">
            <text:p>0.001142245202459</text:p>
          </table:table-cell>
          <table:table-cell office:value-type="float" office:value="23.902602617552" calcext:value-type="float">
            <text:p>23.902602617552</text:p>
          </table:table-cell>
          <table:table-cell office:value-type="float" office:value="23.903744390398" calcext:value-type="float">
            <text:p>23.903744390398</text:p>
          </table:table-cell>
          <table:table-cell office:value-type="float" office:value="0.0011417728458554" calcext:value-type="float">
            <text:p>0.001141772845855</text:p>
          </table:table-cell>
          <table:table-cell office:value-type="float" office:value="0.00000048491668794926" calcext:value-type="float">
            <text:p>4.8491668794926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7" calcext:value-type="float">
            <text:p>7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88355532" calcext:value-type="float">
            <text:p>-158.67188355532</text:p>
          </table:table-cell>
          <table:table-cell office:value-type="float" office:value="0.00051041078765479" calcext:value-type="float">
            <text:p>0.000510410787655</text:p>
          </table:table-cell>
          <table:table-cell office:value-type="float" office:value="23.902602010782" calcext:value-type="float">
            <text:p>23.902602010782</text:p>
          </table:table-cell>
          <table:table-cell office:value-type="float" office:value="23.903112555983" calcext:value-type="float">
            <text:p>23.903112555983</text:p>
          </table:table-cell>
          <table:table-cell office:value-type="float" office:value="0.00051054520157834" calcext:value-type="float">
            <text:p>0.000510545201578</text:p>
          </table:table-cell>
          <table:table-cell office:value-type="float" office:value="0.0000001975764492923" calcext:value-type="float">
            <text:p>1.975764492923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937" calcext:value-type="float">
            <text:p>0.59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43" calcext:value-type="float">
            <text:p>4.3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0985461" calcext:value-type="float">
            <text:p>-158.67220985461</text:p>
          </table:table-cell>
          <table:table-cell office:value-type="float" office:value="0.00018411149903841" calcext:value-type="float">
            <text:p>0.000184111499038</text:p>
          </table:table-cell>
          <table:table-cell office:value-type="float" office:value="23.902602148707" calcext:value-type="float">
            <text:p>23.902602148707</text:p>
          </table:table-cell>
          <table:table-cell office:value-type="float" office:value="23.902786256695" calcext:value-type="float">
            <text:p>23.902786256695</text:p>
          </table:table-cell>
          <table:table-cell office:value-type="float" office:value="0.00018410798727686" calcext:value-type="float">
            <text:p>0.000184107987277</text:p>
          </table:table-cell>
          <table:table-cell office:value-type="float" office:value="0.000000063097736774345" calcext:value-type="float">
            <text:p>6.3097736774345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503" calcext:value-type="float">
            <text:p>0.55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7" calcext:value-type="float">
            <text:p>2.7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0500091" calcext:value-type="float">
            <text:p>-158.67230500091</text:p>
          </table:table-cell>
          <table:table-cell office:value-type="float" office:value="0.000088965193896229" calcext:value-type="float">
            <text:p>8.8965193896229E-05</text:p>
          </table:table-cell>
          <table:table-cell office:value-type="float" office:value="23.902602145207" calcext:value-type="float">
            <text:p>23.902602145207</text:p>
          </table:table-cell>
          <table:table-cell office:value-type="float" office:value="23.902691110389" calcext:value-type="float">
            <text:p>23.902691110389</text:p>
          </table:table-cell>
          <table:table-cell office:value-type="float" office:value="0.000088965182872158" calcext:value-type="float">
            <text:p>8.8965182872158E-05</text:p>
          </table:table-cell>
          <table:table-cell office:value-type="float" office:value="0.000000027941712571211" calcext:value-type="float">
            <text:p>2.7941712571211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127" calcext:value-type="float">
            <text:p>0.51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4962654" calcext:value-type="float">
            <text:p>-158.67234962654</text:p>
          </table:table-cell>
          <table:table-cell office:value-type="float" office:value="0.000044339563686435" calcext:value-type="float">
            <text:p>4.4339563686435E-05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46484759" calcext:value-type="float">
            <text:p>23.902646484759</text:p>
          </table:table-cell>
          <table:table-cell office:value-type="float" office:value="0.000044339562940365" calcext:value-type="float">
            <text:p>4.4339562940365E-05</text:p>
          </table:table-cell>
          <table:table-cell office:value-type="float" office:value="0.000000012808479109472" calcext:value-type="float">
            <text:p>1.2808479109472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031" calcext:value-type="float">
            <text:p>3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562309" calcext:value-type="float">
            <text:p>-158.67237562309</text:p>
          </table:table-cell>
          <table:table-cell office:value-type="float" office:value="0.000018343017728739" calcext:value-type="float">
            <text:p>1.8343017728739E-05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20488213" calcext:value-type="float">
            <text:p>23.902620488213</text:p>
          </table:table-cell>
          <table:table-cell office:value-type="float" office:value="0.00001834301670911" calcext:value-type="float">
            <text:p>1.834301670911E-05</text:p>
          </table:table-cell>
          <table:table-cell office:value-type="float" office:value="0.0000000047664722965889" calcext:value-type="float">
            <text:p>4.7664722965889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424" calcext:value-type="float">
            <text:p>0.44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71" calcext:value-type="float">
            <text:p>-7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419087" calcext:value-type="float">
            <text:p>-158.67238419087</text:p>
          </table:table-cell>
          <table:table-cell office:value-type="float" office:value="0.0000097752419492281" calcext:value-type="float">
            <text:p>9.7752419492281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11920437" calcext:value-type="float">
            <text:p>23.902611920437</text:p>
          </table:table-cell>
          <table:table-cell office:value-type="float" office:value="0.0000097752407981488" calcext:value-type="float">
            <text:p>9.7752407981488E-06</text:p>
          </table:table-cell>
          <table:table-cell office:value-type="float" office:value="0.000000002355704279549" calcext:value-type="float">
            <text:p>2.355704279549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4" calcext:value-type="float">
            <text:p>-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861813" calcext:value-type="float">
            <text:p>-158.67238861813</text:p>
          </table:table-cell>
          <table:table-cell office:value-type="float" office:value="0.0000053479797657019" calcext:value-type="float">
            <text:p>5.3479797657019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7493175" calcext:value-type="float">
            <text:p>23.902607493175</text:p>
          </table:table-cell>
          <table:table-cell office:value-type="float" office:value="0.0000053479785648847" calcext:value-type="float">
            <text:p>5.3479785648847E-06</text:p>
          </table:table-cell>
          <table:table-cell office:value-type="float" office:value="0.0000000011990846806283" calcext:value-type="float">
            <text:p>1.1990846806283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89" calcext:value-type="float">
            <text:p>0.3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9E-016" calcext:value-type="float">
            <text:p>1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47988" calcext:value-type="float">
            <text:p>-158.67239147988</text:p>
          </table:table-cell>
          <table:table-cell office:value-type="float" office:value="0.0000024862232805845" calcext:value-type="float">
            <text:p>2.4862232805845E-06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4631419" calcext:value-type="float">
            <text:p>23.902604631419</text:p>
          </table:table-cell>
          <table:table-cell office:value-type="float" office:value="0.0000024862227299138" calcext:value-type="float">
            <text:p>2.4862227299138E-06</text:p>
          </table:table-cell>
          <table:table-cell office:value-type="float" office:value="0.0000000005086692930038" calcext:value-type="float">
            <text:p>5.086692930038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698" calcext:value-type="float">
            <text:p>0.36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17" calcext:value-type="float">
            <text:p>1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52842" calcext:value-type="float">
            <text:p>-158.67239252842</text:p>
          </table:table-cell>
          <table:table-cell office:value-type="float" office:value="0.0000014376860235643" calcext:value-type="float">
            <text:p>1.4376860235643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3582882" calcext:value-type="float">
            <text:p>23.902603582882</text:p>
          </table:table-cell>
          <table:table-cell office:value-type="float" office:value="0.0000014376847836672" calcext:value-type="float">
            <text:p>1.4376847836672E-06</text:p>
          </table:table-cell>
          <table:table-cell office:value-type="float" office:value="0.00000000027550324044365" calcext:value-type="float">
            <text:p>2.7550324044365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525" calcext:value-type="float">
            <text:p>0.35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4" calcext:value-type="float">
            <text:p>-2.4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11683" calcext:value-type="float">
            <text:p>-158.67239311683</text:p>
          </table:table-cell>
          <table:table-cell office:value-type="float" office:value="0.00000084928018395658" calcext:value-type="float">
            <text:p>8.4928018395658E-07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994476" calcext:value-type="float">
            <text:p>23.902602994476</text:p>
          </table:table-cell>
          <table:table-cell office:value-type="float" office:value="0.00000084927928156731" calcext:value-type="float">
            <text:p>8.4927928156731E-07</text:p>
          </table:table-cell>
          <table:table-cell office:value-type="float" office:value="0.00000000015281950668816" calcext:value-type="float">
            <text:p>1.5281950668816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318" calcext:value-type="float">
            <text:p>0.33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59" calcext:value-type="float">
            <text:p>-5.9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53196" calcext:value-type="float">
            <text:p>-158.67239353196</text:p>
          </table:table-cell>
          <table:table-cell office:value-type="float" office:value="0.00000043414621586635" calcext:value-type="float">
            <text:p>4.3414621586635E-07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579342" calcext:value-type="float">
            <text:p>23.902602579342</text:p>
          </table:table-cell>
          <table:table-cell office:value-type="float" office:value="0.00000043414546979648" calcext:value-type="float">
            <text:p>4.3414546979648E-07</text:p>
          </table:table-cell>
          <table:table-cell office:value-type="float" office:value="0.000000000072093345492589" calcext:value-type="float">
            <text:p>7.2093345492589E-11</text:p>
          </table:table-cell>
        </table:table-row>
      </table:table>
      <table:table table:name="Small FD order 16" table:style-name="ta1">
        <table:shapes>
          <draw:frame draw:z-index="0" draw:style-name="gr1" draw:text-style-name="P1" svg:width="562.99pt" svg:height="316.66pt" svg:x="1060.38pt" svg:y="51.96pt">
            <draw:object draw:notify-on-update-of-ranges="'Small FD order 16'.H9:'Small FD order 16'.H21 'Small FD order 16'.D9:'Small FD order 16'.D9 'Small FD order 16'.P9:'Small FD order 16'.P21 'Small FD order 16'.H23:'Small FD order 16'.H35 'Small FD order 16'.D23:'Small FD order 16'.D23 'Small FD order 16'.P23:'Small FD order 16'.P35 'Small FD order 16'.H37:'Small FD order 16'.H49 'Small FD order 16'.D37:'Small FD order 16'.D37 'Small FD order 16'.P37:'Small FD order 16'.P49 'Small FD order 16'.H51:'Small FD order 16'.H63 'Small FD order 16'.D51:'Small FD order 16'.D51 'Small FD order 16'.P51:'Small FD order 16'.P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103.3pt" svg:y="456.09pt">
            <draw:object draw:notify-on-update-of-ranges="'Small FD order 16'.H9:'Small FD order 16'.H21 'Small FD order 16'.D9:'Small FD order 16'.D9 'Small FD order 16'.O9:'Small FD order 16'.O21 'Small FD order 16'.H23:'Small FD order 16'.H35 'Small FD order 16'.D23:'Small FD order 16'.D23 'Small FD order 16'.O23:'Small FD order 16'.O35 'Small FD order 16'.H37:'Small FD order 16'.H49 'Small FD order 16'.D37:'Small FD order 16'.D37 'Small FD order 16'.O37:'Small FD order 16'.O49 'Small FD order 16'.H51:'Small FD order 16'.H63 'Small FD order 16'.D51:'Small FD order 16'.D51 'Small FD order 16'.O51:'Small FD order 16'.O6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016" calcext:value-type="float">
            <text:p>-1.6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9.19335350783" calcext:value-type="float">
            <text:p>-159.19335350783</text:p>
          </table:table-cell>
          <table:table-cell office:value-type="float" office:value="0.52095954172671" calcext:value-type="float">
            <text:p>0.52095954172671</text:p>
          </table:table-cell>
          <table:table-cell office:value-type="float" office:value="0.15483230362545" calcext:value-type="float">
            <text:p>0.15483230362545</text:p>
          </table:table-cell>
          <table:table-cell office:value-type="float" office:value="-0.36613003706973" calcext:value-type="float">
            <text:p>-0.36613003706973</text:p>
          </table:table-cell>
          <table:table-cell office:value-type="float" office:value="0.52096234069518" calcext:value-type="float">
            <text:p>0.52096234069518</text:p>
          </table:table-cell>
          <table:table-cell office:value-type="float" office:value="0.059407123568547" calcext:value-type="float">
            <text:p>0.05940712356854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23" calcext:value-type="float">
            <text:p>2.3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683113" calcext:value-type="float">
            <text:p>-158.67237683113</text:p>
          </table:table-cell>
          <table:table-cell office:value-type="float" office:value="0.000017134980112132" calcext:value-type="float">
            <text:p>1.7134980112132E-05</text:p>
          </table:table-cell>
          <table:table-cell office:value-type="float" office:value="0.15482809585354" calcext:value-type="float">
            <text:p>0.15482809585354</text:p>
          </table:table-cell>
          <table:table-cell office:value-type="float" office:value="0.15484663963712" calcext:value-type="float">
            <text:p>0.15484663963712</text:p>
          </table:table-cell>
          <table:table-cell office:value-type="float" office:value="0.000018543783575714" calcext:value-type="float">
            <text:p>1.8543783575714E-05</text:p>
          </table:table-cell>
          <table:table-cell office:value-type="float" office:value="0.00000019284743860378" calcext:value-type="float">
            <text:p>1.9284743860378E-0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2534" calcext:value-type="float">
            <text:p>1.25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014" calcext:value-type="float">
            <text:p>1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36537" calcext:value-type="float">
            <text:p>-158.67238936537</text:p>
          </table:table-cell>
          <table:table-cell office:value-type="float" office:value="0.0000046007329217446" calcext:value-type="float">
            <text:p>4.6007329217446E-06</text:p>
          </table:table-cell>
          <table:table-cell office:value-type="float" office:value="0.15482950386396" calcext:value-type="float">
            <text:p>0.15482950386396</text:p>
          </table:table-cell>
          <table:table-cell office:value-type="float" office:value="0.1548341053899" calcext:value-type="float">
            <text:p>0.1548341053899</text:p>
          </table:table-cell>
          <table:table-cell office:value-type="float" office:value="0.0000046015259412002" calcext:value-type="float">
            <text:p>4.6015259412002E-06</text:p>
          </table:table-cell>
          <table:table-cell office:value-type="float" office:value="0.000000051692723583212" calcext:value-type="float">
            <text:p>5.1692723583212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128" calcext:value-type="float">
            <text:p>1.1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5E-016" calcext:value-type="float">
            <text:p>2.5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73721" calcext:value-type="float">
            <text:p>-158.67239273721</text:p>
          </table:table-cell>
          <table:table-cell office:value-type="float" office:value="0.0000012289007997879" calcext:value-type="float">
            <text:p>1.2289007997879E-06</text:p>
          </table:table-cell>
          <table:table-cell office:value-type="float" office:value="0.15482950466338" calcext:value-type="float">
            <text:p>0.15482950466338</text:p>
          </table:table-cell>
          <table:table-cell office:value-type="float" office:value="0.15483073355779" calcext:value-type="float">
            <text:p>0.15483073355779</text:p>
          </table:table-cell>
          <table:table-cell office:value-type="float" office:value="0.0000012288944147565" calcext:value-type="float">
            <text:p>1.2288944147565E-06</text:p>
          </table:table-cell>
          <table:table-cell office:value-type="float" office:value="0.000000014129916452082" calcext:value-type="float">
            <text:p>1.4129916452082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.9E-016" calcext:value-type="float">
            <text:p>-1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31208" calcext:value-type="float">
            <text:p>-158.67239331208</text:p>
          </table:table-cell>
          <table:table-cell office:value-type="float" office:value="0.00000065402775817347" calcext:value-type="float">
            <text:p>6.5402775817347E-07</text:p>
          </table:table-cell>
          <table:table-cell office:value-type="float" office:value="0.15482950465777" calcext:value-type="float">
            <text:p>0.15482950465777</text:p>
          </table:table-cell>
          <table:table-cell office:value-type="float" office:value="0.15483015868479" calcext:value-type="float">
            <text:p>0.15483015868479</text:p>
          </table:table-cell>
          <table:table-cell office:value-type="float" office:value="0.00000065402701338035" calcext:value-type="float">
            <text:p>6.5402701338035E-07</text:p>
          </table:table-cell>
          <table:table-cell office:value-type="float" office:value="0.0000000075813266041122" calcext:value-type="float">
            <text:p>7.5813266041122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4.6E-017" calcext:value-type="float">
            <text:p>-4.6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7028" calcext:value-type="float">
            <text:p>-158.67239377028</text:p>
          </table:table-cell>
          <table:table-cell office:value-type="float" office:value="0.00000019583012544899" calcext:value-type="float">
            <text:p>1.9583012544899E-07</text:p>
          </table:table-cell>
          <table:table-cell office:value-type="float" office:value="0.15482950465703" calcext:value-type="float">
            <text:p>0.15482950465703</text:p>
          </table:table-cell>
          <table:table-cell office:value-type="float" office:value="0.15482970048712" calcext:value-type="float">
            <text:p>0.15482970048712</text:p>
          </table:table-cell>
          <table:table-cell office:value-type="float" office:value="0.00000019583009158719" calcext:value-type="float">
            <text:p>1.9583009158719E-07</text:p>
          </table:table-cell>
          <table:table-cell office:value-type="float" office:value="0.0000000022912959680334" calcext:value-type="float">
            <text:p>2.2912959680334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024" calcext:value-type="float">
            <text:p>0.90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.6E-015" calcext:value-type="float">
            <text:p>-2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0325" calcext:value-type="float">
            <text:p>-158.67239390325</text:p>
          </table:table-cell>
          <table:table-cell office:value-type="float" office:value="0.000000062851768234395" calcext:value-type="float">
            <text:p>6.2851768234395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6750877" calcext:value-type="float">
            <text:p>0.15482956750877</text:p>
          </table:table-cell>
          <table:table-cell office:value-type="float" office:value="0.000000062851755106008" calcext:value-type="float">
            <text:p>6.2851755106008E-08</text:p>
          </table:table-cell>
          <table:table-cell office:value-type="float" office:value="0.00000000073495579815254" calcext:value-type="float">
            <text:p>7.3495579815254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356" calcext:value-type="float">
            <text:p>0.83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.1E-016" calcext:value-type="float">
            <text:p>-1.1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6" calcext:value-type="float">
            <text:p>-158.6723939446</text:p>
          </table:table-cell>
          <table:table-cell office:value-type="float" office:value="0.000000021503268499146" calcext:value-type="float">
            <text:p>2.1503268499146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2616026" calcext:value-type="float">
            <text:p>0.15482952616026</text:p>
          </table:table-cell>
          <table:table-cell office:value-type="float" office:value="0.000000021503238994969" calcext:value-type="float">
            <text:p>2.1503238994969E-08</text:p>
          </table:table-cell>
          <table:table-cell office:value-type="float" office:value="0.00000000024901981554608" calcext:value-type="float">
            <text:p>2.4901981554608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.8E-015" calcext:value-type="float">
            <text:p>-2.8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325" calcext:value-type="float">
            <text:p>-158.67239395325</text:p>
          </table:table-cell>
          <table:table-cell office:value-type="float" office:value="0.000000012860965625805" calcext:value-type="float">
            <text:p>1.2860965625805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1751796" calcext:value-type="float">
            <text:p>0.15482951751796</text:p>
          </table:table-cell>
          <table:table-cell office:value-type="float" office:value="0.000000012860947307125" calcext:value-type="float">
            <text:p>1.2860947307125E-08</text:p>
          </table:table-cell>
          <table:table-cell office:value-type="float" office:value="0.0000000001477740975044" calcext:value-type="float">
            <text:p>1.477740975044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6E-015" calcext:value-type="float">
            <text:p>-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131" calcext:value-type="float">
            <text:p>-158.67239396131</text:p>
          </table:table-cell>
          <table:table-cell office:value-type="float" office:value="0.0000000047949413328752" calcext:value-type="float">
            <text:p>4.7949413328752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945193" calcext:value-type="float">
            <text:p>0.15482950945193</text:p>
          </table:table-cell>
          <table:table-cell office:value-type="float" office:value="0.0000000047949106629641" calcext:value-type="float">
            <text:p>4.7949106629641E-09</text:p>
          </table:table-cell>
          <table:table-cell office:value-type="float" office:value="0.000000000053965106184579" calcext:value-type="float">
            <text:p>5.3965106184579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05" calcext:value-type="float">
            <text:p>0.7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6.8E-016" calcext:value-type="float">
            <text:p>-6.8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23" calcext:value-type="float">
            <text:p>-158.67239396423</text:p>
          </table:table-cell>
          <table:table-cell office:value-type="float" office:value="0.000000001881602429421" calcext:value-type="float">
            <text:p>1.881602429421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653863" calcext:value-type="float">
            <text:p>0.15482950653863</text:p>
          </table:table-cell>
          <table:table-cell office:value-type="float" office:value="0.000000001881610867116" calcext:value-type="float">
            <text:p>1.881610867116E-09</text:p>
          </table:table-cell>
          <table:table-cell office:value-type="float" office:value="0.000000000020629103183149" calcext:value-type="float">
            <text:p>2.0629103183149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636" calcext:value-type="float">
            <text:p>0.66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1" calcext:value-type="float">
            <text:p>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33" calcext:value-type="float">
            <text:p>-158.67239396533</text:p>
          </table:table-cell>
          <table:table-cell office:value-type="float" office:value="0.00000000077380946095218" calcext:value-type="float">
            <text:p>7.7380946095218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54308" calcext:value-type="float">
            <text:p>0.1548295054308</text:p>
          </table:table-cell>
          <table:table-cell office:value-type="float" office:value="0.00000000077378686791363" calcext:value-type="float">
            <text:p>7.7378686791363E-10</text:p>
          </table:table-cell>
          <table:table-cell office:value-type="float" office:value="0.0000000000082290325438118" calcext:value-type="float">
            <text:p>8.2290325438118E-12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3.2E-015" calcext:value-type="float">
            <text:p>-3.2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6" calcext:value-type="float">
            <text:p>-158.6723939656</text:p>
          </table:table-cell>
          <table:table-cell office:value-type="float" office:value="0.00000000050440007726138" calcext:value-type="float">
            <text:p>5.0440007726138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516139" calcext:value-type="float">
            <text:p>0.15482950516139</text:p>
          </table:table-cell>
          <table:table-cell office:value-type="float" office:value="0.00000000050437404253145" calcext:value-type="float">
            <text:p>5.0437404253145E-10</text:p>
          </table:table-cell>
          <table:table-cell office:value-type="float" office:value="0.0000000000052762146455786" calcext:value-type="float">
            <text:p>5.2762146455786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5657</text:p>
          </table:table-cell>
          <table:table-cell office:value-type="float" office:value="1.1874" calcext:value-type="float">
            <text:p>1.187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029" calcext:value-type="float">
            <text:p>2.9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60.68237387156" calcext:value-type="float">
            <text:p>-160.68237387156</text:p>
          </table:table-cell>
          <table:table-cell office:value-type="float" office:value="2.0099799054581" calcext:value-type="float">
            <text:p>2.0099799054581</text:p>
          </table:table-cell>
          <table:table-cell office:value-type="float" office:value="1.361606559901" calcext:value-type="float">
            <text:p>1.361606559901</text:p>
          </table:table-cell>
          <table:table-cell office:value-type="float" office:value="-0.64837811962924" calcext:value-type="float">
            <text:p>-0.64837811962924</text:p>
          </table:table-cell>
          <table:table-cell office:value-type="float" office:value="2.0099846795302" calcext:value-type="float">
            <text:p>2.0099846795302</text:p>
          </table:table-cell>
          <table:table-cell office:value-type="float" office:value="0.20727449916451" calcext:value-type="float">
            <text:p>0.2072744991645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6" calcext:value-type="float">
            <text:p>8.6E-11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4701249" calcext:value-type="float">
            <text:p>-158.67234701249</text:p>
          </table:table-cell>
          <table:table-cell office:value-type="float" office:value="0.000046953618408452" calcext:value-type="float">
            <text:p>4.6953618408452E-05</text:p>
          </table:table-cell>
          <table:table-cell office:value-type="float" office:value="1.3616018679183" calcext:value-type="float">
            <text:p>1.3616018679183</text:p>
          </table:table-cell>
          <table:table-cell office:value-type="float" office:value="1.3616487394473" calcext:value-type="float">
            <text:p>1.3616487394473</text:p>
          </table:table-cell>
          <table:table-cell office:value-type="float" office:value="0.000046871529025605" calcext:value-type="float">
            <text:p>4.6871529025605E-05</text:p>
          </table:table-cell>
          <table:table-cell office:value-type="float" office:value="0.00000016089738566365" calcext:value-type="float">
            <text:p>1.6089738566365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37" calcext:value-type="float">
            <text:p>3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825602" calcext:value-type="float">
            <text:p>-158.67237825602</text:p>
          </table:table-cell>
          <table:table-cell office:value-type="float" office:value="0.000015710091190613" calcext:value-type="float">
            <text:p>1.5710091190613E-05</text:p>
          </table:table-cell>
          <table:table-cell office:value-type="float" office:value="1.3616018054469" calcext:value-type="float">
            <text:p>1.3616018054469</text:p>
          </table:table-cell>
          <table:table-cell office:value-type="float" office:value="1.3616174959201" calcext:value-type="float">
            <text:p>1.3616174959201</text:p>
          </table:table-cell>
          <table:table-cell office:value-type="float" office:value="0.000015690473149421" calcext:value-type="float">
            <text:p>1.5690473149421E-05</text:p>
          </table:table-cell>
          <table:table-cell office:value-type="float" office:value="0.000000058546026669221" calcext:value-type="float">
            <text:p>5.8546026669221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677" calcext:value-type="float">
            <text:p>0.867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.9E-015" calcext:value-type="float">
            <text:p>-1.9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059401" calcext:value-type="float">
            <text:p>-158.67239059401</text:p>
          </table:table-cell>
          <table:table-cell office:value-type="float" office:value="0.0000033721000534115" calcext:value-type="float">
            <text:p>3.3721000534115E-06</text:p>
          </table:table-cell>
          <table:table-cell office:value-type="float" office:value="1.3616017854516" calcext:value-type="float">
            <text:p>1.3616017854516</text:p>
          </table:table-cell>
          <table:table-cell office:value-type="float" office:value="1.3616051579289" calcext:value-type="float">
            <text:p>1.3616051579289</text:p>
          </table:table-cell>
          <table:table-cell office:value-type="float" office:value="0.0000033724773738086" calcext:value-type="float">
            <text:p>3.3724773738086E-06</text:p>
          </table:table-cell>
          <table:table-cell office:value-type="float" office:value="0.000000014097782678546" calcext:value-type="float">
            <text:p>1.4097782678546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057" calcext:value-type="float">
            <text:p>0.80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7E-015" calcext:value-type="float">
            <text:p>-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6783" calcext:value-type="float">
            <text:p>-158.6723926783</text:p>
          </table:table-cell>
          <table:table-cell office:value-type="float" office:value="0.0000012878070094757" calcext:value-type="float">
            <text:p>1.2878070094757E-06</text:p>
          </table:table-cell>
          <table:table-cell office:value-type="float" office:value="1.3616017858193" calcext:value-type="float">
            <text:p>1.3616017858193</text:p>
          </table:table-cell>
          <table:table-cell office:value-type="float" office:value="1.3616030736359" calcext:value-type="float">
            <text:p>1.3616030736359</text:p>
          </table:table-cell>
          <table:table-cell office:value-type="float" office:value="0.0000012878165962515" calcext:value-type="float">
            <text:p>1.2878165962515E-06</text:p>
          </table:table-cell>
          <table:table-cell office:value-type="float" office:value="0.0000000056747243111356" calcext:value-type="float">
            <text:p>5.6747243111356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7E-015" calcext:value-type="float">
            <text:p>3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45131" calcext:value-type="float">
            <text:p>-158.67239345131</text:p>
          </table:table-cell>
          <table:table-cell office:value-type="float" office:value="0.00000051479386797837" calcext:value-type="float">
            <text:p>5.1479386797837E-07</text:p>
          </table:table-cell>
          <table:table-cell office:value-type="float" office:value="1.361601785829" calcext:value-type="float">
            <text:p>1.361601785829</text:p>
          </table:table-cell>
          <table:table-cell office:value-type="float" office:value="1.3616023006227" calcext:value-type="float">
            <text:p>1.3616023006227</text:p>
          </table:table-cell>
          <table:table-cell office:value-type="float" office:value="0.00000051479375295926" calcext:value-type="float">
            <text:p>5.1479375295926E-07</text:p>
          </table:table-cell>
          <table:table-cell office:value-type="float" office:value="0.0000000023714664477823" calcext:value-type="float">
            <text:p>2.3714664477823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837" calcext:value-type="float">
            <text:p>0.68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7.5E-015" calcext:value-type="float">
            <text:p>-7.5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254" calcext:value-type="float">
            <text:p>-158.6723938254</text:p>
          </table:table-cell>
          <table:table-cell office:value-type="float" office:value="0.00000014070877796257" calcext:value-type="float">
            <text:p>1.4070877796257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9265376" calcext:value-type="float">
            <text:p>1.3616019265376</text:p>
          </table:table-cell>
          <table:table-cell office:value-type="float" office:value="0.00000014070872755845" calcext:value-type="float">
            <text:p>1.4070872755845E-07</text:p>
          </table:table-cell>
          <table:table-cell office:value-type="float" office:value="0.00000000068217736371196" calcext:value-type="float">
            <text:p>6.8217736371196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446" calcext:value-type="float">
            <text:p>0.64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.3E-015" calcext:value-type="float">
            <text:p>8.3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0395" calcext:value-type="float">
            <text:p>-158.67239390395</text:p>
          </table:table-cell>
          <table:table-cell office:value-type="float" office:value="0.000000062159898561731" calcext:value-type="float">
            <text:p>6.2159898561731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479888" calcext:value-type="float">
            <text:p>1.3616018479888</text:p>
          </table:table-cell>
          <table:table-cell office:value-type="float" office:value="0.00000006215986569913" calcext:value-type="float">
            <text:p>6.215986569913E-08</text:p>
          </table:table-cell>
          <table:table-cell office:value-type="float" office:value="0.00000000030856995658483" calcext:value-type="float">
            <text:p>3.0856995658483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22" calcext:value-type="float">
            <text:p>-2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3767" calcext:value-type="float">
            <text:p>-158.67239393767</text:p>
          </table:table-cell>
          <table:table-cell office:value-type="float" office:value="0.000000028436744514693" calcext:value-type="float">
            <text:p>2.8436744514693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142656" calcext:value-type="float">
            <text:p>1.3616018142656</text:p>
          </table:table-cell>
          <table:table-cell office:value-type="float" office:value="0.000000028436682564248" calcext:value-type="float">
            <text:p>2.8436682564248E-08</text:p>
          </table:table-cell>
          <table:table-cell office:value-type="float" office:value="0.0000000001434088339075" calcext:value-type="float">
            <text:p>1.434088339075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19" calcext:value-type="float">
            <text:p>1.9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267" calcext:value-type="float">
            <text:p>-158.67239395267</text:p>
          </table:table-cell>
          <table:table-cell office:value-type="float" office:value="0.000000013438267387755" calcext:value-type="float">
            <text:p>1.3438267387755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992671" calcext:value-type="float">
            <text:p>1.3616017992671</text:p>
          </table:table-cell>
          <table:table-cell office:value-type="float" office:value="0.000000013438224533147" calcext:value-type="float">
            <text:p>1.3438224533147E-08</text:p>
          </table:table-cell>
          <table:table-cell office:value-type="float" office:value="0.000000000068359162600072" calcext:value-type="float">
            <text:p>6.8359162600072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372" calcext:value-type="float">
            <text:p>0.537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4.2E-016" calcext:value-type="float">
            <text:p>-4.2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149" calcext:value-type="float">
            <text:p>-158.67239396149</text:p>
          </table:table-cell>
          <table:table-cell office:value-type="float" office:value="0.0000000046165951061994" calcext:value-type="float">
            <text:p>4.6165951061994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904455" calcext:value-type="float">
            <text:p>1.3616017904455</text:p>
          </table:table-cell>
          <table:table-cell office:value-type="float" office:value="0.0000000046165455902525" calcext:value-type="float">
            <text:p>4.6165455902525E-09</text:p>
          </table:table-cell>
          <table:table-cell office:value-type="float" office:value="0.000000000023519425594758" calcext:value-type="float">
            <text:p>2.3519425594758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127" calcext:value-type="float">
            <text:p>0.51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48" calcext:value-type="float">
            <text:p>4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376" calcext:value-type="float">
            <text:p>-158.67239396376</text:p>
          </table:table-cell>
          <table:table-cell office:value-type="float" office:value="0.000000002343512051084" calcext:value-type="float">
            <text:p>2.343512051084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81724" calcext:value-type="float">
            <text:p>1.3616017881724</text:p>
          </table:table-cell>
          <table:table-cell office:value-type="float" office:value="0.0000000023435053897458" calcext:value-type="float">
            <text:p>2.3435053897458E-09</text:p>
          </table:table-cell>
          <table:table-cell office:value-type="float" office:value="0.000000000011875096362898" calcext:value-type="float">
            <text:p>1.1875096362898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015" calcext:value-type="float">
            <text:p>1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89" calcext:value-type="float">
            <text:p>-158.67239396489</text:p>
          </table:table-cell>
          <table:table-cell office:value-type="float" office:value="0.0000000012201155641378" calcext:value-type="float">
            <text:p>1.2201155641378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7049" calcext:value-type="float">
            <text:p>1.361601787049</text:p>
          </table:table-cell>
          <table:table-cell office:value-type="float" office:value="0.0000000012201450960703" calcext:value-type="float">
            <text:p>1.2201450960703E-09</text:p>
          </table:table-cell>
          <table:table-cell office:value-type="float" office:value="0.0000000000061237827143951" calcext:value-type="float">
            <text:p>6.1237827143951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38" calcext:value-type="float">
            <text:p>3.8E-0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9906564" calcext:value-type="float">
            <text:p>-158.6719906564</text:p>
          </table:table-cell>
          <table:table-cell office:value-type="float" office:value="0.00040330970841751" calcext:value-type="float">
            <text:p>0.000403309708418</text:p>
          </table:table-cell>
          <table:table-cell office:value-type="float" office:value="8.1589271258445" calcext:value-type="float">
            <text:p>8.1589271258445</text:p>
          </table:table-cell>
          <table:table-cell office:value-type="float" office:value="8.1592871548689" calcext:value-type="float">
            <text:p>8.1592871548689</text:p>
          </table:table-cell>
          <table:table-cell office:value-type="float" office:value="0.00036002902436572" calcext:value-type="float">
            <text:p>0.000360029024366</text:p>
          </table:table-cell>
          <table:table-cell office:value-type="float" office:value="0.00000062126082874791" calcext:value-type="float">
            <text:p>6.2126082874791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8677" calcext:value-type="float">
            <text:p>0.867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8" calcext:value-type="float">
            <text:p>3.8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8257322" calcext:value-type="float">
            <text:p>-158.67228257322</text:p>
          </table:table-cell>
          <table:table-cell office:value-type="float" office:value="0.00011139288963591" calcext:value-type="float">
            <text:p>0.000111392889636</text:p>
          </table:table-cell>
          <table:table-cell office:value-type="float" office:value="8.1588830738449" calcext:value-type="float">
            <text:p>8.1588830738449</text:p>
          </table:table-cell>
          <table:table-cell office:value-type="float" office:value="8.1589952380501" calcext:value-type="float">
            <text:p>8.1589952380501</text:p>
          </table:table-cell>
          <table:table-cell office:value-type="float" office:value="0.00011216420521798" calcext:value-type="float">
            <text:p>0.000112164205218</text:p>
          </table:table-cell>
          <table:table-cell office:value-type="float" office:value="0.00000024572134412094" calcext:value-type="float">
            <text:p>2.4572134412094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78" calcext:value-type="float">
            <text:p>0.7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" calcext:value-type="float">
            <text:p>5.9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5939321" calcext:value-type="float">
            <text:p>-158.67235939321</text:p>
          </table:table-cell>
          <table:table-cell office:value-type="float" office:value="0.000034572892246842" calcext:value-type="float">
            <text:p>3.4572892246842E-05</text:p>
          </table:table-cell>
          <table:table-cell office:value-type="float" office:value="8.1588838329795" calcext:value-type="float">
            <text:p>8.1588838329795</text:p>
          </table:table-cell>
          <table:table-cell office:value-type="float" office:value="8.1589184180527" calcext:value-type="float">
            <text:p>8.1589184180527</text:p>
          </table:table-cell>
          <table:table-cell office:value-type="float" office:value="0.000034585073240834" calcext:value-type="float">
            <text:p>3.4585073240834E-05</text:p>
          </table:table-cell>
          <table:table-cell office:value-type="float" office:value="0.000000077571539891158" calcext:value-type="float">
            <text:p>7.7571539891158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05" calcext:value-type="float">
            <text:p>0.7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3.8E-015" calcext:value-type="float">
            <text:p>-3.8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263709" calcext:value-type="float">
            <text:p>-158.67238263709</text:p>
          </table:table-cell>
          <table:table-cell office:value-type="float" office:value="0.000011329020964013" calcext:value-type="float">
            <text:p>1.1329020964013E-05</text:p>
          </table:table-cell>
          <table:table-cell office:value-type="float" office:value="8.1588838469966" calcext:value-type="float">
            <text:p>8.1588838469966</text:p>
          </table:table-cell>
          <table:table-cell office:value-type="float" office:value="8.1588951741814" calcext:value-type="float">
            <text:p>8.1588951741814</text:p>
          </table:table-cell>
          <table:table-cell office:value-type="float" office:value="0.000011327184795462" calcext:value-type="float">
            <text:p>1.1327184795462E-05</text:p>
          </table:table-cell>
          <table:table-cell office:value-type="float" office:value="0.000000025085483757503" calcext:value-type="float">
            <text:p>2.5085483757503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842314" calcext:value-type="float">
            <text:p>-158.67238842314</text:p>
          </table:table-cell>
          <table:table-cell office:value-type="float" office:value="0.0000055429620715586" calcext:value-type="float">
            <text:p>5.5429620715586E-06</text:p>
          </table:table-cell>
          <table:table-cell office:value-type="float" office:value="8.1588838450805" calcext:value-type="float">
            <text:p>8.1588838450805</text:p>
          </table:table-cell>
          <table:table-cell office:value-type="float" office:value="8.1588893881226" calcext:value-type="float">
            <text:p>8.1588893881226</text:p>
          </table:table-cell>
          <table:table-cell office:value-type="float" office:value="0.0000055430420733416" calcext:value-type="float">
            <text:p>5.5430420733416E-06</text:p>
          </table:table-cell>
          <table:table-cell office:value-type="float" office:value="0.000000012021738592575" calcext:value-type="float">
            <text:p>1.2021738592575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35" calcext:value-type="float">
            <text:p>-3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99132" calcext:value-type="float">
            <text:p>-158.67239199132</text:p>
          </table:table-cell>
          <table:table-cell office:value-type="float" office:value="0.0000019747846522478" calcext:value-type="float">
            <text:p>1.9747846522478E-06</text:p>
          </table:table-cell>
          <table:table-cell office:value-type="float" office:value="8.1588838451605" calcext:value-type="float">
            <text:p>8.1588838451605</text:p>
          </table:table-cell>
          <table:table-cell office:value-type="float" office:value="8.1588858199451" calcext:value-type="float">
            <text:p>8.1588858199451</text:p>
          </table:table-cell>
          <table:table-cell office:value-type="float" office:value="0.0000019747846753404" calcext:value-type="float">
            <text:p>1.9747846753404E-06</text:p>
          </table:table-cell>
          <table:table-cell office:value-type="float" office:value="0.000000004099121882669" calcext:value-type="float">
            <text:p>4.099121882669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4.9E-015" calcext:value-type="float">
            <text:p>-4.9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2301" calcext:value-type="float">
            <text:p>-158.6723932301</text:p>
          </table:table-cell>
          <table:table-cell office:value-type="float" office:value="0.00000073600335781521" calcext:value-type="float">
            <text:p>7.3600335781521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5811638" calcext:value-type="float">
            <text:p>8.1588845811638</text:p>
          </table:table-cell>
          <table:table-cell office:value-type="float" office:value="0.00000073600303451826" calcext:value-type="float">
            <text:p>7.3600303451826E-07</text:p>
          </table:table-cell>
          <table:table-cell office:value-type="float" office:value="0.0000000014492698659407" calcext:value-type="float">
            <text:p>1.4492698659407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247" calcext:value-type="float">
            <text:p>0.52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7979" calcext:value-type="float">
            <text:p>-158.67239367979</text:p>
          </table:table-cell>
          <table:table-cell office:value-type="float" office:value="0.00000028631922077693" calcext:value-type="float">
            <text:p>2.8631922077693E-07</text:p>
          </table:table-cell>
          <table:table-cell office:value-type="float" office:value="8.1588838451609" calcext:value-type="float">
            <text:p>8.1588838451609</text:p>
          </table:table-cell>
          <table:table-cell office:value-type="float" office:value="8.1588841314797" calcext:value-type="float">
            <text:p>8.1588841314797</text:p>
          </table:table-cell>
          <table:table-cell office:value-type="float" office:value="0.00000028631882997843" calcext:value-type="float">
            <text:p>2.8631882997843E-07</text:p>
          </table:table-cell>
          <table:table-cell office:value-type="float" office:value="0.00000000053227582502019" calcext:value-type="float">
            <text:p>5.3227582502019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905" calcext:value-type="float">
            <text:p>0.49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14" calcext:value-type="float">
            <text:p>1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5008" calcext:value-type="float">
            <text:p>-158.67239385008</text:p>
          </table:table-cell>
          <table:table-cell office:value-type="float" office:value="0.00000011602980976022" calcext:value-type="float">
            <text:p>1.1602980976022E-07</text:p>
          </table:table-cell>
          <table:table-cell office:value-type="float" office:value="8.158883845161" calcext:value-type="float">
            <text:p>8.158883845161</text:p>
          </table:table-cell>
          <table:table-cell office:value-type="float" office:value="8.1588839611903" calcext:value-type="float">
            <text:p>8.1588839611903</text:p>
          </table:table-cell>
          <table:table-cell office:value-type="float" office:value="0.00000011602930527488" calcext:value-type="float">
            <text:p>1.1602930527488E-07</text:p>
          </table:table-cell>
          <table:table-cell office:value-type="float" office:value="0.00000000020318100305358" calcext:value-type="float">
            <text:p>2.0318100305358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604" calcext:value-type="float">
            <text:p>0.460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1722" calcext:value-type="float">
            <text:p>-158.67239391722</text:p>
          </table:table-cell>
          <table:table-cell office:value-type="float" office:value="0.000000048882697001318" calcext:value-type="float">
            <text:p>4.8882697001318E-08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940432" calcext:value-type="float">
            <text:p>8.1588838940432</text:p>
          </table:table-cell>
          <table:table-cell office:value-type="float" office:value="0.000000048882402126083" calcext:value-type="float">
            <text:p>4.8882402126083E-08</text:p>
          </table:table-cell>
          <table:table-cell office:value-type="float" office:value="0.000000000080569241367031" calcext:value-type="float">
            <text:p>8.0569241367031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68" calcext:value-type="float">
            <text:p>-6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3807" calcext:value-type="float">
            <text:p>-158.67239393807</text:p>
          </table:table-cell>
          <table:table-cell office:value-type="float" office:value="0.000000028041398536516" calcext:value-type="float">
            <text:p>2.8041398536516E-08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732018" calcext:value-type="float">
            <text:p>8.1588838732018</text:p>
          </table:table-cell>
          <table:table-cell office:value-type="float" office:value="0.000000028041073463214" calcext:value-type="float">
            <text:p>2.8041073463214E-08</text:p>
          </table:table-cell>
          <table:table-cell office:value-type="float" office:value="0.000000000044391839579758" calcext:value-type="float">
            <text:p>4.4391839579758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015" calcext:value-type="float">
            <text:p>-1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356" calcext:value-type="float">
            <text:p>-158.67239395356</text:p>
          </table:table-cell>
          <table:table-cell office:value-type="float" office:value="0.000000012544631999845" calcext:value-type="float">
            <text:p>1.2544631999845E-08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577051" calcext:value-type="float">
            <text:p>8.1588838577051</text:p>
          </table:table-cell>
          <table:table-cell office:value-type="float" office:value="0.000000012544331795539" calcext:value-type="float">
            <text:p>1.2544331795539E-08</text:p>
          </table:table-cell>
          <table:table-cell office:value-type="float" office:value="0.00000000001870377927535" calcext:value-type="float">
            <text:p>1.870377927535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3958" calcext:value-type="float">
            <text:p>0.395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72" calcext:value-type="float">
            <text:p>-7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031" calcext:value-type="float">
            <text:p>-158.67239396031</text:p>
          </table:table-cell>
          <table:table-cell office:value-type="float" office:value="0.0000000058015814374812" calcext:value-type="float">
            <text:p>5.8015814374812E-09</text:p>
          </table:table-cell>
          <table:table-cell office:value-type="float" office:value="8.1588838451607" calcext:value-type="float">
            <text:p>8.1588838451607</text:p>
          </table:table-cell>
          <table:table-cell office:value-type="float" office:value="8.158883850962" calcext:value-type="float">
            <text:p>8.158883850962</text:p>
          </table:table-cell>
          <table:table-cell office:value-type="float" office:value="0.0000000058013878145857" calcext:value-type="float">
            <text:p>5.8013878145857E-09</text:p>
          </table:table-cell>
          <table:table-cell office:value-type="float" office:value="0.0000000000081549055121445" calcext:value-type="float">
            <text:p>8.1549055121445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5" calcext:value-type="float">
            <text:p>2.5E-0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025224186" calcext:value-type="float">
            <text:p>-158.67025224186</text:p>
          </table:table-cell>
          <table:table-cell office:value-type="float" office:value="0.0021417242434438" calcext:value-type="float">
            <text:p>0.002141724243444</text:p>
          </table:table-cell>
          <table:table-cell office:value-type="float" office:value="23.902664978006" calcext:value-type="float">
            <text:p>23.902664978006</text:p>
          </table:table-cell>
          <table:table-cell office:value-type="float" office:value="23.904743869439" calcext:value-type="float">
            <text:p>23.904743869439</text:p>
          </table:table-cell>
          <table:table-cell office:value-type="float" office:value="0.0020788914325429" calcext:value-type="float">
            <text:p>0.002078891432543</text:p>
          </table:table-cell>
          <table:table-cell office:value-type="float" office:value="0.0000012047633204512" calcext:value-type="float">
            <text:p>1.2047633204512E-06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7278" calcext:value-type="float">
            <text:p>0.72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54" calcext:value-type="float">
            <text:p>5.4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85140699" calcext:value-type="float">
            <text:p>-158.67185140699</text:p>
          </table:table-cell>
          <table:table-cell office:value-type="float" office:value="0.00054255911436485" calcext:value-type="float">
            <text:p>0.000542559114365</text:p>
          </table:table-cell>
          <table:table-cell office:value-type="float" office:value="23.902602617552" calcext:value-type="float">
            <text:p>23.902602617552</text:p>
          </table:table-cell>
          <table:table-cell office:value-type="float" office:value="23.90314470431" calcext:value-type="float">
            <text:p>23.90314470431</text:p>
          </table:table-cell>
          <table:table-cell office:value-type="float" office:value="0.00054208675775413" calcext:value-type="float">
            <text:p>0.000542086757754</text:p>
          </table:table-cell>
          <table:table-cell office:value-type="float" office:value="0.00000027856058032706" calcext:value-type="float">
            <text:p>2.7856058032706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7" calcext:value-type="float">
            <text:p>7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19230919" calcext:value-type="float">
            <text:p>-158.67219230919</text:p>
          </table:table-cell>
          <table:table-cell office:value-type="float" office:value="0.00020165691856278" calcext:value-type="float">
            <text:p>0.000201656918563</text:p>
          </table:table-cell>
          <table:table-cell office:value-type="float" office:value="23.902602010782" calcext:value-type="float">
            <text:p>23.902602010782</text:p>
          </table:table-cell>
          <table:table-cell office:value-type="float" office:value="23.902803802114" calcext:value-type="float">
            <text:p>23.902803802114</text:p>
          </table:table-cell>
          <table:table-cell office:value-type="float" office:value="0.00020179133249698" calcext:value-type="float">
            <text:p>0.000201791332497</text:p>
          </table:table-cell>
          <table:table-cell office:value-type="float" office:value="0.000000094959285687045" calcext:value-type="float">
            <text:p>9.4959285687045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937" calcext:value-type="float">
            <text:p>0.59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" calcext:value-type="float">
            <text:p>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3790407" calcext:value-type="float">
            <text:p>-158.67233790407</text:p>
          </table:table-cell>
          <table:table-cell office:value-type="float" office:value="0.000056062034246906" calcext:value-type="float">
            <text:p>5.6062034246906E-05</text:p>
          </table:table-cell>
          <table:table-cell office:value-type="float" office:value="23.902602148707" calcext:value-type="float">
            <text:p>23.902602148707</text:p>
          </table:table-cell>
          <table:table-cell office:value-type="float" office:value="23.90265820723" calcext:value-type="float">
            <text:p>23.90265820723</text:p>
          </table:table-cell>
          <table:table-cell office:value-type="float" office:value="0.000056058522485358" calcext:value-type="float">
            <text:p>5.6058522485358E-05</text:p>
          </table:table-cell>
          <table:table-cell office:value-type="float" office:value="0.00000002367617930459" calcext:value-type="float">
            <text:p>2.367617930459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503" calcext:value-type="float">
            <text:p>0.55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2" calcext:value-type="float">
            <text:p>2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178617" calcext:value-type="float">
            <text:p>-158.67237178617</text:p>
          </table:table-cell>
          <table:table-cell office:value-type="float" office:value="0.00002217994145326" calcext:value-type="float">
            <text:p>2.217994145326E-05</text:p>
          </table:table-cell>
          <table:table-cell office:value-type="float" office:value="23.902602145207" calcext:value-type="float">
            <text:p>23.902602145207</text:p>
          </table:table-cell>
          <table:table-cell office:value-type="float" office:value="23.902624325137" calcext:value-type="float">
            <text:p>23.902624325137</text:p>
          </table:table-cell>
          <table:table-cell office:value-type="float" office:value="0.000022179930422084" calcext:value-type="float">
            <text:p>2.2179930422084E-05</text:p>
          </table:table-cell>
          <table:table-cell office:value-type="float" office:value="0.0000000087150934530304" calcext:value-type="float">
            <text:p>8.7150934530304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127" calcext:value-type="float">
            <text:p>0.51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1" calcext:value-type="float">
            <text:p>-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490828" calcext:value-type="float">
            <text:p>-158.67238490828</text:p>
          </table:table-cell>
          <table:table-cell office:value-type="float" office:value="0.0000090578272988751" calcext:value-type="float">
            <text:p>9.0578272988751E-06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11203023" calcext:value-type="float">
            <text:p>23.902611203023</text:p>
          </table:table-cell>
          <table:table-cell office:value-type="float" office:value="0.0000090578265492525" calcext:value-type="float">
            <text:p>9.0578265492525E-06</text:p>
          </table:table-cell>
          <table:table-cell office:value-type="float" office:value="0.0000000033337083382804" calcext:value-type="float">
            <text:p>3.3337083382804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025" calcext:value-type="float">
            <text:p>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07841" calcext:value-type="float">
            <text:p>-158.67239107841</text:p>
          </table:table-cell>
          <table:table-cell office:value-type="float" office:value="0.0000028877021520657" calcext:value-type="float">
            <text:p>2.8877021520657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5032898" calcext:value-type="float">
            <text:p>23.902605032898</text:p>
          </table:table-cell>
          <table:table-cell office:value-type="float" office:value="0.0000028877011395423" calcext:value-type="float">
            <text:p>2.8877011395423E-06</text:p>
          </table:table-cell>
          <table:table-cell office:value-type="float" office:value="0.00000000098317188706501" calcext:value-type="float">
            <text:p>9.8317188706501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424" calcext:value-type="float">
            <text:p>0.44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68" calcext:value-type="float">
            <text:p>-6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69349" calcext:value-type="float">
            <text:p>-158.67239269349</text:p>
          </table:table-cell>
          <table:table-cell office:value-type="float" office:value="0.0000012726177374134" calcext:value-type="float">
            <text:p>1.2726177374134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3417813" calcext:value-type="float">
            <text:p>23.902603417813</text:p>
          </table:table-cell>
          <table:table-cell office:value-type="float" office:value="0.0000012726165650179" calcext:value-type="float">
            <text:p>1.2726165650179E-06</text:p>
          </table:table-cell>
          <table:table-cell office:value-type="float" office:value="0.00000000041107483877062" calcext:value-type="float">
            <text:p>4.1107483877062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178" calcext:value-type="float">
            <text:p>0.41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28" calcext:value-type="float">
            <text:p>-2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38725" calcext:value-type="float">
            <text:p>-158.67239338725</text:p>
          </table:table-cell>
          <table:table-cell office:value-type="float" office:value="0.00000057885918636202" calcext:value-type="float">
            <text:p>5.7885918636202E-07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724055" calcext:value-type="float">
            <text:p>23.902602724055</text:p>
          </table:table-cell>
          <table:table-cell office:value-type="float" office:value="0.00000057885797843937" calcext:value-type="float">
            <text:p>5.7885797843937E-07</text:p>
          </table:table-cell>
          <table:table-cell office:value-type="float" office:value="0.00000000017810238774586" calcext:value-type="float">
            <text:p>1.7810238774586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89" calcext:value-type="float">
            <text:p>0.38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9E-016" calcext:value-type="float">
            <text:p>1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5388" calcext:value-type="float">
            <text:p>-158.67239375388</text:p>
          </table:table-cell>
          <table:table-cell office:value-type="float" office:value="0.00000021222967916401" calcext:value-type="float">
            <text:p>2.1222967916401E-07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357425" calcext:value-type="float">
            <text:p>23.902602357425</text:p>
          </table:table-cell>
          <table:table-cell office:value-type="float" office:value="0.0000002122291320461" calcext:value-type="float">
            <text:p>2.122291320461E-07</text:p>
          </table:table-cell>
          <table:table-cell office:value-type="float" office:value="0.000000000061497042927988" calcext:value-type="float">
            <text:p>6.1497042927988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698" calcext:value-type="float">
            <text:p>0.36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17" calcext:value-type="float">
            <text:p>1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6272" calcext:value-type="float">
            <text:p>-158.67239386272</text:p>
          </table:table-cell>
          <table:table-cell office:value-type="float" office:value="0.00000010338510492147" calcext:value-type="float">
            <text:p>1.0338510492147E-07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248581" calcext:value-type="float">
            <text:p>23.902602248581</text:p>
          </table:table-cell>
          <table:table-cell office:value-type="float" office:value="0.00000010338387212983" calcext:value-type="float">
            <text:p>1.0338387212983E-07</text:p>
          </table:table-cell>
          <table:table-cell office:value-type="float" office:value="0.000000000028722009447522" calcext:value-type="float">
            <text:p>2.8722009447522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525" calcext:value-type="float">
            <text:p>0.35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8" calcext:value-type="float">
            <text:p>-2.8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1437" calcext:value-type="float">
            <text:p>-158.67239391437</text:p>
          </table:table-cell>
          <table:table-cell office:value-type="float" office:value="0.000000051735725037361" calcext:value-type="float">
            <text:p>5.1735725037361E-08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96931" calcext:value-type="float">
            <text:p>23.902602196931</text:p>
          </table:table-cell>
          <table:table-cell office:value-type="float" office:value="0.000000051734811989945" calcext:value-type="float">
            <text:p>5.1734811989945E-08</text:p>
          </table:table-cell>
          <table:table-cell office:value-type="float" office:value="0.000000000013807490737116" calcext:value-type="float">
            <text:p>1.3807490737116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318" calcext:value-type="float">
            <text:p>0.33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59" calcext:value-type="float">
            <text:p>-5.9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73" calcext:value-type="float">
            <text:p>-158.67239394473</text:p>
          </table:table-cell>
          <table:table-cell office:value-type="float" office:value="0.000000021377445591497" calcext:value-type="float">
            <text:p>2.1377445591497E-08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66573" calcext:value-type="float">
            <text:p>23.902602166573</text:p>
          </table:table-cell>
          <table:table-cell office:value-type="float" office:value="0.000000021376699521625" calcext:value-type="float">
            <text:p>2.1376699521625E-08</text:p>
          </table:table-cell>
          <table:table-cell office:value-type="float" office:value="0.0000000000054247912421896" calcext:value-type="float">
            <text:p>5.4247912421896E-12</text:p>
          </table:table-cell>
        </table:table-row>
      </table:table>
      <table:table table:name="Small FD order 20" table:style-name="ta1">
        <table:shapes>
          <draw:frame draw:z-index="0" draw:style-name="gr1" draw:text-style-name="P1" svg:width="453.46pt" svg:height="255.23pt" svg:x="1077.05pt" svg:y="243.21pt">
            <draw:object draw:notify-on-update-of-ranges="'Small FD order 20'.H8:'Small FD order 20'.H20 'Small FD order 20'.D8:'Small FD order 20'.D8 'Small FD order 20'.P8:'Small FD order 20'.P20 'Small FD order 20'.H22:'Small FD order 20'.H34 'Small FD order 20'.D22:'Small FD order 20'.D22 'Small FD order 20'.P22:'Small FD order 20'.P34 'Small FD order 20'.H36:'Small FD order 20'.H48 'Small FD order 20'.D36:'Small FD order 20'.D36 'Small FD order 20'.P36:'Small FD order 20'.P48 'Small FD order 20'.H50:'Small FD order 20'.H62 'Small FD order 20'.D50:'Small FD order 20'.D50 'Small FD order 20'.P50:'Small FD order 20'.P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46pt" svg:height="255.26pt" svg:x="1074.73pt" svg:y="533.08pt">
            <draw:object draw:notify-on-update-of-ranges="'Small FD order 20'.H8:'Small FD order 20'.H20 'Small FD order 20'.D8:'Small FD order 20'.D8 'Small FD order 20'.O8:'Small FD order 20'.O20 'Small FD order 20'.H22:'Small FD order 20'.H34 'Small FD order 20'.D22:'Small FD order 20'.D22 'Small FD order 20'.O22:'Small FD order 20'.O34 'Small FD order 20'.H36:'Small FD order 20'.H48 'Small FD order 20'.D36:'Small FD order 20'.D36 'Small FD order 20'.O36:'Small FD order 20'.O48 'Small FD order 20'.H50:'Small FD order 20'.H62 'Small FD order 20'.D50:'Small FD order 20'.D50 'Small FD order 20'.O50:'Small FD order 20'.O6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016" calcext:value-type="float">
            <text:p>-1.6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5.92706332572" calcext:value-type="float">
            <text:p>-155.92706332572</text:p>
          </table:table-cell>
          <table:table-cell office:value-type="float" office:value="2.7453306403844" calcext:value-type="float">
            <text:p>2.7453306403844</text:p>
          </table:table-cell>
          <table:table-cell office:value-type="float" office:value="0.15483230362545" calcext:value-type="float">
            <text:p>0.15483230362545</text:p>
          </table:table-cell>
          <table:table-cell office:value-type="float" office:value="2.9001601450414" calcext:value-type="float">
            <text:p>2.9001601450414</text:p>
          </table:table-cell>
          <table:table-cell office:value-type="float" office:value="2.745327841416" calcext:value-type="float">
            <text:p>2.745327841416</text:p>
          </table:table-cell>
          <table:table-cell office:value-type="float" office:value="0.19567303867265" calcext:value-type="float">
            <text:p>0.19567303867265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23" calcext:value-type="float">
            <text:p>2.3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785017" calcext:value-type="float">
            <text:p>-158.67238785017</text:p>
          </table:table-cell>
          <table:table-cell office:value-type="float" office:value="0.0000061159390440935" calcext:value-type="float">
            <text:p>6.1159390440935E-06</text:p>
          </table:table-cell>
          <table:table-cell office:value-type="float" office:value="0.15482809585354" calcext:value-type="float">
            <text:p>0.15482809585354</text:p>
          </table:table-cell>
          <table:table-cell office:value-type="float" office:value="0.15483562059603" calcext:value-type="float">
            <text:p>0.15483562059603</text:p>
          </table:table-cell>
          <table:table-cell office:value-type="float" office:value="0.0000075247424861091" calcext:value-type="float">
            <text:p>7.5247424861091E-06</text:p>
          </table:table-cell>
          <table:table-cell office:value-type="float" office:value="0.00000011896594683869" calcext:value-type="float">
            <text:p>1.1896594683869E-0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2534" calcext:value-type="float">
            <text:p>1.25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015" calcext:value-type="float">
            <text:p>1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47041" calcext:value-type="float">
            <text:p>-158.67239247041</text:p>
          </table:table-cell>
          <table:table-cell office:value-type="float" office:value="0.000001495695300946" calcext:value-type="float">
            <text:p>1.495695300946E-06</text:p>
          </table:table-cell>
          <table:table-cell office:value-type="float" office:value="0.15482950386396" calcext:value-type="float">
            <text:p>0.15482950386396</text:p>
          </table:table-cell>
          <table:table-cell office:value-type="float" office:value="0.15483100035232" calcext:value-type="float">
            <text:p>0.15483100035232</text:p>
          </table:table-cell>
          <table:table-cell office:value-type="float" office:value="0.000001496488367253" calcext:value-type="float">
            <text:p>1.496488367253E-06</text:p>
          </table:table-cell>
          <table:table-cell office:value-type="float" office:value="0.000000029113776846379" calcext:value-type="float">
            <text:p>2.9113776846379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128" calcext:value-type="float">
            <text:p>1.1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9E-016" calcext:value-type="float">
            <text:p>1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498" calcext:value-type="float">
            <text:p>-158.6723936498</text:p>
          </table:table-cell>
          <table:table-cell office:value-type="float" office:value="0.00000031631032015866" calcext:value-type="float">
            <text:p>3.1631032015866E-07</text:p>
          </table:table-cell>
          <table:table-cell office:value-type="float" office:value="0.15482950466338" calcext:value-type="float">
            <text:p>0.15482950466338</text:p>
          </table:table-cell>
          <table:table-cell office:value-type="float" office:value="0.15482982096732" calcext:value-type="float">
            <text:p>0.15482982096732</text:p>
          </table:table-cell>
          <table:table-cell office:value-type="float" office:value="0.00000031630394603521" calcext:value-type="float">
            <text:p>3.1630394603521E-07</text:p>
          </table:table-cell>
          <table:table-cell office:value-type="float" office:value="0.0000000068928734196527" calcext:value-type="float">
            <text:p>6.8928734196527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.8E-017" calcext:value-type="float">
            <text:p>9.8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1632" calcext:value-type="float">
            <text:p>-158.67239381632</text:p>
          </table:table-cell>
          <table:table-cell office:value-type="float" office:value="0.00000014978877516114" calcext:value-type="float">
            <text:p>1.4978877516114E-07</text:p>
          </table:table-cell>
          <table:table-cell office:value-type="float" office:value="0.15482950465777" calcext:value-type="float">
            <text:p>0.15482950465777</text:p>
          </table:table-cell>
          <table:table-cell office:value-type="float" office:value="0.15482965444577" calcext:value-type="float">
            <text:p>0.15482965444577</text:p>
          </table:table-cell>
          <table:table-cell office:value-type="float" office:value="0.00000014978799753318" calcext:value-type="float">
            <text:p>1.4978799753318E-07</text:p>
          </table:table-cell>
          <table:table-cell office:value-type="float" office:value="0.0000000034288202580633" calcext:value-type="float">
            <text:p>3.4288202580633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6.2E-017" calcext:value-type="float">
            <text:p>-6.2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3051" calcext:value-type="float">
            <text:p>-158.67239393051</text:p>
          </table:table-cell>
          <table:table-cell office:value-type="float" office:value="0.000000035594183600551" calcext:value-type="float">
            <text:p>3.5594183600551E-08</text:p>
          </table:table-cell>
          <table:table-cell office:value-type="float" office:value="0.15482950465703" calcext:value-type="float">
            <text:p>0.15482950465703</text:p>
          </table:table-cell>
          <table:table-cell office:value-type="float" office:value="0.15482954025118" calcext:value-type="float">
            <text:p>0.15482954025118</text:p>
          </table:table-cell>
          <table:table-cell office:value-type="float" office:value="0.000000035594145270101" calcext:value-type="float">
            <text:p>3.5594145270101E-08</text:p>
          </table:table-cell>
          <table:table-cell office:value-type="float" office:value="0.00000000088591313688077" calcext:value-type="float">
            <text:p>8.8591313688077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024" calcext:value-type="float">
            <text:p>0.90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.4E-015" calcext:value-type="float">
            <text:p>-2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7" calcext:value-type="float">
            <text:p>-158.672393957</text:p>
          </table:table-cell>
          <table:table-cell office:value-type="float" office:value="0.0000000091102663191123" calcext:value-type="float">
            <text:p>9.1102663191123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1376727" calcext:value-type="float">
            <text:p>0.15482951376727</text:p>
          </table:table-cell>
          <table:table-cell office:value-type="float" office:value="0.0000000091102587140846" calcext:value-type="float">
            <text:p>9.1102587140846E-09</text:p>
          </table:table-cell>
          <table:table-cell office:value-type="float" office:value="0.00000000024131647117323" calcext:value-type="float">
            <text:p>2.4131647117323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356" calcext:value-type="float">
            <text:p>0.83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8E-016" calcext:value-type="float">
            <text:p>3.8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361" calcext:value-type="float">
            <text:p>-158.67239396361</text:p>
          </table:table-cell>
          <table:table-cell office:value-type="float" office:value="0.0000000025007977910718" calcext:value-type="float">
            <text:p>2.5007977910718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71578" calcext:value-type="float">
            <text:p>0.1548295071578</text:p>
          </table:table-cell>
          <table:table-cell office:value-type="float" office:value="0.0000000025007808324151" calcext:value-type="float">
            <text:p>2.5007808324151E-09</text:p>
          </table:table-cell>
          <table:table-cell office:value-type="float" office:value="0.0000000000691949512958" calcext:value-type="float">
            <text:p>6.91949512958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3.1E-015" calcext:value-type="float">
            <text:p>-3.1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76" calcext:value-type="float">
            <text:p>-158.67239396476</text:p>
          </table:table-cell>
          <table:table-cell office:value-type="float" office:value="0.000000001343153144262" calcext:value-type="float">
            <text:p>1.343153144262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600014" calcext:value-type="float">
            <text:p>0.15482950600014</text:p>
          </table:table-cell>
          <table:table-cell office:value-type="float" office:value="0.0000000013431225298621" calcext:value-type="float">
            <text:p>1.3431225298621E-09</text:p>
          </table:table-cell>
          <table:table-cell office:value-type="float" office:value="0.000000000037758265011509" calcext:value-type="float">
            <text:p>3.7758265011509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6.1E-015" calcext:value-type="float">
            <text:p>-6.1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7" calcext:value-type="float">
            <text:p>-158.6723939657</text:p>
          </table:table-cell>
          <table:table-cell office:value-type="float" office:value="0.00000000040591885408503" calcext:value-type="float">
            <text:p>4.0591885408503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506295" calcext:value-type="float">
            <text:p>0.15482950506295</text:p>
          </table:table-cell>
          <table:table-cell office:value-type="float" office:value="0.0000000004059311775606" calcext:value-type="float">
            <text:p>4.059311775606E-10</text:p>
          </table:table-cell>
          <table:table-cell office:value-type="float" office:value="0.000000000011664258353915" calcext:value-type="float">
            <text:p>1.1664258353915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05" calcext:value-type="float">
            <text:p>0.7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7.7E-016" calcext:value-type="float">
            <text:p>-7.7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98" calcext:value-type="float">
            <text:p>-158.67239396598</text:p>
          </table:table-cell>
          <table:table-cell office:value-type="float" office:value="0.00000000013008616406296" calcext:value-type="float">
            <text:p>1.3008616406296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78707" calcext:value-type="float">
            <text:p>0.15482950478707</text:p>
          </table:table-cell>
          <table:table-cell office:value-type="float" office:value="0.00000000013005624355245" calcext:value-type="float">
            <text:p>1.3005624355245E-10</text:p>
          </table:table-cell>
          <table:table-cell office:value-type="float" office:value="0.0000000000037782981667383" calcext:value-type="float">
            <text:p>3.7782981667383E-12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636" calcext:value-type="float">
            <text:p>0.66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.6E-015" calcext:value-type="float">
            <text:p>8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606" calcext:value-type="float">
            <text:p>-158.67239396606</text:p>
          </table:table-cell>
          <table:table-cell office:value-type="float" office:value="0.000000000043996806198265" calcext:value-type="float">
            <text:p>4.3996806198265E-11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701" calcext:value-type="float">
            <text:p>0.154829504701</text:p>
          </table:table-cell>
          <table:table-cell office:value-type="float" office:value="0.000000000043981318587072" calcext:value-type="float">
            <text:p>4.3981318587072E-11</text:p>
          </table:table-cell>
          <table:table-cell office:value-type="float" office:value="0.0000000000012804785452028" calcext:value-type="float">
            <text:p>1.2804785452028E-12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.2E-015" calcext:value-type="float">
            <text:p>-1.2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608" calcext:value-type="float">
            <text:p>-158.67239396608</text:p>
          </table:table-cell>
          <table:table-cell office:value-type="float" office:value="0.000000000026091129257111" calcext:value-type="float">
            <text:p>2.6091129257111E-11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68308" calcext:value-type="float">
            <text:p>0.15482950468308</text:p>
          </table:table-cell>
          <table:table-cell office:value-type="float" office:value="0.000000000026065816172149" calcext:value-type="float">
            <text:p>2.6065816172149E-11</text:p>
          </table:table-cell>
          <table:table-cell office:value-type="float" office:value="0.00000000000075765485756708" calcext:value-type="float">
            <text:p>7.5765485756708E-1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5657</text:p>
          </table:table-cell>
          <table:table-cell office:value-type="float" office:value="1.1874" calcext:value-type="float">
            <text:p>1.18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029" calcext:value-type="float">
            <text:p>2.9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2468288" calcext:value-type="float">
            <text:p>-158.67232468288</text:p>
          </table:table-cell>
          <table:table-cell office:value-type="float" office:value="0.000069283224036099" calcext:value-type="float">
            <text:p>6.9283224036099E-05</text:p>
          </table:table-cell>
          <table:table-cell office:value-type="float" office:value="1.361606559901" calcext:value-type="float">
            <text:p>1.361606559901</text:p>
          </table:table-cell>
          <table:table-cell office:value-type="float" office:value="1.3616710690529" calcext:value-type="float">
            <text:p>1.3616710690529</text:p>
          </table:table-cell>
          <table:table-cell office:value-type="float" office:value="0.000064509151929126" calcext:value-type="float">
            <text:p>6.4509151929126E-05</text:p>
          </table:table-cell>
          <table:table-cell office:value-type="float" office:value="0.0000003172395823853" calcext:value-type="float">
            <text:p>3.172395823853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6" calcext:value-type="float">
            <text:p>8.6E-11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620893" calcext:value-type="float">
            <text:p>-158.67237620893</text:p>
          </table:table-cell>
          <table:table-cell office:value-type="float" office:value="0.000017757173736754" calcext:value-type="float">
            <text:p>1.7757173736754E-05</text:p>
          </table:table-cell>
          <table:table-cell office:value-type="float" office:value="1.3616018679183" calcext:value-type="float">
            <text:p>1.3616018679183</text:p>
          </table:table-cell>
          <table:table-cell office:value-type="float" office:value="1.3616195430026" calcext:value-type="float">
            <text:p>1.3616195430026</text:p>
          </table:table-cell>
          <table:table-cell office:value-type="float" office:value="0.000017675084348134" calcext:value-type="float">
            <text:p>1.7675084348134E-05</text:p>
          </table:table-cell>
          <table:table-cell office:value-type="float" office:value="0.00000010496935762908" calcext:value-type="float">
            <text:p>1.0496935762908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37" calcext:value-type="float">
            <text:p>3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88564" calcext:value-type="float">
            <text:p>-158.6723888564</text:p>
          </table:table-cell>
          <table:table-cell office:value-type="float" office:value="0.0000051097034940994" calcext:value-type="float">
            <text:p>5.1097034940994E-06</text:p>
          </table:table-cell>
          <table:table-cell office:value-type="float" office:value="1.3616018054469" calcext:value-type="float">
            <text:p>1.3616018054469</text:p>
          </table:table-cell>
          <table:table-cell office:value-type="float" office:value="1.3616068955324" calcext:value-type="float">
            <text:p>1.3616068955324</text:p>
          </table:table-cell>
          <table:table-cell office:value-type="float" office:value="0.0000050900854526859" calcext:value-type="float">
            <text:p>5.0900854526859E-06</text:p>
          </table:table-cell>
          <table:table-cell office:value-type="float" office:value="0.000000035559232833504" calcext:value-type="float">
            <text:p>3.5559232833504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677" calcext:value-type="float">
            <text:p>0.86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E-016" calcext:value-type="float">
            <text:p>-5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09936" calcext:value-type="float">
            <text:p>-158.67239309936</text:p>
          </table:table-cell>
          <table:table-cell office:value-type="float" office:value="0.00000086675024135729" calcext:value-type="float">
            <text:p>8.6675024135729E-07</text:p>
          </table:table-cell>
          <table:table-cell office:value-type="float" office:value="1.3616017854516" calcext:value-type="float">
            <text:p>1.3616017854516</text:p>
          </table:table-cell>
          <table:table-cell office:value-type="float" office:value="1.3616026525791" calcext:value-type="float">
            <text:p>1.3616026525791</text:p>
          </table:table-cell>
          <table:table-cell office:value-type="float" office:value="0.00000086712759195251" calcext:value-type="float">
            <text:p>8.6712759195251E-07</text:p>
          </table:table-cell>
          <table:table-cell office:value-type="float" office:value="0.0000000078229918286469" calcext:value-type="float">
            <text:p>7.8229918286469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057" calcext:value-type="float">
            <text:p>0.80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7E-015" calcext:value-type="float">
            <text:p>-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833" calcext:value-type="float">
            <text:p>-158.6723936833</text:p>
          </table:table-cell>
          <table:table-cell office:value-type="float" office:value="0.0000002828053027315" calcext:value-type="float">
            <text:p>2.828053027315E-07</text:p>
          </table:table-cell>
          <table:table-cell office:value-type="float" office:value="1.3616017858193" calcext:value-type="float">
            <text:p>1.3616017858193</text:p>
          </table:table-cell>
          <table:table-cell office:value-type="float" office:value="1.3616020686342" calcext:value-type="float">
            <text:p>1.3616020686342</text:p>
          </table:table-cell>
          <table:table-cell office:value-type="float" office:value="0.00000028281491459836" calcext:value-type="float">
            <text:p>2.8281491459836E-07</text:p>
          </table:table-cell>
          <table:table-cell office:value-type="float" office:value="0.0000000028947576283455" calcext:value-type="float">
            <text:p>2.8947576283455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7E-015" calcext:value-type="float">
            <text:p>3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6947" calcext:value-type="float">
            <text:p>-158.67239386947</text:p>
          </table:table-cell>
          <table:table-cell office:value-type="float" office:value="0.000000096634408919272" calcext:value-type="float">
            <text:p>9.6634408919272E-08</text:p>
          </table:table-cell>
          <table:table-cell office:value-type="float" office:value="1.361601785829" calcext:value-type="float">
            <text:p>1.361601785829</text:p>
          </table:table-cell>
          <table:table-cell office:value-type="float" office:value="1.3616018824633" calcext:value-type="float">
            <text:p>1.3616018824633</text:p>
          </table:table-cell>
          <table:table-cell office:value-type="float" office:value="0.00000009663429167972" calcext:value-type="float">
            <text:p>9.663429167972E-08</text:p>
          </table:table-cell>
          <table:table-cell office:value-type="float" office:value="0.000000001103524545989" calcext:value-type="float">
            <text:p>1.103524545989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837" calcext:value-type="float">
            <text:p>0.68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9.5E-015" calcext:value-type="float">
            <text:p>-9.5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516" calcext:value-type="float">
            <text:p>-158.67239394516</text:p>
          </table:table-cell>
          <table:table-cell office:value-type="float" office:value="0.000000020942735545759" calcext:value-type="float">
            <text:p>2.0942735545759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067716" calcext:value-type="float">
            <text:p>1.3616018067716</text:p>
          </table:table-cell>
          <table:table-cell office:value-type="float" office:value="0.000000020942677814162" calcext:value-type="float">
            <text:p>2.0942677814162E-08</text:p>
          </table:table-cell>
          <table:table-cell office:value-type="float" office:value="0.00000000027253718290161" calcext:value-type="float">
            <text:p>2.7253718290161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446" calcext:value-type="float">
            <text:p>0.64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.7E-015" calcext:value-type="float">
            <text:p>6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816" calcext:value-type="float">
            <text:p>-158.67239395816</text:p>
          </table:table-cell>
          <table:table-cell office:value-type="float" office:value="0.0000000079486426329822" calcext:value-type="float">
            <text:p>7.9486426329822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937775" calcext:value-type="float">
            <text:p>1.3616017937775</text:p>
          </table:table-cell>
          <table:table-cell office:value-type="float" office:value="0.0000000079486102144699" calcext:value-type="float">
            <text:p>7.9486102144699E-09</text:p>
          </table:table-cell>
          <table:table-cell office:value-type="float" office:value="0.00000000011038948823356" calcext:value-type="float">
            <text:p>1.1038948823356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21" calcext:value-type="float">
            <text:p>-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297" calcext:value-type="float">
            <text:p>-158.67239396297</text:p>
          </table:table-cell>
          <table:table-cell office:value-type="float" office:value="0.000000003132498704872" calcext:value-type="float">
            <text:p>3.132498704872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89614" calcext:value-type="float">
            <text:p>1.3616017889614</text:p>
          </table:table-cell>
          <table:table-cell office:value-type="float" office:value="0.0000000031324505211927" calcext:value-type="float">
            <text:p>3.1324505211927E-09</text:p>
          </table:table-cell>
          <table:table-cell office:value-type="float" office:value="0.000000000045699526886011" calcext:value-type="float">
            <text:p>4.5699526886011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19" calcext:value-type="float">
            <text:p>1.9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83" calcext:value-type="float">
            <text:p>-158.67239396483</text:p>
          </table:table-cell>
          <table:table-cell office:value-type="float" office:value="0.0000000012788632375305" calcext:value-type="float">
            <text:p>1.2788632375305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71077" calcext:value-type="float">
            <text:p>1.3616017871077</text:p>
          </table:table-cell>
          <table:table-cell office:value-type="float" office:value="0.0000000012788212711001" calcext:value-type="float">
            <text:p>1.2788212711001E-09</text:p>
          </table:table-cell>
          <table:table-cell office:value-type="float" office:value="0.000000000019333846798109" calcext:value-type="float">
            <text:p>1.9333846798109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372" calcext:value-type="float">
            <text:p>0.53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.9E-016" calcext:value-type="float">
            <text:p>2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75" calcext:value-type="float">
            <text:p>-158.67239396575</text:p>
          </table:table-cell>
          <table:table-cell office:value-type="float" office:value="0.00000000035478819881973" calcext:value-type="float">
            <text:p>3.5478819881973E-10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61837" calcext:value-type="float">
            <text:p>1.3616017861837</text:p>
          </table:table-cell>
          <table:table-cell office:value-type="float" office:value="0.00000000035474112536349" calcext:value-type="float">
            <text:p>3.5474112536349E-10</text:p>
          </table:table-cell>
          <table:table-cell office:value-type="float" office:value="0.0000000000055414973276514" calcext:value-type="float">
            <text:p>5.5414973276514E-12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127" calcext:value-type="float">
            <text:p>0.51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42" calcext:value-type="float">
            <text:p>4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95" calcext:value-type="float">
            <text:p>-158.67239396595</text:p>
          </table:table-cell>
          <table:table-cell office:value-type="float" office:value="0.00000000015677414921811" calcext:value-type="float">
            <text:p>1.5677414921811E-10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59857" calcext:value-type="float">
            <text:p>1.3616017859857</text:p>
          </table:table-cell>
          <table:table-cell office:value-type="float" office:value="0.00000000015675882814037" calcext:value-type="float">
            <text:p>1.5675882814037E-10</text:p>
          </table:table-cell>
          <table:table-cell office:value-type="float" office:value="0.0000000000024752363528036" calcext:value-type="float">
            <text:p>2.4752363528036E-12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018" calcext:value-type="float">
            <text:p>1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604" calcext:value-type="float">
            <text:p>-158.67239396604</text:p>
          </table:table-cell>
          <table:table-cell office:value-type="float" office:value="0.000000000071281647251453" calcext:value-type="float">
            <text:p>7.1281647251453E-11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59002" calcext:value-type="float">
            <text:p>1.3616017859002</text:p>
          </table:table-cell>
          <table:table-cell office:value-type="float" office:value="0.000000000071286310188157" calcext:value-type="float">
            <text:p>7.1286310188157E-11</text:p>
          </table:table-cell>
          <table:table-cell office:value-type="float" office:value="0.0000000000011301009366049" calcext:value-type="float">
            <text:p>1.1301009366049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38" calcext:value-type="float">
            <text:p>3.8E-0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15205919" calcext:value-type="float">
            <text:p>-158.67215205919</text:p>
          </table:table-cell>
          <table:table-cell office:value-type="float" office:value="0.00024190691317472" calcext:value-type="float">
            <text:p>0.000241906913175</text:p>
          </table:table-cell>
          <table:table-cell office:value-type="float" office:value="8.1589271258445" calcext:value-type="float">
            <text:p>8.1589271258445</text:p>
          </table:table-cell>
          <table:table-cell office:value-type="float" office:value="8.1591257520736" calcext:value-type="float">
            <text:p>8.1591257520736</text:p>
          </table:table-cell>
          <table:table-cell office:value-type="float" office:value="0.00019862622910871" calcext:value-type="float">
            <text:p>0.000198626229109</text:p>
          </table:table-cell>
          <table:table-cell office:value-type="float" office:value="0.00000047837331861652" calcext:value-type="float">
            <text:p>4.7837331861652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8677" calcext:value-type="float">
            <text:p>0.86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8" calcext:value-type="float">
            <text:p>3.8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3474992" calcext:value-type="float">
            <text:p>-158.67233474992</text:p>
          </table:table-cell>
          <table:table-cell office:value-type="float" office:value="0.000059216188418532" calcext:value-type="float">
            <text:p>5.9216188418532E-05</text:p>
          </table:table-cell>
          <table:table-cell office:value-type="float" office:value="8.1588830738449" calcext:value-type="float">
            <text:p>8.1588830738449</text:p>
          </table:table-cell>
          <table:table-cell office:value-type="float" office:value="8.1589430613489" calcext:value-type="float">
            <text:p>8.1589430613489</text:p>
          </table:table-cell>
          <table:table-cell office:value-type="float" office:value="0.000059987504021919" calcext:value-type="float">
            <text:p>5.9987504021919E-05</text:p>
          </table:table-cell>
          <table:table-cell office:value-type="float" office:value="0.00000018713759725746" calcext:value-type="float">
            <text:p>1.8713759725746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78" calcext:value-type="float">
            <text:p>0.7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8" calcext:value-type="float">
            <text:p>5.8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765966" calcext:value-type="float">
            <text:p>-158.67237765966</text:p>
          </table:table-cell>
          <table:table-cell office:value-type="float" office:value="0.000016306450788761" calcext:value-type="float">
            <text:p>1.6306450788761E-05</text:p>
          </table:table-cell>
          <table:table-cell office:value-type="float" office:value="8.1588838329795" calcext:value-type="float">
            <text:p>8.1588838329795</text:p>
          </table:table-cell>
          <table:table-cell office:value-type="float" office:value="8.1589001516113" calcext:value-type="float">
            <text:p>8.1589001516113</text:p>
          </table:table-cell>
          <table:table-cell office:value-type="float" office:value="0.000016318631820056" calcext:value-type="float">
            <text:p>1.6318631820056E-05</text:p>
          </table:table-cell>
          <table:table-cell office:value-type="float" office:value="0.000000051522396537816" calcext:value-type="float">
            <text:p>5.1522396537816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05" calcext:value-type="float">
            <text:p>0.7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2.4E-015" calcext:value-type="float">
            <text:p>-2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37469" calcext:value-type="float">
            <text:p>-158.67238937469</text:p>
          </table:table-cell>
          <table:table-cell office:value-type="float" office:value="0.0000045914122210888" calcext:value-type="float">
            <text:p>4.5914122210888E-06</text:p>
          </table:table-cell>
          <table:table-cell office:value-type="float" office:value="8.1588838469966" calcext:value-type="float">
            <text:p>8.1588838469966</text:p>
          </table:table-cell>
          <table:table-cell office:value-type="float" office:value="8.1588884365727" calcext:value-type="float">
            <text:p>8.1588884365727</text:p>
          </table:table-cell>
          <table:table-cell office:value-type="float" office:value="0.0000045895760596437" calcext:value-type="float">
            <text:p>4.5895760596437E-06</text:p>
          </table:table-cell>
          <table:table-cell office:value-type="float" office:value="0.000000014131550930889" calcext:value-type="float">
            <text:p>1.4131550930889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95997" calcext:value-type="float">
            <text:p>-158.67239195997</text:p>
          </table:table-cell>
          <table:table-cell office:value-type="float" office:value="0.0000020061399652604" calcext:value-type="float">
            <text:p>2.0061399652604E-06</text:p>
          </table:table-cell>
          <table:table-cell office:value-type="float" office:value="8.1588838450805" calcext:value-type="float">
            <text:p>8.1588838450805</text:p>
          </table:table-cell>
          <table:table-cell office:value-type="float" office:value="8.1588858513004" calcext:value-type="float">
            <text:p>8.1588858513004</text:p>
          </table:table-cell>
          <table:table-cell office:value-type="float" office:value="0.0000020062199403981" calcext:value-type="float">
            <text:p>2.0062199403981E-06</text:p>
          </table:table-cell>
          <table:table-cell office:value-type="float" office:value="0.0000000060156410766568" calcext:value-type="float">
            <text:p>6.0156410766568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34" calcext:value-type="float">
            <text:p>-3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36953" calcext:value-type="float">
            <text:p>-158.67239336953</text:p>
          </table:table-cell>
          <table:table-cell office:value-type="float" office:value="0.00000059657756423803" calcext:value-type="float">
            <text:p>5.9657756423803E-07</text:p>
          </table:table-cell>
          <table:table-cell office:value-type="float" office:value="8.1588838451605" calcext:value-type="float">
            <text:p>8.1588838451605</text:p>
          </table:table-cell>
          <table:table-cell office:value-type="float" office:value="8.158884441738" calcext:value-type="float">
            <text:p>8.158884441738</text:p>
          </table:table-cell>
          <table:table-cell office:value-type="float" office:value="0.00000059657759265974" calcext:value-type="float">
            <text:p>5.9657759265974E-07</text:p>
          </table:table-cell>
          <table:table-cell office:value-type="float" office:value="0.000000001705501204296" calcext:value-type="float">
            <text:p>1.705501204296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6.1E-015" calcext:value-type="float">
            <text:p>-6.1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8193" calcext:value-type="float">
            <text:p>-158.67239378193</text:p>
          </table:table-cell>
          <table:table-cell office:value-type="float" office:value="0.0000001841780488121" calcext:value-type="float">
            <text:p>1.841780488121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0293385" calcext:value-type="float">
            <text:p>8.1588840293385</text:p>
          </table:table-cell>
          <table:table-cell office:value-type="float" office:value="0.00000018417770952794" calcext:value-type="float">
            <text:p>1.8417770952794E-07</text:p>
          </table:table-cell>
          <table:table-cell office:value-type="float" office:value="0.00000000050053341954528" calcext:value-type="float">
            <text:p>5.0053341954528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247" calcext:value-type="float">
            <text:p>0.52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0691" calcext:value-type="float">
            <text:p>-158.67239390691</text:p>
          </table:table-cell>
          <table:table-cell office:value-type="float" office:value="0.000000059194121604378" calcext:value-type="float">
            <text:p>5.9194121604378E-08</text:p>
          </table:table-cell>
          <table:table-cell office:value-type="float" office:value="8.1588838451609" calcext:value-type="float">
            <text:p>8.1588838451609</text:p>
          </table:table-cell>
          <table:table-cell office:value-type="float" office:value="8.1588839043546" calcext:value-type="float">
            <text:p>8.1588839043546</text:p>
          </table:table-cell>
          <table:table-cell office:value-type="float" office:value="0.000000059193697055093" calcext:value-type="float">
            <text:p>5.9193697055093E-08</text:p>
          </table:table-cell>
          <table:table-cell office:value-type="float" office:value="0.00000000015291273477444" calcext:value-type="float">
            <text:p>1.5291273477444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905" calcext:value-type="float">
            <text:p>0.49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22" calcext:value-type="float">
            <text:p>2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628" calcext:value-type="float">
            <text:p>-158.67239394628</text:p>
          </table:table-cell>
          <table:table-cell office:value-type="float" office:value="0.00000001983144670703" calcext:value-type="float">
            <text:p>1.983144670703E-08</text:p>
          </table:table-cell>
          <table:table-cell office:value-type="float" office:value="8.158883845161" calcext:value-type="float">
            <text:p>8.158883845161</text:p>
          </table:table-cell>
          <table:table-cell office:value-type="float" office:value="8.1588838649919" calcext:value-type="float">
            <text:p>8.1588838649919</text:p>
          </table:table-cell>
          <table:table-cell office:value-type="float" office:value="0.000000019830965314327" calcext:value-type="float">
            <text:p>1.9830965314327E-08</text:p>
          </table:table-cell>
          <table:table-cell office:value-type="float" office:value="0.000000000048748927117138" calcext:value-type="float">
            <text:p>4.8748927117138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604" calcext:value-type="float">
            <text:p>0.46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918" calcext:value-type="float">
            <text:p>-158.67239395918</text:p>
          </table:table-cell>
          <table:table-cell office:value-type="float" office:value="0.0000000069261147928046" calcext:value-type="float">
            <text:p>6.9261147928046E-09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520866" calcext:value-type="float">
            <text:p>8.1588838520866</text:p>
          </table:table-cell>
          <table:table-cell office:value-type="float" office:value="0.0000000069258021540008" calcext:value-type="float">
            <text:p>6.9258021540008E-09</text:p>
          </table:table-cell>
          <table:table-cell office:value-type="float" office:value="0.000000000016224461082077" calcext:value-type="float">
            <text:p>1.6224461082077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77" calcext:value-type="float">
            <text:p>-7.7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259" calcext:value-type="float">
            <text:p>-158.67239396259</text:p>
          </table:table-cell>
          <table:table-cell office:value-type="float" office:value="0.0000000035135769849148" calcext:value-type="float">
            <text:p>3.5135769849148E-09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48674" calcext:value-type="float">
            <text:p>8.158883848674</text:p>
          </table:table-cell>
          <table:table-cell office:value-type="float" office:value="0.0000000035132714515385" calcext:value-type="float">
            <text:p>3.5132714515385E-09</text:p>
          </table:table-cell>
          <table:table-cell office:value-type="float" office:value="0.0000000000079775183814951" calcext:value-type="float">
            <text:p>7.9775183814951E-12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024" calcext:value-type="float">
            <text:p>-2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79" calcext:value-type="float">
            <text:p>-158.67239396479</text:p>
          </table:table-cell>
          <table:table-cell office:value-type="float" office:value="0.0000000013124292763678" calcext:value-type="float">
            <text:p>1.3124292763678E-09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464729" calcext:value-type="float">
            <text:p>8.1588838464729</text:p>
          </table:table-cell>
          <table:table-cell office:value-type="float" office:value="0.0000000013120935449251" calcext:value-type="float">
            <text:p>1.3120935449251E-09</text:p>
          </table:table-cell>
          <table:table-cell office:value-type="float" office:value="0.0000000000028480504097339" calcext:value-type="float">
            <text:p>2.8480504097339E-12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3958" calcext:value-type="float">
            <text:p>0.39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62" calcext:value-type="float">
            <text:p>-6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6" calcext:value-type="float">
            <text:p>-158.6723939656</text:p>
          </table:table-cell>
          <table:table-cell office:value-type="float" office:value="0.00000000050931703299284" calcext:value-type="float">
            <text:p>5.0931703299284E-10</text:p>
          </table:table-cell>
          <table:table-cell office:value-type="float" office:value="8.1588838451607" calcext:value-type="float">
            <text:p>8.1588838451607</text:p>
          </table:table-cell>
          <table:table-cell office:value-type="float" office:value="8.1588838456698" calcext:value-type="float">
            <text:p>8.1588838456698</text:p>
          </table:table-cell>
          <table:table-cell office:value-type="float" office:value="0.00000000050915538452045" calcext:value-type="float">
            <text:p>5.0915538452045E-10</text:p>
          </table:table-cell>
          <table:table-cell office:value-type="float" office:value="0.000000000001064013457221" calcext:value-type="float">
            <text:p>1.064013457221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5" calcext:value-type="float">
            <text:p>2.5E-0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088111952" calcext:value-type="float">
            <text:p>-158.67088111952</text:p>
          </table:table-cell>
          <table:table-cell office:value-type="float" office:value="0.0015128465865928" calcext:value-type="float">
            <text:p>0.001512846586593</text:p>
          </table:table-cell>
          <table:table-cell office:value-type="float" office:value="23.902664978006" calcext:value-type="float">
            <text:p>23.902664978006</text:p>
          </table:table-cell>
          <table:table-cell office:value-type="float" office:value="23.904114991782" calcext:value-type="float">
            <text:p>23.904114991782</text:p>
          </table:table-cell>
          <table:table-cell office:value-type="float" office:value="0.001450013775699" calcext:value-type="float">
            <text:p>0.001450013775699</text:p>
          </table:table-cell>
          <table:table-cell office:value-type="float" office:value="0.00000091969340953926" calcext:value-type="float">
            <text:p>9.1969340953926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7278" calcext:value-type="float">
            <text:p>0.72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54" calcext:value-type="float">
            <text:p>5.4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08728785" calcext:value-type="float">
            <text:p>-158.67208728785</text:p>
          </table:table-cell>
          <table:table-cell office:value-type="float" office:value="0.00030667825575392" calcext:value-type="float">
            <text:p>0.000306678255754</text:p>
          </table:table-cell>
          <table:table-cell office:value-type="float" office:value="23.902602617552" calcext:value-type="float">
            <text:p>23.902602617552</text:p>
          </table:table-cell>
          <table:table-cell office:value-type="float" office:value="23.902908823451" calcext:value-type="float">
            <text:p>23.902908823451</text:p>
          </table:table-cell>
          <table:table-cell office:value-type="float" office:value="0.00030620589915031" calcext:value-type="float">
            <text:p>0.00030620589915</text:p>
          </table:table-cell>
          <table:table-cell office:value-type="float" office:value="0.00000017569578190925" calcext:value-type="float">
            <text:p>1.7569578190925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7" calcext:value-type="float">
            <text:p>7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993221" calcext:value-type="float">
            <text:p>-158.6722993221</text:p>
          </table:table-cell>
          <table:table-cell office:value-type="float" office:value="0.00009464400866932" calcext:value-type="float">
            <text:p>9.464400866932E-05</text:p>
          </table:table-cell>
          <table:table-cell office:value-type="float" office:value="23.902602010782" calcext:value-type="float">
            <text:p>23.902602010782</text:p>
          </table:table-cell>
          <table:table-cell office:value-type="float" office:value="23.902696789204" calcext:value-type="float">
            <text:p>23.902696789204</text:p>
          </table:table-cell>
          <table:table-cell office:value-type="float" office:value="0.000094778422603525" calcext:value-type="float">
            <text:p>9.4778422603525E-05</text:p>
          </table:table-cell>
          <table:table-cell office:value-type="float" office:value="0.000000051279427202096" calcext:value-type="float">
            <text:p>5.1279427202096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937" calcext:value-type="float">
            <text:p>0.59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44" calcext:value-type="float">
            <text:p>4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370044" calcext:value-type="float">
            <text:p>-158.67237370044</text:p>
          </table:table-cell>
          <table:table-cell office:value-type="float" office:value="0.000020265665739316" calcext:value-type="float">
            <text:p>2.0265665739316E-05</text:p>
          </table:table-cell>
          <table:table-cell office:value-type="float" office:value="23.902602148707" calcext:value-type="float">
            <text:p>23.902602148707</text:p>
          </table:table-cell>
          <table:table-cell office:value-type="float" office:value="23.902622410861" calcext:value-type="float">
            <text:p>23.902622410861</text:p>
          </table:table-cell>
          <table:table-cell office:value-type="float" office:value="0.000020262153988426" calcext:value-type="float">
            <text:p>2.0262153988426E-05</text:p>
          </table:table-cell>
          <table:table-cell office:value-type="float" office:value="0.000000010409550584386" calcext:value-type="float">
            <text:p>1.0409550584386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503" calcext:value-type="float">
            <text:p>0.55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1" calcext:value-type="float">
            <text:p>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740105" calcext:value-type="float">
            <text:p>-158.67238740105</text:p>
          </table:table-cell>
          <table:table-cell office:value-type="float" office:value="0.0000065650551732688" calcext:value-type="float">
            <text:p>6.5650551732688E-06</text:p>
          </table:table-cell>
          <table:table-cell office:value-type="float" office:value="23.902602145207" calcext:value-type="float">
            <text:p>23.902602145207</text:p>
          </table:table-cell>
          <table:table-cell office:value-type="float" office:value="23.902608710251" calcext:value-type="float">
            <text:p>23.902608710251</text:p>
          </table:table-cell>
          <table:table-cell office:value-type="float" office:value="0.0000065650441563037" calcext:value-type="float">
            <text:p>6.5650441563037E-06</text:p>
          </table:table-cell>
          <table:table-cell office:value-type="float" office:value="0.0000000033209797326636" calcext:value-type="float">
            <text:p>3.3209797326636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127" calcext:value-type="float">
            <text:p>0.51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76739" calcext:value-type="float">
            <text:p>-158.67239176739</text:p>
          </table:table-cell>
          <table:table-cell office:value-type="float" office:value="0.0000021987224556597" calcext:value-type="float">
            <text:p>2.1987224556597E-06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4343918" calcext:value-type="float">
            <text:p>23.902604343918</text:p>
          </table:table-cell>
          <table:table-cell office:value-type="float" office:value="0.0000021987217060371" calcext:value-type="float">
            <text:p>2.1987217060371E-06</text:p>
          </table:table-cell>
          <table:table-cell office:value-type="float" office:value="0.0000000011122868209255" calcext:value-type="float">
            <text:p>1.1122868209255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035" calcext:value-type="float">
            <text:p>3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42488" calcext:value-type="float">
            <text:p>-158.67239342488</text:p>
          </table:table-cell>
          <table:table-cell office:value-type="float" office:value="0.00000054122739356899" calcext:value-type="float">
            <text:p>5.4122739356899E-07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686423" calcext:value-type="float">
            <text:p>23.902602686423</text:p>
          </table:table-cell>
          <table:table-cell office:value-type="float" office:value="0.0000005412263845983" calcext:value-type="float">
            <text:p>5.412263845983E-07</text:p>
          </table:table-cell>
          <table:table-cell office:value-type="float" office:value="0.00000000027924472152764" calcext:value-type="float">
            <text:p>2.7924472152764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424" calcext:value-type="float">
            <text:p>0.44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67" calcext:value-type="float">
            <text:p>-6.7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6851" calcext:value-type="float">
            <text:p>-158.67239376851</text:p>
          </table:table-cell>
          <table:table-cell office:value-type="float" office:value="0.00000019759681890719" calcext:value-type="float">
            <text:p>1.9759681890719E-07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342792" calcext:value-type="float">
            <text:p>23.902602342792</text:p>
          </table:table-cell>
          <table:table-cell office:value-type="float" office:value="0.00000019759566427524" calcext:value-type="float">
            <text:p>1.9759566427524E-07</text:p>
          </table:table-cell>
          <table:table-cell office:value-type="float" office:value="0.0000000001044949005709" calcext:value-type="float">
            <text:p>1.044949005709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178" calcext:value-type="float">
            <text:p>0.41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17" calcext:value-type="float">
            <text:p>-1.7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9124" calcext:value-type="float">
            <text:p>-158.67239389124</text:p>
          </table:table-cell>
          <table:table-cell office:value-type="float" office:value="0.000000074866903787552" calcext:value-type="float">
            <text:p>7.4866903787552E-08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220062" calcext:value-type="float">
            <text:p>23.902602220062</text:p>
          </table:table-cell>
          <table:table-cell office:value-type="float" office:value="0.000000074865688759473" calcext:value-type="float">
            <text:p>7.4865688759473E-08</text:p>
          </table:table-cell>
          <table:table-cell office:value-type="float" office:value="0.000000000040751945577861" calcext:value-type="float">
            <text:p>4.0751945577861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89" calcext:value-type="float">
            <text:p>0.38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.4E-015" calcext:value-type="float">
            <text:p>-3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4" calcext:value-type="float">
            <text:p>-158.6723939444</text:p>
          </table:table-cell>
          <table:table-cell office:value-type="float" office:value="0.000000021703726815758" calcext:value-type="float">
            <text:p>2.1703726815758E-08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66899" calcext:value-type="float">
            <text:p>23.902602166899</text:p>
          </table:table-cell>
          <table:table-cell office:value-type="float" office:value="0.000000021703161934283" calcext:value-type="float">
            <text:p>2.1703161934283E-08</text:p>
          </table:table-cell>
          <table:table-cell office:value-type="float" office:value="0.000000000012293942818853" calcext:value-type="float">
            <text:p>1.2293942818853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698" calcext:value-type="float">
            <text:p>0.36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17" calcext:value-type="float">
            <text:p>1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718" calcext:value-type="float">
            <text:p>-158.67239395718</text:p>
          </table:table-cell>
          <table:table-cell office:value-type="float" office:value="0.0000000089235356881545" calcext:value-type="float">
            <text:p>8.9235356881545E-09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154119" calcext:value-type="float">
            <text:p>23.902602154119</text:p>
          </table:table-cell>
          <table:table-cell office:value-type="float" office:value="0.0000000089222886856533" calcext:value-type="float">
            <text:p>8.9222886856533E-09</text:p>
          </table:table-cell>
          <table:table-cell office:value-type="float" office:value="0.0000000000052011058365789" calcext:value-type="float">
            <text:p>5.2011058365789E-12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525" calcext:value-type="float">
            <text:p>0.35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8" calcext:value-type="float">
            <text:p>-2.8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232" calcext:value-type="float">
            <text:p>-158.67239396232</text:p>
          </table:table-cell>
          <table:table-cell office:value-type="float" office:value="0.000000003791399194597" calcext:value-type="float">
            <text:p>3.791399194597E-09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48987" calcext:value-type="float">
            <text:p>23.902602148987</text:p>
          </table:table-cell>
          <table:table-cell office:value-type="float" office:value="0.0000000037905003580363" calcext:value-type="float">
            <text:p>3.7905003580363E-09</text:p>
          </table:table-cell>
          <table:table-cell office:value-type="float" office:value="0.0000000000022769446317877" calcext:value-type="float">
            <text:p>2.2769446317877E-12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318" calcext:value-type="float">
            <text:p>0.33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58" calcext:value-type="float">
            <text:p>-5.8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84" calcext:value-type="float">
            <text:p>-158.67239396484</text:p>
          </table:table-cell>
          <table:table-cell office:value-type="float" office:value="0.0000000012695409168373" calcext:value-type="float">
            <text:p>1.2695409168373E-09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46465" calcext:value-type="float">
            <text:p>23.902602146465</text:p>
          </table:table-cell>
          <table:table-cell office:value-type="float" office:value="0.0000000012688055051058" calcext:value-type="float">
            <text:p>1.2688055051058E-09</text:p>
          </table:table-cell>
          <table:table-cell office:value-type="float" office:value="0.00000000000084122799939085" calcext:value-type="float">
            <text:p>8.4122799939085E-13</text:p>
          </table:table-cell>
        </table:table-row>
      </table:table>
      <table:table table:name="Small Graphs" table:style-name="ta1">
        <table:shapes>
          <draw:frame draw:z-index="0" draw:style-name="gr1" draw:text-style-name="P1" svg:width="613.87pt" svg:height="345.29pt" svg:x="128.01pt" svg:y="89.63pt">
            <draw:object draw:notify-on-update-of-ranges="'Small FD order 12'.H9:'Small FD order 12'.H21 'Small FD order 12'.D9:'Small FD order 12'.D9 'Small FD order 12'.P9:'Small FD order 12'.P21 'Small FD order 12'.H23:'Small FD order 12'.H35 'Small FD order 12'.D24:'Small FD order 12'.D24 'Small FD order 12'.P23:'Small FD order 12'.P35 'Small FD order 12'.H37:'Small FD order 12'.H49 'Small FD order 12'.D37:'Small FD order 12'.D37 'Small FD order 12'.P37:'Small FD order 12'.P49 'Small FD order 12'.H51:'Small FD order 12'.H63 'Small FD order 12'.D51:'Small FD order 12'.D51 'Small FD order 12'.P51:'Small FD order 12'.P6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592.47pt" svg:height="333.52pt" svg:x="135.33pt" svg:y="520.36pt">
            <draw:object draw:notify-on-update-of-ranges="'Small FD order 12'.H9:'Small FD order 12'.H21 'Small FD order 12'.D9:'Small FD order 12'.D9 'Small FD order 12'.O9:'Small FD order 12'.O21 'Small FD order 12'.H23:'Small FD order 12'.H35 'Small FD order 12'.D24:'Small FD order 12'.D24 'Small FD order 12'.O23:'Small FD order 12'.O35 'Small FD order 12'.H37:'Small FD order 12'.H49 'Small FD order 12'.D37:'Small FD order 12'.D37 'Small FD order 12'.O37:'Small FD order 12'.O49 'Small FD order 12'.H51:'Small FD order 12'.H63 'Small FD order 12'.D51:'Small FD order 12'.D51 'Small FD order 12'.O51:'Small FD order 12'.O6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562.99pt" svg:height="316.66pt" svg:x="799.23pt" svg:y="89.63pt">
            <draw:object draw:notify-on-update-of-ranges="'Small FD order 16'.H9:'Small FD order 16'.H21 'Small FD order 16'.D9:'Small FD order 16'.D9 'Small FD order 16'.P9:'Small FD order 16'.P21 'Small FD order 16'.H23:'Small FD order 16'.H35 'Small FD order 16'.D23:'Small FD order 16'.D23 'Small FD order 16'.P23:'Small FD order 16'.P35 'Small FD order 16'.H37:'Small FD order 16'.H49 'Small FD order 16'.D37:'Small FD order 16'.D37 'Small FD order 16'.P37:'Small FD order 16'.P49 'Small FD order 16'.H51:'Small FD order 16'.H63 'Small FD order 16'.D51:'Small FD order 16'.D51 'Small FD order 16'.P51:'Small FD order 16'.P6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453.51pt" svg:height="255.09pt" svg:x="833.58pt" svg:y="596.89pt">
            <draw:object draw:notify-on-update-of-ranges="'Small FD order 16'.H9:'Small FD order 16'.H21 'Small FD order 16'.D9:'Small FD order 16'.D9 'Small FD order 16'.O9:'Small FD order 16'.O21 'Small FD order 16'.H23:'Small FD order 16'.H35 'Small FD order 16'.D23:'Small FD order 16'.D23 'Small FD order 16'.O23:'Small FD order 16'.O35 'Small FD order 16'.H37:'Small FD order 16'.H49 'Small FD order 16'.D37:'Small FD order 16'.D37 'Small FD order 16'.O37:'Small FD order 16'.O49 'Small FD order 16'.H51:'Small FD order 16'.H63 'Small FD order 16'.D51:'Small FD order 16'.D51 'Small FD order 16'.O51:'Small FD order 16'.O6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606.39pt" svg:height="341.06pt" svg:x="832.03pt" svg:y="93.4pt">
            <draw:object draw:notify-on-update-of-ranges="'Small FD order 16'.H9:'Small FD order 16'.H21 'Small FD order 16'.D9:'Small FD order 16'.D9 'Small FD order 16'.P9:'Small FD order 16'.P21 'Small FD order 16'.H23:'Small FD order 16'.H35 'Small FD order 16'.D23:'Small FD order 16'.D23 'Small FD order 16'.P23:'Small FD order 16'.P35 'Small FD order 16'.H37:'Small FD order 16'.H49 'Small FD order 16'.D37:'Small FD order 16'.D37 'Small FD order 16'.P37:'Small FD order 16'.P49 'Small FD order 16'.H51:'Small FD order 16'.H63 'Small FD order 16'.D51:'Small FD order 16'.D51 'Small FD order 16'.P51:'Small FD order 16'.P63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638.02pt" svg:height="358.87pt" svg:x="128.01pt" svg:y="76.05pt">
            <draw:object draw:notify-on-update-of-ranges="'Small FD order 12'.H9:'Small FD order 12'.H21 'Small FD order 12'.D9:'Small FD order 12'.D9 'Small FD order 12'.P9:'Small FD order 12'.P21 'Small FD order 12'.H23:'Small FD order 12'.H35 'Small FD order 12'.D24:'Small FD order 12'.D24 'Small FD order 12'.P23:'Small FD order 12'.P35 'Small FD order 12'.H37:'Small FD order 12'.H49 'Small FD order 12'.D37:'Small FD order 12'.D37 'Small FD order 12'.P37:'Small FD order 12'.P49 'Small FD order 12'.H51:'Small FD order 12'.H63 'Small FD order 12'.D51:'Small FD order 12'.D51 'Small FD order 12'.P51:'Small FD order 12'.P6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631.45pt" svg:height="355.46pt" svg:x="128.3pt" svg:y="498.42pt">
            <draw:object draw:notify-on-update-of-ranges="'Small FD order 12'.H9:'Small FD order 12'.H21 'Small FD order 12'.D9:'Small FD order 12'.D9 'Small FD order 12'.O9:'Small FD order 12'.O21 'Small FD order 12'.H23:'Small FD order 12'.H35 'Small FD order 12'.D24:'Small FD order 12'.D24 'Small FD order 12'.O23:'Small FD order 12'.O35 'Small FD order 12'.H37:'Small FD order 12'.H49 'Small FD order 12'.D37:'Small FD order 12'.D37 'Small FD order 12'.O37:'Small FD order 12'.O49 'Small FD order 12'.H51:'Small FD order 12'.H63 'Small FD order 12'.D51:'Small FD order 12'.D51 'Small FD order 12'.O51:'Small FD order 12'.O6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639.44pt" svg:height="359.97pt" svg:x="128.3pt" svg:y="493.17pt">
            <draw:object draw:notify-on-update-of-ranges="'Small FD order 12'.H9:'Small FD order 12'.H21 'Small FD order 12'.D9:'Small FD order 12'.D9 'Small FD order 12'.O9:'Small FD order 12'.O21 'Small FD order 12'.H23:'Small FD order 12'.H35 'Small FD order 12'.D24:'Small FD order 12'.D24 'Small FD order 12'.O23:'Small FD order 12'.O35 'Small FD order 12'.H37:'Small FD order 12'.H49 'Small FD order 12'.D37:'Small FD order 12'.D37 'Small FD order 12'.O37:'Small FD order 12'.O49 'Small FD order 12'.H51:'Small FD order 12'.H63 'Small FD order 12'.D51:'Small FD order 12'.D51 'Small FD order 12'.O51:'Small FD order 12'.O6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8" draw:style-name="gr1" draw:text-style-name="P1" svg:width="638.59pt" svg:height="359.18pt" svg:x="832.03pt" svg:y="75.74pt">
            <draw:object draw:notify-on-update-of-ranges="'Small FD order 16'.H9:'Small FD order 16'.H21 'Small FD order 16'.D9:'Small FD order 16'.D9 'Small FD order 16'.P9:'Small FD order 16'.P21 'Small FD order 16'.H23:'Small FD order 16'.H35 'Small FD order 16'.D23:'Small FD order 16'.D23 'Small FD order 16'.P23:'Small FD order 16'.P35 'Small FD order 16'.H37:'Small FD order 16'.H49 'Small FD order 16'.D37:'Small FD order 16'.D37 'Small FD order 16'.P37:'Small FD order 16'.P49 'Small FD order 16'.H51:'Small FD order 16'.H63 'Small FD order 16'.D51:'Small FD order 16'.D51 'Small FD order 16'.P51:'Small FD order 16'.P63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9" draw:style-name="gr1" draw:text-style-name="P1" svg:width="637.91pt" svg:height="358.81pt" svg:x="833.58pt" svg:y="493.17pt">
            <draw:object draw:notify-on-update-of-ranges="'Small FD order 16'.H9:'Small FD order 16'.H21 'Small FD order 16'.D9:'Small FD order 16'.D9 'Small FD order 16'.O9:'Small FD order 16'.O21 'Small FD order 16'.H23:'Small FD order 16'.H35 'Small FD order 16'.D23:'Small FD order 16'.D23 'Small FD order 16'.O23:'Small FD order 16'.O35 'Small FD order 16'.H37:'Small FD order 16'.H49 'Small FD order 16'.D37:'Small FD order 16'.D37 'Small FD order 16'.O37:'Small FD order 16'.O49 'Small FD order 16'.H51:'Small FD order 16'.H63 'Small FD order 16'.D51:'Small FD order 16'.D51 'Small FD order 16'.O51:'Small FD order 16'.O63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0" draw:style-name="gr1" draw:text-style-name="P1" svg:width="453.46pt" svg:height="255.23pt" svg:x="1536.8pt" svg:y="178.44pt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1" draw:style-name="gr1" draw:text-style-name="P1" svg:width="453.46pt" svg:height="255.26pt" svg:x="1600.81pt" svg:y="592.58pt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2" draw:style-name="gr1" draw:text-style-name="P1" svg:width="648.79pt" svg:height="365.22pt" svg:x="1536.8pt" svg:y="485.63pt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3" draw:style-name="gr1" draw:text-style-name="P1" svg:width="638.42pt" svg:height="359.35pt" svg:x="1536.8pt" svg:y="74.32pt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Big Run Info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SODIUM CHLORIDE WITH (27000 IONS)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#restart noscale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estart scale</text:p>
          </table:table-cell>
          <table:table-cell table:number-columns-repeated="5"/>
          <table:table-cell office:value-type="string" calcext:value-type="string">
            <text:p>Prec</text:p>
          </table:table-cell>
          <table:table-cell office:value-type="string" calcext:value-type="string">
            <text:p>Nsplin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_grid</text:p>
          </table:table-cell>
          <table:table-cell office:value-type="string" calcext:value-type="string">
            <text:p>recip_E</text:p>
          </table:table-cell>
          <table:table-cell office:value-type="string" calcext:value-type="string">
            <text:p>Tot Coul E</text:p>
          </table:table-cell>
          <table:table-cell/>
          <table:table-cell office:value-type="string" calcext:value-type="string">
            <text:p>E-”E_exact”</text:p>
          </table:table-cell>
        </table:table-row>
        <table:table-row table:style-name="ro1">
          <table:table-cell table:number-columns-repeated="9"/>
          <table:table-cell table:style-name="ce1" office:value-type="float" office:value="0.000001" calcext:value-type="float">
            <text:p>1.00E-06</text:p>
          </table:table-cell>
          <table:table-cell office:value-type="float" office:value="8" calcext:value-type="float">
            <text:p>8</text:p>
          </table:table-cell>
          <table:table-cell office:value-type="float" office:value="0.290340874094088" calcext:value-type="float">
            <text:p>0.290340874094088</text:p>
          </table:table-cell>
          <table:table-cell office:value-type="float" office:value="27" calcext:value-type="float">
            <text:p>27</text:p>
          </table:table-cell>
          <table:table-cell office:value-type="float" office:value="1.28503324820167" calcext:value-type="float">
            <text:p>1.28503324820167</text:p>
          </table:table-cell>
          <table:table-cell office:value-type="float" office:value="-1269.74682930356" calcext:value-type="float">
            <text:p>-1269.74682930356</text:p>
          </table:table-cell>
          <table:table-cell/>
          <table:table-cell table:style-name="ce2" table:formula="of:=[.O7]-[.$O$20]" office:value-type="float" office:value="0.00368797925057152" calcext:value-type="float">
            <text:p>3.6880E-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mperature <text:s text:c="10"/>800.0</text:p>
          </table:table-cell>
          <table:table-cell table:number-columns-repeated="5"/>
          <table:table-cell table:style-name="ce1" office:value-type="float" office:value="0.00000001" calcext:value-type="float">
            <text:p>1.00E-08</text:p>
          </table:table-cell>
          <table:table-cell office:value-type="float" office:value="8" calcext:value-type="float">
            <text:p>8</text:p>
          </table:table-cell>
          <table:table-cell office:value-type="float" office:value="0.347788521885473" calcext:value-type="float">
            <text:p>0.347788521885473</text:p>
          </table:table-cell>
          <table:table-cell office:value-type="float" office:value="40" calcext:value-type="float">
            <text:p>40</text:p>
          </table:table-cell>
          <table:table-cell office:value-type="float" office:value="3.79848530060517" calcext:value-type="float">
            <text:p>3.79848530060517</text:p>
          </table:table-cell>
          <table:table-cell office:value-type="float" office:value="-1269.75272647032" calcext:value-type="float">
            <text:p>-1269.75272647032</text:p>
          </table:table-cell>
          <table:table-cell/>
          <table:table-cell table:style-name="ce2" table:formula="of:=[.O8]-[.$O$20]" office:value-type="float" office:value="-0.00220918751801946" calcext:value-type="float">
            <text:p>-2.2092E-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irst used for dynamics, second for checking</text:p>
          </table:table-cell>
          <table:table-cell table:number-columns-repeated="5"/>
          <table:table-cell table:style-name="ce1" office:value-type="float" office:value="0.000000000001" calcext:value-type="float">
            <text:p>1.00E-12</text:p>
          </table:table-cell>
          <table:table-cell office:value-type="float" office:value="8" calcext:value-type="float">
            <text:p>8</text:p>
          </table:table-cell>
          <table:table-cell office:value-type="float" office:value="0.441813009871432" calcext:value-type="float">
            <text:p>0.441813009871432</text:p>
          </table:table-cell>
          <table:table-cell office:value-type="float" office:value="60" calcext:value-type="float">
            <text:p>60</text:p>
          </table:table-cell>
          <table:table-cell office:value-type="float" office:value="26.9107547525821" calcext:value-type="float">
            <text:p>26.9107547525821</text:p>
          </table:table-cell>
          <table:table-cell office:value-type="float" office:value="-1269.75134160621" calcext:value-type="float">
            <text:p>-1269.75134160621</text:p>
          </table:table-cell>
          <table:table-cell/>
          <table:table-cell table:style-name="ce2" table:formula="of:=[.O9]-[.$O$20]" office:value-type="float" office:value="-0.000824323406050098" calcext:value-type="float">
            <text:p>-8.2432E-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quilibration steps <text:s text:c="2"/>5000</text:p>
          </table:table-cell>
          <table:table-cell table:number-columns-repeated="5"/>
          <table:table-cell table:style-name="ce1" office:value-type="float" office:value="1E-016" calcext:value-type="float">
            <text:p>1.00E-16</text:p>
          </table:table-cell>
          <table:table-cell office:value-type="float" office:value="8" calcext:value-type="float">
            <text:p>8</text:p>
          </table:table-cell>
          <table:table-cell office:value-type="float" office:value="0.519645512955746" calcext:value-type="float">
            <text:p>0.519645512955746</text:p>
          </table:table-cell>
          <table:table-cell office:value-type="float" office:value="90" calcext:value-type="float">
            <text:p>90</text:p>
          </table:table-cell>
          <table:table-cell office:value-type="float" office:value="85.9242933142062" calcext:value-type="float">
            <text:p>85.9242933142062</text:p>
          </table:table-cell>
          <table:table-cell office:value-type="float" office:value="-1269.75028519909" calcext:value-type="float">
            <text:p>-1269.75028519909</text:p>
          </table:table-cell>
          <table:table-cell/>
          <table:table-cell table:style-name="ce2" table:formula="of:=[.O10]-[.$O$20]" office:value-type="float" office:value="0.000232083714763576" calcext:value-type="float">
            <text:p>2.3208E-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eps <text:s text:c="16"/>20000</text:p>
          </table:table-cell>
          <table:table-cell table:number-columns-repeated="12"/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##steps <text:s text:c="16"/>40000</text:p>
          </table:table-cell>
          <table:table-cell table:number-columns-repeated="5"/>
          <table:table-cell table:style-name="ce1" office:value-type="float" office:value="0.000001" calcext:value-type="float">
            <text:p>1.00E-06</text:p>
          </table:table-cell>
          <table:table-cell office:value-type="float" office:value="12" calcext:value-type="float">
            <text:p>12</text:p>
          </table:table-cell>
          <table:table-cell office:value-type="float" office:value="0.290340874094088" calcext:value-type="float">
            <text:p>0.290340874094088</text:p>
          </table:table-cell>
          <table:table-cell office:value-type="float" office:value="27" calcext:value-type="float">
            <text:p>27</text:p>
          </table:table-cell>
          <table:table-cell office:value-type="float" office:value="1.28621895910695" calcext:value-type="float">
            <text:p>1.28621895910695</text:p>
          </table:table-cell>
          <table:table-cell office:value-type="float" office:value="-1269.74564359265" calcext:value-type="float">
            <text:p>-1269.74564359265</text:p>
          </table:table-cell>
          <table:table-cell/>
          <table:table-cell table:style-name="ce2" table:formula="of:=[.O12]-[.$O$20]" office:value-type="float" office:value="0.00487369015581862" calcext:value-type="float">
            <text:p>4.8737E-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equilibration steps <text:s text:c="2"/>0</text:p>
          </table:table-cell>
          <table:table-cell table:number-columns-repeated="5"/>
          <table:table-cell table:style-name="ce1" office:value-type="float" office:value="0.00000001" calcext:value-type="float">
            <text:p>1.00E-08</text:p>
          </table:table-cell>
          <table:table-cell office:value-type="float" office:value="12" calcext:value-type="float">
            <text:p>12</text:p>
          </table:table-cell>
          <table:table-cell office:value-type="float" office:value="0.347788521885473" calcext:value-type="float">
            <text:p>0.347788521885473</text:p>
          </table:table-cell>
          <table:table-cell office:value-type="float" office:value="40" calcext:value-type="float">
            <text:p>40</text:p>
          </table:table-cell>
          <table:table-cell office:value-type="float" office:value="3.79879173736432" calcext:value-type="float">
            <text:p>3.79879173736432</text:p>
          </table:table-cell>
          <table:table-cell office:value-type="float" office:value="-1269.75242003356" calcext:value-type="float">
            <text:p>-1269.75242003356</text:p>
          </table:table-cell>
          <table:table-cell/>
          <table:table-cell table:style-name="ce2" table:formula="of:=[.O13]-[.$O$20]" office:value-type="float" office:value="-0.00190275075897262" calcext:value-type="float">
            <text:p>-1.9028E-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steps <text:s text:c="16"/>0</text:p>
          </table:table-cell>
          <table:table-cell table:number-columns-repeated="5"/>
          <table:table-cell table:style-name="ce1" office:value-type="float" office:value="0.000000000001" calcext:value-type="float">
            <text:p>1.00E-12</text:p>
          </table:table-cell>
          <table:table-cell office:value-type="float" office:value="12" calcext:value-type="float">
            <text:p>12</text:p>
          </table:table-cell>
          <table:table-cell office:value-type="float" office:value="0.441813009871432" calcext:value-type="float">
            <text:p>0.441813009871432</text:p>
          </table:table-cell>
          <table:table-cell office:value-type="float" office:value="60" calcext:value-type="float">
            <text:p>60</text:p>
          </table:table-cell>
          <table:table-cell office:value-type="float" office:value="26.9108560532899" calcext:value-type="float">
            <text:p>26.9108560532899</text:p>
          </table:table-cell>
          <table:table-cell office:value-type="float" office:value="-1269.7512403055" calcext:value-type="float">
            <text:p>-1269.7512403055</text:p>
          </table:table-cell>
          <table:table-cell/>
          <table:table-cell table:style-name="ce2" table:formula="of:=[.O14]-[.$O$20]" office:value-type="float" office:value="-0.000723022698366549" calcext:value-type="float">
            <text:p>-7.2302E-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step <text:s text:c="13"/>0.001</text:p>
          </table:table-cell>
          <table:table-cell table:number-columns-repeated="5"/>
          <table:table-cell table:style-name="ce1" office:value-type="float" office:value="1E-016" calcext:value-type="float">
            <text:p>1.00E-16</text:p>
          </table:table-cell>
          <table:table-cell office:value-type="float" office:value="12" calcext:value-type="float">
            <text:p>12</text:p>
          </table:table-cell>
          <table:table-cell office:value-type="float" office:value="0.519645512955746" calcext:value-type="float">
            <text:p>0.519645512955746</text:p>
          </table:table-cell>
          <table:table-cell office:value-type="float" office:value="90" calcext:value-type="float">
            <text:p>90</text:p>
          </table:table-cell>
          <table:table-cell office:value-type="float" office:value="85.9243084036893" calcext:value-type="float">
            <text:p>85.9243084036893</text:p>
          </table:table-cell>
          <table:table-cell office:value-type="float" office:value="-1269.75027010961" calcext:value-type="float">
            <text:p>-1269.75027010961</text:p>
          </table:table-cell>
          <table:table-cell/>
          <table:table-cell table:style-name="ce2" table:formula="of:=[.O15]-[.$O$20]" office:value-type="float" office:value="0.000247173197521988" calcext:value-type="float">
            <text:p>2.4717E-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scale <text:s text:c="16"/>5</text:p>
          </table:table-cell>
          <table:table-cell table:number-columns-repeated="12"/>
          <table:table-cell table:style-name="ce2"/>
        </table:table-row>
        <table:table-row table:style-name="ro1">
          <table:table-cell table:number-columns-repeated="16"/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#cutoff <text:s text:c="15"/>12.0</text:p>
          </table:table-cell>
          <table:table-cell table:number-columns-repeated="12"/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#rvdw <text:s text:c="17"/>12.0</text:p>
          </table:table-cell>
          <table:table-cell table:number-columns-repeated="12"/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cutoff <text:s text:c="15"/>11.0</text:p>
          </table:table-cell>
          <table:table-cell table:number-columns-repeated="5"/>
          <table:table-cell table:style-name="ce1" office:value-type="float" office:value="1E-024" calcext:value-type="float">
            <text:p>1.00E-24</text:p>
          </table:table-cell>
          <table:table-cell office:value-type="float" office:value="24" calcext:value-type="float">
            <text:p>24</text:p>
          </table:table-cell>
          <table:table-cell office:value-type="float" office:value="0.587512344476066" calcext:value-type="float">
            <text:p>0.587512344476066</text:p>
          </table:table-cell>
          <table:table-cell office:value-type="float" office:value="108" calcext:value-type="float">
            <text:p>108</text:p>
          </table:table-cell>
          <table:table-cell office:value-type="float" office:value="173.259030035914" calcext:value-type="float">
            <text:p>173.259030035914</text:p>
          </table:table-cell>
          <table:table-cell office:value-type="float" office:value="-1269.75051728281" calcext:value-type="float">
            <text:p>-1269.75051728281</text:p>
          </table:table-cell>
          <table:table-cell/>
          <table:table-cell table:style-name="ce2" table:formula="of:=[.O20]-[.$O$20]" office:value-type="float" office:value="0" calcext:value-type="float">
            <text:p>0.0000E+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vdw <text:s text:c="17"/>11.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# First used for dynamics, second for checking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#ewald precision <text:s text:c="6"/>1d-10 <text:s/>2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ewald precision <text:s text:c="6"/>1d-16 <text:s/>20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ensemble nve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print every <text:s text:c="10"/>100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tats every <text:s text:c="10"/>100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ollect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#nfold 2 2 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job time <text:s text:c="13"/>10000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lose time <text:s text:c="11"/>10000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l_scr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finish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Small NaCl <text:s text:c="61"/>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<text:s text:c="9"/>2 <text:s text:c="8"/>1 <text:s text:c="5"/>4096 <text:s text:c="4"/>10000 <text:s text:c="2"/>1.0000000E-03 <text:s text:c="2"/>1.0000000E+0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<text:s text:c="7"/>45.1216012000 <text:s text:c="7"/>0.0000000000 <text:s text:c="7"/>0.0000000000 <text:s text:c="11"/>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<text:s text:c="8"/>0.0000000000 <text:s text:c="6"/>45.1216012000 <text:s text:c="7"/>0.0000000000 <text:s text:c="11"/>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<text:s text:c="8"/>0.0000000000 <text:s text:c="7"/>0.0000000000 <text:s text:c="6"/>45.1216012000 <text:s text:c="11"/>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Na+ <text:s text:c="13"/>1 <text:s text:c="53"/>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<text:s text:c="4"/>-11.40494176 <text:s text:c="7"/>-11.13643634 <text:s text:c="7"/>-11.24860568 <text:s text:c="15"/>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<text:s text:c="4"/>-4.963573702 <text:s text:c="8"/>1.130320310 <text:s text:c="7"/>-7.272943404 <text:s text:c="15"/>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<text:s text:c="5"/>3008.623525 <text:s text:c="7"/>-1012.959042 <text:s text:c="7"/>-824.2475732 <text:s text:c="15"/>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Na+ <text:s text:c="13"/>2 <text:s text:c="43"/></text:p>
          </table:table-cell>
          <table:table-cell table:number-columns-repeated="13"/>
        </table:table-row>
      </table:table>
      <table:table table:name="Big FD order 12" table:style-name="ta1">
        <table:shapes>
          <draw:frame draw:z-index="0" draw:style-name="gr1" draw:text-style-name="P1" svg:width="453.51pt" svg:height="255.09pt" svg:x="989.35pt" svg:y="37.45pt">
            <draw:object draw:notify-on-update-of-ranges="'Big FD order 12'.G4:'Big FD order 12'.G16 'Big FD order 12'.C4:'Big FD order 12'.C4 'Big FD order 12'.O4:'Big FD order 12'.O16 'Big FD order 12'.G18:'Big FD order 12'.G30 'Big FD order 12'.C18:'Big FD order 12'.C18 'Big FD order 12'.O18:'Big FD order 12'.O30 'Big FD order 12'.G32:'Big FD order 12'.G43 'Big FD order 12'.C32:'Big FD order 12'.C32 'Big FD order 12'.O32:'Big FD order 12'.O43 'Big FD order 12'.G45:'Big FD order 12'.G47 'Big FD order 12'.C45:'Big FD order 12'.C45 'Big FD order 12'.O45:'Big FD order 12'.O47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453.51pt" svg:height="255.09pt" svg:x="970.64pt" svg:y="311.53pt">
            <draw:object draw:notify-on-update-of-ranges="'Big FD order 12'.G4:'Big FD order 12'.G16 'Big FD order 12'.C4:'Big FD order 12'.C4 'Big FD order 12'.N4:'Big FD order 12'.N16 'Big FD order 12'.G18:'Big FD order 12'.G30 'Big FD order 12'.C18:'Big FD order 12'.C18 'Big FD order 12'.N18:'Big FD order 12'.N30 'Big FD order 12'.G32:'Big FD order 12'.G43 'Big FD order 12'.C32:'Big FD order 12'.C32 'Big FD order 12'.N32:'Big FD order 12'.N43 'Big FD order 12'.G45:'Big FD order 12'.G47 'Big FD order 12'.C45:'Big FD order 12'.C45 'Big FD order 12'.N45:'Big FD order 12'.N47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4" calcext:value-type="float">
            <text:p>4E-08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369.6853001467" calcext:value-type="float">
            <text:p>-1369.6853001467</text:p>
          </table:table-cell>
          <table:table-cell office:value-type="float" office:value="99.9340871837" calcext:value-type="float">
            <text:p>99.9340871837</text:p>
          </table:table-cell>
          <table:table-cell office:value-type="float" office:value="1.5124237373321" calcext:value-type="float">
            <text:p>1.5124237373321</text:p>
          </table:table-cell>
          <table:table-cell office:value-type="float" office:value="-98.421691087715" calcext:value-type="float">
            <text:p>-98.421691087715</text:p>
          </table:table-cell>
          <table:table-cell office:value-type="float" office:value="99.934114825047" calcext:value-type="float">
            <text:p>99.934114825047</text:p>
          </table:table-cell>
          <table:table-cell office:value-type="float" office:value="0.85958573372356" calcext:value-type="float">
            <text:p>0.85958573372356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0.00000000013" calcext:value-type="float">
            <text:p>-1.3E-10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6138003" calcext:value-type="float">
            <text:p>-1269.7506138003</text:p>
          </table:table-cell>
          <table:table-cell office:value-type="float" office:value="0.00059916271106886" calcext:value-type="float">
            <text:p>0.000599162711069</text:p>
          </table:table-cell>
          <table:table-cell office:value-type="float" office:value="1.5123813844633" calcext:value-type="float">
            <text:p>1.5123813844633</text:p>
          </table:table-cell>
          <table:table-cell office:value-type="float" office:value="1.5129952586955" calcext:value-type="float">
            <text:p>1.5129952586955</text:p>
          </table:table-cell>
          <table:table-cell office:value-type="float" office:value="0.00061387423220527" calcext:value-type="float">
            <text:p>0.000613874232205</text:p>
          </table:table-cell>
          <table:table-cell office:value-type="float" office:value="0.00000015744777819696" calcext:value-type="float">
            <text:p>1.5744777819696E-07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2892" calcext:value-type="float">
            <text:p>1.289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000000000000012" calcext:value-type="float">
            <text:p>-1.2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9498555" calcext:value-type="float">
            <text:p>-1269.7509498555</text:p>
          </table:table-cell>
          <table:table-cell office:value-type="float" office:value="0.00026310745374758" calcext:value-type="float">
            <text:p>0.000263107453748</text:p>
          </table:table-cell>
          <table:table-cell office:value-type="float" office:value="1.5123961198741" calcext:value-type="float">
            <text:p>1.5123961198741</text:p>
          </table:table-cell>
          <table:table-cell office:value-type="float" office:value="1.5126592034384" calcext:value-type="float">
            <text:p>1.5126592034384</text:p>
          </table:table-cell>
          <table:table-cell office:value-type="float" office:value="0.00026308356431715" calcext:value-type="float">
            <text:p>0.000263083564317</text:p>
          </table:table-cell>
          <table:table-cell office:value-type="float" office:value="0.000000065635285804193" calcext:value-type="float">
            <text:p>6.5635285804193E-08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157" calcext:value-type="float">
            <text:p>1.1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9E-015" calcext:value-type="float">
            <text:p>-9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22326" calcext:value-type="float">
            <text:p>-1269.751122326</text:p>
          </table:table-cell>
          <table:table-cell office:value-type="float" office:value="0.000090637001903815" calcext:value-type="float">
            <text:p>9.0637001903815E-05</text:p>
          </table:table-cell>
          <table:table-cell office:value-type="float" office:value="1.5123960962886" calcext:value-type="float">
            <text:p>1.5123960962886</text:p>
          </table:table-cell>
          <table:table-cell office:value-type="float" office:value="1.5124867329861" calcext:value-type="float">
            <text:p>1.5124867329861</text:p>
          </table:table-cell>
          <table:table-cell office:value-type="float" office:value="0.000090636697489321" calcext:value-type="float">
            <text:p>9.0636697489321E-05</text:p>
          </table:table-cell>
          <table:table-cell office:value-type="float" office:value="0.000000021409619523851" calcext:value-type="float">
            <text:p>2.1409619523851E-08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8.9E-015" calcext:value-type="float">
            <text:p>-8.9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702271" calcext:value-type="float">
            <text:p>-1269.7511702271</text:p>
          </table:table-cell>
          <table:table-cell office:value-type="float" office:value="0.000042735918668768" calcext:value-type="float">
            <text:p>4.2735918668768E-05</text:p>
          </table:table-cell>
          <table:table-cell office:value-type="float" office:value="1.512396095991" calcext:value-type="float">
            <text:p>1.512396095991</text:p>
          </table:table-cell>
          <table:table-cell office:value-type="float" office:value="1.512438831903" calcext:value-type="float">
            <text:p>1.512438831903</text:p>
          </table:table-cell>
          <table:table-cell office:value-type="float" office:value="0.000042735911989" calcext:value-type="float">
            <text:p>4.2735911989E-05</text:p>
          </table:table-cell>
          <table:table-cell office:value-type="float" office:value="0.000000009678463726617" calcext:value-type="float">
            <text:p>9.678463726617E-09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E-015" calcext:value-type="float">
            <text:p>8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963502" calcext:value-type="float">
            <text:p>-1269.7511963502</text:p>
          </table:table-cell>
          <table:table-cell office:value-type="float" office:value="0.000016612762692603" calcext:value-type="float">
            <text:p>1.6612762692603E-05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412708747" calcext:value-type="float">
            <text:p>1.512412708747</text:p>
          </table:table-cell>
          <table:table-cell office:value-type="float" office:value="0.000016612762635093" calcext:value-type="float">
            <text:p>1.6612762635093E-05</text:p>
          </table:table-cell>
          <table:table-cell office:value-type="float" office:value="0.0000000035509086022814" calcext:value-type="float">
            <text:p>3.5509086022814E-09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9208" calcext:value-type="float">
            <text:p>0.92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.6E-015" calcext:value-type="float">
            <text:p>-2.6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44541" calcext:value-type="float">
            <text:p>-1269.7512044541</text:p>
          </table:table-cell>
          <table:table-cell office:value-type="float" office:value="0.0000085088847754378" calcext:value-type="float">
            <text:p>8.5088847754378E-06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4046048691" calcext:value-type="float">
            <text:p>1.5124046048691</text:p>
          </table:table-cell>
          <table:table-cell office:value-type="float" office:value="0.0000085088846286663" calcext:value-type="float">
            <text:p>8.5088846286663E-06</text:p>
          </table:table-cell>
          <table:table-cell office:value-type="float" office:value="0.0000000017395572808303" calcext:value-type="float">
            <text:p>1.7395572808303E-09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514" calcext:value-type="float">
            <text:p>0.85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93047" calcext:value-type="float">
            <text:p>-1269.7512093047</text:p>
          </table:table-cell>
          <table:table-cell office:value-type="float" office:value="0.0000036582855500455" calcext:value-type="float">
            <text:p>3.6582855500455E-06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97542701" calcext:value-type="float">
            <text:p>1.5123997542701</text:p>
          </table:table-cell>
          <table:table-cell office:value-type="float" office:value="0.000003658285646857" calcext:value-type="float">
            <text:p>3.658285646857E-06</text:p>
          </table:table-cell>
          <table:table-cell office:value-type="float" office:value="0.00000000070401735149501" calcext:value-type="float">
            <text:p>7.0401735149501E-1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9.3E-015" calcext:value-type="float">
            <text:p>-9.3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09555" calcext:value-type="float">
            <text:p>-1269.7512109555</text:p>
          </table:table-cell>
          <table:table-cell office:value-type="float" office:value="0.000002007492867051" calcext:value-type="float">
            <text:p>2.007492867051E-06</text:p>
          </table:table-cell>
          <table:table-cell office:value-type="float" office:value="1.5123960959845" calcext:value-type="float">
            <text:p>1.5123960959845</text:p>
          </table:table-cell>
          <table:table-cell office:value-type="float" office:value="1.5123981034772" calcext:value-type="float">
            <text:p>1.5123981034772</text:p>
          </table:table-cell>
          <table:table-cell office:value-type="float" office:value="0.0000020074926907476" calcext:value-type="float">
            <text:p>2.0074926907476E-06</text:p>
          </table:table-cell>
          <table:table-cell office:value-type="float" office:value="0.00000000036901458894967" calcext:value-type="float">
            <text:p>3.6901458894967E-1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6.6E-015" calcext:value-type="float">
            <text:p>-6.6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0243" calcext:value-type="float">
            <text:p>-1269.7512120243</text:p>
          </table:table-cell>
          <table:table-cell office:value-type="float" office:value="0.00000093870448836242" calcext:value-type="float">
            <text:p>9.3870448836242E-07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70346887" calcext:value-type="float">
            <text:p>1.5123970346887</text:p>
          </table:table-cell>
          <table:table-cell office:value-type="float" office:value="0.00000093870427053666" calcext:value-type="float">
            <text:p>9.3870427053666E-07</text:p>
          </table:table-cell>
          <table:table-cell office:value-type="float" office:value="0.00000000016228073023601" calcext:value-type="float">
            <text:p>1.6228073023601E-1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7162" calcext:value-type="float">
            <text:p>0.71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15" calcext:value-type="float">
            <text:p>-1.5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4173" calcext:value-type="float">
            <text:p>-1269.7512124173</text:p>
          </table:table-cell>
          <table:table-cell office:value-type="float" office:value="0.0000005456417966343" calcext:value-type="float">
            <text:p>5.456417966343E-07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6416261" calcext:value-type="float">
            <text:p>1.5123966416261</text:p>
          </table:table-cell>
          <table:table-cell office:value-type="float" office:value="0.00000054564165097304" calcext:value-type="float">
            <text:p>5.4564165097304E-07</text:p>
          </table:table-cell>
          <table:table-cell office:value-type="float" office:value="0.000000000090094974767889" calcext:value-type="float">
            <text:p>9.0094974767889E-11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6735" calcext:value-type="float">
            <text:p>0.67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65" calcext:value-type="float">
            <text:p>6.5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6893" calcext:value-type="float">
            <text:p>-1269.7512126893</text:p>
          </table:table-cell>
          <table:table-cell office:value-type="float" office:value="0.00000027372766453482" calcext:value-type="float">
            <text:p>2.7372766453482E-07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369712" calcext:value-type="float">
            <text:p>1.512396369712</text:p>
          </table:table-cell>
          <table:table-cell office:value-type="float" office:value="0.00000027372758015787" calcext:value-type="float">
            <text:p>2.7372758015787E-07</text:p>
          </table:table-cell>
          <table:table-cell office:value-type="float" office:value="0.000000000042531725464672" calcext:value-type="float">
            <text:p>4.2531725464672E-11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7" calcext:value-type="float">
            <text:p>-7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796" calcext:value-type="float">
            <text:p>-1269.751212796</text:p>
          </table:table-cell>
          <table:table-cell office:value-type="float" office:value="0.00000016699641491869" calcext:value-type="float">
            <text:p>1.6699641491869E-07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2629809" calcext:value-type="float">
            <text:p>1.5123962629809</text:p>
          </table:table-cell>
          <table:table-cell office:value-type="float" office:value="0.00000016699642801932" calcext:value-type="float">
            <text:p>1.6699642801932E-07</text:p>
          </table:table-cell>
          <table:table-cell office:value-type="float" office:value="0.000000000024803959493735" calcext:value-type="float">
            <text:p>2.4803959493735E-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1.2195" calcext:value-type="float">
            <text:p>1.219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22" calcext:value-type="float">
            <text:p>-2.2E-08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4592414" calcext:value-type="float">
            <text:p>-1269.744592414</text:p>
          </table:table-cell>
          <table:table-cell office:value-type="float" office:value="0.0066205490229549" calcext:value-type="float">
            <text:p>0.006620549022955</text:p>
          </table:table-cell>
          <table:table-cell office:value-type="float" office:value="11.856336113923" calcext:value-type="float">
            <text:p>11.856336113923</text:p>
          </table:table-cell>
          <table:table-cell office:value-type="float" office:value="11.862934307284" calcext:value-type="float">
            <text:p>11.862934307284</text:p>
          </table:table-cell>
          <table:table-cell office:value-type="float" office:value="0.0065981933607642" calcext:value-type="float">
            <text:p>0.006598193360764</text:p>
          </table:table-cell>
          <table:table-cell office:value-type="float" office:value="0.00000041671653654925" calcext:value-type="float">
            <text:p>4.1671653654925E-07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3" calcext:value-type="float">
            <text:p>3.3E-10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92321419" calcext:value-type="float">
            <text:p>-1269.7492321419</text:p>
          </table:table-cell>
          <table:table-cell office:value-type="float" office:value="0.0019808211247891" calcext:value-type="float">
            <text:p>0.001980821124789</text:p>
          </table:table-cell>
          <table:table-cell office:value-type="float" office:value="11.856314981895" calcext:value-type="float">
            <text:p>11.856314981895</text:p>
          </table:table-cell>
          <table:table-cell office:value-type="float" office:value="11.858294579386" calcext:value-type="float">
            <text:p>11.858294579386</text:p>
          </table:table-cell>
          <table:table-cell office:value-type="float" office:value="0.0019795974902337" calcext:value-type="float">
            <text:p>0.001979597490234</text:p>
          </table:table-cell>
          <table:table-cell office:value-type="float" office:value="0.00000012593493173074" calcext:value-type="float">
            <text:p>1.2593493173074E-07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28" calcext:value-type="float">
            <text:p>2.8E-12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4046903" calcext:value-type="float">
            <text:p>-1269.7504046903</text:p>
          </table:table-cell>
          <table:table-cell office:value-type="float" office:value="0.0008082727101737" calcext:value-type="float">
            <text:p>0.000808272710174</text:p>
          </table:table-cell>
          <table:table-cell office:value-type="float" office:value="11.85631387766" calcext:value-type="float">
            <text:p>11.85631387766</text:p>
          </table:table-cell>
          <table:table-cell office:value-type="float" office:value="11.857122030971" calcext:value-type="float">
            <text:p>11.857122030971</text:p>
          </table:table-cell>
          <table:table-cell office:value-type="float" office:value="0.00080815331114259" calcext:value-type="float">
            <text:p>0.000808153311143</text:p>
          </table:table-cell>
          <table:table-cell office:value-type="float" office:value="0.000000050953286628739" calcext:value-type="float">
            <text:p>5.0953286628739E-08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8847" calcext:value-type="float">
            <text:p>0.88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0.000000000000013" calcext:value-type="float">
            <text:p>-1.3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9288579" calcext:value-type="float">
            <text:p>-1269.7509288579</text:p>
          </table:table-cell>
          <table:table-cell office:value-type="float" office:value="0.00028410510208232" calcext:value-type="float">
            <text:p>0.000284105102082</text:p>
          </table:table-cell>
          <table:table-cell office:value-type="float" office:value="11.856313761273" calcext:value-type="float">
            <text:p>11.856313761273</text:p>
          </table:table-cell>
          <table:table-cell office:value-type="float" office:value="11.856597863363" calcext:value-type="float">
            <text:p>11.856597863363</text:p>
          </table:table-cell>
          <table:table-cell office:value-type="float" office:value="0.00028410208942553" calcext:value-type="float">
            <text:p>0.000284102089426</text:p>
          </table:table-cell>
          <table:table-cell office:value-type="float" office:value="0.000000017573780774414" calcext:value-type="float">
            <text:p>1.7573780774414E-08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8204" calcext:value-type="float">
            <text:p>0.82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6" calcext:value-type="float">
            <text:p>2.6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083147" calcext:value-type="float">
            <text:p>-1269.751083147</text:p>
          </table:table-cell>
          <table:table-cell office:value-type="float" office:value="0.00012981595432393" calcext:value-type="float">
            <text:p>0.000129815954324</text:p>
          </table:table-cell>
          <table:table-cell office:value-type="float" office:value="11.85631375831" calcext:value-type="float">
            <text:p>11.85631375831</text:p>
          </table:table-cell>
          <table:table-cell office:value-type="float" office:value="11.856443574215" calcext:value-type="float">
            <text:p>11.856443574215</text:p>
          </table:table-cell>
          <table:table-cell office:value-type="float" office:value="0.00012981590559846" calcext:value-type="float">
            <text:p>0.000129815905598</text:p>
          </table:table-cell>
          <table:table-cell office:value-type="float" office:value="0.0000000078545757557711" calcext:value-type="float">
            <text:p>7.8545757557711E-09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9" calcext:value-type="float">
            <text:p>-2.9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612211" calcext:value-type="float">
            <text:p>-1269.7511612211</text:p>
          </table:table-cell>
          <table:table-cell office:value-type="float" office:value="0.000051741852075793" calcext:value-type="float">
            <text:p>5.1741852075793E-05</text:p>
          </table:table-cell>
          <table:table-cell office:value-type="float" office:value="11.856313758264" calcext:value-type="float">
            <text:p>11.856313758264</text:p>
          </table:table-cell>
          <table:table-cell office:value-type="float" office:value="11.856365500113" calcext:value-type="float">
            <text:p>11.856365500113</text:p>
          </table:table-cell>
          <table:table-cell office:value-type="float" office:value="0.000051741849368625" calcext:value-type="float">
            <text:p>5.1741849368625E-05</text:p>
          </table:table-cell>
          <table:table-cell office:value-type="float" office:value="0.000000003031987579257" calcext:value-type="float">
            <text:p>3.031987579257E-09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942" calcext:value-type="float">
            <text:p>0.694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0.000000000000024" calcext:value-type="float">
            <text:p>-2.4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910906" calcext:value-type="float">
            <text:p>-1269.7511910906</text:p>
          </table:table-cell>
          <table:table-cell office:value-type="float" office:value="0.000021872411252843" calcext:value-type="float">
            <text:p>2.1872411252843E-05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35630672" calcext:value-type="float">
            <text:p>11.856335630672</text:p>
          </table:table-cell>
          <table:table-cell office:value-type="float" office:value="0.000021872409986301" calcext:value-type="float">
            <text:p>2.1872409986301E-05</text:p>
          </table:table-cell>
          <table:table-cell office:value-type="float" office:value="0.0000000012364336360373" calcext:value-type="float">
            <text:p>1.2364336360373E-09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539" calcext:value-type="float">
            <text:p>0.65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48" calcext:value-type="float">
            <text:p>4.8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15538" calcext:value-type="float">
            <text:p>-1269.7512015538</text:p>
          </table:table-cell>
          <table:table-cell office:value-type="float" office:value="0.000011409146736696" calcext:value-type="float">
            <text:p>1.1409146736696E-05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25167407" calcext:value-type="float">
            <text:p>11.856325167407</text:p>
          </table:table-cell>
          <table:table-cell office:value-type="float" office:value="0.000011409145306729" calcext:value-type="float">
            <text:p>1.1409145306729E-05</text:p>
          </table:table-cell>
          <table:table-cell office:value-type="float" office:value="0.0000000006252319781997" calcext:value-type="float">
            <text:p>6.252319781997E-1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46" calcext:value-type="float">
            <text:p>-4.6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76839" calcext:value-type="float">
            <text:p>-1269.7512076839</text:p>
          </table:table-cell>
          <table:table-cell office:value-type="float" office:value="0.0000052791040161537" calcext:value-type="float">
            <text:p>5.2791040161537E-06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9037365" calcext:value-type="float">
            <text:p>11.856319037365</text:p>
          </table:table-cell>
          <table:table-cell office:value-type="float" office:value="0.0000052791030427102" calcext:value-type="float">
            <text:p>5.2791030427102E-06</text:p>
          </table:table-cell>
          <table:table-cell office:value-type="float" office:value="0.00000000027764663054091" calcext:value-type="float">
            <text:p>2.7764663054091E-1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0.000000000000074" calcext:value-type="float">
            <text:p>-7.4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00228" calcext:value-type="float">
            <text:p>-1269.7512100228</text:p>
          </table:table-cell>
          <table:table-cell office:value-type="float" office:value="0.0000029401796837192" calcext:value-type="float">
            <text:p>2.9401796837192E-06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6698441" calcext:value-type="float">
            <text:p>11.856316698441</text:p>
          </table:table-cell>
          <table:table-cell office:value-type="float" office:value="0.0000029401786836303" calcext:value-type="float">
            <text:p>2.9401786836303E-06</text:p>
          </table:table-cell>
          <table:table-cell office:value-type="float" office:value="0.00000000014941333948621" calcext:value-type="float">
            <text:p>1.4941333948621E-1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5436" calcext:value-type="float">
            <text:p>0.54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28" calcext:value-type="float">
            <text:p>-2.8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14973" calcext:value-type="float">
            <text:p>-1269.7512114973</text:p>
          </table:table-cell>
          <table:table-cell office:value-type="float" office:value="0.0000014656720850326" calcext:value-type="float">
            <text:p>1.4656720850326E-06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5223933" calcext:value-type="float">
            <text:p>11.856315223933</text:p>
          </table:table-cell>
          <table:table-cell office:value-type="float" office:value="0.0000014656709996785" calcext:value-type="float">
            <text:p>1.4656709996785E-06</text:p>
          </table:table-cell>
          <table:table-cell office:value-type="float" office:value="0.00000000007125515339015" calcext:value-type="float">
            <text:p>7.125515339015E-11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5186" calcext:value-type="float">
            <text:p>0.518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14" calcext:value-type="float">
            <text:p>1.4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1011" calcext:value-type="float">
            <text:p>-1269.7512121011</text:p>
          </table:table-cell>
          <table:table-cell office:value-type="float" office:value="0.00000086190311776591" calcext:value-type="float">
            <text:p>8.6190311776591E-07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4620164" calcext:value-type="float">
            <text:p>11.856314620164</text:p>
          </table:table-cell>
          <table:table-cell office:value-type="float" office:value="0.00000086190135561992" calcext:value-type="float">
            <text:p>8.6190135561992E-07</text:p>
          </table:table-cell>
          <table:table-cell office:value-type="float" office:value="0.000000000040411758637513" calcext:value-type="float">
            <text:p>4.0411758637513E-11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11" calcext:value-type="float">
            <text:p>-1.1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5058" calcext:value-type="float">
            <text:p>-1269.7512125058</text:p>
          </table:table-cell>
          <table:table-cell office:value-type="float" office:value="0.00000045722254071734" calcext:value-type="float">
            <text:p>4.5722254071734E-07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4215484" calcext:value-type="float">
            <text:p>11.856314215484</text:p>
          </table:table-cell>
          <table:table-cell office:value-type="float" office:value="0.00000045722200248122" calcext:value-type="float">
            <text:p>4.5722200248122E-07</text:p>
          </table:table-cell>
          <table:table-cell office:value-type="float" office:value="0.000000000020475792364481" calcext:value-type="float">
            <text:p>2.0475792364481E-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8" calcext:value-type="float">
            <text:p>2.8E-07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08641451" calcext:value-type="float">
            <text:p>-1269.7408641451</text:p>
          </table:table-cell>
          <table:table-cell office:value-type="float" office:value="0.010348817859722" calcext:value-type="float">
            <text:p>0.010348817859722</text:p>
          </table:table-cell>
          <table:table-cell office:value-type="float" office:value="66.813310529204" calcext:value-type="float">
            <text:p>66.813310529204</text:p>
          </table:table-cell>
          <table:table-cell office:value-type="float" office:value="66.823365322242" calcext:value-type="float">
            <text:p>66.823365322242</text:p>
          </table:table-cell>
          <table:table-cell office:value-type="float" office:value="0.010054793038194" calcext:value-type="float">
            <text:p>0.010054793038194</text:p>
          </table:table-cell>
          <table:table-cell office:value-type="float" office:value="0.00000035903631789981" calcext:value-type="float">
            <text:p>3.5903631789981E-07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8847" calcext:value-type="float">
            <text:p>0.88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9" calcext:value-type="float">
            <text:p>8.9E-11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72076597" calcext:value-type="float">
            <text:p>-1269.7472076597</text:p>
          </table:table-cell>
          <table:table-cell office:value-type="float" office:value="0.0040053033460481" calcext:value-type="float">
            <text:p>0.004005303346048</text:p>
          </table:table-cell>
          <table:table-cell office:value-type="float" office:value="66.813023968441" calcext:value-type="float">
            <text:p>66.813023968441</text:p>
          </table:table-cell>
          <table:table-cell office:value-type="float" office:value="66.817021807728" calcext:value-type="float">
            <text:p>66.817021807728</text:p>
          </table:table-cell>
          <table:table-cell office:value-type="float" office:value="0.0039978392877771" calcext:value-type="float">
            <text:p>0.003997839287777</text:p>
          </table:table-cell>
          <table:table-cell office:value-type="float" office:value="0.00000016158749173354" calcext:value-type="float">
            <text:p>1.6158749173354E-07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7916" calcext:value-type="float">
            <text:p>0.79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0000000000074" calcext:value-type="float">
            <text:p>-7.4E-12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98147734" calcext:value-type="float">
            <text:p>-1269.7498147734</text:p>
          </table:table-cell>
          <table:table-cell office:value-type="float" office:value="0.0013981895524466" calcext:value-type="float">
            <text:p>0.001398189552447</text:p>
          </table:table-cell>
          <table:table-cell office:value-type="float" office:value="66.813016522578" calcext:value-type="float">
            <text:p>66.813016522578</text:p>
          </table:table-cell>
          <table:table-cell office:value-type="float" office:value="66.814414693935" calcext:value-type="float">
            <text:p>66.814414693935</text:p>
          </table:table-cell>
          <table:table-cell office:value-type="float" office:value="0.0013981713570388" calcext:value-type="float">
            <text:p>0.001398171357039</text:p>
          </table:table-cell>
          <table:table-cell office:value-type="float" office:value="0.000000057831711114974" calcext:value-type="float">
            <text:p>5.7831711114974E-0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7162" calcext:value-type="float">
            <text:p>0.71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0.000000000000027" calcext:value-type="float">
            <text:p>-2.7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685188" calcext:value-type="float">
            <text:p>-1269.750685188</text:p>
          </table:table-cell>
          <table:table-cell office:value-type="float" office:value="0.00052777501241508" calcext:value-type="float">
            <text:p>0.000527775012415</text:p>
          </table:table-cell>
          <table:table-cell office:value-type="float" office:value="66.813016498565" calcext:value-type="float">
            <text:p>66.813016498565</text:p>
          </table:table-cell>
          <table:table-cell office:value-type="float" office:value="66.813544279395" calcext:value-type="float">
            <text:p>66.813544279395</text:p>
          </table:table-cell>
          <table:table-cell office:value-type="float" office:value="0.00052778082933003" calcext:value-type="float">
            <text:p>0.00052778082933</text:p>
          </table:table-cell>
          <table:table-cell office:value-type="float" office:value="0.000000021807397298089" calcext:value-type="float">
            <text:p>2.1807397298089E-0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12" calcext:value-type="float">
            <text:p>-1.2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9664456" calcext:value-type="float">
            <text:p>-1269.7509664456</text:p>
          </table:table-cell>
          <table:table-cell office:value-type="float" office:value="0.00024651740295667" calcext:value-type="float">
            <text:p>0.000246517402957</text:p>
          </table:table-cell>
          <table:table-cell office:value-type="float" office:value="66.813016504635" calcext:value-type="float">
            <text:p>66.813016504635</text:p>
          </table:table-cell>
          <table:table-cell office:value-type="float" office:value="66.813263021785" calcext:value-type="float">
            <text:p>66.813263021785</text:p>
          </table:table-cell>
          <table:table-cell office:value-type="float" office:value="0.00024651715078505" calcext:value-type="float">
            <text:p>0.000246517150785</text:p>
          </table:table-cell>
          <table:table-cell office:value-type="float" office:value="0.000000010052250970249" calcext:value-type="float">
            <text:p>1.0052250970249E-0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56" calcext:value-type="float">
            <text:p>-5.6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08694" calcext:value-type="float">
            <text:p>-1269.751108694</text:p>
          </table:table-cell>
          <table:table-cell office:value-type="float" office:value="0.00010426904577798" calcext:value-type="float">
            <text:p>0.000104269045778</text:p>
          </table:table-cell>
          <table:table-cell office:value-type="float" office:value="66.813016504387" calcext:value-type="float">
            <text:p>66.813016504387</text:p>
          </table:table-cell>
          <table:table-cell office:value-type="float" office:value="66.813120773428" calcext:value-type="float">
            <text:p>66.813120773428</text:p>
          </table:table-cell>
          <table:table-cell office:value-type="float" office:value="0.00010426904080418" calcext:value-type="float">
            <text:p>0.000104269040804</text:p>
          </table:table-cell>
          <table:table-cell office:value-type="float" office:value="0.0000000041362595687318" calcext:value-type="float">
            <text:p>4.1362595687318E-09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0.000000000000019" calcext:value-type="float">
            <text:p>-1.9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665393" calcext:value-type="float">
            <text:p>-1269.7511665393</text:p>
          </table:table-cell>
          <table:table-cell office:value-type="float" office:value="0.000046423707772192" calcext:value-type="float">
            <text:p>4.6423707772192E-05</text:p>
          </table:table-cell>
          <table:table-cell office:value-type="float" office:value="66.81301650439" calcext:value-type="float">
            <text:p>66.81301650439</text:p>
          </table:table-cell>
          <table:table-cell office:value-type="float" office:value="66.81306292809" calcext:value-type="float">
            <text:p>66.81306292809</text:p>
          </table:table-cell>
          <table:table-cell office:value-type="float" office:value="0.000046423700055698" calcext:value-type="float">
            <text:p>4.6423700055698E-05</text:p>
          </table:table-cell>
          <table:table-cell office:value-type="float" office:value="0.0000000017742531479913" calcext:value-type="float">
            <text:p>1.7742531479913E-09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308" calcext:value-type="float">
            <text:p>0.53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12" calcext:value-type="float">
            <text:p>-1.2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884643" calcext:value-type="float">
            <text:p>-1269.7511884643</text:p>
          </table:table-cell>
          <table:table-cell office:value-type="float" office:value="0.000024498689299435" calcext:value-type="float">
            <text:p>2.4498689299435E-05</text:p>
          </table:table-cell>
          <table:table-cell office:value-type="float" office:value="66.813016504387" calcext:value-type="float">
            <text:p>66.813016504387</text:p>
          </table:table-cell>
          <table:table-cell office:value-type="float" office:value="66.813041003071" calcext:value-type="float">
            <text:p>66.813041003071</text:p>
          </table:table-cell>
          <table:table-cell office:value-type="float" office:value="0.000024498684467744" calcext:value-type="float">
            <text:p>2.4498684467744E-05</text:p>
          </table:table-cell>
          <table:table-cell office:value-type="float" office:value="0.00000000090285374913451" calcext:value-type="float">
            <text:p>9.0285374913451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4958" calcext:value-type="float">
            <text:p>0.49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42" calcext:value-type="float">
            <text:p>4.2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11443" calcext:value-type="float">
            <text:p>-1269.7512011443</text:p>
          </table:table-cell>
          <table:table-cell office:value-type="float" office:value="0.000011818728808066" calcext:value-type="float">
            <text:p>1.1818728808066E-05</text:p>
          </table:table-cell>
          <table:table-cell office:value-type="float" office:value="66.81301650439" calcext:value-type="float">
            <text:p>66.81301650439</text:p>
          </table:table-cell>
          <table:table-cell office:value-type="float" office:value="66.813028323111" calcext:value-type="float">
            <text:p>66.813028323111</text:p>
          </table:table-cell>
          <table:table-cell office:value-type="float" office:value="0.000011818721574741" calcext:value-type="float">
            <text:p>1.1818721574741E-05</text:p>
          </table:table-cell>
          <table:table-cell office:value-type="float" office:value="0.00000000041511782785027" calcext:value-type="float">
            <text:p>4.1511782785027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4652" calcext:value-type="float">
            <text:p>0.46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87" calcext:value-type="float">
            <text:p>8.7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70417" calcext:value-type="float">
            <text:p>-1269.7512070417</text:p>
          </table:table-cell>
          <table:table-cell office:value-type="float" office:value="0.0000059213330132479" calcext:value-type="float">
            <text:p>5.9213330132479E-06</text:p>
          </table:table-cell>
          <table:table-cell office:value-type="float" office:value="66.813016504385" calcext:value-type="float">
            <text:p>66.813016504385</text:p>
          </table:table-cell>
          <table:table-cell office:value-type="float" office:value="66.813022425715" calcext:value-type="float">
            <text:p>66.813022425715</text:p>
          </table:table-cell>
          <table:table-cell office:value-type="float" office:value="0.0000059213303416072" calcext:value-type="float">
            <text:p>5.9213303416072E-06</text:p>
          </table:table-cell>
          <table:table-cell office:value-type="float" office:value="0.00000000019759944878807" calcext:value-type="float">
            <text:p>1.9759944878807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54" calcext:value-type="float">
            <text:p>-5.4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95451" calcext:value-type="float">
            <text:p>-1269.7512095451</text:p>
          </table:table-cell>
          <table:table-cell office:value-type="float" office:value="0.000003417847892706" calcext:value-type="float">
            <text:p>3.417847892706E-06</text:p>
          </table:table-cell>
          <table:table-cell office:value-type="float" office:value="66.813016504389" calcext:value-type="float">
            <text:p>66.813016504389</text:p>
          </table:table-cell>
          <table:table-cell office:value-type="float" office:value="66.81301992223" calcext:value-type="float">
            <text:p>66.81301992223</text:p>
          </table:table-cell>
          <table:table-cell office:value-type="float" office:value="0.0000034178415546648" calcext:value-type="float">
            <text:p>3.4178415546648E-06</text:p>
          </table:table-cell>
          <table:table-cell office:value-type="float" office:value="0.00000000010913585620612" calcext:value-type="float">
            <text:p>1.0913585620612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3" calcext:value-type="float">
            <text:p>-2.3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11434" calcext:value-type="float">
            <text:p>-1269.7512111434</text:p>
          </table:table-cell>
          <table:table-cell office:value-type="float" office:value="0.0000018195528355136" calcext:value-type="float">
            <text:p>1.8195528355136E-06</text:p>
          </table:table-cell>
          <table:table-cell office:value-type="float" office:value="66.813016504389" calcext:value-type="float">
            <text:p>66.813016504389</text:p>
          </table:table-cell>
          <table:table-cell office:value-type="float" office:value="66.813018323935" calcext:value-type="float">
            <text:p>66.813018323935</text:p>
          </table:table-cell>
          <table:table-cell office:value-type="float" office:value="0.0000018195460143033" calcext:value-type="float">
            <text:p>1.8195460143033E-06</text:p>
          </table:table-cell>
          <table:table-cell office:value-type="float" office:value="0.000000000055056993150757" calcext:value-type="float">
            <text:p>5.5056993150757E-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203664234" calcext:value-type="float">
            <text:p>-1269.7203664234</text:p>
          </table:table-cell>
          <table:table-cell office:value-type="float" office:value="0.030846539613776" calcext:value-type="float">
            <text:p>0.030846539613776</text:p>
          </table:table-cell>
          <table:table-cell office:value-type="float" office:value="192.57309450241" calcext:value-type="float">
            <text:p>192.57309450241</text:p>
          </table:table-cell>
          <table:table-cell office:value-type="float" office:value="192.6036436277" calcext:value-type="float">
            <text:p>192.6036436277</text:p>
          </table:table-cell>
          <table:table-cell office:value-type="float" office:value="0.030549125298364" calcext:value-type="float">
            <text:p>0.030549125298364</text:p>
          </table:table-cell>
          <table:table-cell office:value-type="float" office:value="0.00000059999518320635" calcext:value-type="float">
            <text:p>5.9999518320635E-07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7397" calcext:value-type="float">
            <text:p>0.739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4" calcext:value-type="float">
            <text:p>4E-09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0080279" calcext:value-type="float">
            <text:p>-1269.740080279</text:p>
          </table:table-cell>
          <table:table-cell office:value-type="float" office:value="0.011132683993083" calcext:value-type="float">
            <text:p>0.011132683993083</text:p>
          </table:table-cell>
          <table:table-cell office:value-type="float" office:value="192.57280695232" calcext:value-type="float">
            <text:p>192.57280695232</text:p>
          </table:table-cell>
          <table:table-cell office:value-type="float" office:value="192.58392977208" calcext:value-type="float">
            <text:p>192.58392977208</text:p>
          </table:table-cell>
          <table:table-cell office:value-type="float" office:value="0.01112281976674" calcext:value-type="float">
            <text:p>0.01112281976674</text:p>
          </table:table-cell>
          <table:table-cell office:value-type="float" office:value="0.00000020019888434149" calcext:value-type="float">
            <text:p>2.0019888434149E-07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3" calcext:value-type="float">
            <text:p>3E-11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6929322" calcext:value-type="float">
            <text:p>-1269.746929322</text:p>
          </table:table-cell>
          <table:table-cell office:value-type="float" office:value="0.0042836410227665" calcext:value-type="float">
            <text:p>0.004283641022767</text:p>
          </table:table-cell>
          <table:table-cell office:value-type="float" office:value="192.57279751273" calcext:value-type="float">
            <text:p>192.57279751273</text:p>
          </table:table-cell>
          <table:table-cell office:value-type="float" office:value="192.57708072911" calcext:value-type="float">
            <text:p>192.57708072911</text:p>
          </table:table-cell>
          <table:table-cell office:value-type="float" office:value="0.0042832163822482" calcext:value-type="float">
            <text:p>0.004283216382248</text:p>
          </table:table-cell>
          <table:table-cell office:value-type="float" office:value="0.000000070009523823881" calcext:value-type="float">
            <text:p>7.0009523823881E-08</text:p>
          </table:table-cell>
        </table:table-row>
      </table:table>
      <table:table table:name="Big Order 16" table:style-name="ta1">
        <table:shapes>
          <draw:frame draw:z-index="0" draw:style-name="gr1" draw:text-style-name="P1" svg:width="453.51pt" svg:height="255.09pt" svg:x="921.46pt" svg:y="17.12pt">
            <draw:object draw:notify-on-update-of-ranges="'Big Order 16'.F5:'Big Order 16'.F17 'Big Order 16'.B5:'Big Order 16'.B5 'Big Order 16'.N5:'Big Order 16'.N17 'Big Order 16'.F19:'Big Order 16'.F31 'Big Order 16'.B19:'Big Order 16'.B19 'Big Order 16'.N19:'Big Order 16'.N31 'Big Order 16'.F33:'Big Order 16'.F44 'Big Order 16'.B33:'Big Order 16'.B33 'Big Order 16'.N33:'Big Order 16'.N44 'Big Order 16'.F46:'Big Order 16'.F46 'Big Order 16'.B46:'Big Order 16'.B46 'Big Order 16'.N46:'Big Order 16'.N46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style-name="gr1" draw:text-style-name="P1" svg:width="453.46pt" svg:height="255.26pt" svg:x="936.57pt" svg:y="335.79pt">
            <draw:object draw:notify-on-update-of-ranges="'Big Order 16'.F5:'Big Order 16'.F17 'Big Order 16'.B5:'Big Order 16'.B5 'Big Order 16'.M5:'Big Order 16'.M17 'Big Order 16'.F19:'Big Order 16'.F31 'Big Order 16'.B19:'Big Order 16'.B19 'Big Order 16'.M19:'Big Order 16'.M31 'Big Order 16'.F33:'Big Order 16'.F44 'Big Order 16'.B33:'Big Order 16'.B33 'Big Order 16'.M33:'Big Order 16'.M44 'Big Order 16'.F46:'Big Order 16'.F46 'Big Order 16'.B46:'Big Order 16'.B46 'Big Order 16'.M46:'Big Order 16'.M46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4" calcext:value-type="float">
            <text:p>4E-08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315.8735284699" calcext:value-type="float">
            <text:p>-1315.8735284699</text:p>
          </table:table-cell>
          <table:table-cell office:value-type="float" office:value="46.122315506917" calcext:value-type="float">
            <text:p>46.122315506917</text:p>
          </table:table-cell>
          <table:table-cell office:value-type="float" office:value="1.5124237373321" calcext:value-type="float">
            <text:p>1.5124237373321</text:p>
          </table:table-cell>
          <table:table-cell office:value-type="float" office:value="-44.609919410933" calcext:value-type="float">
            <text:p>-44.609919410933</text:p>
          </table:table-cell>
          <table:table-cell office:value-type="float" office:value="46.122343148265" calcext:value-type="float">
            <text:p>46.122343148265</text:p>
          </table:table-cell>
          <table:table-cell office:value-type="float" office:value="1.654476363315" calcext:value-type="float">
            <text:p>1.654476363315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0.00000000013" calcext:value-type="float">
            <text:p>-1.3E-10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0304878" calcext:value-type="float">
            <text:p>-1269.7510304878</text:p>
          </table:table-cell>
          <table:table-cell office:value-type="float" office:value="0.00018247522939419" calcext:value-type="float">
            <text:p>0.000182475229394</text:p>
          </table:table-cell>
          <table:table-cell office:value-type="float" office:value="1.5123813844633" calcext:value-type="float">
            <text:p>1.5123813844633</text:p>
          </table:table-cell>
          <table:table-cell office:value-type="float" office:value="1.5125785712137" calcext:value-type="float">
            <text:p>1.5125785712137</text:p>
          </table:table-cell>
          <table:table-cell office:value-type="float" office:value="0.00019718675043778" calcext:value-type="float">
            <text:p>0.000197186750438</text:p>
          </table:table-cell>
          <table:table-cell office:value-type="float" office:value="0.000000083529011935227" calcext:value-type="float">
            <text:p>8.3529011935227E-08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1.2892" calcext:value-type="float">
            <text:p>1.289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000000000000012" calcext:value-type="float">
            <text:p>-1.2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435616" calcext:value-type="float">
            <text:p>-1269.7511435616</text:p>
          </table:table-cell>
          <table:table-cell office:value-type="float" office:value="0.000069401421569637" calcext:value-type="float">
            <text:p>6.9401421569637E-05</text:p>
          </table:table-cell>
          <table:table-cell office:value-type="float" office:value="1.5123961198741" calcext:value-type="float">
            <text:p>1.5123961198741</text:p>
          </table:table-cell>
          <table:table-cell office:value-type="float" office:value="1.5124654974061" calcext:value-type="float">
            <text:p>1.5124654974061</text:p>
          </table:table-cell>
          <table:table-cell office:value-type="float" office:value="0.000069377532054382" calcext:value-type="float">
            <text:p>6.9377532054382E-05</text:p>
          </table:table-cell>
          <table:table-cell office:value-type="float" office:value="0.0000000309635154131" calcext:value-type="float">
            <text:p>3.09635154131E-08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1.157" calcext:value-type="float">
            <text:p>1.1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8.9E-015" calcext:value-type="float">
            <text:p>-8.9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946529" calcext:value-type="float">
            <text:p>-1269.7511946529</text:p>
          </table:table-cell>
          <table:table-cell office:value-type="float" office:value="0.000018310105815544" calcext:value-type="float">
            <text:p>1.8310105815544E-05</text:p>
          </table:table-cell>
          <table:table-cell office:value-type="float" office:value="1.5123960962886" calcext:value-type="float">
            <text:p>1.5123960962886</text:p>
          </table:table-cell>
          <table:table-cell office:value-type="float" office:value="1.5124144060902" calcext:value-type="float">
            <text:p>1.5124144060902</text:p>
          </table:table-cell>
          <table:table-cell office:value-type="float" office:value="0.00001830980156603" calcext:value-type="float">
            <text:p>1.830980156603E-05</text:p>
          </table:table-cell>
          <table:table-cell office:value-type="float" office:value="0.0000000083506324081508" calcext:value-type="float">
            <text:p>8.3506324081508E-09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7.4E-015" calcext:value-type="float">
            <text:p>-7.4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58687" calcext:value-type="float">
            <text:p>-1269.7512058687</text:p>
          </table:table-cell>
          <table:table-cell office:value-type="float" office:value="0.000007094244892869" calcext:value-type="float">
            <text:p>7.094244892869E-06</text:p>
          </table:table-cell>
          <table:table-cell office:value-type="float" office:value="1.512396095991" calcext:value-type="float">
            <text:p>1.512396095991</text:p>
          </table:table-cell>
          <table:table-cell office:value-type="float" office:value="1.512403190229" calcext:value-type="float">
            <text:p>1.512403190229</text:p>
          </table:table-cell>
          <table:table-cell office:value-type="float" office:value="0.0000070942380001604" calcext:value-type="float">
            <text:p>7.0942380001604E-06</text:p>
          </table:table-cell>
          <table:table-cell office:value-type="float" office:value="0.0000000032603732483997" calcext:value-type="float">
            <text:p>3.2603732483997E-09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.7E-015" calcext:value-type="float">
            <text:p>7.7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08267" calcext:value-type="float">
            <text:p>-1269.7512108267</text:p>
          </table:table-cell>
          <table:table-cell office:value-type="float" office:value="0.000002136265493391" calcext:value-type="float">
            <text:p>2.136265493391E-06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82322498" calcext:value-type="float">
            <text:p>1.5123982322498</text:p>
          </table:table-cell>
          <table:table-cell office:value-type="float" office:value="0.000002136265428776" calcext:value-type="float">
            <text:p>2.136265428776E-06</text:p>
          </table:table-cell>
          <table:table-cell office:value-type="float" office:value="0.00000000098206809238656" calcext:value-type="float">
            <text:p>9.8206809238656E-10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9208" calcext:value-type="float">
            <text:p>0.92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3.1E-015" calcext:value-type="float">
            <text:p>-3.1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0545" calcext:value-type="float">
            <text:p>-1269.7512120545</text:p>
          </table:table-cell>
          <table:table-cell office:value-type="float" office:value="0.00000090846765488095" calcext:value-type="float">
            <text:p>9.0846765488095E-07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7004452" calcext:value-type="float">
            <text:p>1.512397004452</text:p>
          </table:table-cell>
          <table:table-cell office:value-type="float" office:value="0.00000090846757672125" calcext:value-type="float">
            <text:p>9.0846757672125E-07</text:p>
          </table:table-cell>
          <table:table-cell office:value-type="float" office:value="0.00000000041498822298894" calcext:value-type="float">
            <text:p>4.1498822298894E-10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8514" calcext:value-type="float">
            <text:p>0.85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6558" calcext:value-type="float">
            <text:p>-1269.7512126558</text:p>
          </table:table-cell>
          <table:table-cell office:value-type="float" office:value="0.00000030722253541171" calcext:value-type="float">
            <text:p>3.0722253541171E-07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4032071" calcext:value-type="float">
            <text:p>1.5123964032071</text:p>
          </table:table-cell>
          <table:table-cell office:value-type="float" office:value="0.00000030722264354743" calcext:value-type="float">
            <text:p>3.0722264354743E-07</text:p>
          </table:table-cell>
          <table:table-cell office:value-type="float" office:value="0.0000000001381181416491" calcext:value-type="float">
            <text:p>1.381181416491E-10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9.2E-015" calcext:value-type="float">
            <text:p>-9.2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8213" calcext:value-type="float">
            <text:p>-1269.7512128213</text:p>
          </table:table-cell>
          <table:table-cell office:value-type="float" office:value="0.00000014167062545312" calcext:value-type="float">
            <text:p>1.4167062545312E-07</text:p>
          </table:table-cell>
          <table:table-cell office:value-type="float" office:value="1.5123960959845" calcext:value-type="float">
            <text:p>1.5123960959845</text:p>
          </table:table-cell>
          <table:table-cell office:value-type="float" office:value="1.5123962376549" calcext:value-type="float">
            <text:p>1.5123962376549</text:p>
          </table:table-cell>
          <table:table-cell office:value-type="float" office:value="0.00000014167041406665" calcext:value-type="float">
            <text:p>1.4167041406665E-07</text:p>
          </table:table-cell>
          <table:table-cell office:value-type="float" office:value="0.000000000062638494734538" calcext:value-type="float">
            <text:p>6.2638494734538E-11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7E-016" calcext:value-type="float">
            <text:p>-7E-16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1" calcext:value-type="float">
            <text:p>-1269.75121291</text:p>
          </table:table-cell>
          <table:table-cell office:value-type="float" office:value="0.000000052959649110562" calcext:value-type="float">
            <text:p>5.2959649110562E-08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1489437" calcext:value-type="float">
            <text:p>1.5123961489437</text:p>
          </table:table-cell>
          <table:table-cell office:value-type="float" office:value="0.00000005295920635362" calcext:value-type="float">
            <text:p>5.295920635362E-08</text:p>
          </table:table-cell>
          <table:table-cell office:value-type="float" office:value="0.000000000022786632311998" calcext:value-type="float">
            <text:p>2.2786632311998E-11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7162" calcext:value-type="float">
            <text:p>0.716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14" calcext:value-type="float">
            <text:p>-1.4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368" calcext:value-type="float">
            <text:p>-1269.7512129368</text:p>
          </table:table-cell>
          <table:table-cell office:value-type="float" office:value="0.000000026182078727288" calcext:value-type="float">
            <text:p>2.6182078727288E-08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1221664" calcext:value-type="float">
            <text:p>1.5123961221664</text:p>
          </table:table-cell>
          <table:table-cell office:value-type="float" office:value="0.000000026181949719373" calcext:value-type="float">
            <text:p>2.6181949719373E-08</text:p>
          </table:table-cell>
          <table:table-cell office:value-type="float" office:value="0.000000000011004377760549" calcext:value-type="float">
            <text:p>1.1004377760549E-11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6735" calcext:value-type="float">
            <text:p>0.67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64" calcext:value-type="float">
            <text:p>6.4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523" calcext:value-type="float">
            <text:p>-1269.7512129523</text:p>
          </table:table-cell>
          <table:table-cell office:value-type="float" office:value="0.000000010666099115042" calcext:value-type="float">
            <text:p>1.0666099115042E-08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1066503" calcext:value-type="float">
            <text:p>1.5123961066503</text:p>
          </table:table-cell>
          <table:table-cell office:value-type="float" office:value="0.000000010665878624749" calcext:value-type="float">
            <text:p>1.0665878624749E-08</text:p>
          </table:table-cell>
          <table:table-cell office:value-type="float" office:value="0.0000000000043316590854498" calcext:value-type="float">
            <text:p>4.3316590854498E-12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73" calcext:value-type="float">
            <text:p>-7.3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574" calcext:value-type="float">
            <text:p>-1269.7512129574</text:p>
          </table:table-cell>
          <table:table-cell office:value-type="float" office:value="0.0000000055974851420615" calcext:value-type="float">
            <text:p>5.5974851420615E-09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1015818" calcext:value-type="float">
            <text:p>1.5123961015818</text:p>
          </table:table-cell>
          <table:table-cell office:value-type="float" office:value="0.000000005597381447231" calcext:value-type="float">
            <text:p>5.597381447231E-09</text:p>
          </table:table-cell>
          <table:table-cell office:value-type="float" office:value="0.0000000000022115645998692" calcext:value-type="float">
            <text:p>2.2115645998692E-1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1.2195" calcext:value-type="float">
            <text:p>1.219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22" calcext:value-type="float">
            <text:p>-2.2E-08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90250055" calcext:value-type="float">
            <text:p>-1269.7490250055</text:p>
          </table:table-cell>
          <table:table-cell office:value-type="float" office:value="0.0021879574751438" calcext:value-type="float">
            <text:p>0.002187957475144</text:p>
          </table:table-cell>
          <table:table-cell office:value-type="float" office:value="11.856336113923" calcext:value-type="float">
            <text:p>11.856336113923</text:p>
          </table:table-cell>
          <table:table-cell office:value-type="float" office:value="11.858501715736" calcext:value-type="float">
            <text:p>11.858501715736</text:p>
          </table:table-cell>
          <table:table-cell office:value-type="float" office:value="0.0021656018131448" calcext:value-type="float">
            <text:p>0.002165601813145</text:p>
          </table:table-cell>
          <table:table-cell office:value-type="float" office:value="0.00000025147219055843" calcext:value-type="float">
            <text:p>2.5147219055843E-07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3" calcext:value-type="float">
            <text:p>3.3E-10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6985592" calcext:value-type="float">
            <text:p>-1269.7506985592</text:p>
          </table:table-cell>
          <table:table-cell office:value-type="float" office:value="0.00051440378706502" calcext:value-type="float">
            <text:p>0.000514403787065</text:p>
          </table:table-cell>
          <table:table-cell office:value-type="float" office:value="11.856314981895" calcext:value-type="float">
            <text:p>11.856314981895</text:p>
          </table:table-cell>
          <table:table-cell office:value-type="float" office:value="11.856828162048" calcext:value-type="float">
            <text:p>11.856828162048</text:p>
          </table:table-cell>
          <table:table-cell office:value-type="float" office:value="0.00051318015285062" calcext:value-type="float">
            <text:p>0.000513180152851</text:p>
          </table:table-cell>
          <table:table-cell office:value-type="float" office:value="0.000000066420295445596" calcext:value-type="float">
            <text:p>6.6420295445596E-08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28" calcext:value-type="float">
            <text:p>2.8E-12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0401117" calcext:value-type="float">
            <text:p>-1269.7510401117</text:p>
          </table:table-cell>
          <table:table-cell office:value-type="float" office:value="0.0001728512434056" calcext:value-type="float">
            <text:p>0.000172851243406</text:p>
          </table:table-cell>
          <table:table-cell office:value-type="float" office:value="11.85631387766" calcext:value-type="float">
            <text:p>11.85631387766</text:p>
          </table:table-cell>
          <table:table-cell office:value-type="float" office:value="11.856486609504" calcext:value-type="float">
            <text:p>11.856486609504</text:p>
          </table:table-cell>
          <table:table-cell office:value-type="float" office:value="0.00017273184407074" calcext:value-type="float">
            <text:p>0.000172731844071</text:p>
          </table:table-cell>
          <table:table-cell office:value-type="float" office:value="0.00000002387799171047" calcext:value-type="float">
            <text:p>2.387799171047E-08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8847" calcext:value-type="float">
            <text:p>0.88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0.000000000000015" calcext:value-type="float">
            <text:p>-1.5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652494" calcext:value-type="float">
            <text:p>-1269.7511652494</text:p>
          </table:table-cell>
          <table:table-cell office:value-type="float" office:value="0.000047713561116325" calcext:value-type="float">
            <text:p>4.7713561116325E-05</text:p>
          </table:table-cell>
          <table:table-cell office:value-type="float" office:value="11.856313761273" calcext:value-type="float">
            <text:p>11.856313761273</text:p>
          </table:table-cell>
          <table:table-cell office:value-type="float" office:value="11.856361471822" calcext:value-type="float">
            <text:p>11.856361471822</text:p>
          </table:table-cell>
          <table:table-cell office:value-type="float" office:value="0.000047710548376045" calcext:value-type="float">
            <text:p>4.7710548376045E-05</text:p>
          </table:table-cell>
          <table:table-cell office:value-type="float" office:value="0.0000000071163625230332" calcext:value-type="float">
            <text:p>7.1163625230332E-09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8204" calcext:value-type="float">
            <text:p>0.820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3" calcext:value-type="float">
            <text:p>2.3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949524" calcext:value-type="float">
            <text:p>-1269.7511949524</text:p>
          </table:table-cell>
          <table:table-cell office:value-type="float" office:value="0.000018010558960668" calcext:value-type="float">
            <text:p>1.8010558960668E-05</text:p>
          </table:table-cell>
          <table:table-cell office:value-type="float" office:value="11.85631375831" calcext:value-type="float">
            <text:p>11.85631375831</text:p>
          </table:table-cell>
          <table:table-cell office:value-type="float" office:value="11.85633176882" calcext:value-type="float">
            <text:p>11.85633176882</text:p>
          </table:table-cell>
          <table:table-cell office:value-type="float" office:value="0.000018010510414612" calcext:value-type="float">
            <text:p>1.8010510414612E-05</text:p>
          </table:table-cell>
          <table:table-cell office:value-type="float" office:value="0.0000000028100225001298" calcext:value-type="float">
            <text:p>2.8100225001298E-09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9" calcext:value-type="float">
            <text:p>-2.9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72817" calcext:value-type="float">
            <text:p>-1269.7512072817</text:p>
          </table:table-cell>
          <table:table-cell office:value-type="float" office:value="0.0000056812518778315" calcext:value-type="float">
            <text:p>5.6812518778315E-06</text:p>
          </table:table-cell>
          <table:table-cell office:value-type="float" office:value="11.856313758264" calcext:value-type="float">
            <text:p>11.856313758264</text:p>
          </table:table-cell>
          <table:table-cell office:value-type="float" office:value="11.856319439513" calcext:value-type="float">
            <text:p>11.856319439513</text:p>
          </table:table-cell>
          <table:table-cell office:value-type="float" office:value="0.0000056812492879033" calcext:value-type="float">
            <text:p>5.6812492879033E-06</text:p>
          </table:table-cell>
          <table:table-cell office:value-type="float" office:value="0.00000000092903264354919" calcext:value-type="float">
            <text:p>9.2903264354919E-10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6942" calcext:value-type="float">
            <text:p>0.69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0.000000000000024" calcext:value-type="float">
            <text:p>-2.4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10498" calcext:value-type="float">
            <text:p>-1269.7512110498</text:p>
          </table:table-cell>
          <table:table-cell office:value-type="float" office:value="0.0000019131762201141" calcext:value-type="float">
            <text:p>1.9131762201141E-06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5671437" calcext:value-type="float">
            <text:p>11.856315671437</text:p>
          </table:table-cell>
          <table:table-cell office:value-type="float" office:value="0.0000019131749358081" calcext:value-type="float">
            <text:p>1.9131749358081E-06</text:p>
          </table:table-cell>
          <table:table-cell office:value-type="float" office:value="0.00000000032440612813013" calcext:value-type="float">
            <text:p>3.2440612813013E-10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6539" calcext:value-type="float">
            <text:p>0.65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46" calcext:value-type="float">
            <text:p>4.6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1266" calcext:value-type="float">
            <text:p>-1269.7512121266</text:p>
          </table:table-cell>
          <table:table-cell office:value-type="float" office:value="0.00000083634995462489" calcext:value-type="float">
            <text:p>8.3634995462489E-07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4594611" calcext:value-type="float">
            <text:p>11.856314594611</text:p>
          </table:table-cell>
          <table:table-cell office:value-type="float" office:value="0.00000083634871295146" calcext:value-type="float">
            <text:p>8.3634871295146E-07</text:p>
          </table:table-cell>
          <table:table-cell office:value-type="float" office:value="0.00000000014482111646295" calcext:value-type="float">
            <text:p>1.4482111646295E-10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48" calcext:value-type="float">
            <text:p>-4.8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6506" calcext:value-type="float">
            <text:p>-1269.7512126506</text:p>
          </table:table-cell>
          <table:table-cell office:value-type="float" office:value="0.00000031242916520569" calcext:value-type="float">
            <text:p>3.1242916520569E-07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407069" calcext:value-type="float">
            <text:p>11.85631407069</text:p>
          </table:table-cell>
          <table:table-cell office:value-type="float" office:value="0.00000031242807452259" calcext:value-type="float">
            <text:p>3.1242807452259E-07</text:p>
          </table:table-cell>
          <table:table-cell office:value-type="float" office:value="0.000000000054998686609176" calcext:value-type="float">
            <text:p>5.4998686609176E-11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0.000000000000078" calcext:value-type="float">
            <text:p>-7.8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8156" calcext:value-type="float">
            <text:p>-1269.7512128156</text:p>
          </table:table-cell>
          <table:table-cell office:value-type="float" office:value="0.00000014743432075193" calcext:value-type="float">
            <text:p>1.4743432075193E-07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3905695" calcext:value-type="float">
            <text:p>11.856313905695</text:p>
          </table:table-cell>
          <table:table-cell office:value-type="float" office:value="0.00000014743323184518" calcext:value-type="float">
            <text:p>1.4743323184518E-07</text:p>
          </table:table-cell>
          <table:table-cell office:value-type="float" office:value="0.000000000026110594417418" calcext:value-type="float">
            <text:p>2.6110594417418E-11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5436" calcext:value-type="float">
            <text:p>0.54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34" calcext:value-type="float">
            <text:p>-3.4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028" calcext:value-type="float">
            <text:p>-1269.7512129028</text:p>
          </table:table-cell>
          <table:table-cell office:value-type="float" office:value="0.000000060153752201586" calcext:value-type="float">
            <text:p>6.0153752201586E-08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3818414" calcext:value-type="float">
            <text:p>11.856313818414</text:p>
          </table:table-cell>
          <table:table-cell office:value-type="float" office:value="0.000000060152489211873" calcext:value-type="float">
            <text:p>6.0152489211873E-08</text:p>
          </table:table-cell>
          <table:table-cell office:value-type="float" office:value="0.000000000010650135265514" calcext:value-type="float">
            <text:p>1.0650135265514E-11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5186" calcext:value-type="float">
            <text:p>0.518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14" calcext:value-type="float">
            <text:p>1.4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327" calcext:value-type="float">
            <text:p>-1269.7512129327</text:p>
          </table:table-cell>
          <table:table-cell office:value-type="float" office:value="0.000000030295950637083" calcext:value-type="float">
            <text:p>3.0295950637083E-08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3788557" calcext:value-type="float">
            <text:p>11.856313788557</text:p>
          </table:table-cell>
          <table:table-cell office:value-type="float" office:value="0.000000030294351915927" calcext:value-type="float">
            <text:p>3.0294351915927E-08</text:p>
          </table:table-cell>
          <table:table-cell office:value-type="float" office:value="0.0000000000053344676611657" calcext:value-type="float">
            <text:p>5.3344676611657E-12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12" calcext:value-type="float">
            <text:p>-1.2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497" calcext:value-type="float">
            <text:p>-1269.7512129497</text:p>
          </table:table-cell>
          <table:table-cell office:value-type="float" office:value="0.00000001332728061243" calcext:value-type="float">
            <text:p>1.332728061243E-08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3771588" calcext:value-type="float">
            <text:p>11.856313771588</text:p>
          </table:table-cell>
          <table:table-cell office:value-type="float" office:value="0.000000013326504344491" calcext:value-type="float">
            <text:p>1.3326504344491E-08</text:p>
          </table:table-cell>
          <table:table-cell office:value-type="float" office:value="0.0000000000023187078404915" calcext:value-type="float">
            <text:p>2.3187078404915E-1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8" calcext:value-type="float">
            <text:p>2.8E-07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72203195" calcext:value-type="float">
            <text:p>-1269.7472203195</text:p>
          </table:table-cell>
          <table:table-cell office:value-type="float" office:value="0.0039926435006237" calcext:value-type="float">
            <text:p>0.003992643500624</text:p>
          </table:table-cell>
          <table:table-cell office:value-type="float" office:value="66.813310529204" calcext:value-type="float">
            <text:p>66.813310529204</text:p>
          </table:table-cell>
          <table:table-cell office:value-type="float" office:value="66.817009147883" calcext:value-type="float">
            <text:p>66.817009147883</text:p>
          </table:table-cell>
          <table:table-cell office:value-type="float" office:value="0.0036986186790813" calcext:value-type="float">
            <text:p>0.003698618679081</text:p>
          </table:table-cell>
          <table:table-cell office:value-type="float" office:value="0.0000002408355593128" calcext:value-type="float">
            <text:p>2.408355593128E-07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8847" calcext:value-type="float">
            <text:p>0.88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9" calcext:value-type="float">
            <text:p>8.9E-11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98669293" calcext:value-type="float">
            <text:p>-1269.7498669293</text:p>
          </table:table-cell>
          <table:table-cell office:value-type="float" office:value="0.0013460336915614" calcext:value-type="float">
            <text:p>0.001346033691561</text:p>
          </table:table-cell>
          <table:table-cell office:value-type="float" office:value="66.813023968441" calcext:value-type="float">
            <text:p>66.813023968441</text:p>
          </table:table-cell>
          <table:table-cell office:value-type="float" office:value="66.814362538074" calcext:value-type="float">
            <text:p>66.814362538074</text:p>
          </table:table-cell>
          <table:table-cell office:value-type="float" office:value="0.0013385696333046" calcext:value-type="float">
            <text:p>0.001338569633305</text:p>
          </table:table-cell>
          <table:table-cell office:value-type="float" office:value="0.00000010756562426766" calcext:value-type="float">
            <text:p>1.0756562426766E-07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7916" calcext:value-type="float">
            <text:p>0.79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0000000000074" calcext:value-type="float">
            <text:p>-7.4E-12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816095" calcext:value-type="float">
            <text:p>-1269.750816095</text:p>
          </table:table-cell>
          <table:table-cell office:value-type="float" office:value="0.00039686798982075" calcext:value-type="float">
            <text:p>0.000396867989821</text:p>
          </table:table-cell>
          <table:table-cell office:value-type="float" office:value="66.813016522578" calcext:value-type="float">
            <text:p>66.813016522578</text:p>
          </table:table-cell>
          <table:table-cell office:value-type="float" office:value="66.813413372372" calcext:value-type="float">
            <text:p>66.813413372372</text:p>
          </table:table-cell>
          <table:table-cell office:value-type="float" office:value="0.00039684979455501" calcext:value-type="float">
            <text:p>0.000396849794555</text:p>
          </table:table-cell>
          <table:table-cell office:value-type="float" office:value="0.000000033765812469699" calcext:value-type="float">
            <text:p>3.3765812469699E-08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7162" calcext:value-type="float">
            <text:p>0.716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0871907" calcext:value-type="float">
            <text:p>-1269.7510871907</text:p>
          </table:table-cell>
          <table:table-cell office:value-type="float" office:value="0.00012577227721522" calcext:value-type="float">
            <text:p>0.000125772277215</text:p>
          </table:table-cell>
          <table:table-cell office:value-type="float" office:value="66.813016498565" calcext:value-type="float">
            <text:p>66.813016498565</text:p>
          </table:table-cell>
          <table:table-cell office:value-type="float" office:value="66.81314227666" calcext:value-type="float">
            <text:p>66.81314227666</text:p>
          </table:table-cell>
          <table:table-cell office:value-type="float" office:value="0.0001257780943007" calcext:value-type="float">
            <text:p>0.000125778094301</text:p>
          </table:table-cell>
          <table:table-cell office:value-type="float" office:value="0.000000010830802321729" calcext:value-type="float">
            <text:p>1.0830802321729E-08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12" calcext:value-type="float">
            <text:p>-1.2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62459" calcext:value-type="float">
            <text:p>-1269.751162459</text:p>
          </table:table-cell>
          <table:table-cell office:value-type="float" office:value="0.000050503991815276" calcext:value-type="float">
            <text:p>5.0503991815276E-05</text:p>
          </table:table-cell>
          <table:table-cell office:value-type="float" office:value="66.813016504635" calcext:value-type="float">
            <text:p>66.813016504635</text:p>
          </table:table-cell>
          <table:table-cell office:value-type="float" office:value="66.813067008374" calcext:value-type="float">
            <text:p>66.813067008374</text:p>
          </table:table-cell>
          <table:table-cell office:value-type="float" office:value="0.000050503739714713" calcext:value-type="float">
            <text:p>5.0503739714713E-05</text:p>
          </table:table-cell>
          <table:table-cell office:value-type="float" office:value="0.0000000043031222692897" calcext:value-type="float">
            <text:p>4.3031222692897E-09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73" calcext:value-type="float">
            <text:p>-7.3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952319" calcext:value-type="float">
            <text:p>-1269.7511952319</text:p>
          </table:table-cell>
          <table:table-cell office:value-type="float" office:value="0.000017731109664965" calcext:value-type="float">
            <text:p>1.7731109664965E-05</text:p>
          </table:table-cell>
          <table:table-cell office:value-type="float" office:value="66.813016504387" calcext:value-type="float">
            <text:p>66.813016504387</text:p>
          </table:table-cell>
          <table:table-cell office:value-type="float" office:value="66.813034235492" calcext:value-type="float">
            <text:p>66.813034235492</text:p>
          </table:table-cell>
          <table:table-cell office:value-type="float" office:value="0.00001773110476222" calcext:value-type="float">
            <text:p>1.773110476222E-05</text:p>
          </table:table-cell>
          <table:table-cell office:value-type="float" office:value="0.0000000014678462947028" calcext:value-type="float">
            <text:p>1.4678462947028E-09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0.000000000000016" calcext:value-type="float">
            <text:p>-1.6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64281" calcext:value-type="float">
            <text:p>-1269.7512064281</text:p>
          </table:table-cell>
          <table:table-cell office:value-type="float" office:value="0.0000065349113356206" calcext:value-type="float">
            <text:p>6.5349113356206E-06</text:p>
          </table:table-cell>
          <table:table-cell office:value-type="float" office:value="66.81301650439" calcext:value-type="float">
            <text:p>66.81301650439</text:p>
          </table:table-cell>
          <table:table-cell office:value-type="float" office:value="66.813023039294" calcext:value-type="float">
            <text:p>66.813023039294</text:p>
          </table:table-cell>
          <table:table-cell office:value-type="float" office:value="0.0000065349038180784" calcext:value-type="float">
            <text:p>6.5349038180784E-06</text:p>
          </table:table-cell>
          <table:table-cell office:value-type="float" office:value="0.00000000051971442246654" calcext:value-type="float">
            <text:p>5.1971442246654E-10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5308" calcext:value-type="float">
            <text:p>0.53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12" calcext:value-type="float">
            <text:p>-1.2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00178" calcext:value-type="float">
            <text:p>-1269.7512100178</text:p>
          </table:table-cell>
          <table:table-cell office:value-type="float" office:value="0.0000029452080525516" calcext:value-type="float">
            <text:p>2.9452080525516E-06</text:p>
          </table:table-cell>
          <table:table-cell office:value-type="float" office:value="66.813016504387" calcext:value-type="float">
            <text:p>66.813016504387</text:p>
          </table:table-cell>
          <table:table-cell office:value-type="float" office:value="66.81301944959" calcext:value-type="float">
            <text:p>66.81301944959</text:p>
          </table:table-cell>
          <table:table-cell office:value-type="float" office:value="0.0000029452033913913" calcext:value-type="float">
            <text:p>2.9452033913913E-06</text:p>
          </table:table-cell>
          <table:table-cell office:value-type="float" office:value="0.0000000002253163987323" calcext:value-type="float">
            <text:p>2.253163987323E-10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4958" calcext:value-type="float">
            <text:p>0.495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62" calcext:value-type="float">
            <text:p>6.2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17856" calcext:value-type="float">
            <text:p>-1269.7512117856</text:p>
          </table:table-cell>
          <table:table-cell office:value-type="float" office:value="0.0000011773504411394" calcext:value-type="float">
            <text:p>1.1773504411394E-06</text:p>
          </table:table-cell>
          <table:table-cell office:value-type="float" office:value="66.81301650439" calcext:value-type="float">
            <text:p>66.81301650439</text:p>
          </table:table-cell>
          <table:table-cell office:value-type="float" office:value="66.813017681733" calcext:value-type="float">
            <text:p>66.813017681733</text:p>
          </table:table-cell>
          <table:table-cell office:value-type="float" office:value="0.0000011773432220252" calcext:value-type="float">
            <text:p>1.1773432220252E-06</text:p>
          </table:table-cell>
          <table:table-cell office:value-type="float" office:value="0.000000000085642447943207" calcext:value-type="float">
            <text:p>8.5642447943207E-11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4652" calcext:value-type="float">
            <text:p>0.46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92" calcext:value-type="float">
            <text:p>9.2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4728" calcext:value-type="float">
            <text:p>-1269.7512124728</text:p>
          </table:table-cell>
          <table:table-cell office:value-type="float" office:value="0.00000049017762648873" calcext:value-type="float">
            <text:p>4.9017762648873E-07</text:p>
          </table:table-cell>
          <table:table-cell office:value-type="float" office:value="66.813016504385" calcext:value-type="float">
            <text:p>66.813016504385</text:p>
          </table:table-cell>
          <table:table-cell office:value-type="float" office:value="66.81301699456" calcext:value-type="float">
            <text:p>66.81301699456</text:p>
          </table:table-cell>
          <table:table-cell office:value-type="float" office:value="0.00000049017495484804" calcext:value-type="float">
            <text:p>4.9017495484804E-07</text:p>
          </table:table-cell>
          <table:table-cell office:value-type="float" office:value="0.000000000033823501855109" calcext:value-type="float">
            <text:p>3.3823501855109E-11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5" calcext:value-type="float">
            <text:p>-5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7198" calcext:value-type="float">
            <text:p>-1269.7512127198</text:p>
          </table:table-cell>
          <table:table-cell office:value-type="float" office:value="0.00000024318819669134" calcext:value-type="float">
            <text:p>2.4318819669134E-07</text:p>
          </table:table-cell>
          <table:table-cell office:value-type="float" office:value="66.813016504389" calcext:value-type="float">
            <text:p>66.813016504389</text:p>
          </table:table-cell>
          <table:table-cell office:value-type="float" office:value="66.813016747571" calcext:value-type="float">
            <text:p>66.813016747571</text:p>
          </table:table-cell>
          <table:table-cell office:value-type="float" office:value="0.000000243181773385" calcext:value-type="float">
            <text:p>2.43181773385E-07</text:p>
          </table:table-cell>
          <table:table-cell office:value-type="float" office:value="0.000000000016045960640455" calcext:value-type="float">
            <text:p>1.6045960640455E-11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" calcext:value-type="float">
            <text:p>-2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8546" calcext:value-type="float">
            <text:p>-1269.7512128546</text:p>
          </table:table-cell>
          <table:table-cell office:value-type="float" office:value="0.00000010838903108379" calcext:value-type="float">
            <text:p>1.0838903108379E-07</text:p>
          </table:table-cell>
          <table:table-cell office:value-type="float" office:value="66.813016504389" calcext:value-type="float">
            <text:p>66.813016504389</text:p>
          </table:table-cell>
          <table:table-cell office:value-type="float" office:value="66.813016612771" calcext:value-type="float">
            <text:p>66.813016612771</text:p>
          </table:table-cell>
          <table:table-cell office:value-type="float" office:value="0.00000010838216724096" calcext:value-type="float">
            <text:p>1.0838216724096E-07</text:p>
          </table:table-cell>
          <table:table-cell office:value-type="float" office:value="0.0000000000067796161463741" calcext:value-type="float">
            <text:p>6.7796161463741E-1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.8485" calcext:value-type="float">
            <text:p>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33848655" calcext:value-type="float">
            <text:p>-1269.733848655</text:p>
          </table:table-cell>
          <table:table-cell office:value-type="float" office:value="0.017364308042261" calcext:value-type="float">
            <text:p>0.017364308042261</text:p>
          </table:table-cell>
          <table:table-cell office:value-type="float" office:value="192.57309450241" calcext:value-type="float">
            <text:p>192.57309450241</text:p>
          </table:table-cell>
          <table:table-cell office:value-type="float" office:value="192.59016139613" calcext:value-type="float">
            <text:p>192.59016139613</text:p>
          </table:table-cell>
          <table:table-cell office:value-type="float" office:value="0.017066893726565" calcext:value-type="float">
            <text:p>0.017066893726565</text:p>
          </table:table-cell>
          <table:table-cell office:value-type="float" office:value="0.00000042407418390778" calcext:value-type="float">
            <text:p>4.2407418390778E-07</text:p>
          </table:table-cell>
        </table:table-row>
      </table:table>
      <table:table table:name="Crooked Info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ODIUM CHLORIDE WITH (27000 IONS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#restart noscal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start sca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emperature <text:s text:c="10"/>80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quilibration steps <text:s text:c="2"/>5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eps <text:s text:c="16"/>2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steps <text:s text:c="16"/>4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equilibration steps <text:s text:c="2"/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steps <text:s text:c="16"/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estep <text:s text:c="13"/>0.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scale <text:s text:c="16"/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#cutoff <text:s text:c="15"/>1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rvdw <text:s text:c="17"/>1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utoff <text:s text:c="15"/>1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vdw <text:s text:c="17"/>1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ewald precision <text:s text:c="6"/>1d-10 <text:s/>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wald precision <text:s text:c="6"/>1d-16 <text:s/>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nsemble nv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rint every <text:s text:c="10"/>1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ts every <text:s text:c="10"/>1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llec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job time <text:s text:c="13"/>10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ose time <text:s text:c="11"/>10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l_sc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inish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mall NaCl <text:s text:c="61"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9"/>2 <text:s text:c="8"/>3 <text:s text:c="5"/>4096 <text:s text:c="4"/>20000 <text:s text:c="2"/>1.0000000E-03 <text:s text:c="2"/>2.0000000E+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7"/>45.1216012000 <text:s text:c="7"/>0.0500000000 <text:s text:c="7"/>0.0800000000 <text:s text:c="11"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8"/>0.1000000000 <text:s text:c="6"/>45.1216012000 <text:s text:c="7"/>0.1800000000 <text:s text:c="11"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8"/>0.2000000000 <text:s text:c="7"/>0.1500000000 <text:s text:c="6"/>45.1216012000 <text:s text:c="11"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+ <text:s text:c="13"/>1 <text:s text:c="53"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4"/>-11.40387657 <text:s text:c="7"/>-11.61794596 <text:s text:c="7"/>-11.33257963 <text:s text:c="15"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5"/>1.254288880 <text:s text:c="7"/>-5.384671557 <text:s text:c="7"/>-7.466423797 <text:s text:c="15"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5"/>847.3670448 <text:s text:c="7"/>-893.9032611 <text:s text:c="8"/>3484.043485 <text:s text:c="15"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+ <text:s text:c="13"/>2 <text:s text:c="53"/></text:p>
          </table:table-cell>
        </table:table-row>
      </table:table>
      <table:table table:name="Crooked Order 12" table:style-name="ta1"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045" calcext:value-type="float">
            <text:p>4.5E-09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52051859" calcext:value-type="float">
            <text:p>-1269.2252051859</text:p>
          </table:table-cell>
          <table:table-cell office:value-type="float" office:value="0.0020659481701841" calcext:value-type="float">
            <text:p>0.002065948170184</text:p>
          </table:table-cell>
          <table:table-cell office:value-type="float" office:value="1.5191471896146" calcext:value-type="float">
            <text:p>1.5191471896146</text:p>
          </table:table-cell>
          <table:table-cell office:value-type="float" office:value="1.521200604539" calcext:value-type="float">
            <text:p>1.521200604539</text:p>
          </table:table-cell>
          <table:table-cell office:value-type="float" office:value="0.0020534149244908" calcext:value-type="float">
            <text:p>0.002053414924491</text:p>
          </table:table-cell>
          <table:table-cell office:value-type="float" office:value="0.00000055910737360505" calcext:value-type="float">
            <text:p>5.5910737360505E-07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0.000000000051" calcext:value-type="float">
            <text:p>-5.1E-11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66743861" calcext:value-type="float">
            <text:p>-1269.2266743861</text:p>
          </table:table-cell>
          <table:table-cell office:value-type="float" office:value="0.00059674793669728" calcext:value-type="float">
            <text:p>0.000596747936697</text:p>
          </table:table-cell>
          <table:table-cell office:value-type="float" office:value="1.5191198190696" calcext:value-type="float">
            <text:p>1.5191198190696</text:p>
          </table:table-cell>
          <table:table-cell office:value-type="float" office:value="1.5197314043055" calcext:value-type="float">
            <text:p>1.5197314043055</text:p>
          </table:table-cell>
          <table:table-cell office:value-type="float" office:value="0.00061158523588301" calcext:value-type="float">
            <text:p>0.000611585235883</text:p>
          </table:table-cell>
          <table:table-cell office:value-type="float" office:value="0.00000015700428741308" calcext:value-type="float">
            <text:p>1.5700428741308E-07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2892" calcext:value-type="float">
            <text:p>1.289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00000000000011" calcext:value-type="float">
            <text:p>-1.1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0090664" calcext:value-type="float">
            <text:p>-1269.2270090664</text:p>
          </table:table-cell>
          <table:table-cell office:value-type="float" office:value="0.00026206766142423" calcext:value-type="float">
            <text:p>0.000262067661424</text:p>
          </table:table-cell>
          <table:table-cell office:value-type="float" office:value="1.5191346324365" calcext:value-type="float">
            <text:p>1.5191346324365</text:p>
          </table:table-cell>
          <table:table-cell office:value-type="float" office:value="1.5193967240302" calcext:value-type="float">
            <text:p>1.5193967240302</text:p>
          </table:table-cell>
          <table:table-cell office:value-type="float" office:value="0.00026209159375901" calcext:value-type="float">
            <text:p>0.000262091593759</text:p>
          </table:table-cell>
          <table:table-cell office:value-type="float" office:value="0.000000065452605975019" calcext:value-type="float">
            <text:p>6.5452605975019E-08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157" calcext:value-type="float">
            <text:p>1.1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4.5E-015" calcext:value-type="float">
            <text:p>-4.5E-15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1808314" calcext:value-type="float">
            <text:p>-1269.2271808314</text:p>
          </table:table-cell>
          <table:table-cell office:value-type="float" office:value="0.000090302632770545" calcext:value-type="float">
            <text:p>9.0302632770545E-05</text:p>
          </table:table-cell>
          <table:table-cell office:value-type="float" office:value="1.5191346566714" calcext:value-type="float">
            <text:p>1.5191346566714</text:p>
          </table:table-cell>
          <table:table-cell office:value-type="float" office:value="1.5192249590015" calcext:value-type="float">
            <text:p>1.5192249590015</text:p>
          </table:table-cell>
          <table:table-cell office:value-type="float" office:value="0.000090302330093328" calcext:value-type="float">
            <text:p>9.0302330093328E-05</text:p>
          </table:table-cell>
          <table:table-cell office:value-type="float" office:value="0.00000002135515967055" calcext:value-type="float">
            <text:p>2.135515967055E-08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E-016" calcext:value-type="float">
            <text:p>1.8E-16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28554" calcext:value-type="float">
            <text:p>-1269.227228554</text:p>
          </table:table-cell>
          <table:table-cell office:value-type="float" office:value="0.00004258009471414" calcext:value-type="float">
            <text:p>4.258009471414E-05</text:p>
          </table:table-cell>
          <table:table-cell office:value-type="float" office:value="1.5191346563789" calcext:value-type="float">
            <text:p>1.5191346563789</text:p>
          </table:table-cell>
          <table:table-cell office:value-type="float" office:value="1.5191772364636" calcext:value-type="float">
            <text:p>1.5191772364636</text:p>
          </table:table-cell>
          <table:table-cell office:value-type="float" office:value="0.000042580084632204" calcext:value-type="float">
            <text:p>4.2580084632204E-05</text:p>
          </table:table-cell>
          <table:table-cell office:value-type="float" office:value="0.000000009652968876669" calcext:value-type="float">
            <text:p>9.652968876669E-09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16" calcext:value-type="float">
            <text:p>-1.6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545811" calcext:value-type="float">
            <text:p>-1269.2272545811</text:p>
          </table:table-cell>
          <table:table-cell office:value-type="float" office:value="0.000016553005934838" calcext:value-type="float">
            <text:p>1.6553005934838E-05</text:p>
          </table:table-cell>
          <table:table-cell office:value-type="float" office:value="1.5191346563687" calcext:value-type="float">
            <text:p>1.5191346563687</text:p>
          </table:table-cell>
          <table:table-cell office:value-type="float" office:value="1.5191512093747" calcext:value-type="float">
            <text:p>1.5191512093747</text:p>
          </table:table-cell>
          <table:table-cell office:value-type="float" office:value="0.000016553006085163" calcext:value-type="float">
            <text:p>1.6553006085163E-05</text:p>
          </table:table-cell>
          <table:table-cell office:value-type="float" office:value="0.0000000035409040048179" calcext:value-type="float">
            <text:p>3.5409040048179E-09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9209" calcext:value-type="float">
            <text:p>0.92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.5E-015" calcext:value-type="float">
            <text:p>9.5E-15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626555" calcext:value-type="float">
            <text:p>-1269.2272626555</text:p>
          </table:table-cell>
          <table:table-cell office:value-type="float" office:value="0.000008478528343403" calcext:value-type="float">
            <text:p>8.478528343403E-06</text:p>
          </table:table-cell>
          <table:table-cell office:value-type="float" office:value="1.5191346563689" calcext:value-type="float">
            <text:p>1.5191346563689</text:p>
          </table:table-cell>
          <table:table-cell office:value-type="float" office:value="1.5191431348971" calcext:value-type="float">
            <text:p>1.5191431348971</text:p>
          </table:table-cell>
          <table:table-cell office:value-type="float" office:value="0.00000847852824859" calcext:value-type="float">
            <text:p>8.47852824859E-06</text:p>
          </table:table-cell>
          <table:table-cell office:value-type="float" office:value="0.0000000017343869158474" calcext:value-type="float">
            <text:p>1.7343869158474E-09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514" calcext:value-type="float">
            <text:p>0.85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.5E-015" calcext:value-type="float">
            <text:p>4.5E-15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674887" calcext:value-type="float">
            <text:p>-1269.2272674887</text:p>
          </table:table-cell>
          <table:table-cell office:value-type="float" office:value="0.0000036453445773077" calcext:value-type="float">
            <text:p>3.6453445773077E-06</text:p>
          </table:table-cell>
          <table:table-cell office:value-type="float" office:value="1.5191346563689" calcext:value-type="float">
            <text:p>1.5191346563689</text:p>
          </table:table-cell>
          <table:table-cell office:value-type="float" office:value="1.5191383017134" calcext:value-type="float">
            <text:p>1.5191383017134</text:p>
          </table:table-cell>
          <table:table-cell office:value-type="float" office:value="0.0000036453445313445" calcext:value-type="float">
            <text:p>3.6453445313445E-06</text:p>
          </table:table-cell>
          <table:table-cell office:value-type="float" office:value="0.00000000070178265155501" calcext:value-type="float">
            <text:p>7.0178265155501E-1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3.6E-015" calcext:value-type="float">
            <text:p>-3.6E-15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691336" calcext:value-type="float">
            <text:p>-1269.2272691336</text:p>
          </table:table-cell>
          <table:table-cell office:value-type="float" office:value="0.0000020004256384709" calcext:value-type="float">
            <text:p>2.0004256384709E-06</text:p>
          </table:table-cell>
          <table:table-cell office:value-type="float" office:value="1.5191346563689" calcext:value-type="float">
            <text:p>1.5191346563689</text:p>
          </table:table-cell>
          <table:table-cell office:value-type="float" office:value="1.5191366567944" calcext:value-type="float">
            <text:p>1.5191366567944</text:p>
          </table:table-cell>
          <table:table-cell office:value-type="float" office:value="0.0000020004254868144" calcext:value-type="float">
            <text:p>2.0004254868144E-06</text:p>
          </table:table-cell>
          <table:table-cell office:value-type="float" office:value="0.00000000036779150049733" calcext:value-type="float">
            <text:p>3.6779150049733E-1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0.000000000000013" calcext:value-type="float">
            <text:p>-1.3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701986" calcext:value-type="float">
            <text:p>-1269.2272701986</text:p>
          </table:table-cell>
          <table:table-cell office:value-type="float" office:value="0.00000093541575552081" calcext:value-type="float">
            <text:p>9.3541575552081E-07</text:p>
          </table:table-cell>
          <table:table-cell office:value-type="float" office:value="1.5191346563688" calcext:value-type="float">
            <text:p>1.5191346563688</text:p>
          </table:table-cell>
          <table:table-cell office:value-type="float" office:value="1.5191355917846" calcext:value-type="float">
            <text:p>1.5191355917846</text:p>
          </table:table-cell>
          <table:table-cell office:value-type="float" office:value="0.00000093541571444256" calcext:value-type="float">
            <text:p>9.3541571444256E-07</text:p>
          </table:table-cell>
          <table:table-cell office:value-type="float" office:value="0.0000000001617158071605" calcext:value-type="float">
            <text:p>1.617158071605E-1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7162" calcext:value-type="float">
            <text:p>0.71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705903" calcext:value-type="float">
            <text:p>-1269.2272705903</text:p>
          </table:table-cell>
          <table:table-cell office:value-type="float" office:value="0.00000054373549573938" calcext:value-type="float">
            <text:p>5.4373549573938E-07</text:p>
          </table:table-cell>
          <table:table-cell office:value-type="float" office:value="1.5191346563688" calcext:value-type="float">
            <text:p>1.5191346563688</text:p>
          </table:table-cell>
          <table:table-cell office:value-type="float" office:value="1.5191352001042" calcext:value-type="float">
            <text:p>1.5191352001042</text:p>
          </table:table-cell>
          <table:table-cell office:value-type="float" office:value="0.00000054373539715158" calcext:value-type="float">
            <text:p>5.4373539715158E-07</text:p>
          </table:table-cell>
          <table:table-cell office:value-type="float" office:value="0.000000000089771787386226" calcext:value-type="float">
            <text:p>8.9771787386226E-11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6735" calcext:value-type="float">
            <text:p>0.67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3.7E-016" calcext:value-type="float">
            <text:p>-3.7E-16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708613" calcext:value-type="float">
            <text:p>-1269.2272708613</text:p>
          </table:table-cell>
          <table:table-cell office:value-type="float" office:value="0.00000027277405934001" calcext:value-type="float">
            <text:p>2.7277405934001E-07</text:p>
          </table:table-cell>
          <table:table-cell office:value-type="float" office:value="1.5191346563689" calcext:value-type="float">
            <text:p>1.5191346563689</text:p>
          </table:table-cell>
          <table:table-cell office:value-type="float" office:value="1.5191349291428" calcext:value-type="float">
            <text:p>1.5191349291428</text:p>
          </table:table-cell>
          <table:table-cell office:value-type="float" office:value="0.00000027277390057812" calcext:value-type="float">
            <text:p>2.7277390057812E-07</text:p>
          </table:table-cell>
          <table:table-cell office:value-type="float" office:value="0.000000000042374823262195" calcext:value-type="float">
            <text:p>4.2374823262195E-11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22" calcext:value-type="float">
            <text:p>-2.2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709676" calcext:value-type="float">
            <text:p>-1269.2272709676</text:p>
          </table:table-cell>
          <table:table-cell office:value-type="float" office:value="0.00000016641547517793" calcext:value-type="float">
            <text:p>1.6641547517793E-07</text:p>
          </table:table-cell>
          <table:table-cell office:value-type="float" office:value="1.5191346563689" calcext:value-type="float">
            <text:p>1.5191346563689</text:p>
          </table:table-cell>
          <table:table-cell office:value-type="float" office:value="1.5191348227843" calcext:value-type="float">
            <text:p>1.5191348227843</text:p>
          </table:table-cell>
          <table:table-cell office:value-type="float" office:value="0.00000016641542499585" calcext:value-type="float">
            <text:p>1.6641542499585E-07</text:p>
          </table:table-cell>
          <table:table-cell office:value-type="float" office:value="0.000000000024711959906969" calcext:value-type="float">
            <text:p>2.4711959906969E-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1.2195" calcext:value-type="float">
            <text:p>1.219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2" calcext:value-type="float">
            <text:p>2E-08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06738035" calcext:value-type="float">
            <text:p>-1269.2206738035</text:p>
          </table:table-cell>
          <table:table-cell office:value-type="float" office:value="0.00659733059274" calcext:value-type="float">
            <text:p>0.00659733059274</text:p>
          </table:table-cell>
          <table:table-cell office:value-type="float" office:value="11.899989415354" calcext:value-type="float">
            <text:p>11.899989415354</text:p>
          </table:table-cell>
          <table:table-cell office:value-type="float" office:value="11.906551776848" calcext:value-type="float">
            <text:p>11.906551776848</text:p>
          </table:table-cell>
          <table:table-cell office:value-type="float" office:value="0.0065623614942325" calcext:value-type="float">
            <text:p>0.006562361494233</text:p>
          </table:table-cell>
          <table:table-cell office:value-type="float" office:value="0.00000041140761728374" calcext:value-type="float">
            <text:p>4.1140761728374E-07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0.000000000013" calcext:value-type="float">
            <text:p>-1.3E-11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53027797" calcext:value-type="float">
            <text:p>-1269.2253027797</text:p>
          </table:table-cell>
          <table:table-cell office:value-type="float" office:value="0.0019683543634983" calcext:value-type="float">
            <text:p>0.001968354363498</text:p>
          </table:table-cell>
          <table:table-cell office:value-type="float" office:value="11.899956635467" calcext:value-type="float">
            <text:p>11.899956635467</text:p>
          </table:table-cell>
          <table:table-cell office:value-type="float" office:value="11.901922800619" calcext:value-type="float">
            <text:p>11.901922800619</text:p>
          </table:table-cell>
          <table:table-cell office:value-type="float" office:value="0.0019661651519911" calcext:value-type="float">
            <text:p>0.001966165151991</text:p>
          </table:table-cell>
          <table:table-cell office:value-type="float" office:value="0.00000012449870096099" calcext:value-type="float">
            <text:p>1.2449870096099E-07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76" calcext:value-type="float">
            <text:p>7.6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64693999" calcext:value-type="float">
            <text:p>-1269.2264693999</text:p>
          </table:table-cell>
          <table:table-cell office:value-type="float" office:value="0.00080173411947726" calcext:value-type="float">
            <text:p>0.000801734119477</text:p>
          </table:table-cell>
          <table:table-cell office:value-type="float" office:value="11.899954449591" calcext:value-type="float">
            <text:p>11.899954449591</text:p>
          </table:table-cell>
          <table:table-cell office:value-type="float" office:value="11.900756180375" calcext:value-type="float">
            <text:p>11.900756180375</text:p>
          </table:table-cell>
          <table:table-cell office:value-type="float" office:value="0.0008017307838486" calcext:value-type="float">
            <text:p>0.000801730783849</text:p>
          </table:table-cell>
          <table:table-cell office:value-type="float" office:value="0.000000050374890141532" calcext:value-type="float">
            <text:p>5.0374890141532E-08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8847" calcext:value-type="float">
            <text:p>0.88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.8E-015" calcext:value-type="float">
            <text:p>4.8E-15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69896083" calcext:value-type="float">
            <text:p>-1269.2269896083</text:p>
          </table:table-cell>
          <table:table-cell office:value-type="float" office:value="0.00028152573986517" calcext:value-type="float">
            <text:p>0.000281525739865</text:p>
          </table:table-cell>
          <table:table-cell office:value-type="float" office:value="11.899954449485" calcext:value-type="float">
            <text:p>11.899954449485</text:p>
          </table:table-cell>
          <table:table-cell office:value-type="float" office:value="11.900235971995" calcext:value-type="float">
            <text:p>11.900235971995</text:p>
          </table:table-cell>
          <table:table-cell office:value-type="float" office:value="0.0002815225100754" calcext:value-type="float">
            <text:p>0.000281522510075</text:p>
          </table:table-cell>
          <table:table-cell office:value-type="float" office:value="0.000000017390606735143" calcext:value-type="float">
            <text:p>1.7390606735143E-08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8204" calcext:value-type="float">
            <text:p>0.82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.7E-015" calcext:value-type="float">
            <text:p>5.7E-15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142596" calcext:value-type="float">
            <text:p>-1269.227142596</text:p>
          </table:table-cell>
          <table:table-cell office:value-type="float" office:value="0.00012853810540037" calcext:value-type="float">
            <text:p>0.0001285381054</text:p>
          </table:table-cell>
          <table:table-cell office:value-type="float" office:value="11.899954446359" calcext:value-type="float">
            <text:p>11.899954446359</text:p>
          </table:table-cell>
          <table:table-cell office:value-type="float" office:value="11.900082984361" calcext:value-type="float">
            <text:p>11.900082984361</text:p>
          </table:table-cell>
          <table:table-cell office:value-type="float" office:value="0.00012853800141954" calcext:value-type="float">
            <text:p>0.00012853800142</text:p>
          </table:table-cell>
          <table:table-cell office:value-type="float" office:value="0.0000000077773493041541" calcext:value-type="float">
            <text:p>7.7773493041541E-09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0049" calcext:value-type="float">
            <text:p>4.9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199416" calcext:value-type="float">
            <text:p>-1269.2272199416</text:p>
          </table:table-cell>
          <table:table-cell office:value-type="float" office:value="0.000051192506361986" calcext:value-type="float">
            <text:p>5.1192506361986E-05</text:p>
          </table:table-cell>
          <table:table-cell office:value-type="float" office:value="11.899954446256" calcext:value-type="float">
            <text:p>11.899954446256</text:p>
          </table:table-cell>
          <table:table-cell office:value-type="float" office:value="11.900005638762" calcext:value-type="float">
            <text:p>11.900005638762</text:p>
          </table:table-cell>
          <table:table-cell office:value-type="float" office:value="0.000051192506024478" calcext:value-type="float">
            <text:p>5.1192506024478E-05</text:p>
          </table:table-cell>
          <table:table-cell office:value-type="float" office:value="0.0000000030047158079996" calcext:value-type="float">
            <text:p>3.0047158079996E-09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942" calcext:value-type="float">
            <text:p>0.694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0.000000000000012" calcext:value-type="float">
            <text:p>-1.2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495072" calcext:value-type="float">
            <text:p>-1269.2272495072</text:p>
          </table:table-cell>
          <table:table-cell office:value-type="float" office:value="0.000021626816533171" calcext:value-type="float">
            <text:p>2.1626816533171E-05</text:p>
          </table:table-cell>
          <table:table-cell office:value-type="float" office:value="11.899954446256" calcext:value-type="float">
            <text:p>11.899954446256</text:p>
          </table:table-cell>
          <table:table-cell office:value-type="float" office:value="11.899976073072" calcext:value-type="float">
            <text:p>11.899976073072</text:p>
          </table:table-cell>
          <table:table-cell office:value-type="float" office:value="0.000021626815575715" calcext:value-type="float">
            <text:p>2.1626815575715E-05</text:p>
          </table:table-cell>
          <table:table-cell office:value-type="float" office:value="0.0000000012263566542693" calcext:value-type="float">
            <text:p>1.2263566542693E-09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539" calcext:value-type="float">
            <text:p>0.65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52" calcext:value-type="float">
            <text:p>5.2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598576" calcext:value-type="float">
            <text:p>-1269.2272598576</text:p>
          </table:table-cell>
          <table:table-cell office:value-type="float" office:value="0.000011276495342827" calcext:value-type="float">
            <text:p>1.1276495342827E-05</text:p>
          </table:table-cell>
          <table:table-cell office:value-type="float" office:value="11.899954446256" calcext:value-type="float">
            <text:p>11.899954446256</text:p>
          </table:table-cell>
          <table:table-cell office:value-type="float" office:value="11.89996572275" calcext:value-type="float">
            <text:p>11.89996572275</text:p>
          </table:table-cell>
          <table:table-cell office:value-type="float" office:value="0.00001127649479038" calcext:value-type="float">
            <text:p>1.127649479038E-05</text:p>
          </table:table-cell>
          <table:table-cell office:value-type="float" office:value="0.00000000062053100586209" calcext:value-type="float">
            <text:p>6.2053100586209E-1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18" calcext:value-type="float">
            <text:p>-1.8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659185" calcext:value-type="float">
            <text:p>-1269.2272659185</text:p>
          </table:table-cell>
          <table:table-cell office:value-type="float" office:value="0.0000052155646699248" calcext:value-type="float">
            <text:p>5.2155646699248E-06</text:p>
          </table:table-cell>
          <table:table-cell office:value-type="float" office:value="11.899954446256" calcext:value-type="float">
            <text:p>11.899954446256</text:p>
          </table:table-cell>
          <table:table-cell office:value-type="float" office:value="11.89995966182" calcext:value-type="float">
            <text:p>11.89995966182</text:p>
          </table:table-cell>
          <table:table-cell office:value-type="float" office:value="0.0000052155640268836" calcext:value-type="float">
            <text:p>5.2155640268836E-06</text:p>
          </table:table-cell>
          <table:table-cell office:value-type="float" office:value="0.00000000027575660927745" calcext:value-type="float">
            <text:p>2.7575660927745E-1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71" calcext:value-type="float">
            <text:p>7.1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682301" calcext:value-type="float">
            <text:p>-1269.2272682301</text:p>
          </table:table-cell>
          <table:table-cell office:value-type="float" office:value="0.0000029039952096355" calcext:value-type="float">
            <text:p>2.9039952096355E-06</text:p>
          </table:table-cell>
          <table:table-cell office:value-type="float" office:value="11.899954446256" calcext:value-type="float">
            <text:p>11.899954446256</text:p>
          </table:table-cell>
          <table:table-cell office:value-type="float" office:value="11.89995735025" calcext:value-type="float">
            <text:p>11.89995735025</text:p>
          </table:table-cell>
          <table:table-cell office:value-type="float" office:value="0.0000029039940994124" calcext:value-type="float">
            <text:p>2.9039940994124E-06</text:p>
          </table:table-cell>
          <table:table-cell office:value-type="float" office:value="0.00000000014847167884891" calcext:value-type="float">
            <text:p>1.4847167884891E-1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5436" calcext:value-type="float">
            <text:p>0.54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36" calcext:value-type="float">
            <text:p>3.6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696868" calcext:value-type="float">
            <text:p>-1269.2272696868</text:p>
          </table:table-cell>
          <table:table-cell office:value-type="float" office:value="0.0000014472191196546" calcext:value-type="float">
            <text:p>1.4472191196546E-06</text:p>
          </table:table-cell>
          <table:table-cell office:value-type="float" office:value="11.899954446256" calcext:value-type="float">
            <text:p>11.899954446256</text:p>
          </table:table-cell>
          <table:table-cell office:value-type="float" office:value="11.899955893474" calcext:value-type="float">
            <text:p>11.899955893474</text:p>
          </table:table-cell>
          <table:table-cell office:value-type="float" office:value="0.0000014472181675274" calcext:value-type="float">
            <text:p>1.4472181675274E-06</text:p>
          </table:table-cell>
          <table:table-cell office:value-type="float" office:value="0.000000000070846064431148" calcext:value-type="float">
            <text:p>7.0846064431148E-11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5186" calcext:value-type="float">
            <text:p>0.518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15" calcext:value-type="float">
            <text:p>1.5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702832" calcext:value-type="float">
            <text:p>-1269.2272702832</text:p>
          </table:table-cell>
          <table:table-cell office:value-type="float" office:value="0.00000085088686319068" calcext:value-type="float">
            <text:p>8.5088686319068E-07</text:p>
          </table:table-cell>
          <table:table-cell office:value-type="float" office:value="11.899954446257" calcext:value-type="float">
            <text:p>11.899954446257</text:p>
          </table:table-cell>
          <table:table-cell office:value-type="float" office:value="11.899955297142" calcext:value-type="float">
            <text:p>11.899955297142</text:p>
          </table:table-cell>
          <table:table-cell office:value-type="float" office:value="0.00000085088553625212" calcext:value-type="float">
            <text:p>8.5088553625212E-07</text:p>
          </table:table-cell>
          <table:table-cell office:value-type="float" office:value="0.000000000040196517697966" calcext:value-type="float">
            <text:p>4.0196517697966E-11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11" calcext:value-type="float">
            <text:p>1.1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706828" calcext:value-type="float">
            <text:p>-1269.2272706828</text:p>
          </table:table-cell>
          <table:table-cell office:value-type="float" office:value="0.00000045128626879887" calcext:value-type="float">
            <text:p>4.5128626879887E-07</text:p>
          </table:table-cell>
          <table:table-cell office:value-type="float" office:value="11.899954446256" calcext:value-type="float">
            <text:p>11.899954446256</text:p>
          </table:table-cell>
          <table:table-cell office:value-type="float" office:value="11.899954897541" calcext:value-type="float">
            <text:p>11.899954897541</text:p>
          </table:table-cell>
          <table:table-cell office:value-type="float" office:value="0.00000045128554582163" calcext:value-type="float">
            <text:p>4.5128554582163E-07</text:p>
          </table:table-cell>
          <table:table-cell office:value-type="float" office:value="0.000000000020378657785909" calcext:value-type="float">
            <text:p>2.0378657785909E-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77" calcext:value-type="float">
            <text:p>7.7E-08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171856335" calcext:value-type="float">
            <text:p>-1269.2171856335</text:p>
          </table:table-cell>
          <table:table-cell office:value-type="float" office:value="0.010085500548939" calcext:value-type="float">
            <text:p>0.010085500548939</text:p>
          </table:table-cell>
          <table:table-cell office:value-type="float" office:value="66.976412701005" calcext:value-type="float">
            <text:p>66.976412701005</text:p>
          </table:table-cell>
          <table:table-cell office:value-type="float" office:value="66.986292164294" calcext:value-type="float">
            <text:p>66.986292164294</text:p>
          </table:table-cell>
          <table:table-cell office:value-type="float" office:value="0.0098794632897921" calcext:value-type="float">
            <text:p>0.009879463289792</text:p>
          </table:table-cell>
          <table:table-cell office:value-type="float" office:value="0.00000035630364361838" calcext:value-type="float">
            <text:p>3.5630364361838E-07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8847" calcext:value-type="float">
            <text:p>0.88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0.00000000038" calcext:value-type="float">
            <text:p>-3.8E-10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33248021" calcext:value-type="float">
            <text:p>-1269.2233248021</text:p>
          </table:table-cell>
          <table:table-cell office:value-type="float" office:value="0.0039463319521928" calcext:value-type="float">
            <text:p>0.003946331952193</text:p>
          </table:table-cell>
          <table:table-cell office:value-type="float" office:value="66.976213996113" calcext:value-type="float">
            <text:p>66.976213996113</text:p>
          </table:table-cell>
          <table:table-cell office:value-type="float" office:value="66.980152995698" calcext:value-type="float">
            <text:p>66.980152995698</text:p>
          </table:table-cell>
          <table:table-cell office:value-type="float" office:value="0.0039389995842072" calcext:value-type="float">
            <text:p>0.003938999584207</text:p>
          </table:table-cell>
          <table:table-cell office:value-type="float" office:value="0.00000016162476134588" calcext:value-type="float">
            <text:p>1.6162476134588E-07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7916" calcext:value-type="float">
            <text:p>0.79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0000000000053" calcext:value-type="float">
            <text:p>-5.3E-12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58932519" calcext:value-type="float">
            <text:p>-1269.2258932519</text:p>
          </table:table-cell>
          <table:table-cell office:value-type="float" office:value="0.0013778821694359" calcext:value-type="float">
            <text:p>0.001377882169436</text:p>
          </table:table-cell>
          <table:table-cell office:value-type="float" office:value="66.976206578602" calcext:value-type="float">
            <text:p>66.976206578602</text:p>
          </table:table-cell>
          <table:table-cell office:value-type="float" office:value="66.977584545915" calcext:value-type="float">
            <text:p>66.977584545915</text:p>
          </table:table-cell>
          <table:table-cell office:value-type="float" office:value="0.001377967313303" calcext:value-type="float">
            <text:p>0.001377967313303</text:p>
          </table:table-cell>
          <table:table-cell office:value-type="float" office:value="0.000000057873166311375" calcext:value-type="float">
            <text:p>5.7873166311375E-0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7162" calcext:value-type="float">
            <text:p>0.71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19" calcext:value-type="float">
            <text:p>1.9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67506246" calcext:value-type="float">
            <text:p>-1269.2267506246</text:p>
          </table:table-cell>
          <table:table-cell office:value-type="float" office:value="0.00052050943895665" calcext:value-type="float">
            <text:p>0.000520509438957</text:p>
          </table:table-cell>
          <table:table-cell office:value-type="float" office:value="66.976206666717" calcext:value-type="float">
            <text:p>66.976206666717</text:p>
          </table:table-cell>
          <table:table-cell office:value-type="float" office:value="66.976727173184" calcext:value-type="float">
            <text:p>66.976727173184</text:p>
          </table:table-cell>
          <table:table-cell office:value-type="float" office:value="0.0005205064676943" calcext:value-type="float">
            <text:p>0.000520506467694</text:p>
          </table:table-cell>
          <table:table-cell office:value-type="float" office:value="0.000000021834837811971" calcext:value-type="float">
            <text:p>2.1834837811971E-0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087" calcext:value-type="float">
            <text:p>-8.7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027871" calcext:value-type="float">
            <text:p>-1269.227027871</text:p>
          </table:table-cell>
          <table:table-cell office:value-type="float" office:value="0.0002432630894873" calcext:value-type="float">
            <text:p>0.000243263089487</text:p>
          </table:table-cell>
          <table:table-cell office:value-type="float" office:value="66.976206663651" calcext:value-type="float">
            <text:p>66.976206663651</text:p>
          </table:table-cell>
          <table:table-cell office:value-type="float" office:value="66.976449926835" calcext:value-type="float">
            <text:p>66.976449926835</text:p>
          </table:table-cell>
          <table:table-cell office:value-type="float" office:value="0.00024326318364842" calcext:value-type="float">
            <text:p>0.000243263183648</text:p>
          </table:table-cell>
          <table:table-cell office:value-type="float" office:value="0.000000010067336728012" calcext:value-type="float">
            <text:p>1.0067336728012E-0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0012" calcext:value-type="float">
            <text:p>1.2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1681718" calcext:value-type="float">
            <text:p>-1269.2271681718</text:p>
          </table:table-cell>
          <table:table-cell office:value-type="float" office:value="0.00010296225468664" calcext:value-type="float">
            <text:p>0.000102962254687</text:p>
          </table:table-cell>
          <table:table-cell office:value-type="float" office:value="66.976206663757" calcext:value-type="float">
            <text:p>66.976206663757</text:p>
          </table:table-cell>
          <table:table-cell office:value-type="float" office:value="66.976309626" calcext:value-type="float">
            <text:p>66.976309626</text:p>
          </table:table-cell>
          <table:table-cell office:value-type="float" office:value="0.00010296224340323" calcext:value-type="float">
            <text:p>0.000102962243403</text:p>
          </table:table-cell>
          <table:table-cell office:value-type="float" office:value="0.0000000041431050556841" calcext:value-type="float">
            <text:p>4.1431050556841E-09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0.0000000000001" calcext:value-type="float">
            <text:p>-1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252646" calcext:value-type="float">
            <text:p>-1269.2272252646</text:p>
          </table:table-cell>
          <table:table-cell office:value-type="float" office:value="0.00004586947829921" calcext:value-type="float">
            <text:p>4.586947829921E-05</text:p>
          </table:table-cell>
          <table:table-cell office:value-type="float" office:value="66.976206663752" calcext:value-type="float">
            <text:p>66.976206663752</text:p>
          </table:table-cell>
          <table:table-cell office:value-type="float" office:value="66.976252533224" calcext:value-type="float">
            <text:p>66.976252533224</text:p>
          </table:table-cell>
          <table:table-cell office:value-type="float" office:value="0.000045869471847482" calcext:value-type="float">
            <text:p>4.5869471847482E-05</text:p>
          </table:table-cell>
          <table:table-cell office:value-type="float" office:value="0.0000000017772960976054" calcext:value-type="float">
            <text:p>1.7772960976054E-09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308" calcext:value-type="float">
            <text:p>0.53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12" calcext:value-type="float">
            <text:p>1.2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469172" calcext:value-type="float">
            <text:p>-1269.2272469172</text:p>
          </table:table-cell>
          <table:table-cell office:value-type="float" office:value="0.000024216847350544" calcext:value-type="float">
            <text:p>2.4216847350544E-05</text:p>
          </table:table-cell>
          <table:table-cell office:value-type="float" office:value="66.976206663751" calcext:value-type="float">
            <text:p>66.976206663751</text:p>
          </table:table-cell>
          <table:table-cell office:value-type="float" office:value="66.976230880593" calcext:value-type="float">
            <text:p>66.976230880593</text:p>
          </table:table-cell>
          <table:table-cell office:value-type="float" office:value="0.000024216842106739" calcext:value-type="float">
            <text:p>2.4216842106739E-05</text:p>
          </table:table-cell>
          <table:table-cell office:value-type="float" office:value="0.00000000090441204912521" calcext:value-type="float">
            <text:p>9.0441204912521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4958" calcext:value-type="float">
            <text:p>0.49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21" calcext:value-type="float">
            <text:p>2.1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59446" calcext:value-type="float">
            <text:p>-1269.227259446</text:p>
          </table:table-cell>
          <table:table-cell office:value-type="float" office:value="0.000011688103313645" calcext:value-type="float">
            <text:p>1.1688103313645E-05</text:p>
          </table:table-cell>
          <table:table-cell office:value-type="float" office:value="66.976206663751" calcext:value-type="float">
            <text:p>66.976206663751</text:p>
          </table:table-cell>
          <table:table-cell office:value-type="float" office:value="66.976218351849" calcext:value-type="float">
            <text:p>66.976218351849</text:p>
          </table:table-cell>
          <table:table-cell office:value-type="float" office:value="0.000011688098112472" calcext:value-type="float">
            <text:p>1.1688098112472E-05</text:p>
          </table:table-cell>
          <table:table-cell office:value-type="float" office:value="0.00000000041582967118228" calcext:value-type="float">
            <text:p>4.1582967118228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4652" calcext:value-type="float">
            <text:p>0.46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0.00000000000023" calcext:value-type="float">
            <text:p>-2.3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652759" calcext:value-type="float">
            <text:p>-1269.2272652759</text:p>
          </table:table-cell>
          <table:table-cell office:value-type="float" office:value="0.0000058581645134836" calcext:value-type="float">
            <text:p>5.8581645134836E-06</text:p>
          </table:table-cell>
          <table:table-cell office:value-type="float" office:value="66.976206663753" calcext:value-type="float">
            <text:p>66.976206663753</text:p>
          </table:table-cell>
          <table:table-cell office:value-type="float" office:value="66.97621252191" calcext:value-type="float">
            <text:p>66.97621252191</text:p>
          </table:table-cell>
          <table:table-cell office:value-type="float" office:value="0.0000058581568822547" calcext:value-type="float">
            <text:p>5.8581568822547E-06</text:p>
          </table:table-cell>
          <table:table-cell office:value-type="float" office:value="0.00000000019793483683329" calcext:value-type="float">
            <text:p>1.9793483683329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76" calcext:value-type="float">
            <text:p>7.6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677517" calcext:value-type="float">
            <text:p>-1269.2272677517</text:p>
          </table:table-cell>
          <table:table-cell office:value-type="float" office:value="0.0000033823353078333" calcext:value-type="float">
            <text:p>3.3823353078333E-06</text:p>
          </table:table-cell>
          <table:table-cell office:value-type="float" office:value="66.976206663753" calcext:value-type="float">
            <text:p>66.976206663753</text:p>
          </table:table-cell>
          <table:table-cell office:value-type="float" office:value="66.976210046081" calcext:value-type="float">
            <text:p>66.976210046081</text:p>
          </table:table-cell>
          <table:table-cell office:value-type="float" office:value="0.0000033823276766043" calcext:value-type="float">
            <text:p>3.3823276766043E-06</text:p>
          </table:table-cell>
          <table:table-cell office:value-type="float" office:value="0.00000000010932136715219" calcext:value-type="float">
            <text:p>1.0932136715219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22" calcext:value-type="float">
            <text:p>2.2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693329" calcext:value-type="float">
            <text:p>-1269.2272693329</text:p>
          </table:table-cell>
          <table:table-cell office:value-type="float" office:value="0.0000018011671727436" calcext:value-type="float">
            <text:p>1.8011671727436E-06</text:p>
          </table:table-cell>
          <table:table-cell office:value-type="float" office:value="66.976206663751" calcext:value-type="float">
            <text:p>66.976206663751</text:p>
          </table:table-cell>
          <table:table-cell office:value-type="float" office:value="66.976208464913" calcext:value-type="float">
            <text:p>66.976208464913</text:p>
          </table:table-cell>
          <table:table-cell office:value-type="float" office:value="0.0000018011616305103" calcext:value-type="float">
            <text:p>1.8011616305103E-06</text:p>
          </table:table-cell>
          <table:table-cell office:value-type="float" office:value="0.000000000055156467792368" calcext:value-type="float">
            <text:p>5.5156467792368E-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28" calcext:value-type="float">
            <text:p>-2.8E-07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1967093729" calcext:value-type="float">
            <text:p>-1269.1967093729</text:p>
          </table:table-cell>
          <table:table-cell office:value-type="float" office:value="0.030561761155013" calcext:value-type="float">
            <text:p>0.030561761155013</text:p>
          </table:table-cell>
          <table:table-cell office:value-type="float" office:value="192.88547960798" calcext:value-type="float">
            <text:p>192.88547960798</text:p>
          </table:table-cell>
          <table:table-cell office:value-type="float" office:value="192.91591592367" calcext:value-type="float">
            <text:p>192.91591592367</text:p>
          </table:table-cell>
          <table:table-cell office:value-type="float" office:value="0.03043631568886" calcext:value-type="float">
            <text:p>0.03043631568886</text:p>
          </table:table-cell>
          <table:table-cell office:value-type="float" office:value="0.00000060109757973994" calcext:value-type="float">
            <text:p>6.0109757973994E-07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7397" calcext:value-type="float">
            <text:p>0.739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0.000000005" calcext:value-type="float">
            <text:p>-5E-09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161534352" calcext:value-type="float">
            <text:p>-1269.2161534352</text:p>
          </table:table-cell>
          <table:table-cell office:value-type="float" office:value="0.011117698866883" calcext:value-type="float">
            <text:p>0.011117698866883</text:p>
          </table:table-cell>
          <table:table-cell office:value-type="float" office:value="192.88537116556" calcext:value-type="float">
            <text:p>192.88537116556</text:p>
          </table:table-cell>
          <table:table-cell office:value-type="float" office:value="192.89647186139" calcext:value-type="float">
            <text:p>192.89647186139</text:p>
          </table:table-cell>
          <table:table-cell office:value-type="float" office:value="0.011100695824581" calcext:value-type="float">
            <text:p>0.011100695824581</text:p>
          </table:table-cell>
          <table:table-cell office:value-type="float" office:value="0.00000020047821442809" calcext:value-type="float">
            <text:p>2.0047821442809E-07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000000000012" calcext:value-type="float">
            <text:p>-1.2E-11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29930154" calcext:value-type="float">
            <text:p>-1269.2229930154</text:p>
          </table:table-cell>
          <table:table-cell office:value-type="float" office:value="0.0042781187203218" calcext:value-type="float">
            <text:p>0.004278118720322</text:p>
          </table:table-cell>
          <table:table-cell office:value-type="float" office:value="192.88535407014" calcext:value-type="float">
            <text:p>192.88535407014</text:p>
          </table:table-cell>
          <table:table-cell office:value-type="float" office:value="192.88963228124" calcext:value-type="float">
            <text:p>192.88963228124</text:p>
          </table:table-cell>
          <table:table-cell office:value-type="float" office:value="0.0042782110991197" calcext:value-type="float">
            <text:p>0.00427821109912</text:p>
          </table:table-cell>
          <table:table-cell office:value-type="float" office:value="0.000000070082250768715" calcext:value-type="float">
            <text:p>7.0082250768715E-08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6016" calcext:value-type="float">
            <text:p>0.60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0.00000000000017" calcext:value-type="float">
            <text:p>-1.7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55376653" calcext:value-type="float">
            <text:p>-1269.2255376653</text:p>
          </table:table-cell>
          <table:table-cell office:value-type="float" office:value="0.0017334688106985" calcext:value-type="float">
            <text:p>0.001733468810699</text:p>
          </table:table-cell>
          <table:table-cell office:value-type="float" office:value="192.8853541691" calcext:value-type="float">
            <text:p>192.8853541691</text:p>
          </table:table-cell>
          <table:table-cell office:value-type="float" office:value="192.88708763133" calcext:value-type="float">
            <text:p>192.88708763133</text:p>
          </table:table-cell>
          <table:table-cell office:value-type="float" office:value="0.0017334622243936" calcext:value-type="float">
            <text:p>0.001733462224394</text:p>
          </table:table-cell>
          <table:table-cell office:value-type="float" office:value="0.000000025750574502968" calcext:value-type="float">
            <text:p>2.5750574502968E-08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5571" calcext:value-type="float">
            <text:p>0.557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26" calcext:value-type="float">
            <text:p>2.6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64419105" calcext:value-type="float">
            <text:p>-1269.2264419105</text:p>
          </table:table-cell>
          <table:table-cell office:value-type="float" office:value="0.0008292236179841" calcext:value-type="float">
            <text:p>0.000829223617984</text:p>
          </table:table-cell>
          <table:table-cell office:value-type="float" office:value="192.88535416244" calcext:value-type="float">
            <text:p>192.88535416244</text:p>
          </table:table-cell>
          <table:table-cell office:value-type="float" office:value="192.88618338614" calcext:value-type="float">
            <text:p>192.88618338614</text:p>
          </table:table-cell>
          <table:table-cell office:value-type="float" office:value="0.00082922369705329" calcext:value-type="float">
            <text:p>0.000829223697053</text:p>
          </table:table-cell>
          <table:table-cell office:value-type="float" office:value="0.000000011353166246382" calcext:value-type="float">
            <text:p>1.1353166246382E-08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5127" calcext:value-type="float">
            <text:p>0.51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0023" calcext:value-type="float">
            <text:p>2.3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69057687" calcext:value-type="float">
            <text:p>-1269.2269057687</text:p>
          </table:table-cell>
          <table:table-cell office:value-type="float" office:value="0.00036536536049425" calcext:value-type="float">
            <text:p>0.000365365360494</text:p>
          </table:table-cell>
          <table:table-cell office:value-type="float" office:value="192.88535416254" calcext:value-type="float">
            <text:p>192.88535416254</text:p>
          </table:table-cell>
          <table:table-cell office:value-type="float" office:value="192.88571952788" calcext:value-type="float">
            <text:p>192.88571952788</text:p>
          </table:table-cell>
          <table:table-cell office:value-type="float" office:value="0.00036536533772846" calcext:value-type="float">
            <text:p>0.000365365337728</text:p>
          </table:table-cell>
          <table:table-cell office:value-type="float" office:value="0.0000000045633952666266" calcext:value-type="float">
            <text:p>4.5633952666266E-09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5" calcext:value-type="float">
            <text:p>0.47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0.00000000000024" calcext:value-type="float">
            <text:p>-2.4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103341" calcext:value-type="float">
            <text:p>-1269.227103341</text:p>
          </table:table-cell>
          <table:table-cell office:value-type="float" office:value="0.00016779309703452" calcext:value-type="float">
            <text:p>0.000167793097035</text:p>
          </table:table-cell>
          <table:table-cell office:value-type="float" office:value="192.88535416254" calcext:value-type="float">
            <text:p>192.88535416254</text:p>
          </table:table-cell>
          <table:table-cell office:value-type="float" office:value="192.88552195562" calcext:value-type="float">
            <text:p>192.88552195562</text:p>
          </table:table-cell>
          <table:table-cell office:value-type="float" office:value="0.00016779307557613" calcext:value-type="float">
            <text:p>0.000167793075576</text:p>
          </table:table-cell>
          <table:table-cell office:value-type="float" office:value="0.0000000019193145668949" calcext:value-type="float">
            <text:p>1.9193145668949E-09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424" calcext:value-type="float">
            <text:p>0.44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39" calcext:value-type="float">
            <text:p>-3.9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1910211" calcext:value-type="float">
            <text:p>-1269.2271910211</text:p>
          </table:table-cell>
          <table:table-cell office:value-type="float" office:value="0.000080113018611883" calcext:value-type="float">
            <text:p>8.0113018611883E-05</text:p>
          </table:table-cell>
          <table:table-cell office:value-type="float" office:value="192.88535416253" calcext:value-type="float">
            <text:p>192.88535416253</text:p>
          </table:table-cell>
          <table:table-cell office:value-type="float" office:value="192.88543427554" calcext:value-type="float">
            <text:p>192.88543427554</text:p>
          </table:table-cell>
          <table:table-cell office:value-type="float" office:value="0.00008011300442945" calcext:value-type="float">
            <text:p>8.011300442945E-05</text:p>
          </table:table-cell>
          <table:table-cell office:value-type="float" office:value="0.00000000084250244225493" calcext:value-type="float">
            <text:p>8.4250244225493E-10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93" calcext:value-type="float">
            <text:p>9.3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273736" calcext:value-type="float">
            <text:p>-1269.2272273736</text:p>
          </table:table-cell>
          <table:table-cell office:value-type="float" office:value="0.000043760493099398" calcext:value-type="float">
            <text:p>4.3760493099398E-05</text:p>
          </table:table-cell>
          <table:table-cell office:value-type="float" office:value="192.88535416253" calcext:value-type="float">
            <text:p>192.88535416253</text:p>
          </table:table-cell>
          <table:table-cell office:value-type="float" office:value="192.88539792301" calcext:value-type="float">
            <text:p>192.88539792301</text:p>
          </table:table-cell>
          <table:table-cell office:value-type="float" office:value="0.00004376048082122" calcext:value-type="float">
            <text:p>4.376048082122E-05</text:p>
          </table:table-cell>
          <table:table-cell office:value-type="float" office:value="0.00000000042948720647251" calcext:value-type="float">
            <text:p>4.2948720647251E-10</text:p>
          </table:table-cell>
        </table:table-row>
      </table:table>
      <table:table table:name="More Crooked Info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ODIUM CHLORIDE WITH (27000 ION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restart nosc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art sca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mperature <text:s text:c="10"/>800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quilibration steps <text:s text:c="2"/>7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eps <text:s text:c="16"/>2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steps <text:s text:c="16"/>4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equilibration steps <text:s text:c="2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steps <text:s text:c="16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step <text:s text:c="13"/>0.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scale <text:s text:c="16"/>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cutoff <text:s text:c="15"/>12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rvdw <text:s text:c="17"/>12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off <text:s text:c="15"/>11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dw <text:s text:c="17"/>11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ewald precision <text:s text:c="6"/>1d-10 <text:s/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wald precision <text:s text:c="6"/>1d-16 <text:s/>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semble nv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int every <text:s text:c="10"/>1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ts every <text:s text:c="10"/>1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lec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ob time <text:s text:c="13"/>1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ose time <text:s text:c="11"/>10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sc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nis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all NaCl <text:s text:c="61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9"/>2 <text:s text:c="8"/>3 <text:s text:c="5"/>4096 <text:s text:c="4"/>20000 <text:s text:c="2"/>1.0000000E-03 <text:s text:c="2"/>2.0000000E+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7"/>45.1216012000 <text:s text:c="7"/>1.0500000000 <text:s text:c="6"/>-1.0800000000 <text:s text:c="11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8"/>1.1000000000 <text:s text:c="6"/>45.1216012000 <text:s text:c="7"/>0.1800000000 <text:s text:c="11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8"/>1.2000000000 <text:s text:c="7"/>1.1500000000 <text:s text:c="6"/>45.1216012000 <text:s text:c="11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+ <text:s text:c="13"/>1 <text:s text:c="53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11.83395978 <text:s text:c="7"/>-12.11001615 <text:s text:c="7"/>-10.79313993 <text:s text:c="15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5.921519831 <text:s text:c="6"/>-0.6090609008 <text:s text:c="8"/>4.571144349 <text:s text:c="15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5"/>882.9687075 <text:s text:c="8"/>5143.613306 <text:s text:c="8"/>2688.020225 <text:s text:c="15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+ <text:s text:c="13"/>2 <text:s text:c="5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3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08:51:19.735581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08:19:35.132430052</meta:creation-date>
    <dc:date>2020-04-30T15:19:05.966872726</dc:date>
    <meta:editing-duration>PT1H59M50S</meta:editing-duration>
    <meta:editing-cycles>11</meta:editing-cycles>
    <meta:generator>LibreOffice/6.0.7.3$Linux_X86_64 LibreOffice_project/00m0$Build-3</meta:generator>
    <meta:document-statistic meta:table-count="11" meta:cell-count="4086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57cm" svg:height="12.182cm" xlink:href=".." xlink:type="simple" chart:class="chart:scatter" chart:style-name="ch1">
        <chart:title svg:x="9.514cm" svg:y="0.379cm" chart:style-name="ch2">
          <text:p>FD Order 12</text:p>
        </chart:title>
        <chart:legend chart:legend-position="end" svg:x="18.196cm" svg:y="5.045cm" style:legend-expansion="high" chart:style-name="ch3"/>
        <chart:plot-area chart:style-name="ch4" table:cell-range-address="'Small FD order 12'.H9:'Small FD order 12'.H21 'Small FD order 12'.D9:'Small FD order 12'.D9 'Small FD order 12'.P9:'Small FD order 12'.P21 'Small FD order 12'.D24:'Small FD order 12'.D24 'Small FD order 12'.P23:'Small FD order 12'.P35 'Small FD order 12'.D37:'Small FD order 12'.D37 'Small FD order 12'.P37:'Small FD order 12'.P49 'Small FD order 12'.D51:'Small FD order 12'.D51 'Small FD order 12'.P51:'Small FD order 12'.P63" chart:data-source-has-labels="row" svg:x="1.444cm" svg:y="1.401cm" svg:width="16.319cm" svg:height="9.557cm">
          <chartooo:coordinate-region svg:x="2.595cm" svg:y="1.601cm" svg:width="14.981cm" svg:height="8.711cm"/>
          <chart:axis chart:dimension="x" chart:name="primary-x" chart:style-name="ch5">
            <chart:title svg:x="8.368cm" svg:y="11.201cm" chart:style-name="ch6">
              <text:p>Gaussian Points</text:p>
            </chart:title>
          </chart:axis>
          <chart:axis chart:dimension="y" chart:name="primary-y" chart:style-name="ch7">
            <chart:title svg:x="0.451cm" svg:y="7.824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2'.P9:'Small FD order 12'.P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P23:'Small FD order 12'.P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P37:'Small FD order 12'.P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P51:'Small FD order 12'.P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19502718473573">
                <text:p>0.19502718473573</text:p>
                <draw:g>
                  <svg:desc>'Small FD order 12'.P9:'Small FD order 12'.P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00077184774796031">
                <text:p>0.00000077184774796031</text:p>
                <draw:g>
                  <svg:desc>'Small FD order 12'.P23:'Small FD order 12'.P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00091330370536291">
                <text:p>0.00000091330370536291</text:p>
                <draw:g>
                  <svg:desc>'Small FD order 12'.P37:'Small FD order 12'.P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00016961445851916">
                <text:p>0.0000016961445851916</text:p>
                <draw:g>
                  <svg:desc>'Small FD order 12'.P51:'Small FD order 12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37304829410765">
                <text:p>0.00000037304829410765</text:p>
              </table:table-cell>
              <table:table-cell office:value-type="float" office:value="9">
                <text:p>9</text:p>
              </table:table-cell>
              <table:table-cell office:value-type="float" office:value="0.00000030062987778977">
                <text:p>0.00000030062987778977</text:p>
              </table:table-cell>
              <table:table-cell office:value-type="float" office:value="9">
                <text:p>9</text:p>
              </table:table-cell>
              <table:table-cell office:value-type="float" office:value="0.00000036526279299006">
                <text:p>0.00000036526279299006</text:p>
              </table:table-cell>
              <table:table-cell office:value-type="float" office:value="9">
                <text:p>9</text:p>
              </table:table-cell>
              <table:table-cell office:value-type="float" office:value="0.00000048491668794926">
                <text:p>0.00000048491668794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11674698089569">
                <text:p>0.00000011674698089569</text:p>
              </table:table-cell>
              <table:table-cell office:value-type="float" office:value="10">
                <text:p>10</text:p>
              </table:table-cell>
              <table:table-cell office:value-type="float" office:value="0.00000012241125489836">
                <text:p>0.00000012241125489836</text:p>
              </table:table-cell>
              <table:table-cell office:value-type="float" office:value="10">
                <text:p>10</text:p>
              </table:table-cell>
              <table:table-cell office:value-type="float" office:value="0.00000013313322333705">
                <text:p>0.00000013313322333705</text:p>
              </table:table-cell>
              <table:table-cell office:value-type="float" office:value="10">
                <text:p>10</text:p>
              </table:table-cell>
              <table:table-cell office:value-type="float" office:value="0.0000001975764492923">
                <text:p>0.0000001975764492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38604514616134">
                <text:p>0.000000038604514616134</text:p>
              </table:table-cell>
              <table:table-cell office:value-type="float" office:value="11">
                <text:p>11</text:p>
              </table:table-cell>
              <table:table-cell office:value-type="float" office:value="0.000000034744625307701">
                <text:p>0.000000034744625307701</text:p>
              </table:table-cell>
              <table:table-cell office:value-type="float" office:value="11">
                <text:p>11</text:p>
              </table:table-cell>
              <table:table-cell office:value-type="float" office:value="0.000000051032038228701">
                <text:p>0.000000051032038228701</text:p>
              </table:table-cell>
              <table:table-cell office:value-type="float" office:value="11">
                <text:p>11</text:p>
              </table:table-cell>
              <table:table-cell office:value-type="float" office:value="0.000000063097736774345">
                <text:p>0.000000063097736774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22794042788486">
                <text:p>0.000000022794042788486</text:p>
              </table:table-cell>
              <table:table-cell office:value-type="float" office:value="12">
                <text:p>12</text:p>
              </table:table-cell>
              <table:table-cell office:value-type="float" office:value="0.000000015765816494652">
                <text:p>0.000000015765816494652</text:p>
              </table:table-cell>
              <table:table-cell office:value-type="float" office:value="12">
                <text:p>12</text:p>
              </table:table-cell>
              <table:table-cell office:value-type="float" office:value="0.000000027642469904185">
                <text:p>0.000000027642469904185</text:p>
              </table:table-cell>
              <table:table-cell office:value-type="float" office:value="12">
                <text:p>12</text:p>
              </table:table-cell>
              <table:table-cell office:value-type="float" office:value="0.000000027941712571211">
                <text:p>0.000000027941712571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8340797504194">
                <text:p>0.000000008340797504194</text:p>
              </table:table-cell>
              <table:table-cell office:value-type="float" office:value="13">
                <text:p>13</text:p>
              </table:table-cell>
              <table:table-cell office:value-type="float" office:value="0.0000000074310387710864">
                <text:p>0.0000000074310387710864</text:p>
              </table:table-cell>
              <table:table-cell office:value-type="float" office:value="13">
                <text:p>13</text:p>
              </table:table-cell>
              <table:table-cell office:value-type="float" office:value="0.000000011418936498297">
                <text:p>0.000000011418936498297</text:p>
              </table:table-cell>
              <table:table-cell office:value-type="float" office:value="13">
                <text:p>13</text:p>
              </table:table-cell>
              <table:table-cell office:value-type="float" office:value="0.000000012808479109472">
                <text:p>0.000000012808479109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32377767725417">
                <text:p>0.0000000032377767725417</text:p>
              </table:table-cell>
              <table:table-cell office:value-type="float" office:value="14">
                <text:p>14</text:p>
              </table:table-cell>
              <table:table-cell office:value-type="float" office:value="0.0000000025642486113674">
                <text:p>0.0000000025642486113674</text:p>
              </table:table-cell>
              <table:table-cell office:value-type="float" office:value="14">
                <text:p>14</text:p>
              </table:table-cell>
              <table:table-cell office:value-type="float" office:value="0.0000000049107413168758">
                <text:p>0.0000000049107413168758</text:p>
              </table:table-cell>
              <table:table-cell office:value-type="float" office:value="14">
                <text:p>14</text:p>
              </table:table-cell>
              <table:table-cell office:value-type="float" office:value="0.0000000047664722965889">
                <text:p>0.0000000047664722965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13258045872858">
                <text:p>0.0000000013258045872858</text:p>
              </table:table-cell>
              <table:table-cell office:value-type="float" office:value="15">
                <text:p>15</text:p>
              </table:table-cell>
              <table:table-cell office:value-type="float" office:value="0.0000000013113129146279">
                <text:p>0.0000000013113129146279</text:p>
              </table:table-cell>
              <table:table-cell office:value-type="float" office:value="15">
                <text:p>15</text:p>
              </table:table-cell>
              <table:table-cell office:value-type="float" office:value="0.0000000021935377666099">
                <text:p>0.0000000021935377666099</text:p>
              </table:table-cell>
              <table:table-cell office:value-type="float" office:value="15">
                <text:p>15</text:p>
              </table:table-cell>
              <table:table-cell office:value-type="float" office:value="0.000000002355704279549">
                <text:p>0.000000002355704279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86419289763837">
                <text:p>0.00000000086419289763837</text:p>
              </table:table-cell>
              <table:table-cell office:value-type="float" office:value="16">
                <text:p>16</text:p>
              </table:table-cell>
              <table:table-cell office:value-type="float" office:value="0.00000000068968666907758">
                <text:p>0.00000000068968666907758</text:p>
              </table:table-cell>
              <table:table-cell office:value-type="float" office:value="16">
                <text:p>16</text:p>
              </table:table-cell>
              <table:table-cell office:value-type="float" office:value="0.0000000010156439807233">
                <text:p>0.0000000010156439807233</text:p>
              </table:table-cell>
              <table:table-cell office:value-type="float" office:value="16">
                <text:p>16</text:p>
              </table:table-cell>
              <table:table-cell office:value-type="float" office:value="0.0000000011990846806283">
                <text:p>0.0000000011990846806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37991115296138">
                <text:p>0.00000000037991115296138</text:p>
              </table:table-cell>
              <table:table-cell office:value-type="float" office:value="17">
                <text:p>17</text:p>
              </table:table-cell>
              <table:table-cell office:value-type="float" office:value="0.00000000037228141077166">
                <text:p>0.00000000037228141077166</text:p>
              </table:table-cell>
              <table:table-cell office:value-type="float" office:value="17">
                <text:p>17</text:p>
              </table:table-cell>
              <table:table-cell office:value-type="float" office:value="0.00000000048648980217181">
                <text:p>0.00000000048648980217181</text:p>
              </table:table-cell>
              <table:table-cell office:value-type="float" office:value="17">
                <text:p>17</text:p>
              </table:table-cell>
              <table:table-cell office:value-type="float" office:value="0.0000000005086692930038">
                <text:p>0.0000000005086692930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7419506071165">
                <text:p>0.00000000017419506071165</text:p>
              </table:table-cell>
              <table:table-cell office:value-type="float" office:value="18">
                <text:p>18</text:p>
              </table:table-cell>
              <table:table-cell office:value-type="float" office:value="0.00000000015437249356742">
                <text:p>0.00000000015437249356742</text:p>
              </table:table-cell>
              <table:table-cell office:value-type="float" office:value="18">
                <text:p>18</text:p>
              </table:table-cell>
              <table:table-cell office:value-type="float" office:value="0.0000000003031947710916">
                <text:p>0.0000000003031947710916</text:p>
              </table:table-cell>
              <table:table-cell office:value-type="float" office:value="18">
                <text:p>18</text:p>
              </table:table-cell>
              <table:table-cell office:value-type="float" office:value="0.00000000027550324044365">
                <text:p>0.00000000027550324044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83002070296598">
                <text:p>0.000000000083002070296598</text:p>
              </table:table-cell>
              <table:table-cell office:value-type="float" office:value="19">
                <text:p>19</text:p>
              </table:table-cell>
              <table:table-cell office:value-type="float" office:value="0.000000000088221888631771">
                <text:p>0.000000000088221888631771</text:p>
              </table:table-cell>
              <table:table-cell office:value-type="float" office:value="19">
                <text:p>19</text:p>
              </table:table-cell>
              <table:table-cell office:value-type="float" office:value="0.00000000015300238716626">
                <text:p>0.00000000015300238716626</text:p>
              </table:table-cell>
              <table:table-cell office:value-type="float" office:value="19">
                <text:p>19</text:p>
              </table:table-cell>
              <table:table-cell office:value-type="float" office:value="0.00000000015281950668816">
                <text:p>0.00000000015281950668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58067241584097">
                <text:p>0.000000000058067241584097</text:p>
              </table:table-cell>
              <table:table-cell office:value-type="float" office:value="20">
                <text:p>20</text:p>
              </table:table-cell>
              <table:table-cell office:value-type="float" office:value="0.000000000051445288195469">
                <text:p>0.000000000051445288195469</text:p>
              </table:table-cell>
              <table:table-cell office:value-type="float" office:value="20">
                <text:p>20</text:p>
              </table:table-cell>
              <table:table-cell office:value-type="float" office:value="0.000000000079457648641807">
                <text:p>0.000000000079457648641807</text:p>
              </table:table-cell>
              <table:table-cell office:value-type="float" office:value="20">
                <text:p>20</text:p>
              </table:table-cell>
              <table:table-cell office:value-type="float" office:value="0.000000000072093345492589">
                <text:p>0.000000000072093345492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277cm" svg:height="12.541cm" xlink:href=".." xlink:type="simple" chart:class="chart:scatter" chart:style-name="ch1">
        <chart:title svg:x="9.824cm" svg:y="0.386cm" chart:style-name="ch2">
          <text:p>FD Order 12</text:p>
        </chart:title>
        <chart:legend chart:legend-position="end" svg:x="18.816cm" svg:y="5.224cm" style:legend-expansion="high" chart:style-name="ch3"/>
        <chart:plot-area chart:style-name="ch4" table:cell-range-address="'Small FD order 12'.H9:'Small FD order 12'.H21 'Small FD order 12'.D9:'Small FD order 12'.D9 'Small FD order 12'.O9:'Small FD order 12'.O21 'Small FD order 12'.D24:'Small FD order 12'.D24 'Small FD order 12'.O23:'Small FD order 12'.O35 'Small FD order 12'.D37:'Small FD order 12'.D37 'Small FD order 12'.O37:'Small FD order 12'.O49 'Small FD order 12'.D51:'Small FD order 12'.D51 'Small FD order 12'.O51:'Small FD order 12'.O63" chart:data-source-has-labels="row" svg:x="1.456cm" svg:y="1.415cm" svg:width="16.915cm" svg:height="9.895cm">
          <chartooo:coordinate-region svg:x="2.607cm" svg:y="1.614cm" svg:width="15.577cm" svg:height="9.049cm"/>
          <chart:axis chart:dimension="x" chart:name="primary-x" chart:style-name="ch5">
            <chart:title svg:x="8.678cm" svg:y="11.56cm" chart:style-name="ch6">
              <text:p>Gaussian Points</text:p>
            </chart:title>
          </chart:axis>
          <chart:axis chart:dimension="y" chart:name="primary-y" chart:style-name="ch7">
            <chart:title svg:x="0.451cm" svg:y="6.948cm" chart:style-name="ch8">
              <text:p>Delta E</text:p>
            </chart:title>
            <chart:grid chart:style-name="ch9" chart:class="major"/>
          </chart:axis>
          <chart:series chart:style-name="ch10" chart:values-cell-range-address="'Small FD order 12'.O9:'Small FD order 12'.O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O23:'Small FD order 12'.O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O37:'Small FD order 12'.O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O51:'Small FD order 12'.O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22354922731122">
                <text:p>0.22354922731122</text:p>
                <draw:g>
                  <svg:desc>'Small FD order 12'.O9:'Small FD order 12'.O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51411569732585">
                <text:p>0.00051411569732585</text:p>
                <draw:g>
                  <svg:desc>'Small FD order 12'.O23:'Small FD order 12'.O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98852009829997">
                <text:p>0.00098852009829997</text:p>
                <draw:g>
                  <svg:desc>'Small FD order 12'.O37:'Small FD order 12'.O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35454271575723">
                <text:p>0.0035454271575723</text:p>
                <draw:g>
                  <svg:desc>'Small FD order 12'.O51:'Small FD order 12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59619870671657">
                <text:p>0.000059619870671657</text:p>
              </table:table-cell>
              <table:table-cell office:value-type="float" office:value="9">
                <text:p>9</text:p>
              </table:table-cell>
              <table:table-cell office:value-type="float" office:value="0.00019528447863637">
                <text:p>0.00019528447863637</text:p>
              </table:table-cell>
              <table:table-cell office:value-type="float" office:value="9">
                <text:p>9</text:p>
              </table:table-cell>
              <table:table-cell office:value-type="float" office:value="0.00033248151791909">
                <text:p>0.00033248151791909</text:p>
              </table:table-cell>
              <table:table-cell office:value-type="float" office:value="9">
                <text:p>9</text:p>
              </table:table-cell>
              <table:table-cell office:value-type="float" office:value="0.0011417728458554">
                <text:p>0.001141772845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19320959186025">
                <text:p>0.000019320959186025</text:p>
              </table:table-cell>
              <table:table-cell office:value-type="float" office:value="10">
                <text:p>10</text:p>
              </table:table-cell>
              <table:table-cell office:value-type="float" office:value="0.000078938666821182">
                <text:p>0.000078938666821182</text:p>
              </table:table-cell>
              <table:table-cell office:value-type="float" office:value="10">
                <text:p>10</text:p>
              </table:table-cell>
              <table:table-cell office:value-type="float" office:value="0.00011871066940827">
                <text:p>0.00011871066940827</text:p>
              </table:table-cell>
              <table:table-cell office:value-type="float" office:value="10">
                <text:p>10</text:p>
              </table:table-cell>
              <table:table-cell office:value-type="float" office:value="0.00051054520157834">
                <text:p>0.00051054520157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67476583472392">
                <text:p>0.0000067476583472392</text:p>
              </table:table-cell>
              <table:table-cell office:value-type="float" office:value="11">
                <text:p>11</text:p>
              </table:table-cell>
              <table:table-cell office:value-type="float" office:value="0.000022479573394296">
                <text:p>0.000022479573394296</text:p>
              </table:table-cell>
              <table:table-cell office:value-type="float" office:value="11">
                <text:p>11</text:p>
              </table:table-cell>
              <table:table-cell office:value-type="float" office:value="0.000045705517695893">
                <text:p>0.000045705517695893</text:p>
              </table:table-cell>
              <table:table-cell office:value-type="float" office:value="11">
                <text:p>11</text:p>
              </table:table-cell>
              <table:table-cell office:value-type="float" office:value="0.00018410798727686">
                <text:p>0.000184107987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40968194298108">
                <text:p>0.0000040968194298108</text:p>
              </table:table-cell>
              <table:table-cell office:value-type="float" office:value="12">
                <text:p>12</text:p>
              </table:table-cell>
              <table:table-cell office:value-type="float" office:value="0.00001033182849608">
                <text:p>0.00001033182849608</text:p>
              </table:table-cell>
              <table:table-cell office:value-type="float" office:value="12">
                <text:p>12</text:p>
              </table:table-cell>
              <table:table-cell office:value-type="float" office:value="0.000025079728228405">
                <text:p>0.000025079728228405</text:p>
              </table:table-cell>
              <table:table-cell office:value-type="float" office:value="12">
                <text:p>12</text:p>
              </table:table-cell>
              <table:table-cell office:value-type="float" office:value="0.000088965182872158">
                <text:p>0.000088965182872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15868971481314">
                <text:p>0.0000015868971481314</text:p>
              </table:table-cell>
              <table:table-cell office:value-type="float" office:value="13">
                <text:p>13</text:p>
              </table:table-cell>
              <table:table-cell office:value-type="float" office:value="0.0000049548128684407">
                <text:p>0.0000049548128684407</text:p>
              </table:table-cell>
              <table:table-cell office:value-type="float" office:value="13">
                <text:p>13</text:p>
              </table:table-cell>
              <table:table-cell office:value-type="float" office:value="0.00001068769823398">
                <text:p>0.00001068769823398</text:p>
              </table:table-cell>
              <table:table-cell office:value-type="float" office:value="13">
                <text:p>13</text:p>
              </table:table-cell>
              <table:table-cell office:value-type="float" office:value="0.000044339562940365">
                <text:p>0.00004433956294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65302304397274">
                <text:p>0.00000065302304397274</text:p>
              </table:table-cell>
              <table:table-cell office:value-type="float" office:value="14">
                <text:p>14</text:p>
              </table:table-cell>
              <table:table-cell office:value-type="float" office:value="0.000001766587705454">
                <text:p>0.000001766587705454</text:p>
              </table:table-cell>
              <table:table-cell office:value-type="float" office:value="14">
                <text:p>14</text:p>
              </table:table-cell>
              <table:table-cell office:value-type="float" office:value="0.0000047900360442554">
                <text:p>0.0000047900360442554</text:p>
              </table:table-cell>
              <table:table-cell office:value-type="float" office:value="14">
                <text:p>14</text:p>
              </table:table-cell>
              <table:table-cell office:value-type="float" office:value="0.00001834301670911">
                <text:p>0.00001834301670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28375421373683">
                <text:p>0.00000028375421373683</text:p>
              </table:table-cell>
              <table:table-cell office:value-type="float" office:value="15">
                <text:p>15</text:p>
              </table:table-cell>
              <table:table-cell office:value-type="float" office:value="0.00000092669459750283">
                <text:p>0.00000092669459750283</text:p>
              </table:table-cell>
              <table:table-cell office:value-type="float" office:value="15">
                <text:p>15</text:p>
              </table:table-cell>
              <table:table-cell office:value-type="float" office:value="0.0000022451396368695">
                <text:p>0.0000022451396368695</text:p>
              </table:table-cell>
              <table:table-cell office:value-type="float" office:value="15">
                <text:p>15</text:p>
              </table:table-cell>
              <table:table-cell office:value-type="float" office:value="0.0000097752407981488">
                <text:p>0.00000977524079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9057366587583">
                <text:p>0.00000019057366587583</text:p>
              </table:table-cell>
              <table:table-cell office:value-type="float" office:value="16">
                <text:p>16</text:p>
              </table:table-cell>
              <table:table-cell office:value-type="float" office:value="0.00000050114616612085">
                <text:p>0.00000050114616612085</text:p>
              </table:table-cell>
              <table:table-cell office:value-type="float" office:value="16">
                <text:p>16</text:p>
              </table:table-cell>
              <table:table-cell office:value-type="float" office:value="0.0000010955524345491">
                <text:p>0.0000010955524345491</text:p>
              </table:table-cell>
              <table:table-cell office:value-type="float" office:value="16">
                <text:p>16</text:p>
              </table:table-cell>
              <table:table-cell office:value-type="float" office:value="0.0000053479785648847">
                <text:p>0.0000053479785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88957387678334">
                <text:p>0.000000088957387678334</text:p>
              </table:table-cell>
              <table:table-cell office:value-type="float" office:value="17">
                <text:p>17</text:p>
              </table:table-cell>
              <table:table-cell office:value-type="float" office:value="0.00000027868213980931">
                <text:p>0.00000027868213980931</text:p>
              </table:table-cell>
              <table:table-cell office:value-type="float" office:value="17">
                <text:p>17</text:p>
              </table:table-cell>
              <table:table-cell office:value-type="float" office:value="0.00000055445478608362">
                <text:p>0.00000055445478608362</text:p>
              </table:table-cell>
              <table:table-cell office:value-type="float" office:value="17">
                <text:p>17</text:p>
              </table:table-cell>
              <table:table-cell office:value-type="float" office:value="0.0000024862227299138">
                <text:p>0.000002486222729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43303665347993">
                <text:p>0.000000043303665347993</text:p>
              </table:table-cell>
              <table:table-cell office:value-type="float" office:value="18">
                <text:p>18</text:p>
              </table:table-cell>
              <table:table-cell office:value-type="float" office:value="0.00000012117773651177">
                <text:p>0.00000012117773651177</text:p>
              </table:table-cell>
              <table:table-cell office:value-type="float" office:value="18">
                <text:p>18</text:p>
              </table:table-cell>
              <table:table-cell office:value-type="float" office:value="0.00000035874466419727">
                <text:p>0.00000035874466419727</text:p>
              </table:table-cell>
              <table:table-cell office:value-type="float" office:value="18">
                <text:p>18</text:p>
              </table:table-cell>
              <table:table-cell office:value-type="float" office:value="0.0000014376847836672">
                <text:p>0.0000014376847836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21895605939459">
                <text:p>0.000000021895605939459</text:p>
              </table:table-cell>
              <table:table-cell office:value-type="float" office:value="19">
                <text:p>19</text:p>
              </table:table-cell>
              <table:table-cell office:value-type="float" office:value="0.00000007157925052681">
                <text:p>0.00000007157925052681</text:p>
              </table:table-cell>
              <table:table-cell office:value-type="float" office:value="19">
                <text:p>19</text:p>
              </table:table-cell>
              <table:table-cell office:value-type="float" office:value="0.00000019159268127567">
                <text:p>0.00000019159268127567</text:p>
              </table:table-cell>
              <table:table-cell office:value-type="float" office:value="19">
                <text:p>19</text:p>
              </table:table-cell>
              <table:table-cell office:value-type="float" office:value="0.00000084927928156731">
                <text:p>0.0000008492792815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15775116823935">
                <text:p>0.000000015775116823935</text:p>
              </table:table-cell>
              <table:table-cell office:value-type="float" office:value="20">
                <text:p>20</text:p>
              </table:table-cell>
              <table:table-cell office:value-type="float" office:value="0.000000043178412179046">
                <text:p>0.000000043178412179046</text:p>
              </table:table-cell>
              <table:table-cell office:value-type="float" office:value="20">
                <text:p>20</text:p>
              </table:table-cell>
              <table:table-cell office:value-type="float" office:value="0.00000010530127525499">
                <text:p>0.00000010530127525499</text:p>
              </table:table-cell>
              <table:table-cell office:value-type="float" office:value="20">
                <text:p>20</text:p>
              </table:table-cell>
              <table:table-cell office:value-type="float" office:value="0.00000043414546979648">
                <text:p>0.0000004341454697964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62cm" svg:height="11.172cm" xlink:href=".." xlink:type="simple" chart:class="chart:scatter" chart:style-name="ch1">
        <chart:title svg:x="8.617cm" svg:y="0.359cm" chart:style-name="ch2">
          <text:p>FD Order 16</text:p>
        </chart:title>
        <chart:legend chart:legend-position="end" svg:x="16.401cm" svg:y="4.54cm" style:legend-expansion="high" chart:style-name="ch3"/>
        <chart:plot-area chart:style-name="ch4" table:cell-range-address="'Small FD order 16'.H9:'Small FD order 16'.H21 'Small FD order 16'.D9:'Small FD order 16'.D9 'Small FD order 16'.P9:'Small FD order 16'.P21 'Small FD order 16'.D23:'Small FD order 16'.D23 'Small FD order 16'.P23:'Small FD order 16'.P35 'Small FD order 16'.D37:'Small FD order 16'.D37 'Small FD order 16'.P37:'Small FD order 16'.P49 'Small FD order 16'.D51:'Small FD order 16'.D51 'Small FD order 16'.P51:'Small FD order 16'.P63" chart:data-source-has-labels="row" svg:x="1.408cm" svg:y="1.361cm" svg:width="14.596cm" svg:height="8.607cm">
          <chartooo:coordinate-region svg:x="2.559cm" svg:y="1.56cm" svg:width="13.258cm" svg:height="7.762cm"/>
          <chart:axis chart:dimension="x" chart:name="primary-x" chart:style-name="ch5">
            <chart:title svg:x="7.471cm" svg:y="10.191cm" chart:style-name="ch6">
              <text:p>Gaussian Points</text:p>
            </chart:title>
          </chart:axis>
          <chart:axis chart:dimension="y" chart:name="primary-y" chart:style-name="ch7">
            <chart:title svg:x="0.451cm" svg:y="7.296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6'.P9:'Small FD order 16'.P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P23:'Small FD order 16'.P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P37:'Small FD order 16'.P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P51:'Small FD order 16'.P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059407123568547">
                <text:p>0.059407123568547</text:p>
                <draw:g>
                  <svg:desc>'Small FD order 16'.P9:'Small FD order 16'.P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0.20727449916451">
                <text:p>0.20727449916451</text:p>
                <draw:g>
                  <svg:desc>'Small FD order 16'.P23:'Small FD order 16'.P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00062126082874791">
                <text:p>0.00000062126082874791</text:p>
                <draw:g>
                  <svg:desc>'Small FD order 16'.P37:'Small FD order 16'.P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00012047633204512">
                <text:p>0.0000012047633204512</text:p>
                <draw:g>
                  <svg:desc>'Small FD order 16'.P51:'Small FD order 16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9284743860378">
                <text:p>0.00000019284743860378</text:p>
              </table:table-cell>
              <table:table-cell office:value-type="float" office:value="9">
                <text:p>9</text:p>
              </table:table-cell>
              <table:table-cell office:value-type="float" office:value="0.00000016089738566365">
                <text:p>0.00000016089738566365</text:p>
              </table:table-cell>
              <table:table-cell office:value-type="float" office:value="9">
                <text:p>9</text:p>
              </table:table-cell>
              <table:table-cell office:value-type="float" office:value="0.00000024572134412094">
                <text:p>0.00000024572134412094</text:p>
              </table:table-cell>
              <table:table-cell office:value-type="float" office:value="9">
                <text:p>9</text:p>
              </table:table-cell>
              <table:table-cell office:value-type="float" office:value="0.00000027856058032706">
                <text:p>0.0000002785605803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51692723583212">
                <text:p>0.000000051692723583212</text:p>
              </table:table-cell>
              <table:table-cell office:value-type="float" office:value="10">
                <text:p>10</text:p>
              </table:table-cell>
              <table:table-cell office:value-type="float" office:value="0.000000058546026669221">
                <text:p>0.000000058546026669221</text:p>
              </table:table-cell>
              <table:table-cell office:value-type="float" office:value="10">
                <text:p>10</text:p>
              </table:table-cell>
              <table:table-cell office:value-type="float" office:value="0.000000077571539891158">
                <text:p>0.000000077571539891158</text:p>
              </table:table-cell>
              <table:table-cell office:value-type="float" office:value="10">
                <text:p>10</text:p>
              </table:table-cell>
              <table:table-cell office:value-type="float" office:value="0.000000094959285687045">
                <text:p>0.000000094959285687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14129916452082">
                <text:p>0.000000014129916452082</text:p>
              </table:table-cell>
              <table:table-cell office:value-type="float" office:value="11">
                <text:p>11</text:p>
              </table:table-cell>
              <table:table-cell office:value-type="float" office:value="0.000000014097782678546">
                <text:p>0.000000014097782678546</text:p>
              </table:table-cell>
              <table:table-cell office:value-type="float" office:value="11">
                <text:p>11</text:p>
              </table:table-cell>
              <table:table-cell office:value-type="float" office:value="0.000000025085483757503">
                <text:p>0.000000025085483757503</text:p>
              </table:table-cell>
              <table:table-cell office:value-type="float" office:value="11">
                <text:p>11</text:p>
              </table:table-cell>
              <table:table-cell office:value-type="float" office:value="0.00000002367617930459">
                <text:p>0.0000000236761793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75813266041122">
                <text:p>0.0000000075813266041122</text:p>
              </table:table-cell>
              <table:table-cell office:value-type="float" office:value="12">
                <text:p>12</text:p>
              </table:table-cell>
              <table:table-cell office:value-type="float" office:value="0.0000000056747243111356">
                <text:p>0.0000000056747243111356</text:p>
              </table:table-cell>
              <table:table-cell office:value-type="float" office:value="12">
                <text:p>12</text:p>
              </table:table-cell>
              <table:table-cell office:value-type="float" office:value="0.000000012021738592575">
                <text:p>0.000000012021738592575</text:p>
              </table:table-cell>
              <table:table-cell office:value-type="float" office:value="12">
                <text:p>12</text:p>
              </table:table-cell>
              <table:table-cell office:value-type="float" office:value="0.0000000087150934530304">
                <text:p>0.000000008715093453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22912959680334">
                <text:p>0.0000000022912959680334</text:p>
              </table:table-cell>
              <table:table-cell office:value-type="float" office:value="13">
                <text:p>13</text:p>
              </table:table-cell>
              <table:table-cell office:value-type="float" office:value="0.0000000023714664477823">
                <text:p>0.0000000023714664477823</text:p>
              </table:table-cell>
              <table:table-cell office:value-type="float" office:value="13">
                <text:p>13</text:p>
              </table:table-cell>
              <table:table-cell office:value-type="float" office:value="0.000000004099121882669">
                <text:p>0.000000004099121882669</text:p>
              </table:table-cell>
              <table:table-cell office:value-type="float" office:value="13">
                <text:p>13</text:p>
              </table:table-cell>
              <table:table-cell office:value-type="float" office:value="0.0000000033337083382804">
                <text:p>0.000000003333708338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73495579815254">
                <text:p>0.00000000073495579815254</text:p>
              </table:table-cell>
              <table:table-cell office:value-type="float" office:value="14">
                <text:p>14</text:p>
              </table:table-cell>
              <table:table-cell office:value-type="float" office:value="0.00000000068217736371196">
                <text:p>0.00000000068217736371196</text:p>
              </table:table-cell>
              <table:table-cell office:value-type="float" office:value="14">
                <text:p>14</text:p>
              </table:table-cell>
              <table:table-cell office:value-type="float" office:value="0.0000000014492698659407">
                <text:p>0.0000000014492698659407</text:p>
              </table:table-cell>
              <table:table-cell office:value-type="float" office:value="14">
                <text:p>14</text:p>
              </table:table-cell>
              <table:table-cell office:value-type="float" office:value="0.00000000098317188706501">
                <text:p>0.0000000009831718870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24901981554608">
                <text:p>0.00000000024901981554608</text:p>
              </table:table-cell>
              <table:table-cell office:value-type="float" office:value="15">
                <text:p>15</text:p>
              </table:table-cell>
              <table:table-cell office:value-type="float" office:value="0.00000000030856995658483">
                <text:p>0.00000000030856995658483</text:p>
              </table:table-cell>
              <table:table-cell office:value-type="float" office:value="15">
                <text:p>15</text:p>
              </table:table-cell>
              <table:table-cell office:value-type="float" office:value="0.00000000053227582502019">
                <text:p>0.00000000053227582502019</text:p>
              </table:table-cell>
              <table:table-cell office:value-type="float" office:value="15">
                <text:p>15</text:p>
              </table:table-cell>
              <table:table-cell office:value-type="float" office:value="0.00000000041107483877062">
                <text:p>0.0000000004110748387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1477740975044">
                <text:p>0.0000000001477740975044</text:p>
              </table:table-cell>
              <table:table-cell office:value-type="float" office:value="16">
                <text:p>16</text:p>
              </table:table-cell>
              <table:table-cell office:value-type="float" office:value="0.0000000001434088339075">
                <text:p>0.0000000001434088339075</text:p>
              </table:table-cell>
              <table:table-cell office:value-type="float" office:value="16">
                <text:p>16</text:p>
              </table:table-cell>
              <table:table-cell office:value-type="float" office:value="0.00000000020318100305358">
                <text:p>0.00000000020318100305358</text:p>
              </table:table-cell>
              <table:table-cell office:value-type="float" office:value="16">
                <text:p>16</text:p>
              </table:table-cell>
              <table:table-cell office:value-type="float" office:value="0.00000000017810238774586">
                <text:p>0.0000000001781023877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53965106184579">
                <text:p>0.000000000053965106184579</text:p>
              </table:table-cell>
              <table:table-cell office:value-type="float" office:value="17">
                <text:p>17</text:p>
              </table:table-cell>
              <table:table-cell office:value-type="float" office:value="0.000000000068359162600072">
                <text:p>0.000000000068359162600072</text:p>
              </table:table-cell>
              <table:table-cell office:value-type="float" office:value="17">
                <text:p>17</text:p>
              </table:table-cell>
              <table:table-cell office:value-type="float" office:value="0.000000000080569241367031">
                <text:p>0.000000000080569241367031</text:p>
              </table:table-cell>
              <table:table-cell office:value-type="float" office:value="17">
                <text:p>17</text:p>
              </table:table-cell>
              <table:table-cell office:value-type="float" office:value="0.000000000061497042927988">
                <text:p>0.00000000006149704292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20629103183149">
                <text:p>0.000000000020629103183149</text:p>
              </table:table-cell>
              <table:table-cell office:value-type="float" office:value="18">
                <text:p>18</text:p>
              </table:table-cell>
              <table:table-cell office:value-type="float" office:value="0.000000000023519425594758">
                <text:p>0.000000000023519425594758</text:p>
              </table:table-cell>
              <table:table-cell office:value-type="float" office:value="18">
                <text:p>18</text:p>
              </table:table-cell>
              <table:table-cell office:value-type="float" office:value="0.000000000044391839579758">
                <text:p>0.000000000044391839579758</text:p>
              </table:table-cell>
              <table:table-cell office:value-type="float" office:value="18">
                <text:p>18</text:p>
              </table:table-cell>
              <table:table-cell office:value-type="float" office:value="0.000000000028722009447522">
                <text:p>0.00000000002872200944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82290325438118">
                <text:p>0.0000000000082290325438118</text:p>
              </table:table-cell>
              <table:table-cell office:value-type="float" office:value="19">
                <text:p>19</text:p>
              </table:table-cell>
              <table:table-cell office:value-type="float" office:value="0.000000000011875096362898">
                <text:p>0.000000000011875096362898</text:p>
              </table:table-cell>
              <table:table-cell office:value-type="float" office:value="19">
                <text:p>19</text:p>
              </table:table-cell>
              <table:table-cell office:value-type="float" office:value="0.00000000001870377927535">
                <text:p>0.00000000001870377927535</text:p>
              </table:table-cell>
              <table:table-cell office:value-type="float" office:value="19">
                <text:p>19</text:p>
              </table:table-cell>
              <table:table-cell office:value-type="float" office:value="0.000000000013807490737116">
                <text:p>0.00000000001380749073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52762146455786">
                <text:p>0.0000000000052762146455786</text:p>
              </table:table-cell>
              <table:table-cell office:value-type="float" office:value="20">
                <text:p>20</text:p>
              </table:table-cell>
              <table:table-cell office:value-type="float" office:value="0.0000000000061237827143951">
                <text:p>0.0000000000061237827143951</text:p>
              </table:table-cell>
              <table:table-cell office:value-type="float" office:value="20">
                <text:p>20</text:p>
              </table:table-cell>
              <table:table-cell office:value-type="float" office:value="0.0000000000081549055121445">
                <text:p>0.0000000000081549055121445</text:p>
              </table:table-cell>
              <table:table-cell office:value-type="float" office:value="20">
                <text:p>20</text:p>
              </table:table-cell>
              <table:table-cell office:value-type="float" office:value="0.0000000000054247912421896">
                <text:p>0.000000000005424791242189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23cm" svg:height="12.678cm" xlink:href="." xlink:type="simple" chart:class="chart:scatter" chart:style-name="ch1">
        <chart:title svg:x="9.947cm" svg:y="0.389cm" chart:style-name="ch2">
          <text:p>FD Order 20</text:p>
        </chart:title>
        <chart:legend chart:legend-position="end" svg:x="19.062cm" svg:y="5.293cm" style:legend-expansion="high" chart:style-name="ch3"/>
        <chart:plot-area chart:style-name="ch4" chart:data-source-has-labels="both" svg:x="1.461cm" svg:y="1.421cm" svg:width="17.151cm" svg:height="10.023cm">
          <chartooo:coordinate-region svg:x="2.612cm" svg:y="1.62cm" svg:width="15.813cm" svg:height="9.177cm"/>
          <chart:axis chart:dimension="x" chart:name="primary-x" chart:style-name="ch5" chartooo:axis-type="auto">
            <chart:title svg:x="8.801cm" svg:y="11.697cm" chart:style-name="ch6">
              <text:p>Gaussian Point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8.09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series chart:style-name="ch12" chart:values-cell-range-address="local-table.$G$2:.$G$14" chart:label-cell-address="local-table.$G$1" chart:class="chart:scatter">
            <chart:domain table:cell-range-address="local-table.$F$2:.$F$14"/>
            <chart:data-point chart:repeated="13"/>
          </chart:series>
          <chart:series chart:style-name="ch13" chart:values-cell-range-address="local-table.$I$2:.$I$14" chart:label-cell-address="local-table.$I$1" chart:class="chart:scatter">
            <chart:domain table:cell-range-address="local-table.$H$2:.$H$14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pha=0.4243</text:p>
              </table:table-cell>
              <table:table-cell office:value-type="string">
                <text:p/>
              </table:table-cell>
              <table:table-cell office:value-type="string">
                <text:p>Alpha=0.5657</text:p>
              </table:table-cell>
              <table:table-cell office:value-type="string">
                <text:p/>
              </table:table-cell>
              <table:table-cell office:value-type="string">
                <text:p>Alpha=0.7071</text:p>
              </table:table-cell>
              <table:table-cell office:value-type="string">
                <text:p/>
              </table:table-cell>
              <table:table-cell office:value-type="string">
                <text:p>Alpha=0.84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9567303867265">
                <text:p>0.19567303867265</text:p>
              </table:table-cell>
              <table:table-cell office:value-type="float" office:value="8">
                <text:p>8</text:p>
              </table:table-cell>
              <table:table-cell office:value-type="float" office:value="0.0000003172395823853">
                <text:p>0.0000003172395823853</text:p>
              </table:table-cell>
              <table:table-cell office:value-type="float" office:value="8">
                <text:p>8</text:p>
              </table:table-cell>
              <table:table-cell office:value-type="float" office:value="0.00000047837331861652">
                <text:p>0.00000047837331861652</text:p>
              </table:table-cell>
              <table:table-cell office:value-type="float" office:value="8">
                <text:p>8</text:p>
              </table:table-cell>
              <table:table-cell office:value-type="float" office:value="0.00000091969340953926">
                <text:p>0.000000919693409539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1896594683869">
                <text:p>0.00000011896594683869</text:p>
              </table:table-cell>
              <table:table-cell office:value-type="float" office:value="9">
                <text:p>9</text:p>
              </table:table-cell>
              <table:table-cell office:value-type="float" office:value="0.00000010496935762908">
                <text:p>0.00000010496935762908</text:p>
              </table:table-cell>
              <table:table-cell office:value-type="float" office:value="9">
                <text:p>9</text:p>
              </table:table-cell>
              <table:table-cell office:value-type="float" office:value="0.00000018713759725746">
                <text:p>0.00000018713759725746</text:p>
              </table:table-cell>
              <table:table-cell office:value-type="float" office:value="9">
                <text:p>9</text:p>
              </table:table-cell>
              <table:table-cell office:value-type="float" office:value="0.00000017569578190925">
                <text:p>0.00000017569578190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29113776846379">
                <text:p>0.000000029113776846379</text:p>
              </table:table-cell>
              <table:table-cell office:value-type="float" office:value="10">
                <text:p>10</text:p>
              </table:table-cell>
              <table:table-cell office:value-type="float" office:value="0.000000035559232833504">
                <text:p>0.000000035559232833504</text:p>
              </table:table-cell>
              <table:table-cell office:value-type="float" office:value="10">
                <text:p>10</text:p>
              </table:table-cell>
              <table:table-cell office:value-type="float" office:value="0.000000051522396537816">
                <text:p>0.000000051522396537816</text:p>
              </table:table-cell>
              <table:table-cell office:value-type="float" office:value="10">
                <text:p>10</text:p>
              </table:table-cell>
              <table:table-cell office:value-type="float" office:value="0.000000051279427202096">
                <text:p>0.00000005127942720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068928734196527">
                <text:p>0.0000000068928734196527</text:p>
              </table:table-cell>
              <table:table-cell office:value-type="float" office:value="11">
                <text:p>11</text:p>
              </table:table-cell>
              <table:table-cell office:value-type="float" office:value="0.0000000078229918286469">
                <text:p>0.0000000078229918286469</text:p>
              </table:table-cell>
              <table:table-cell office:value-type="float" office:value="11">
                <text:p>11</text:p>
              </table:table-cell>
              <table:table-cell office:value-type="float" office:value="0.000000014131550930889">
                <text:p>0.000000014131550930889</text:p>
              </table:table-cell>
              <table:table-cell office:value-type="float" office:value="11">
                <text:p>11</text:p>
              </table:table-cell>
              <table:table-cell office:value-type="float" office:value="0.000000010409550584386">
                <text:p>0.000000010409550584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34288202580633">
                <text:p>0.0000000034288202580633</text:p>
              </table:table-cell>
              <table:table-cell office:value-type="float" office:value="12">
                <text:p>12</text:p>
              </table:table-cell>
              <table:table-cell office:value-type="float" office:value="0.0000000028947576283455">
                <text:p>0.0000000028947576283455</text:p>
              </table:table-cell>
              <table:table-cell office:value-type="float" office:value="12">
                <text:p>12</text:p>
              </table:table-cell>
              <table:table-cell office:value-type="float" office:value="0.0000000060156410766568">
                <text:p>0.0000000060156410766568</text:p>
              </table:table-cell>
              <table:table-cell office:value-type="float" office:value="12">
                <text:p>12</text:p>
              </table:table-cell>
              <table:table-cell office:value-type="float" office:value="0.0000000033209797326636">
                <text:p>0.0000000033209797326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088591313688077">
                <text:p>0.00000000088591313688077</text:p>
              </table:table-cell>
              <table:table-cell office:value-type="float" office:value="13">
                <text:p>13</text:p>
              </table:table-cell>
              <table:table-cell office:value-type="float" office:value="0.000000001103524545989">
                <text:p>0.000000001103524545989</text:p>
              </table:table-cell>
              <table:table-cell office:value-type="float" office:value="13">
                <text:p>13</text:p>
              </table:table-cell>
              <table:table-cell office:value-type="float" office:value="0.000000001705501204296">
                <text:p>0.000000001705501204296</text:p>
              </table:table-cell>
              <table:table-cell office:value-type="float" office:value="13">
                <text:p>13</text:p>
              </table:table-cell>
              <table:table-cell office:value-type="float" office:value="0.0000000011122868209255">
                <text:p>0.0000000011122868209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24131647117323">
                <text:p>0.00000000024131647117323</text:p>
              </table:table-cell>
              <table:table-cell office:value-type="float" office:value="14">
                <text:p>14</text:p>
              </table:table-cell>
              <table:table-cell office:value-type="float" office:value="0.00000000027253718290161">
                <text:p>0.00000000027253718290161</text:p>
              </table:table-cell>
              <table:table-cell office:value-type="float" office:value="14">
                <text:p>14</text:p>
              </table:table-cell>
              <table:table-cell office:value-type="float" office:value="0.00000000050053341954528">
                <text:p>0.00000000050053341954528</text:p>
              </table:table-cell>
              <table:table-cell office:value-type="float" office:value="14">
                <text:p>14</text:p>
              </table:table-cell>
              <table:table-cell office:value-type="float" office:value="0.00000000027924472152764">
                <text:p>0.00000000027924472152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0691949512958">
                <text:p>0.0000000000691949512958</text:p>
              </table:table-cell>
              <table:table-cell office:value-type="float" office:value="15">
                <text:p>15</text:p>
              </table:table-cell>
              <table:table-cell office:value-type="float" office:value="0.00000000011038948823356">
                <text:p>0.00000000011038948823356</text:p>
              </table:table-cell>
              <table:table-cell office:value-type="float" office:value="15">
                <text:p>15</text:p>
              </table:table-cell>
              <table:table-cell office:value-type="float" office:value="0.00000000015291273477444">
                <text:p>0.00000000015291273477444</text:p>
              </table:table-cell>
              <table:table-cell office:value-type="float" office:value="15">
                <text:p>15</text:p>
              </table:table-cell>
              <table:table-cell office:value-type="float" office:value="0.0000000001044949005709">
                <text:p>0.0000000001044949005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037758265011509">
                <text:p>0.000000000037758265011509</text:p>
              </table:table-cell>
              <table:table-cell office:value-type="float" office:value="16">
                <text:p>16</text:p>
              </table:table-cell>
              <table:table-cell office:value-type="float" office:value="0.000000000045699526886011">
                <text:p>0.000000000045699526886011</text:p>
              </table:table-cell>
              <table:table-cell office:value-type="float" office:value="16">
                <text:p>16</text:p>
              </table:table-cell>
              <table:table-cell office:value-type="float" office:value="0.000000000048748927117138">
                <text:p>0.000000000048748927117138</text:p>
              </table:table-cell>
              <table:table-cell office:value-type="float" office:value="16">
                <text:p>16</text:p>
              </table:table-cell>
              <table:table-cell office:value-type="float" office:value="0.000000000040751945577861">
                <text:p>0.000000000040751945577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11664258353915">
                <text:p>0.000000000011664258353915</text:p>
              </table:table-cell>
              <table:table-cell office:value-type="float" office:value="17">
                <text:p>17</text:p>
              </table:table-cell>
              <table:table-cell office:value-type="float" office:value="0.000000000019333846798109">
                <text:p>0.000000000019333846798109</text:p>
              </table:table-cell>
              <table:table-cell office:value-type="float" office:value="17">
                <text:p>17</text:p>
              </table:table-cell>
              <table:table-cell office:value-type="float" office:value="0.000000000016224461082077">
                <text:p>0.000000000016224461082077</text:p>
              </table:table-cell>
              <table:table-cell office:value-type="float" office:value="17">
                <text:p>17</text:p>
              </table:table-cell>
              <table:table-cell office:value-type="float" office:value="0.000000000012293942818853">
                <text:p>0.000000000012293942818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037782981667383">
                <text:p>0.0000000000037782981667383</text:p>
              </table:table-cell>
              <table:table-cell office:value-type="float" office:value="18">
                <text:p>18</text:p>
              </table:table-cell>
              <table:table-cell office:value-type="float" office:value="0.0000000000055414973276514">
                <text:p>0.0000000000055414973276514</text:p>
              </table:table-cell>
              <table:table-cell office:value-type="float" office:value="18">
                <text:p>18</text:p>
              </table:table-cell>
              <table:table-cell office:value-type="float" office:value="0.0000000000079775183814951">
                <text:p>0.0000000000079775183814951</text:p>
              </table:table-cell>
              <table:table-cell office:value-type="float" office:value="18">
                <text:p>18</text:p>
              </table:table-cell>
              <table:table-cell office:value-type="float" office:value="0.0000000000052011058365789">
                <text:p>0.000000000005201105836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12804785452028">
                <text:p>0.0000000000012804785452028</text:p>
              </table:table-cell>
              <table:table-cell office:value-type="float" office:value="19">
                <text:p>19</text:p>
              </table:table-cell>
              <table:table-cell office:value-type="float" office:value="0.0000000000024752363528036">
                <text:p>0.0000000000024752363528036</text:p>
              </table:table-cell>
              <table:table-cell office:value-type="float" office:value="19">
                <text:p>19</text:p>
              </table:table-cell>
              <table:table-cell office:value-type="float" office:value="0.0000000000028480504097339">
                <text:p>0.0000000000028480504097339</text:p>
              </table:table-cell>
              <table:table-cell office:value-type="float" office:value="19">
                <text:p>19</text:p>
              </table:table-cell>
              <table:table-cell office:value-type="float" office:value="0.0000000000022769446317877">
                <text:p>0.0000000000022769446317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075765485756708">
                <text:p>0.00000000000075765485756708</text:p>
              </table:table-cell>
              <table:table-cell office:value-type="float" office:value="20">
                <text:p>20</text:p>
              </table:table-cell>
              <table:table-cell office:value-type="float" office:value="0.0000000000011301009366049">
                <text:p>0.0000000000011301009366049</text:p>
              </table:table-cell>
              <table:table-cell office:value-type="float" office:value="20">
                <text:p>20</text:p>
              </table:table-cell>
              <table:table-cell office:value-type="float" office:value="0.000000000001064013457221">
                <text:p>0.000000000001064013457221</text:p>
              </table:table-cell>
              <table:table-cell office:value-type="float" office:value="20">
                <text:p>20</text:p>
              </table:table-cell>
              <table:table-cell office:value-type="float" office:value="0.00000000000084122799939085">
                <text:p>0.0000000000008412279993908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FD Order 16</text:p>
        </chart:title>
        <chart:legend chart:legend-position="end" svg:x="12.539cm" svg:y="3.454cm" style:legend-expansion="high" chart:style-name="ch3"/>
        <chart:plot-area chart:style-name="ch4" table:cell-range-address="'Small FD order 16'.H9:'Small FD order 16'.H21 'Small FD order 16'.D9:'Small FD order 16'.D9 'Small FD order 16'.O9:'Small FD order 16'.O21 'Small FD order 16'.D23:'Small FD order 16'.D23 'Small FD order 16'.O23:'Small FD order 16'.O35 'Small FD order 16'.D37:'Small FD order 16'.D37 'Small FD order 16'.O37:'Small FD order 16'.O49 'Small FD order 16'.D51:'Small FD order 16'.D51 'Small FD order 16'.O51:'Small FD order 16'.O63" chart:data-source-has-labels="row" svg:x="1.331cm" svg:y="1.275cm" svg:width="10.888cm" svg:height="6.564cm">
          <chartooo:coordinate-region svg:x="2.482cm" svg:y="1.474cm" svg:width="9.55cm" svg:height="5.718cm"/>
          <chart:axis chart:dimension="x" chart:name="primary-x" chart:style-name="ch5">
            <chart:title svg:x="5.54cm" svg:y="8.019cm" chart:style-name="ch6">
              <text:p>Gaussian Points</text:p>
            </chart:title>
          </chart:axis>
          <chart:axis chart:dimension="y" chart:name="primary-y" chart:style-name="ch7">
            <chart:title svg:x="0.451cm" svg:y="5.646cm" chart:style-name="ch8">
              <text:p>Detlat Recip E</text:p>
            </chart:title>
            <chart:grid chart:style-name="ch9" chart:class="major"/>
          </chart:axis>
          <chart:series chart:style-name="ch10" chart:values-cell-range-address="'Small FD order 16'.O9:'Small FD order 16'.O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O23:'Small FD order 16'.O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O37:'Small FD order 16'.O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O51:'Small FD order 16'.O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52096234069518">
                <text:p>0.52096234069518</text:p>
                <draw:g>
                  <svg:desc>'Small FD order 16'.O9:'Small FD order 16'.O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2.0099846795302">
                <text:p>2.0099846795302</text:p>
                <draw:g>
                  <svg:desc>'Small FD order 16'.O23:'Small FD order 16'.O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36002902436572">
                <text:p>0.00036002902436572</text:p>
                <draw:g>
                  <svg:desc>'Small FD order 16'.O37:'Small FD order 16'.O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20788914325429">
                <text:p>0.0020788914325429</text:p>
                <draw:g>
                  <svg:desc>'Small FD order 16'.O51:'Small FD order 16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18543783575714">
                <text:p>0.000018543783575714</text:p>
              </table:table-cell>
              <table:table-cell office:value-type="float" office:value="9">
                <text:p>9</text:p>
              </table:table-cell>
              <table:table-cell office:value-type="float" office:value="0.000046871529025605">
                <text:p>0.000046871529025605</text:p>
              </table:table-cell>
              <table:table-cell office:value-type="float" office:value="9">
                <text:p>9</text:p>
              </table:table-cell>
              <table:table-cell office:value-type="float" office:value="0.00011216420521798">
                <text:p>0.00011216420521798</text:p>
              </table:table-cell>
              <table:table-cell office:value-type="float" office:value="9">
                <text:p>9</text:p>
              </table:table-cell>
              <table:table-cell office:value-type="float" office:value="0.00054208675775413">
                <text:p>0.00054208675775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46015259412002">
                <text:p>0.0000046015259412002</text:p>
              </table:table-cell>
              <table:table-cell office:value-type="float" office:value="10">
                <text:p>10</text:p>
              </table:table-cell>
              <table:table-cell office:value-type="float" office:value="0.000015690473149421">
                <text:p>0.000015690473149421</text:p>
              </table:table-cell>
              <table:table-cell office:value-type="float" office:value="10">
                <text:p>10</text:p>
              </table:table-cell>
              <table:table-cell office:value-type="float" office:value="0.000034585073240834">
                <text:p>0.000034585073240834</text:p>
              </table:table-cell>
              <table:table-cell office:value-type="float" office:value="10">
                <text:p>10</text:p>
              </table:table-cell>
              <table:table-cell office:value-type="float" office:value="0.00020179133249698">
                <text:p>0.00020179133249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12288944147565">
                <text:p>0.0000012288944147565</text:p>
              </table:table-cell>
              <table:table-cell office:value-type="float" office:value="11">
                <text:p>11</text:p>
              </table:table-cell>
              <table:table-cell office:value-type="float" office:value="0.0000033724773738086">
                <text:p>0.0000033724773738086</text:p>
              </table:table-cell>
              <table:table-cell office:value-type="float" office:value="11">
                <text:p>11</text:p>
              </table:table-cell>
              <table:table-cell office:value-type="float" office:value="0.000011327184795462">
                <text:p>0.000011327184795462</text:p>
              </table:table-cell>
              <table:table-cell office:value-type="float" office:value="11">
                <text:p>11</text:p>
              </table:table-cell>
              <table:table-cell office:value-type="float" office:value="0.000056058522485358">
                <text:p>0.000056058522485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65402701338035">
                <text:p>0.00000065402701338035</text:p>
              </table:table-cell>
              <table:table-cell office:value-type="float" office:value="12">
                <text:p>12</text:p>
              </table:table-cell>
              <table:table-cell office:value-type="float" office:value="0.0000012878165962515">
                <text:p>0.0000012878165962515</text:p>
              </table:table-cell>
              <table:table-cell office:value-type="float" office:value="12">
                <text:p>12</text:p>
              </table:table-cell>
              <table:table-cell office:value-type="float" office:value="0.0000055430420733416">
                <text:p>0.0000055430420733416</text:p>
              </table:table-cell>
              <table:table-cell office:value-type="float" office:value="12">
                <text:p>12</text:p>
              </table:table-cell>
              <table:table-cell office:value-type="float" office:value="0.000022179930422084">
                <text:p>0.000022179930422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19583009158719">
                <text:p>0.00000019583009158719</text:p>
              </table:table-cell>
              <table:table-cell office:value-type="float" office:value="13">
                <text:p>13</text:p>
              </table:table-cell>
              <table:table-cell office:value-type="float" office:value="0.00000051479375295926">
                <text:p>0.00000051479375295926</text:p>
              </table:table-cell>
              <table:table-cell office:value-type="float" office:value="13">
                <text:p>13</text:p>
              </table:table-cell>
              <table:table-cell office:value-type="float" office:value="0.0000019747846753404">
                <text:p>0.0000019747846753404</text:p>
              </table:table-cell>
              <table:table-cell office:value-type="float" office:value="13">
                <text:p>13</text:p>
              </table:table-cell>
              <table:table-cell office:value-type="float" office:value="0.0000090578265492525">
                <text:p>0.000009057826549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62851755106008">
                <text:p>0.000000062851755106008</text:p>
              </table:table-cell>
              <table:table-cell office:value-type="float" office:value="14">
                <text:p>14</text:p>
              </table:table-cell>
              <table:table-cell office:value-type="float" office:value="0.00000014070872755845">
                <text:p>0.00000014070872755845</text:p>
              </table:table-cell>
              <table:table-cell office:value-type="float" office:value="14">
                <text:p>14</text:p>
              </table:table-cell>
              <table:table-cell office:value-type="float" office:value="0.00000073600303451826">
                <text:p>0.00000073600303451826</text:p>
              </table:table-cell>
              <table:table-cell office:value-type="float" office:value="14">
                <text:p>14</text:p>
              </table:table-cell>
              <table:table-cell office:value-type="float" office:value="0.0000028877011395423">
                <text:p>0.000002887701139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21503238994969">
                <text:p>0.000000021503238994969</text:p>
              </table:table-cell>
              <table:table-cell office:value-type="float" office:value="15">
                <text:p>15</text:p>
              </table:table-cell>
              <table:table-cell office:value-type="float" office:value="0.00000006215986569913">
                <text:p>0.00000006215986569913</text:p>
              </table:table-cell>
              <table:table-cell office:value-type="float" office:value="15">
                <text:p>15</text:p>
              </table:table-cell>
              <table:table-cell office:value-type="float" office:value="0.00000028631882997843">
                <text:p>0.00000028631882997843</text:p>
              </table:table-cell>
              <table:table-cell office:value-type="float" office:value="15">
                <text:p>15</text:p>
              </table:table-cell>
              <table:table-cell office:value-type="float" office:value="0.0000012726165650179">
                <text:p>0.0000012726165650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12860947307125">
                <text:p>0.000000012860947307125</text:p>
              </table:table-cell>
              <table:table-cell office:value-type="float" office:value="16">
                <text:p>16</text:p>
              </table:table-cell>
              <table:table-cell office:value-type="float" office:value="0.000000028436682564248">
                <text:p>0.000000028436682564248</text:p>
              </table:table-cell>
              <table:table-cell office:value-type="float" office:value="16">
                <text:p>16</text:p>
              </table:table-cell>
              <table:table-cell office:value-type="float" office:value="0.00000011602930527488">
                <text:p>0.00000011602930527488</text:p>
              </table:table-cell>
              <table:table-cell office:value-type="float" office:value="16">
                <text:p>16</text:p>
              </table:table-cell>
              <table:table-cell office:value-type="float" office:value="0.00000057885797843937">
                <text:p>0.00000057885797843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47949106629641">
                <text:p>0.0000000047949106629641</text:p>
              </table:table-cell>
              <table:table-cell office:value-type="float" office:value="17">
                <text:p>17</text:p>
              </table:table-cell>
              <table:table-cell office:value-type="float" office:value="0.000000013438224533147">
                <text:p>0.000000013438224533147</text:p>
              </table:table-cell>
              <table:table-cell office:value-type="float" office:value="17">
                <text:p>17</text:p>
              </table:table-cell>
              <table:table-cell office:value-type="float" office:value="0.000000048882402126083">
                <text:p>0.000000048882402126083</text:p>
              </table:table-cell>
              <table:table-cell office:value-type="float" office:value="17">
                <text:p>17</text:p>
              </table:table-cell>
              <table:table-cell office:value-type="float" office:value="0.0000002122291320461">
                <text:p>0.0000002122291320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1881610867116">
                <text:p>0.000000001881610867116</text:p>
              </table:table-cell>
              <table:table-cell office:value-type="float" office:value="18">
                <text:p>18</text:p>
              </table:table-cell>
              <table:table-cell office:value-type="float" office:value="0.0000000046165455902525">
                <text:p>0.0000000046165455902525</text:p>
              </table:table-cell>
              <table:table-cell office:value-type="float" office:value="18">
                <text:p>18</text:p>
              </table:table-cell>
              <table:table-cell office:value-type="float" office:value="0.000000028041073463214">
                <text:p>0.000000028041073463214</text:p>
              </table:table-cell>
              <table:table-cell office:value-type="float" office:value="18">
                <text:p>18</text:p>
              </table:table-cell>
              <table:table-cell office:value-type="float" office:value="0.00000010338387212983">
                <text:p>0.00000010338387212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77378686791363">
                <text:p>0.00000000077378686791363</text:p>
              </table:table-cell>
              <table:table-cell office:value-type="float" office:value="19">
                <text:p>19</text:p>
              </table:table-cell>
              <table:table-cell office:value-type="float" office:value="0.0000000023435053897458">
                <text:p>0.0000000023435053897458</text:p>
              </table:table-cell>
              <table:table-cell office:value-type="float" office:value="19">
                <text:p>19</text:p>
              </table:table-cell>
              <table:table-cell office:value-type="float" office:value="0.000000012544331795539">
                <text:p>0.000000012544331795539</text:p>
              </table:table-cell>
              <table:table-cell office:value-type="float" office:value="19">
                <text:p>19</text:p>
              </table:table-cell>
              <table:table-cell office:value-type="float" office:value="0.000000051734811989945">
                <text:p>0.000000051734811989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50437404253145">
                <text:p>0.00000000050437404253145</text:p>
              </table:table-cell>
              <table:table-cell office:value-type="float" office:value="20">
                <text:p>20</text:p>
              </table:table-cell>
              <table:table-cell office:value-type="float" office:value="0.0000000012201450960703">
                <text:p>0.0000000012201450960703</text:p>
              </table:table-cell>
              <table:table-cell office:value-type="float" office:value="20">
                <text:p>20</text:p>
              </table:table-cell>
              <table:table-cell office:value-type="float" office:value="0.0000000058013878145857">
                <text:p>0.0000000058013878145857</text:p>
              </table:table-cell>
              <table:table-cell office:value-type="float" office:value="20">
                <text:p>20</text:p>
              </table:table-cell>
              <table:table-cell office:value-type="float" office:value="0.000000021376699521625">
                <text:p>0.0000000213766995216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393cm" svg:height="12.033cm" xlink:href=".." xlink:type="simple" chart:class="chart:scatter" chart:style-name="ch1">
        <chart:title svg:x="9.382cm" svg:y="0.376cm" chart:style-name="ch2">
          <text:p>FD Order 16</text:p>
        </chart:title>
        <chart:legend chart:legend-position="end" svg:x="17.932cm" svg:y="4.97cm" style:legend-expansion="high" chart:style-name="ch3"/>
        <chart:plot-area chart:style-name="ch4" table:cell-range-address="'Small FD order 16'.H9:'Small FD order 16'.H21 'Small FD order 16'.D9:'Small FD order 16'.D9 'Small FD order 16'.P9:'Small FD order 16'.P21 'Small FD order 16'.D23:'Small FD order 16'.D23 'Small FD order 16'.P23:'Small FD order 16'.P35 'Small FD order 16'.D37:'Small FD order 16'.D37 'Small FD order 16'.P37:'Small FD order 16'.P49 'Small FD order 16'.D51:'Small FD order 16'.D51 'Small FD order 16'.P51:'Small FD order 16'.P63" chart:data-source-has-labels="row" svg:x="1.438cm" svg:y="1.395cm" svg:width="16.067cm" svg:height="9.417cm">
          <chartooo:coordinate-region svg:x="2.589cm" svg:y="1.594cm" svg:width="14.729cm" svg:height="8.571cm"/>
          <chart:axis chart:dimension="x" chart:name="primary-x" chart:style-name="ch5">
            <chart:title svg:x="8.236cm" svg:y="11.052cm" chart:style-name="ch6">
              <text:p>Gaussian Points</text:p>
            </chart:title>
          </chart:axis>
          <chart:axis chart:dimension="y" chart:name="primary-y" chart:style-name="ch7">
            <chart:title svg:x="0.451cm" svg:y="7.735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6'.P9:'Small FD order 16'.P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P23:'Small FD order 16'.P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P37:'Small FD order 16'.P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P51:'Small FD order 16'.P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059407123568547">
                <text:p>0.059407123568547</text:p>
                <draw:g>
                  <svg:desc>'Small FD order 16'.P9:'Small FD order 16'.P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0.20727449916451">
                <text:p>0.20727449916451</text:p>
                <draw:g>
                  <svg:desc>'Small FD order 16'.P23:'Small FD order 16'.P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00062126082874791">
                <text:p>0.00000062126082874791</text:p>
                <draw:g>
                  <svg:desc>'Small FD order 16'.P37:'Small FD order 16'.P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00012047633204512">
                <text:p>0.0000012047633204512</text:p>
                <draw:g>
                  <svg:desc>'Small FD order 16'.P51:'Small FD order 16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9284743860378">
                <text:p>0.00000019284743860378</text:p>
              </table:table-cell>
              <table:table-cell office:value-type="float" office:value="9">
                <text:p>9</text:p>
              </table:table-cell>
              <table:table-cell office:value-type="float" office:value="0.00000016089738566365">
                <text:p>0.00000016089738566365</text:p>
              </table:table-cell>
              <table:table-cell office:value-type="float" office:value="9">
                <text:p>9</text:p>
              </table:table-cell>
              <table:table-cell office:value-type="float" office:value="0.00000024572134412094">
                <text:p>0.00000024572134412094</text:p>
              </table:table-cell>
              <table:table-cell office:value-type="float" office:value="9">
                <text:p>9</text:p>
              </table:table-cell>
              <table:table-cell office:value-type="float" office:value="0.00000027856058032706">
                <text:p>0.0000002785605803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51692723583212">
                <text:p>0.000000051692723583212</text:p>
              </table:table-cell>
              <table:table-cell office:value-type="float" office:value="10">
                <text:p>10</text:p>
              </table:table-cell>
              <table:table-cell office:value-type="float" office:value="0.000000058546026669221">
                <text:p>0.000000058546026669221</text:p>
              </table:table-cell>
              <table:table-cell office:value-type="float" office:value="10">
                <text:p>10</text:p>
              </table:table-cell>
              <table:table-cell office:value-type="float" office:value="0.000000077571539891158">
                <text:p>0.000000077571539891158</text:p>
              </table:table-cell>
              <table:table-cell office:value-type="float" office:value="10">
                <text:p>10</text:p>
              </table:table-cell>
              <table:table-cell office:value-type="float" office:value="0.000000094959285687045">
                <text:p>0.000000094959285687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14129916452082">
                <text:p>0.000000014129916452082</text:p>
              </table:table-cell>
              <table:table-cell office:value-type="float" office:value="11">
                <text:p>11</text:p>
              </table:table-cell>
              <table:table-cell office:value-type="float" office:value="0.000000014097782678546">
                <text:p>0.000000014097782678546</text:p>
              </table:table-cell>
              <table:table-cell office:value-type="float" office:value="11">
                <text:p>11</text:p>
              </table:table-cell>
              <table:table-cell office:value-type="float" office:value="0.000000025085483757503">
                <text:p>0.000000025085483757503</text:p>
              </table:table-cell>
              <table:table-cell office:value-type="float" office:value="11">
                <text:p>11</text:p>
              </table:table-cell>
              <table:table-cell office:value-type="float" office:value="0.00000002367617930459">
                <text:p>0.0000000236761793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75813266041122">
                <text:p>0.0000000075813266041122</text:p>
              </table:table-cell>
              <table:table-cell office:value-type="float" office:value="12">
                <text:p>12</text:p>
              </table:table-cell>
              <table:table-cell office:value-type="float" office:value="0.0000000056747243111356">
                <text:p>0.0000000056747243111356</text:p>
              </table:table-cell>
              <table:table-cell office:value-type="float" office:value="12">
                <text:p>12</text:p>
              </table:table-cell>
              <table:table-cell office:value-type="float" office:value="0.000000012021738592575">
                <text:p>0.000000012021738592575</text:p>
              </table:table-cell>
              <table:table-cell office:value-type="float" office:value="12">
                <text:p>12</text:p>
              </table:table-cell>
              <table:table-cell office:value-type="float" office:value="0.0000000087150934530304">
                <text:p>0.000000008715093453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22912959680334">
                <text:p>0.0000000022912959680334</text:p>
              </table:table-cell>
              <table:table-cell office:value-type="float" office:value="13">
                <text:p>13</text:p>
              </table:table-cell>
              <table:table-cell office:value-type="float" office:value="0.0000000023714664477823">
                <text:p>0.0000000023714664477823</text:p>
              </table:table-cell>
              <table:table-cell office:value-type="float" office:value="13">
                <text:p>13</text:p>
              </table:table-cell>
              <table:table-cell office:value-type="float" office:value="0.000000004099121882669">
                <text:p>0.000000004099121882669</text:p>
              </table:table-cell>
              <table:table-cell office:value-type="float" office:value="13">
                <text:p>13</text:p>
              </table:table-cell>
              <table:table-cell office:value-type="float" office:value="0.0000000033337083382804">
                <text:p>0.000000003333708338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73495579815254">
                <text:p>0.00000000073495579815254</text:p>
              </table:table-cell>
              <table:table-cell office:value-type="float" office:value="14">
                <text:p>14</text:p>
              </table:table-cell>
              <table:table-cell office:value-type="float" office:value="0.00000000068217736371196">
                <text:p>0.00000000068217736371196</text:p>
              </table:table-cell>
              <table:table-cell office:value-type="float" office:value="14">
                <text:p>14</text:p>
              </table:table-cell>
              <table:table-cell office:value-type="float" office:value="0.0000000014492698659407">
                <text:p>0.0000000014492698659407</text:p>
              </table:table-cell>
              <table:table-cell office:value-type="float" office:value="14">
                <text:p>14</text:p>
              </table:table-cell>
              <table:table-cell office:value-type="float" office:value="0.00000000098317188706501">
                <text:p>0.0000000009831718870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24901981554608">
                <text:p>0.00000000024901981554608</text:p>
              </table:table-cell>
              <table:table-cell office:value-type="float" office:value="15">
                <text:p>15</text:p>
              </table:table-cell>
              <table:table-cell office:value-type="float" office:value="0.00000000030856995658483">
                <text:p>0.00000000030856995658483</text:p>
              </table:table-cell>
              <table:table-cell office:value-type="float" office:value="15">
                <text:p>15</text:p>
              </table:table-cell>
              <table:table-cell office:value-type="float" office:value="0.00000000053227582502019">
                <text:p>0.00000000053227582502019</text:p>
              </table:table-cell>
              <table:table-cell office:value-type="float" office:value="15">
                <text:p>15</text:p>
              </table:table-cell>
              <table:table-cell office:value-type="float" office:value="0.00000000041107483877062">
                <text:p>0.0000000004110748387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1477740975044">
                <text:p>0.0000000001477740975044</text:p>
              </table:table-cell>
              <table:table-cell office:value-type="float" office:value="16">
                <text:p>16</text:p>
              </table:table-cell>
              <table:table-cell office:value-type="float" office:value="0.0000000001434088339075">
                <text:p>0.0000000001434088339075</text:p>
              </table:table-cell>
              <table:table-cell office:value-type="float" office:value="16">
                <text:p>16</text:p>
              </table:table-cell>
              <table:table-cell office:value-type="float" office:value="0.00000000020318100305358">
                <text:p>0.00000000020318100305358</text:p>
              </table:table-cell>
              <table:table-cell office:value-type="float" office:value="16">
                <text:p>16</text:p>
              </table:table-cell>
              <table:table-cell office:value-type="float" office:value="0.00000000017810238774586">
                <text:p>0.0000000001781023877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53965106184579">
                <text:p>0.000000000053965106184579</text:p>
              </table:table-cell>
              <table:table-cell office:value-type="float" office:value="17">
                <text:p>17</text:p>
              </table:table-cell>
              <table:table-cell office:value-type="float" office:value="0.000000000068359162600072">
                <text:p>0.000000000068359162600072</text:p>
              </table:table-cell>
              <table:table-cell office:value-type="float" office:value="17">
                <text:p>17</text:p>
              </table:table-cell>
              <table:table-cell office:value-type="float" office:value="0.000000000080569241367031">
                <text:p>0.000000000080569241367031</text:p>
              </table:table-cell>
              <table:table-cell office:value-type="float" office:value="17">
                <text:p>17</text:p>
              </table:table-cell>
              <table:table-cell office:value-type="float" office:value="0.000000000061497042927988">
                <text:p>0.00000000006149704292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20629103183149">
                <text:p>0.000000000020629103183149</text:p>
              </table:table-cell>
              <table:table-cell office:value-type="float" office:value="18">
                <text:p>18</text:p>
              </table:table-cell>
              <table:table-cell office:value-type="float" office:value="0.000000000023519425594758">
                <text:p>0.000000000023519425594758</text:p>
              </table:table-cell>
              <table:table-cell office:value-type="float" office:value="18">
                <text:p>18</text:p>
              </table:table-cell>
              <table:table-cell office:value-type="float" office:value="0.000000000044391839579758">
                <text:p>0.000000000044391839579758</text:p>
              </table:table-cell>
              <table:table-cell office:value-type="float" office:value="18">
                <text:p>18</text:p>
              </table:table-cell>
              <table:table-cell office:value-type="float" office:value="0.000000000028722009447522">
                <text:p>0.00000000002872200944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82290325438118">
                <text:p>0.0000000000082290325438118</text:p>
              </table:table-cell>
              <table:table-cell office:value-type="float" office:value="19">
                <text:p>19</text:p>
              </table:table-cell>
              <table:table-cell office:value-type="float" office:value="0.000000000011875096362898">
                <text:p>0.000000000011875096362898</text:p>
              </table:table-cell>
              <table:table-cell office:value-type="float" office:value="19">
                <text:p>19</text:p>
              </table:table-cell>
              <table:table-cell office:value-type="float" office:value="0.00000000001870377927535">
                <text:p>0.00000000001870377927535</text:p>
              </table:table-cell>
              <table:table-cell office:value-type="float" office:value="19">
                <text:p>19</text:p>
              </table:table-cell>
              <table:table-cell office:value-type="float" office:value="0.000000000013807490737116">
                <text:p>0.00000000001380749073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52762146455786">
                <text:p>0.0000000000052762146455786</text:p>
              </table:table-cell>
              <table:table-cell office:value-type="float" office:value="20">
                <text:p>20</text:p>
              </table:table-cell>
              <table:table-cell office:value-type="float" office:value="0.0000000000061237827143951">
                <text:p>0.0000000000061237827143951</text:p>
              </table:table-cell>
              <table:table-cell office:value-type="float" office:value="20">
                <text:p>20</text:p>
              </table:table-cell>
              <table:table-cell office:value-type="float" office:value="0.0000000000081549055121445">
                <text:p>0.0000000000081549055121445</text:p>
              </table:table-cell>
              <table:table-cell office:value-type="float" office:value="20">
                <text:p>20</text:p>
              </table:table-cell>
              <table:table-cell office:value-type="float" office:value="0.0000000000054247912421896">
                <text:p>0.000000000005424791242189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title svg:x="6.685cm" svg:y="0.316cm" chart:style-name="ch2">
          <text:p>FD Order 20</text:p>
        </chart:title>
        <chart:legend chart:legend-position="end" svg:x="12.537cm" svg:y="3.457cm" style:legend-expansion="high" chart:style-name="ch3"/>
        <chart:plot-area chart:style-name="ch4" chart:data-source-has-labels="both" svg:x="1.33cm" svg:y="1.275cm" svg:width="10.888cm" svg:height="6.57cm">
          <chartooo:coordinate-region svg:x="2.481cm" svg:y="1.475cm" svg:width="9.55cm" svg:height="5.723cm"/>
          <chart:axis chart:dimension="x" chart:name="primary-x" chart:style-name="ch5" chartooo:axis-type="auto">
            <chart:title svg:x="5.539cm" svg:y="8.025cm" chart:style-name="ch6">
              <text:p>Gaussian Point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5.543cm" chart:style-name="ch8">
              <text:p>Delta recip E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series chart:style-name="ch12" chart:values-cell-range-address="local-table.$G$2:.$G$14" chart:label-cell-address="local-table.$G$1" chart:class="chart:scatter">
            <chart:domain table:cell-range-address="local-table.$F$2:.$F$14"/>
            <chart:data-point chart:repeated="13"/>
          </chart:series>
          <chart:series chart:style-name="ch13" chart:values-cell-range-address="local-table.$I$2:.$I$14" chart:label-cell-address="local-table.$I$1" chart:class="chart:scatter">
            <chart:domain table:cell-range-address="local-table.$H$2:.$H$14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pha=0.4243</text:p>
              </table:table-cell>
              <table:table-cell office:value-type="string">
                <text:p/>
              </table:table-cell>
              <table:table-cell office:value-type="string">
                <text:p>Alpha=0.5657</text:p>
              </table:table-cell>
              <table:table-cell office:value-type="string">
                <text:p/>
              </table:table-cell>
              <table:table-cell office:value-type="string">
                <text:p>Alpha=0.7071</text:p>
              </table:table-cell>
              <table:table-cell office:value-type="string">
                <text:p/>
              </table:table-cell>
              <table:table-cell office:value-type="string">
                <text:p>Alpha=0.84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745327841416">
                <text:p>2.745327841416</text:p>
              </table:table-cell>
              <table:table-cell office:value-type="float" office:value="8">
                <text:p>8</text:p>
              </table:table-cell>
              <table:table-cell office:value-type="float" office:value="0.000064509151929126">
                <text:p>0.000064509151929126</text:p>
              </table:table-cell>
              <table:table-cell office:value-type="float" office:value="8">
                <text:p>8</text:p>
              </table:table-cell>
              <table:table-cell office:value-type="float" office:value="0.00019862622910871">
                <text:p>0.00019862622910871</text:p>
              </table:table-cell>
              <table:table-cell office:value-type="float" office:value="8">
                <text:p>8</text:p>
              </table:table-cell>
              <table:table-cell office:value-type="float" office:value="0.001450013775699">
                <text:p>0.0014500137756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75247424861091">
                <text:p>0.0000075247424861091</text:p>
              </table:table-cell>
              <table:table-cell office:value-type="float" office:value="9">
                <text:p>9</text:p>
              </table:table-cell>
              <table:table-cell office:value-type="float" office:value="0.000017675084348134">
                <text:p>0.000017675084348134</text:p>
              </table:table-cell>
              <table:table-cell office:value-type="float" office:value="9">
                <text:p>9</text:p>
              </table:table-cell>
              <table:table-cell office:value-type="float" office:value="0.000059987504021919">
                <text:p>0.000059987504021919</text:p>
              </table:table-cell>
              <table:table-cell office:value-type="float" office:value="9">
                <text:p>9</text:p>
              </table:table-cell>
              <table:table-cell office:value-type="float" office:value="0.00030620589915031">
                <text:p>0.00030620589915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1496488367253">
                <text:p>0.000001496488367253</text:p>
              </table:table-cell>
              <table:table-cell office:value-type="float" office:value="10">
                <text:p>10</text:p>
              </table:table-cell>
              <table:table-cell office:value-type="float" office:value="0.0000050900854526859">
                <text:p>0.0000050900854526859</text:p>
              </table:table-cell>
              <table:table-cell office:value-type="float" office:value="10">
                <text:p>10</text:p>
              </table:table-cell>
              <table:table-cell office:value-type="float" office:value="0.000016318631820056">
                <text:p>0.000016318631820056</text:p>
              </table:table-cell>
              <table:table-cell office:value-type="float" office:value="10">
                <text:p>10</text:p>
              </table:table-cell>
              <table:table-cell office:value-type="float" office:value="0.000094778422603525">
                <text:p>0.000094778422603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31630394603521">
                <text:p>0.00000031630394603521</text:p>
              </table:table-cell>
              <table:table-cell office:value-type="float" office:value="11">
                <text:p>11</text:p>
              </table:table-cell>
              <table:table-cell office:value-type="float" office:value="0.00000086712759195251">
                <text:p>0.00000086712759195251</text:p>
              </table:table-cell>
              <table:table-cell office:value-type="float" office:value="11">
                <text:p>11</text:p>
              </table:table-cell>
              <table:table-cell office:value-type="float" office:value="0.0000045895760596437">
                <text:p>0.0000045895760596437</text:p>
              </table:table-cell>
              <table:table-cell office:value-type="float" office:value="11">
                <text:p>11</text:p>
              </table:table-cell>
              <table:table-cell office:value-type="float" office:value="0.000020262153988426">
                <text:p>0.000020262153988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14978799753318">
                <text:p>0.00000014978799753318</text:p>
              </table:table-cell>
              <table:table-cell office:value-type="float" office:value="12">
                <text:p>12</text:p>
              </table:table-cell>
              <table:table-cell office:value-type="float" office:value="0.00000028281491459836">
                <text:p>0.00000028281491459836</text:p>
              </table:table-cell>
              <table:table-cell office:value-type="float" office:value="12">
                <text:p>12</text:p>
              </table:table-cell>
              <table:table-cell office:value-type="float" office:value="0.0000020062199403981">
                <text:p>0.0000020062199403981</text:p>
              </table:table-cell>
              <table:table-cell office:value-type="float" office:value="12">
                <text:p>12</text:p>
              </table:table-cell>
              <table:table-cell office:value-type="float" office:value="0.0000065650441563037">
                <text:p>0.0000065650441563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35594145270101">
                <text:p>0.000000035594145270101</text:p>
              </table:table-cell>
              <table:table-cell office:value-type="float" office:value="13">
                <text:p>13</text:p>
              </table:table-cell>
              <table:table-cell office:value-type="float" office:value="0.00000009663429167972">
                <text:p>0.00000009663429167972</text:p>
              </table:table-cell>
              <table:table-cell office:value-type="float" office:value="13">
                <text:p>13</text:p>
              </table:table-cell>
              <table:table-cell office:value-type="float" office:value="0.00000059657759265974">
                <text:p>0.00000059657759265974</text:p>
              </table:table-cell>
              <table:table-cell office:value-type="float" office:value="13">
                <text:p>13</text:p>
              </table:table-cell>
              <table:table-cell office:value-type="float" office:value="0.0000021987217060371">
                <text:p>0.0000021987217060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91102587140846">
                <text:p>0.0000000091102587140846</text:p>
              </table:table-cell>
              <table:table-cell office:value-type="float" office:value="14">
                <text:p>14</text:p>
              </table:table-cell>
              <table:table-cell office:value-type="float" office:value="0.000000020942677814162">
                <text:p>0.000000020942677814162</text:p>
              </table:table-cell>
              <table:table-cell office:value-type="float" office:value="14">
                <text:p>14</text:p>
              </table:table-cell>
              <table:table-cell office:value-type="float" office:value="0.00000018417770952794">
                <text:p>0.00000018417770952794</text:p>
              </table:table-cell>
              <table:table-cell office:value-type="float" office:value="14">
                <text:p>14</text:p>
              </table:table-cell>
              <table:table-cell office:value-type="float" office:value="0.0000005412263845983">
                <text:p>0.0000005412263845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25007808324151">
                <text:p>0.0000000025007808324151</text:p>
              </table:table-cell>
              <table:table-cell office:value-type="float" office:value="15">
                <text:p>15</text:p>
              </table:table-cell>
              <table:table-cell office:value-type="float" office:value="0.0000000079486102144699">
                <text:p>0.0000000079486102144699</text:p>
              </table:table-cell>
              <table:table-cell office:value-type="float" office:value="15">
                <text:p>15</text:p>
              </table:table-cell>
              <table:table-cell office:value-type="float" office:value="0.000000059193697055093">
                <text:p>0.000000059193697055093</text:p>
              </table:table-cell>
              <table:table-cell office:value-type="float" office:value="15">
                <text:p>15</text:p>
              </table:table-cell>
              <table:table-cell office:value-type="float" office:value="0.00000019759566427524">
                <text:p>0.00000019759566427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13431225298621">
                <text:p>0.0000000013431225298621</text:p>
              </table:table-cell>
              <table:table-cell office:value-type="float" office:value="16">
                <text:p>16</text:p>
              </table:table-cell>
              <table:table-cell office:value-type="float" office:value="0.0000000031324505211927">
                <text:p>0.0000000031324505211927</text:p>
              </table:table-cell>
              <table:table-cell office:value-type="float" office:value="16">
                <text:p>16</text:p>
              </table:table-cell>
              <table:table-cell office:value-type="float" office:value="0.000000019830965314327">
                <text:p>0.000000019830965314327</text:p>
              </table:table-cell>
              <table:table-cell office:value-type="float" office:value="16">
                <text:p>16</text:p>
              </table:table-cell>
              <table:table-cell office:value-type="float" office:value="0.000000074865688759473">
                <text:p>0.000000074865688759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4059311775606">
                <text:p>0.0000000004059311775606</text:p>
              </table:table-cell>
              <table:table-cell office:value-type="float" office:value="17">
                <text:p>17</text:p>
              </table:table-cell>
              <table:table-cell office:value-type="float" office:value="0.0000000012788212711001">
                <text:p>0.0000000012788212711001</text:p>
              </table:table-cell>
              <table:table-cell office:value-type="float" office:value="17">
                <text:p>17</text:p>
              </table:table-cell>
              <table:table-cell office:value-type="float" office:value="0.0000000069258021540008">
                <text:p>0.0000000069258021540008</text:p>
              </table:table-cell>
              <table:table-cell office:value-type="float" office:value="17">
                <text:p>17</text:p>
              </table:table-cell>
              <table:table-cell office:value-type="float" office:value="0.000000021703161934283">
                <text:p>0.000000021703161934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3005624355245">
                <text:p>0.00000000013005624355245</text:p>
              </table:table-cell>
              <table:table-cell office:value-type="float" office:value="18">
                <text:p>18</text:p>
              </table:table-cell>
              <table:table-cell office:value-type="float" office:value="0.00000000035474112536349">
                <text:p>0.00000000035474112536349</text:p>
              </table:table-cell>
              <table:table-cell office:value-type="float" office:value="18">
                <text:p>18</text:p>
              </table:table-cell>
              <table:table-cell office:value-type="float" office:value="0.0000000035132714515385">
                <text:p>0.0000000035132714515385</text:p>
              </table:table-cell>
              <table:table-cell office:value-type="float" office:value="18">
                <text:p>18</text:p>
              </table:table-cell>
              <table:table-cell office:value-type="float" office:value="0.0000000089222886856533">
                <text:p>0.0000000089222886856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43981318587072">
                <text:p>0.000000000043981318587072</text:p>
              </table:table-cell>
              <table:table-cell office:value-type="float" office:value="19">
                <text:p>19</text:p>
              </table:table-cell>
              <table:table-cell office:value-type="float" office:value="0.00000000015675882814037">
                <text:p>0.00000000015675882814037</text:p>
              </table:table-cell>
              <table:table-cell office:value-type="float" office:value="19">
                <text:p>19</text:p>
              </table:table-cell>
              <table:table-cell office:value-type="float" office:value="0.0000000013120935449251">
                <text:p>0.0000000013120935449251</text:p>
              </table:table-cell>
              <table:table-cell office:value-type="float" office:value="19">
                <text:p>19</text:p>
              </table:table-cell>
              <table:table-cell office:value-type="float" office:value="0.0000000037905003580363">
                <text:p>0.0000000037905003580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26065816172149">
                <text:p>0.000000000026065816172149</text:p>
              </table:table-cell>
              <table:table-cell office:value-type="float" office:value="20">
                <text:p>20</text:p>
              </table:table-cell>
              <table:table-cell office:value-type="float" office:value="0.000000000071286310188157">
                <text:p>0.000000000071286310188157</text:p>
              </table:table-cell>
              <table:table-cell office:value-type="float" office:value="20">
                <text:p>20</text:p>
              </table:table-cell>
              <table:table-cell office:value-type="float" office:value="0.00000000050915538452045">
                <text:p>0.00000000050915538452045</text:p>
              </table:table-cell>
              <table:table-cell office:value-type="float" office:value="20">
                <text:p>20</text:p>
              </table:table-cell>
              <table:table-cell office:value-type="float" office:value="0.0000000012688055051058">
                <text:p>0.000000001268805505105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89cm" svg:height="12.885cm" xlink:href="." xlink:type="simple" chart:class="chart:scatter" chart:style-name="ch1">
        <chart:title svg:x="10.13cm" svg:y="0.393cm" chart:style-name="ch2">
          <text:p>FD Order 20</text:p>
        </chart:title>
        <chart:legend chart:legend-position="end" svg:x="19.428cm" svg:y="5.396cm" style:legend-expansion="high" chart:style-name="ch3"/>
        <chart:plot-area chart:style-name="ch4" chart:data-source-has-labels="both" svg:x="1.468cm" svg:y="1.429cm" svg:width="17.503cm" svg:height="10.218cm">
          <chartooo:coordinate-region svg:x="2.619cm" svg:y="1.628cm" svg:width="16.165cm" svg:height="9.372cm"/>
          <chart:axis chart:dimension="x" chart:name="primary-x" chart:style-name="ch5" chartooo:axis-type="auto">
            <chart:title svg:x="8.984cm" svg:y="11.904cm" chart:style-name="ch6">
              <text:p>Gaussian Point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7.521cm" chart:style-name="ch8">
              <text:p>Delta recip E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series chart:style-name="ch12" chart:values-cell-range-address="local-table.$G$2:.$G$14" chart:label-cell-address="local-table.$G$1" chart:class="chart:scatter">
            <chart:domain table:cell-range-address="local-table.$F$2:.$F$14"/>
            <chart:data-point chart:repeated="13"/>
          </chart:series>
          <chart:series chart:style-name="ch13" chart:values-cell-range-address="local-table.$I$2:.$I$14" chart:label-cell-address="local-table.$I$1" chart:class="chart:scatter">
            <chart:domain table:cell-range-address="local-table.$H$2:.$H$14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pha=0.4243</text:p>
              </table:table-cell>
              <table:table-cell office:value-type="string">
                <text:p/>
              </table:table-cell>
              <table:table-cell office:value-type="string">
                <text:p>Alpha=0.5657</text:p>
              </table:table-cell>
              <table:table-cell office:value-type="string">
                <text:p/>
              </table:table-cell>
              <table:table-cell office:value-type="string">
                <text:p>Alpha=0.7071</text:p>
              </table:table-cell>
              <table:table-cell office:value-type="string">
                <text:p/>
              </table:table-cell>
              <table:table-cell office:value-type="string">
                <text:p>Alpha=0.84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745327841416">
                <text:p>2.745327841416</text:p>
              </table:table-cell>
              <table:table-cell office:value-type="float" office:value="8">
                <text:p>8</text:p>
              </table:table-cell>
              <table:table-cell office:value-type="float" office:value="0.000064509151929126">
                <text:p>0.000064509151929126</text:p>
              </table:table-cell>
              <table:table-cell office:value-type="float" office:value="8">
                <text:p>8</text:p>
              </table:table-cell>
              <table:table-cell office:value-type="float" office:value="0.00019862622910871">
                <text:p>0.00019862622910871</text:p>
              </table:table-cell>
              <table:table-cell office:value-type="float" office:value="8">
                <text:p>8</text:p>
              </table:table-cell>
              <table:table-cell office:value-type="float" office:value="0.001450013775699">
                <text:p>0.0014500137756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75247424861091">
                <text:p>0.0000075247424861091</text:p>
              </table:table-cell>
              <table:table-cell office:value-type="float" office:value="9">
                <text:p>9</text:p>
              </table:table-cell>
              <table:table-cell office:value-type="float" office:value="0.000017675084348134">
                <text:p>0.000017675084348134</text:p>
              </table:table-cell>
              <table:table-cell office:value-type="float" office:value="9">
                <text:p>9</text:p>
              </table:table-cell>
              <table:table-cell office:value-type="float" office:value="0.000059987504021919">
                <text:p>0.000059987504021919</text:p>
              </table:table-cell>
              <table:table-cell office:value-type="float" office:value="9">
                <text:p>9</text:p>
              </table:table-cell>
              <table:table-cell office:value-type="float" office:value="0.00030620589915031">
                <text:p>0.00030620589915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1496488367253">
                <text:p>0.000001496488367253</text:p>
              </table:table-cell>
              <table:table-cell office:value-type="float" office:value="10">
                <text:p>10</text:p>
              </table:table-cell>
              <table:table-cell office:value-type="float" office:value="0.0000050900854526859">
                <text:p>0.0000050900854526859</text:p>
              </table:table-cell>
              <table:table-cell office:value-type="float" office:value="10">
                <text:p>10</text:p>
              </table:table-cell>
              <table:table-cell office:value-type="float" office:value="0.000016318631820056">
                <text:p>0.000016318631820056</text:p>
              </table:table-cell>
              <table:table-cell office:value-type="float" office:value="10">
                <text:p>10</text:p>
              </table:table-cell>
              <table:table-cell office:value-type="float" office:value="0.000094778422603525">
                <text:p>0.000094778422603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31630394603521">
                <text:p>0.00000031630394603521</text:p>
              </table:table-cell>
              <table:table-cell office:value-type="float" office:value="11">
                <text:p>11</text:p>
              </table:table-cell>
              <table:table-cell office:value-type="float" office:value="0.00000086712759195251">
                <text:p>0.00000086712759195251</text:p>
              </table:table-cell>
              <table:table-cell office:value-type="float" office:value="11">
                <text:p>11</text:p>
              </table:table-cell>
              <table:table-cell office:value-type="float" office:value="0.0000045895760596437">
                <text:p>0.0000045895760596437</text:p>
              </table:table-cell>
              <table:table-cell office:value-type="float" office:value="11">
                <text:p>11</text:p>
              </table:table-cell>
              <table:table-cell office:value-type="float" office:value="0.000020262153988426">
                <text:p>0.000020262153988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14978799753318">
                <text:p>0.00000014978799753318</text:p>
              </table:table-cell>
              <table:table-cell office:value-type="float" office:value="12">
                <text:p>12</text:p>
              </table:table-cell>
              <table:table-cell office:value-type="float" office:value="0.00000028281491459836">
                <text:p>0.00000028281491459836</text:p>
              </table:table-cell>
              <table:table-cell office:value-type="float" office:value="12">
                <text:p>12</text:p>
              </table:table-cell>
              <table:table-cell office:value-type="float" office:value="0.0000020062199403981">
                <text:p>0.0000020062199403981</text:p>
              </table:table-cell>
              <table:table-cell office:value-type="float" office:value="12">
                <text:p>12</text:p>
              </table:table-cell>
              <table:table-cell office:value-type="float" office:value="0.0000065650441563037">
                <text:p>0.0000065650441563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35594145270101">
                <text:p>0.000000035594145270101</text:p>
              </table:table-cell>
              <table:table-cell office:value-type="float" office:value="13">
                <text:p>13</text:p>
              </table:table-cell>
              <table:table-cell office:value-type="float" office:value="0.00000009663429167972">
                <text:p>0.00000009663429167972</text:p>
              </table:table-cell>
              <table:table-cell office:value-type="float" office:value="13">
                <text:p>13</text:p>
              </table:table-cell>
              <table:table-cell office:value-type="float" office:value="0.00000059657759265974">
                <text:p>0.00000059657759265974</text:p>
              </table:table-cell>
              <table:table-cell office:value-type="float" office:value="13">
                <text:p>13</text:p>
              </table:table-cell>
              <table:table-cell office:value-type="float" office:value="0.0000021987217060371">
                <text:p>0.0000021987217060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91102587140846">
                <text:p>0.0000000091102587140846</text:p>
              </table:table-cell>
              <table:table-cell office:value-type="float" office:value="14">
                <text:p>14</text:p>
              </table:table-cell>
              <table:table-cell office:value-type="float" office:value="0.000000020942677814162">
                <text:p>0.000000020942677814162</text:p>
              </table:table-cell>
              <table:table-cell office:value-type="float" office:value="14">
                <text:p>14</text:p>
              </table:table-cell>
              <table:table-cell office:value-type="float" office:value="0.00000018417770952794">
                <text:p>0.00000018417770952794</text:p>
              </table:table-cell>
              <table:table-cell office:value-type="float" office:value="14">
                <text:p>14</text:p>
              </table:table-cell>
              <table:table-cell office:value-type="float" office:value="0.0000005412263845983">
                <text:p>0.0000005412263845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25007808324151">
                <text:p>0.0000000025007808324151</text:p>
              </table:table-cell>
              <table:table-cell office:value-type="float" office:value="15">
                <text:p>15</text:p>
              </table:table-cell>
              <table:table-cell office:value-type="float" office:value="0.0000000079486102144699">
                <text:p>0.0000000079486102144699</text:p>
              </table:table-cell>
              <table:table-cell office:value-type="float" office:value="15">
                <text:p>15</text:p>
              </table:table-cell>
              <table:table-cell office:value-type="float" office:value="0.000000059193697055093">
                <text:p>0.000000059193697055093</text:p>
              </table:table-cell>
              <table:table-cell office:value-type="float" office:value="15">
                <text:p>15</text:p>
              </table:table-cell>
              <table:table-cell office:value-type="float" office:value="0.00000019759566427524">
                <text:p>0.00000019759566427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13431225298621">
                <text:p>0.0000000013431225298621</text:p>
              </table:table-cell>
              <table:table-cell office:value-type="float" office:value="16">
                <text:p>16</text:p>
              </table:table-cell>
              <table:table-cell office:value-type="float" office:value="0.0000000031324505211927">
                <text:p>0.0000000031324505211927</text:p>
              </table:table-cell>
              <table:table-cell office:value-type="float" office:value="16">
                <text:p>16</text:p>
              </table:table-cell>
              <table:table-cell office:value-type="float" office:value="0.000000019830965314327">
                <text:p>0.000000019830965314327</text:p>
              </table:table-cell>
              <table:table-cell office:value-type="float" office:value="16">
                <text:p>16</text:p>
              </table:table-cell>
              <table:table-cell office:value-type="float" office:value="0.000000074865688759473">
                <text:p>0.000000074865688759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4059311775606">
                <text:p>0.0000000004059311775606</text:p>
              </table:table-cell>
              <table:table-cell office:value-type="float" office:value="17">
                <text:p>17</text:p>
              </table:table-cell>
              <table:table-cell office:value-type="float" office:value="0.0000000012788212711001">
                <text:p>0.0000000012788212711001</text:p>
              </table:table-cell>
              <table:table-cell office:value-type="float" office:value="17">
                <text:p>17</text:p>
              </table:table-cell>
              <table:table-cell office:value-type="float" office:value="0.0000000069258021540008">
                <text:p>0.0000000069258021540008</text:p>
              </table:table-cell>
              <table:table-cell office:value-type="float" office:value="17">
                <text:p>17</text:p>
              </table:table-cell>
              <table:table-cell office:value-type="float" office:value="0.000000021703161934283">
                <text:p>0.000000021703161934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3005624355245">
                <text:p>0.00000000013005624355245</text:p>
              </table:table-cell>
              <table:table-cell office:value-type="float" office:value="18">
                <text:p>18</text:p>
              </table:table-cell>
              <table:table-cell office:value-type="float" office:value="0.00000000035474112536349">
                <text:p>0.00000000035474112536349</text:p>
              </table:table-cell>
              <table:table-cell office:value-type="float" office:value="18">
                <text:p>18</text:p>
              </table:table-cell>
              <table:table-cell office:value-type="float" office:value="0.0000000035132714515385">
                <text:p>0.0000000035132714515385</text:p>
              </table:table-cell>
              <table:table-cell office:value-type="float" office:value="18">
                <text:p>18</text:p>
              </table:table-cell>
              <table:table-cell office:value-type="float" office:value="0.0000000089222886856533">
                <text:p>0.0000000089222886856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43981318587072">
                <text:p>0.000000000043981318587072</text:p>
              </table:table-cell>
              <table:table-cell office:value-type="float" office:value="19">
                <text:p>19</text:p>
              </table:table-cell>
              <table:table-cell office:value-type="float" office:value="0.00000000015675882814037">
                <text:p>0.00000000015675882814037</text:p>
              </table:table-cell>
              <table:table-cell office:value-type="float" office:value="19">
                <text:p>19</text:p>
              </table:table-cell>
              <table:table-cell office:value-type="float" office:value="0.0000000013120935449251">
                <text:p>0.0000000013120935449251</text:p>
              </table:table-cell>
              <table:table-cell office:value-type="float" office:value="19">
                <text:p>19</text:p>
              </table:table-cell>
              <table:table-cell office:value-type="float" office:value="0.0000000037905003580363">
                <text:p>0.0000000037905003580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26065816172149">
                <text:p>0.000000000026065816172149</text:p>
              </table:table-cell>
              <table:table-cell office:value-type="float" office:value="20">
                <text:p>20</text:p>
              </table:table-cell>
              <table:table-cell office:value-type="float" office:value="0.000000000071286310188157">
                <text:p>0.000000000071286310188157</text:p>
              </table:table-cell>
              <table:table-cell office:value-type="float" office:value="20">
                <text:p>20</text:p>
              </table:table-cell>
              <table:table-cell office:value-type="float" office:value="0.00000000050915538452045">
                <text:p>0.00000000050915538452045</text:p>
              </table:table-cell>
              <table:table-cell office:value-type="float" office:value="20">
                <text:p>20</text:p>
              </table:table-cell>
              <table:table-cell office:value-type="float" office:value="0.0000000012688055051058">
                <text:p>0.000000001268805505105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FD Order 12</text:p>
        </chart:title>
        <chart:legend chart:legend-position="end" svg:x="13.624cm" svg:y="3.454cm" style:legend-expansion="high" chart:style-name="ch3"/>
        <chart:plot-area chart:style-name="ch4" table:cell-range-address="'Big FD order 12'.G4:'Big FD order 12'.G16 'Big FD order 12'.C4:'Big FD order 12'.C4 'Big FD order 12'.O4:'Big FD order 12'.O16 'Big FD order 12'.C18:'Big FD order 12'.C18 'Big FD order 12'.O18:'Big FD order 12'.O30 'Big FD order 12'.C32:'Big FD order 12'.C32 'Big FD order 12'.O32:'Big FD order 12'.O43 'Big FD order 12'.C45:'Big FD order 12'.C45 'Big FD order 12'.O45:'Big FD order 12'.O47" chart:data-source-has-labels="row" svg:x="1.331cm" svg:y="1.275cm" svg:width="11.973cm" svg:height="6.564cm">
          <chartooo:coordinate-region svg:x="2.482cm" svg:y="1.474cm" svg:width="10.635cm" svg:height="5.718cm"/>
          <chart:axis chart:dimension="x" chart:name="primary-x" chart:style-name="ch5">
            <chart:title svg:x="6.082cm" svg:y="8.019cm" chart:style-name="ch6">
              <text:p>Gaussian Points</text:p>
            </chart:title>
          </chart:axis>
          <chart:axis chart:dimension="y" chart:name="primary-y" chart:style-name="ch7">
            <chart:title svg:x="0.451cm" svg:y="6.069cm" chart:style-name="ch8">
              <text:p>RMS Delta Potential</text:p>
            </chart:title>
            <chart:grid chart:style-name="ch9" chart:class="major"/>
          </chart:axis>
          <chart:series chart:style-name="ch10" chart:values-cell-range-address="'Big FD order 12'.O4:'Big FD order 12'.O16" chart:label-cell-address="'Big FD order 12'.C4:'Big FD order 12'.C4" chart:class="chart:scatter">
            <chart:domain table:cell-range-address="'Big FD order 12'.G4:'Big FD order 12'.G16"/>
            <chart:data-point chart:repeated="13"/>
          </chart:series>
          <chart:series chart:style-name="ch11" chart:values-cell-range-address="'Big FD order 12'.O18:'Big FD order 12'.O30" chart:label-cell-address="'Big FD order 12'.C18:'Big FD order 12'.C18" chart:class="chart:scatter">
            <chart:domain table:cell-range-address="'Big FD order 12'.G18:'Big FD order 12'.G30"/>
            <chart:data-point chart:repeated="13"/>
          </chart:series>
          <chart:series chart:style-name="ch12" chart:values-cell-range-address="'Big FD order 12'.O32:'Big FD order 12'.O43" chart:label-cell-address="'Big FD order 12'.C32:'Big FD order 12'.C32" chart:class="chart:scatter">
            <chart:domain table:cell-range-address="'Big FD order 12'.G32:'Big FD order 12'.G43"/>
            <chart:data-point chart:repeated="12"/>
          </chart:series>
          <chart:series chart:style-name="ch13" chart:values-cell-range-address="'Big FD order 12'.O45:'Big FD order 12'.O47" chart:label-cell-address="'Big FD order 12'.C45:'Big FD order 12'.C45" chart:class="chart:scatter">
            <chart:domain table:cell-range-address="'Big FD order 12'.G45:'Big FD order 12'.G47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0.4243</text:p>
                <draw:g>
                  <svg:desc>'Big FD order 12'.C4:'Big FD order 12'.C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.5657</text:p>
                <draw:g>
                  <svg:desc>'Big FD order 12'.C18:'Big FD order 12'.C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.7071</text:p>
                <draw:g>
                  <svg:desc>'Big FD order 12'.C32:'Big FD order 12'.C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.8485</text:p>
                <draw:g>
                  <svg:desc>'Big FD order 12'.C45:'Big FD order 12'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Big FD order 12'.G4:'Big FD order 12'.G16</svg:desc>
                </draw:g>
              </table:table-cell>
              <table:table-cell office:value-type="float" office:value="0.85958573372356">
                <text:p>0.85958573372356</text:p>
                <draw:g>
                  <svg:desc>'Big FD order 12'.O4:'Big FD order 12'.O16</svg:desc>
                </draw:g>
              </table:table-cell>
              <table:table-cell office:value-type="float" office:value="8">
                <text:p>8</text:p>
                <draw:g>
                  <svg:desc>'Big FD order 12'.G18:'Big FD order 12'.G30</svg:desc>
                </draw:g>
              </table:table-cell>
              <table:table-cell office:value-type="float" office:value="0.00000041671653654925">
                <text:p>0.00000041671653654925</text:p>
                <draw:g>
                  <svg:desc>'Big FD order 12'.O18:'Big FD order 12'.O30</svg:desc>
                </draw:g>
              </table:table-cell>
              <table:table-cell office:value-type="float" office:value="8">
                <text:p>8</text:p>
                <draw:g>
                  <svg:desc>'Big FD order 12'.G32:'Big FD order 12'.G43</svg:desc>
                </draw:g>
              </table:table-cell>
              <table:table-cell office:value-type="float" office:value="0.00000035903631789981">
                <text:p>0.00000035903631789981</text:p>
                <draw:g>
                  <svg:desc>'Big FD order 12'.O32:'Big FD order 12'.O43</svg:desc>
                </draw:g>
              </table:table-cell>
              <table:table-cell office:value-type="float" office:value="8">
                <text:p>8</text:p>
                <draw:g>
                  <svg:desc>'Big FD order 12'.G45:'Big FD order 12'.G47</svg:desc>
                </draw:g>
              </table:table-cell>
              <table:table-cell office:value-type="float" office:value="0.00000059999518320635">
                <text:p>0.00000059999518320635</text:p>
                <draw:g>
                  <svg:desc>'Big FD order 12'.O45:'Big FD order 12'.O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5744777819696">
                <text:p>0.00000015744777819696</text:p>
              </table:table-cell>
              <table:table-cell office:value-type="float" office:value="9">
                <text:p>9</text:p>
              </table:table-cell>
              <table:table-cell office:value-type="float" office:value="0.00000012593493173074">
                <text:p>0.00000012593493173074</text:p>
              </table:table-cell>
              <table:table-cell office:value-type="float" office:value="9">
                <text:p>9</text:p>
              </table:table-cell>
              <table:table-cell office:value-type="float" office:value="0.00000016158749173354">
                <text:p>0.00000016158749173354</text:p>
              </table:table-cell>
              <table:table-cell office:value-type="float" office:value="9">
                <text:p>9</text:p>
              </table:table-cell>
              <table:table-cell office:value-type="float" office:value="0.00000020019888434149">
                <text:p>0.00000020019888434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65635285804193">
                <text:p>0.000000065635285804193</text:p>
              </table:table-cell>
              <table:table-cell office:value-type="float" office:value="10">
                <text:p>10</text:p>
              </table:table-cell>
              <table:table-cell office:value-type="float" office:value="0.000000050953286628739">
                <text:p>0.000000050953286628739</text:p>
              </table:table-cell>
              <table:table-cell office:value-type="float" office:value="10">
                <text:p>10</text:p>
              </table:table-cell>
              <table:table-cell office:value-type="float" office:value="0.000000057831711114974">
                <text:p>0.000000057831711114974</text:p>
              </table:table-cell>
              <table:table-cell office:value-type="float" office:value="10">
                <text:p>10</text:p>
              </table:table-cell>
              <table:table-cell office:value-type="float" office:value="0.000000070009523823881">
                <text:p>0.000000070009523823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21409619523851">
                <text:p>0.000000021409619523851</text:p>
              </table:table-cell>
              <table:table-cell office:value-type="float" office:value="11">
                <text:p>11</text:p>
              </table:table-cell>
              <table:table-cell office:value-type="float" office:value="0.000000017573780774414">
                <text:p>0.000000017573780774414</text:p>
              </table:table-cell>
              <table:table-cell office:value-type="float" office:value="11">
                <text:p>11</text:p>
              </table:table-cell>
              <table:table-cell office:value-type="float" office:value="0.000000021807397298089">
                <text:p>0.000000021807397298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9678463726617">
                <text:p>0.000000009678463726617</text:p>
              </table:table-cell>
              <table:table-cell office:value-type="float" office:value="12">
                <text:p>12</text:p>
              </table:table-cell>
              <table:table-cell office:value-type="float" office:value="0.0000000078545757557711">
                <text:p>0.0000000078545757557711</text:p>
              </table:table-cell>
              <table:table-cell office:value-type="float" office:value="12">
                <text:p>12</text:p>
              </table:table-cell>
              <table:table-cell office:value-type="float" office:value="0.000000010052250970249">
                <text:p>0.000000010052250970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35509086022814">
                <text:p>0.0000000035509086022814</text:p>
              </table:table-cell>
              <table:table-cell office:value-type="float" office:value="13">
                <text:p>13</text:p>
              </table:table-cell>
              <table:table-cell office:value-type="float" office:value="0.000000003031987579257">
                <text:p>0.000000003031987579257</text:p>
              </table:table-cell>
              <table:table-cell office:value-type="float" office:value="13">
                <text:p>13</text:p>
              </table:table-cell>
              <table:table-cell office:value-type="float" office:value="0.0000000041362595687318">
                <text:p>0.0000000041362595687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17395572808303">
                <text:p>0.0000000017395572808303</text:p>
              </table:table-cell>
              <table:table-cell office:value-type="float" office:value="14">
                <text:p>14</text:p>
              </table:table-cell>
              <table:table-cell office:value-type="float" office:value="0.0000000012364336360373">
                <text:p>0.0000000012364336360373</text:p>
              </table:table-cell>
              <table:table-cell office:value-type="float" office:value="14">
                <text:p>14</text:p>
              </table:table-cell>
              <table:table-cell office:value-type="float" office:value="0.0000000017742531479913">
                <text:p>0.0000000017742531479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70401735149501">
                <text:p>0.00000000070401735149501</text:p>
              </table:table-cell>
              <table:table-cell office:value-type="float" office:value="15">
                <text:p>15</text:p>
              </table:table-cell>
              <table:table-cell office:value-type="float" office:value="0.0000000006252319781997">
                <text:p>0.0000000006252319781997</text:p>
              </table:table-cell>
              <table:table-cell office:value-type="float" office:value="15">
                <text:p>15</text:p>
              </table:table-cell>
              <table:table-cell office:value-type="float" office:value="0.00000000090285374913451">
                <text:p>0.0000000009028537491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36901458894967">
                <text:p>0.00000000036901458894967</text:p>
              </table:table-cell>
              <table:table-cell office:value-type="float" office:value="16">
                <text:p>16</text:p>
              </table:table-cell>
              <table:table-cell office:value-type="float" office:value="0.00000000027764663054091">
                <text:p>0.00000000027764663054091</text:p>
              </table:table-cell>
              <table:table-cell office:value-type="float" office:value="16">
                <text:p>16</text:p>
              </table:table-cell>
              <table:table-cell office:value-type="float" office:value="0.00000000041511782785027">
                <text:p>0.00000000041511782785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16228073023601">
                <text:p>0.00000000016228073023601</text:p>
              </table:table-cell>
              <table:table-cell office:value-type="float" office:value="17">
                <text:p>17</text:p>
              </table:table-cell>
              <table:table-cell office:value-type="float" office:value="0.00000000014941333948621">
                <text:p>0.00000000014941333948621</text:p>
              </table:table-cell>
              <table:table-cell office:value-type="float" office:value="17">
                <text:p>17</text:p>
              </table:table-cell>
              <table:table-cell office:value-type="float" office:value="0.00000000019759944878807">
                <text:p>0.00000000019759944878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90094974767889">
                <text:p>0.000000000090094974767889</text:p>
              </table:table-cell>
              <table:table-cell office:value-type="float" office:value="18">
                <text:p>18</text:p>
              </table:table-cell>
              <table:table-cell office:value-type="float" office:value="0.00000000007125515339015">
                <text:p>0.00000000007125515339015</text:p>
              </table:table-cell>
              <table:table-cell office:value-type="float" office:value="18">
                <text:p>18</text:p>
              </table:table-cell>
              <table:table-cell office:value-type="float" office:value="0.00000000010913585620612">
                <text:p>0.00000000010913585620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42531725464672">
                <text:p>0.000000000042531725464672</text:p>
              </table:table-cell>
              <table:table-cell office:value-type="float" office:value="19">
                <text:p>19</text:p>
              </table:table-cell>
              <table:table-cell office:value-type="float" office:value="0.000000000040411758637513">
                <text:p>0.000000000040411758637513</text:p>
              </table:table-cell>
              <table:table-cell office:value-type="float" office:value="19">
                <text:p>19</text:p>
              </table:table-cell>
              <table:table-cell office:value-type="float" office:value="0.000000000055056993150757">
                <text:p>0.000000000055056993150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24803959493735">
                <text:p>0.000000000024803959493735</text:p>
              </table:table-cell>
              <table:table-cell office:value-type="float" office:value="20">
                <text:p>20</text:p>
              </table:table-cell>
              <table:table-cell office:value-type="float" office:value="0.000000000020475792364481">
                <text:p>0.000000000020475792364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FD Order 12</text:p>
        </chart:title>
        <chart:legend chart:legend-position="end" svg:x="13.624cm" svg:y="3.454cm" style:legend-expansion="high" chart:style-name="ch3"/>
        <chart:plot-area chart:style-name="ch4" table:cell-range-address="'Big FD order 12'.G4:'Big FD order 12'.G16 'Big FD order 12'.C4:'Big FD order 12'.C4 'Big FD order 12'.N4:'Big FD order 12'.N16 'Big FD order 12'.C18:'Big FD order 12'.C18 'Big FD order 12'.N18:'Big FD order 12'.N30 'Big FD order 12'.C32:'Big FD order 12'.C32 'Big FD order 12'.N32:'Big FD order 12'.N43 'Big FD order 12'.C45:'Big FD order 12'.C45 'Big FD order 12'.N45:'Big FD order 12'.N47" chart:data-source-has-labels="row" svg:x="1.331cm" svg:y="1.275cm" svg:width="11.973cm" svg:height="6.564cm">
          <chartooo:coordinate-region svg:x="2.482cm" svg:y="1.475cm" svg:width="10.635cm" svg:height="5.718cm"/>
          <chart:axis chart:dimension="x" chart:name="primary-x" chart:style-name="ch5">
            <chart:title svg:x="6.082cm" svg:y="8.019cm" chart:style-name="ch6">
              <text:p>Gaussian Points</text:p>
            </chart:title>
          </chart:axis>
          <chart:axis chart:dimension="y" chart:name="primary-y" chart:style-name="ch7">
            <chart:title svg:x="0.451cm" svg:y="5.143cm" chart:style-name="ch8">
              <text:p>Delta E</text:p>
            </chart:title>
            <chart:grid chart:style-name="ch9" chart:class="major"/>
          </chart:axis>
          <chart:series chart:style-name="ch10" chart:values-cell-range-address="'Big FD order 12'.N4:'Big FD order 12'.N16" chart:label-cell-address="'Big FD order 12'.C4:'Big FD order 12'.C4" chart:class="chart:scatter">
            <chart:domain table:cell-range-address="'Big FD order 12'.G4:'Big FD order 12'.G16"/>
            <chart:data-point chart:repeated="13"/>
          </chart:series>
          <chart:series chart:style-name="ch11" chart:values-cell-range-address="'Big FD order 12'.N18:'Big FD order 12'.N30" chart:label-cell-address="'Big FD order 12'.C18:'Big FD order 12'.C18" chart:class="chart:scatter">
            <chart:domain table:cell-range-address="'Big FD order 12'.G18:'Big FD order 12'.G30"/>
            <chart:data-point chart:repeated="13"/>
          </chart:series>
          <chart:series chart:style-name="ch12" chart:values-cell-range-address="'Big FD order 12'.N32:'Big FD order 12'.N43" chart:label-cell-address="'Big FD order 12'.C32:'Big FD order 12'.C32" chart:class="chart:scatter">
            <chart:domain table:cell-range-address="'Big FD order 12'.G32:'Big FD order 12'.G43"/>
            <chart:data-point chart:repeated="12"/>
          </chart:series>
          <chart:series chart:style-name="ch13" chart:values-cell-range-address="'Big FD order 12'.N45:'Big FD order 12'.N47" chart:label-cell-address="'Big FD order 12'.C45:'Big FD order 12'.C45" chart:class="chart:scatter">
            <chart:domain table:cell-range-address="'Big FD order 12'.G45:'Big FD order 12'.G47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0.4243</text:p>
                <draw:g>
                  <svg:desc>'Big FD order 12'.C4:'Big FD order 12'.C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.5657</text:p>
                <draw:g>
                  <svg:desc>'Big FD order 12'.C18:'Big FD order 12'.C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.7071</text:p>
                <draw:g>
                  <svg:desc>'Big FD order 12'.C32:'Big FD order 12'.C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.8485</text:p>
                <draw:g>
                  <svg:desc>'Big FD order 12'.C45:'Big FD order 12'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Big FD order 12'.G4:'Big FD order 12'.G16</svg:desc>
                </draw:g>
              </table:table-cell>
              <table:table-cell office:value-type="float" office:value="99.934114825047">
                <text:p>99.934114825047</text:p>
                <draw:g>
                  <svg:desc>'Big FD order 12'.N4:'Big FD order 12'.N16</svg:desc>
                </draw:g>
              </table:table-cell>
              <table:table-cell office:value-type="float" office:value="8">
                <text:p>8</text:p>
                <draw:g>
                  <svg:desc>'Big FD order 12'.G18:'Big FD order 12'.G30</svg:desc>
                </draw:g>
              </table:table-cell>
              <table:table-cell office:value-type="float" office:value="0.0065981933607642">
                <text:p>0.0065981933607642</text:p>
                <draw:g>
                  <svg:desc>'Big FD order 12'.N18:'Big FD order 12'.N30</svg:desc>
                </draw:g>
              </table:table-cell>
              <table:table-cell office:value-type="float" office:value="8">
                <text:p>8</text:p>
                <draw:g>
                  <svg:desc>'Big FD order 12'.G32:'Big FD order 12'.G43</svg:desc>
                </draw:g>
              </table:table-cell>
              <table:table-cell office:value-type="float" office:value="0.010054793038194">
                <text:p>0.010054793038194</text:p>
                <draw:g>
                  <svg:desc>'Big FD order 12'.N32:'Big FD order 12'.N43</svg:desc>
                </draw:g>
              </table:table-cell>
              <table:table-cell office:value-type="float" office:value="8">
                <text:p>8</text:p>
                <draw:g>
                  <svg:desc>'Big FD order 12'.G45:'Big FD order 12'.G47</svg:desc>
                </draw:g>
              </table:table-cell>
              <table:table-cell office:value-type="float" office:value="0.030549125298364">
                <text:p>0.030549125298364</text:p>
                <draw:g>
                  <svg:desc>'Big FD order 12'.N45:'Big FD order 12'.N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61387423220527">
                <text:p>0.00061387423220527</text:p>
              </table:table-cell>
              <table:table-cell office:value-type="float" office:value="9">
                <text:p>9</text:p>
              </table:table-cell>
              <table:table-cell office:value-type="float" office:value="0.0019795974902337">
                <text:p>0.0019795974902337</text:p>
              </table:table-cell>
              <table:table-cell office:value-type="float" office:value="9">
                <text:p>9</text:p>
              </table:table-cell>
              <table:table-cell office:value-type="float" office:value="0.0039978392877771">
                <text:p>0.0039978392877771</text:p>
              </table:table-cell>
              <table:table-cell office:value-type="float" office:value="9">
                <text:p>9</text:p>
              </table:table-cell>
              <table:table-cell office:value-type="float" office:value="0.01112281976674">
                <text:p>0.01112281976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26308356431715">
                <text:p>0.00026308356431715</text:p>
              </table:table-cell>
              <table:table-cell office:value-type="float" office:value="10">
                <text:p>10</text:p>
              </table:table-cell>
              <table:table-cell office:value-type="float" office:value="0.00080815331114259">
                <text:p>0.00080815331114259</text:p>
              </table:table-cell>
              <table:table-cell office:value-type="float" office:value="10">
                <text:p>10</text:p>
              </table:table-cell>
              <table:table-cell office:value-type="float" office:value="0.0013981713570388">
                <text:p>0.0013981713570388</text:p>
              </table:table-cell>
              <table:table-cell office:value-type="float" office:value="10">
                <text:p>10</text:p>
              </table:table-cell>
              <table:table-cell office:value-type="float" office:value="0.0042832163822482">
                <text:p>0.0042832163822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90636697489321">
                <text:p>0.000090636697489321</text:p>
              </table:table-cell>
              <table:table-cell office:value-type="float" office:value="11">
                <text:p>11</text:p>
              </table:table-cell>
              <table:table-cell office:value-type="float" office:value="0.00028410208942553">
                <text:p>0.00028410208942553</text:p>
              </table:table-cell>
              <table:table-cell office:value-type="float" office:value="11">
                <text:p>11</text:p>
              </table:table-cell>
              <table:table-cell office:value-type="float" office:value="0.00052778082933003">
                <text:p>0.0005277808293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42735911989">
                <text:p>0.000042735911989</text:p>
              </table:table-cell>
              <table:table-cell office:value-type="float" office:value="12">
                <text:p>12</text:p>
              </table:table-cell>
              <table:table-cell office:value-type="float" office:value="0.00012981590559846">
                <text:p>0.00012981590559846</text:p>
              </table:table-cell>
              <table:table-cell office:value-type="float" office:value="12">
                <text:p>12</text:p>
              </table:table-cell>
              <table:table-cell office:value-type="float" office:value="0.00024651715078505">
                <text:p>0.0002465171507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16612762635093">
                <text:p>0.000016612762635093</text:p>
              </table:table-cell>
              <table:table-cell office:value-type="float" office:value="13">
                <text:p>13</text:p>
              </table:table-cell>
              <table:table-cell office:value-type="float" office:value="0.000051741849368625">
                <text:p>0.000051741849368625</text:p>
              </table:table-cell>
              <table:table-cell office:value-type="float" office:value="13">
                <text:p>13</text:p>
              </table:table-cell>
              <table:table-cell office:value-type="float" office:value="0.00010426904080418">
                <text:p>0.0001042690408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85088846286663">
                <text:p>0.0000085088846286663</text:p>
              </table:table-cell>
              <table:table-cell office:value-type="float" office:value="14">
                <text:p>14</text:p>
              </table:table-cell>
              <table:table-cell office:value-type="float" office:value="0.000021872409986301">
                <text:p>0.000021872409986301</text:p>
              </table:table-cell>
              <table:table-cell office:value-type="float" office:value="14">
                <text:p>14</text:p>
              </table:table-cell>
              <table:table-cell office:value-type="float" office:value="0.000046423700055698">
                <text:p>0.00004642370005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3658285646857">
                <text:p>0.000003658285646857</text:p>
              </table:table-cell>
              <table:table-cell office:value-type="float" office:value="15">
                <text:p>15</text:p>
              </table:table-cell>
              <table:table-cell office:value-type="float" office:value="0.000011409145306729">
                <text:p>0.000011409145306729</text:p>
              </table:table-cell>
              <table:table-cell office:value-type="float" office:value="15">
                <text:p>15</text:p>
              </table:table-cell>
              <table:table-cell office:value-type="float" office:value="0.000024498684467744">
                <text:p>0.000024498684467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20074926907476">
                <text:p>0.0000020074926907476</text:p>
              </table:table-cell>
              <table:table-cell office:value-type="float" office:value="16">
                <text:p>16</text:p>
              </table:table-cell>
              <table:table-cell office:value-type="float" office:value="0.0000052791030427102">
                <text:p>0.0000052791030427102</text:p>
              </table:table-cell>
              <table:table-cell office:value-type="float" office:value="16">
                <text:p>16</text:p>
              </table:table-cell>
              <table:table-cell office:value-type="float" office:value="0.000011818721574741">
                <text:p>0.00001181872157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93870427053666">
                <text:p>0.00000093870427053666</text:p>
              </table:table-cell>
              <table:table-cell office:value-type="float" office:value="17">
                <text:p>17</text:p>
              </table:table-cell>
              <table:table-cell office:value-type="float" office:value="0.0000029401786836303">
                <text:p>0.0000029401786836303</text:p>
              </table:table-cell>
              <table:table-cell office:value-type="float" office:value="17">
                <text:p>17</text:p>
              </table:table-cell>
              <table:table-cell office:value-type="float" office:value="0.0000059213303416072">
                <text:p>0.0000059213303416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54564165097304">
                <text:p>0.00000054564165097304</text:p>
              </table:table-cell>
              <table:table-cell office:value-type="float" office:value="18">
                <text:p>18</text:p>
              </table:table-cell>
              <table:table-cell office:value-type="float" office:value="0.0000014656709996785">
                <text:p>0.0000014656709996785</text:p>
              </table:table-cell>
              <table:table-cell office:value-type="float" office:value="18">
                <text:p>18</text:p>
              </table:table-cell>
              <table:table-cell office:value-type="float" office:value="0.0000034178415546648">
                <text:p>0.000003417841554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27372758015787">
                <text:p>0.00000027372758015787</text:p>
              </table:table-cell>
              <table:table-cell office:value-type="float" office:value="19">
                <text:p>19</text:p>
              </table:table-cell>
              <table:table-cell office:value-type="float" office:value="0.00000086190135561992">
                <text:p>0.00000086190135561992</text:p>
              </table:table-cell>
              <table:table-cell office:value-type="float" office:value="19">
                <text:p>19</text:p>
              </table:table-cell>
              <table:table-cell office:value-type="float" office:value="0.0000018195460143033">
                <text:p>0.0000018195460143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16699642801932">
                <text:p>0.00000016699642801932</text:p>
              </table:table-cell>
              <table:table-cell office:value-type="float" office:value="20">
                <text:p>20</text:p>
              </table:table-cell>
              <table:table-cell office:value-type="float" office:value="0.00000045722200248122">
                <text:p>0.00000045722200248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39cm" svg:y="0.316cm" chart:style-name="ch2">
          <text:p>FD order 16</text:p>
        </chart:title>
        <chart:legend chart:legend-position="end" svg:x="13.624cm" svg:y="3.454cm" style:legend-expansion="high" chart:style-name="ch3"/>
        <chart:plot-area chart:style-name="ch4" table:cell-range-address="'Big Order 16'.F5:'Big Order 16'.F17 'Big Order 16'.B5:'Big Order 16'.B5 'Big Order 16'.N5:'Big Order 16'.N17 'Big Order 16'.B19:'Big Order 16'.B19 'Big Order 16'.N19:'Big Order 16'.N31 'Big Order 16'.B33:'Big Order 16'.B33 'Big Order 16'.N33:'Big Order 16'.N44 'Big Order 16'.B46:'Big Order 16'.B46 'Big Order 16'.N46:'Big Order 16'.N46" chart:data-source-has-labels="row" svg:x="0.32cm" svg:y="1.275cm" svg:width="12.984cm" svg:height="7.545cm">
          <chartooo:coordinate-region svg:x="1.471cm" svg:y="1.474cm" svg:width="11.646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ig Order 16'.N5:'Big Order 16'.N17" chart:label-cell-address="'Big Order 16'.B5:'Big Order 16'.B5" chart:class="chart:scatter">
            <chart:domain table:cell-range-address="'Big Order 16'.F5:'Big Order 16'.F17"/>
            <chart:data-point chart:repeated="13"/>
          </chart:series>
          <chart:series chart:style-name="ch9" chart:values-cell-range-address="'Big Order 16'.N19:'Big Order 16'.N31" chart:label-cell-address="'Big Order 16'.B19:'Big Order 16'.B19" chart:class="chart:scatter">
            <chart:domain table:cell-range-address="'Big Order 16'.F19:'Big Order 16'.F31"/>
            <chart:data-point chart:repeated="13"/>
          </chart:series>
          <chart:series chart:style-name="ch10" chart:values-cell-range-address="'Big Order 16'.N33:'Big Order 16'.N44" chart:label-cell-address="'Big Order 16'.B33:'Big Order 16'.B33" chart:class="chart:scatter">
            <chart:domain table:cell-range-address="'Big Order 16'.F33:'Big Order 16'.F44"/>
            <chart:data-point chart:repeated="12"/>
          </chart:series>
          <chart:series chart:style-name="ch11" chart:values-cell-range-address="'Big Order 16'.N46:'Big Order 16'.N46" chart:label-cell-address="'Big Order 16'.B46:'Big Order 16'.B46" chart:class="chart:scatter">
            <chart:domain table:cell-range-address="'Big Order 16'.F46:'Big Order 16'.F46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0.4243</text:p>
                <draw:g>
                  <svg:desc>'Big Order 16'.B5:'Big Order 16'.B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0.5657</text:p>
                <draw:g>
                  <svg:desc>'Big Order 16'.B19:'Big Order 16'.B1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0.7071</text:p>
                <draw:g>
                  <svg:desc>'Big Order 16'.B33:'Big Order 16'.B33</svg:desc>
                </draw:g>
              </table:table-cell>
              <table:table-cell office:value-type="string">
                <text:p/>
              </table:table-cell>
              <table:table-cell office:value-type="string">
                <text:p>0.8485</text:p>
                <draw:g>
                  <svg:desc>'Big Order 16'.B46:'Big Order 16'.B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Big Order 16'.F5:'Big Order 16'.F17</svg:desc>
                </draw:g>
              </table:table-cell>
              <table:table-cell office:value-type="float" office:value="1.654476363315">
                <text:p>1.654476363315</text:p>
                <draw:g>
                  <svg:desc>'Big Order 16'.N5:'Big Order 16'.N17</svg:desc>
                </draw:g>
              </table:table-cell>
              <table:table-cell office:value-type="float" office:value="8">
                <text:p>8</text:p>
                <draw:g>
                  <svg:desc>'Big Order 16'.F19:'Big Order 16'.F31</svg:desc>
                </draw:g>
              </table:table-cell>
              <table:table-cell office:value-type="float" office:value="0.00000025147219055843">
                <text:p>0.00000025147219055843</text:p>
                <draw:g>
                  <svg:desc>'Big Order 16'.N19:'Big Order 16'.N31</svg:desc>
                </draw:g>
              </table:table-cell>
              <table:table-cell office:value-type="float" office:value="8">
                <text:p>8</text:p>
                <draw:g>
                  <svg:desc>'Big Order 16'.F33:'Big Order 16'.F44</svg:desc>
                </draw:g>
              </table:table-cell>
              <table:table-cell office:value-type="float" office:value="0.0000002408355593128">
                <text:p>0.0000002408355593128</text:p>
                <draw:g>
                  <svg:desc>'Big Order 16'.N33:'Big Order 16'.N44</svg:desc>
                </draw:g>
              </table:table-cell>
              <table:table-cell office:value-type="float" office:value="8">
                <text:p>8</text:p>
                <draw:g>
                  <svg:desc>'Big Order 16'.F46:'Big Order 16'.F46</svg:desc>
                </draw:g>
              </table:table-cell>
              <table:table-cell office:value-type="float" office:value="0.00000042407418390778">
                <text:p>0.00000042407418390778</text:p>
                <draw:g>
                  <svg:desc>'Big Order 16'.N46:'Big Order 16'.N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083529011935227">
                <text:p>0.000000083529011935227</text:p>
              </table:table-cell>
              <table:table-cell office:value-type="float" office:value="9">
                <text:p>9</text:p>
              </table:table-cell>
              <table:table-cell office:value-type="float" office:value="0.000000066420295445596">
                <text:p>0.000000066420295445596</text:p>
              </table:table-cell>
              <table:table-cell office:value-type="float" office:value="9">
                <text:p>9</text:p>
              </table:table-cell>
              <table:table-cell office:value-type="float" office:value="0.00000010756562426766">
                <text:p>0.00000010756562426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309635154131">
                <text:p>0.0000000309635154131</text:p>
              </table:table-cell>
              <table:table-cell office:value-type="float" office:value="10">
                <text:p>10</text:p>
              </table:table-cell>
              <table:table-cell office:value-type="float" office:value="0.00000002387799171047">
                <text:p>0.00000002387799171047</text:p>
              </table:table-cell>
              <table:table-cell office:value-type="float" office:value="10">
                <text:p>10</text:p>
              </table:table-cell>
              <table:table-cell office:value-type="float" office:value="0.000000033765812469699">
                <text:p>0.000000033765812469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083506324081508">
                <text:p>0.0000000083506324081508</text:p>
              </table:table-cell>
              <table:table-cell office:value-type="float" office:value="11">
                <text:p>11</text:p>
              </table:table-cell>
              <table:table-cell office:value-type="float" office:value="0.0000000071163625230332">
                <text:p>0.0000000071163625230332</text:p>
              </table:table-cell>
              <table:table-cell office:value-type="float" office:value="11">
                <text:p>11</text:p>
              </table:table-cell>
              <table:table-cell office:value-type="float" office:value="0.000000010830802321729">
                <text:p>0.00000001083080232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32603732483997">
                <text:p>0.0000000032603732483997</text:p>
              </table:table-cell>
              <table:table-cell office:value-type="float" office:value="12">
                <text:p>12</text:p>
              </table:table-cell>
              <table:table-cell office:value-type="float" office:value="0.0000000028100225001298">
                <text:p>0.0000000028100225001298</text:p>
              </table:table-cell>
              <table:table-cell office:value-type="float" office:value="12">
                <text:p>12</text:p>
              </table:table-cell>
              <table:table-cell office:value-type="float" office:value="0.0000000043031222692897">
                <text:p>0.000000004303122269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098206809238656">
                <text:p>0.00000000098206809238656</text:p>
              </table:table-cell>
              <table:table-cell office:value-type="float" office:value="13">
                <text:p>13</text:p>
              </table:table-cell>
              <table:table-cell office:value-type="float" office:value="0.00000000092903264354919">
                <text:p>0.00000000092903264354919</text:p>
              </table:table-cell>
              <table:table-cell office:value-type="float" office:value="13">
                <text:p>13</text:p>
              </table:table-cell>
              <table:table-cell office:value-type="float" office:value="0.0000000014678462947028">
                <text:p>0.0000000014678462947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41498822298894">
                <text:p>0.00000000041498822298894</text:p>
              </table:table-cell>
              <table:table-cell office:value-type="float" office:value="14">
                <text:p>14</text:p>
              </table:table-cell>
              <table:table-cell office:value-type="float" office:value="0.00000000032440612813013">
                <text:p>0.00000000032440612813013</text:p>
              </table:table-cell>
              <table:table-cell office:value-type="float" office:value="14">
                <text:p>14</text:p>
              </table:table-cell>
              <table:table-cell office:value-type="float" office:value="0.00000000051971442246654">
                <text:p>0.0000000005197144224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1381181416491">
                <text:p>0.0000000001381181416491</text:p>
              </table:table-cell>
              <table:table-cell office:value-type="float" office:value="15">
                <text:p>15</text:p>
              </table:table-cell>
              <table:table-cell office:value-type="float" office:value="0.00000000014482111646295">
                <text:p>0.00000000014482111646295</text:p>
              </table:table-cell>
              <table:table-cell office:value-type="float" office:value="15">
                <text:p>15</text:p>
              </table:table-cell>
              <table:table-cell office:value-type="float" office:value="0.0000000002253163987323">
                <text:p>0.000000000225316398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062638494734538">
                <text:p>0.000000000062638494734538</text:p>
              </table:table-cell>
              <table:table-cell office:value-type="float" office:value="16">
                <text:p>16</text:p>
              </table:table-cell>
              <table:table-cell office:value-type="float" office:value="0.000000000054998686609176">
                <text:p>0.000000000054998686609176</text:p>
              </table:table-cell>
              <table:table-cell office:value-type="float" office:value="16">
                <text:p>16</text:p>
              </table:table-cell>
              <table:table-cell office:value-type="float" office:value="0.000000000085642447943207">
                <text:p>0.00000000008564244794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22786632311998">
                <text:p>0.000000000022786632311998</text:p>
              </table:table-cell>
              <table:table-cell office:value-type="float" office:value="17">
                <text:p>17</text:p>
              </table:table-cell>
              <table:table-cell office:value-type="float" office:value="0.000000000026110594417418">
                <text:p>0.000000000026110594417418</text:p>
              </table:table-cell>
              <table:table-cell office:value-type="float" office:value="17">
                <text:p>17</text:p>
              </table:table-cell>
              <table:table-cell office:value-type="float" office:value="0.000000000033823501855109">
                <text:p>0.000000000033823501855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11004377760549">
                <text:p>0.000000000011004377760549</text:p>
              </table:table-cell>
              <table:table-cell office:value-type="float" office:value="18">
                <text:p>18</text:p>
              </table:table-cell>
              <table:table-cell office:value-type="float" office:value="0.000000000010650135265514">
                <text:p>0.000000000010650135265514</text:p>
              </table:table-cell>
              <table:table-cell office:value-type="float" office:value="18">
                <text:p>18</text:p>
              </table:table-cell>
              <table:table-cell office:value-type="float" office:value="0.000000000016045960640455">
                <text:p>0.000000000016045960640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43316590854498">
                <text:p>0.0000000000043316590854498</text:p>
              </table:table-cell>
              <table:table-cell office:value-type="float" office:value="19">
                <text:p>19</text:p>
              </table:table-cell>
              <table:table-cell office:value-type="float" office:value="0.0000000000053344676611657">
                <text:p>0.0000000000053344676611657</text:p>
              </table:table-cell>
              <table:table-cell office:value-type="float" office:value="19">
                <text:p>19</text:p>
              </table:table-cell>
              <table:table-cell office:value-type="float" office:value="0.0000000000067796161463741">
                <text:p>0.000000000006779616146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22115645998692">
                <text:p>0.0000000000022115645998692</text:p>
              </table:table-cell>
              <table:table-cell office:value-type="float" office:value="20">
                <text:p>20</text:p>
              </table:table-cell>
              <table:table-cell office:value-type="float" office:value="0.0000000000023187078404915">
                <text:p>0.0000000000023187078404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85cm" svg:y="0.316cm" chart:style-name="ch2">
          <text:p>FD Order 12</text:p>
        </chart:title>
        <chart:legend chart:legend-position="end" svg:x="12.537cm" svg:y="3.457cm" style:legend-expansion="high" chart:style-name="ch3"/>
        <chart:plot-area chart:style-name="ch4" table:cell-range-address="'Small FD order 12'.H9:'Small FD order 12'.H21 'Small FD order 12'.D9:'Small FD order 12'.D9 'Small FD order 12'.O9:'Small FD order 12'.O21 'Small FD order 12'.D24:'Small FD order 12'.D24 'Small FD order 12'.O23:'Small FD order 12'.O35 'Small FD order 12'.D37:'Small FD order 12'.D37 'Small FD order 12'.O37:'Small FD order 12'.O49 'Small FD order 12'.D51:'Small FD order 12'.D51 'Small FD order 12'.O51:'Small FD order 12'.O63" chart:data-source-has-labels="row" svg:x="1.33cm" svg:y="1.275cm" svg:width="10.888cm" svg:height="6.57cm">
          <chartooo:coordinate-region svg:x="2.481cm" svg:y="1.474cm" svg:width="9.55cm" svg:height="5.724cm"/>
          <chart:axis chart:dimension="x" chart:name="primary-x" chart:style-name="ch5">
            <chart:title svg:x="5.539cm" svg:y="8.025cm" chart:style-name="ch6">
              <text:p>Gaussian Points</text:p>
            </chart:title>
          </chart:axis>
          <chart:axis chart:dimension="y" chart:name="primary-y" chart:style-name="ch7">
            <chart:title svg:x="0.451cm" svg:y="5.146cm" chart:style-name="ch8">
              <text:p>Delta E</text:p>
            </chart:title>
            <chart:grid chart:style-name="ch9" chart:class="major"/>
          </chart:axis>
          <chart:series chart:style-name="ch10" chart:values-cell-range-address="'Small FD order 12'.O9:'Small FD order 12'.O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O23:'Small FD order 12'.O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O37:'Small FD order 12'.O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O51:'Small FD order 12'.O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22354922731122">
                <text:p>0.22354922731122</text:p>
                <draw:g>
                  <svg:desc>'Small FD order 12'.O9:'Small FD order 12'.O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51411569732585">
                <text:p>0.00051411569732585</text:p>
                <draw:g>
                  <svg:desc>'Small FD order 12'.O23:'Small FD order 12'.O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98852009829997">
                <text:p>0.00098852009829997</text:p>
                <draw:g>
                  <svg:desc>'Small FD order 12'.O37:'Small FD order 12'.O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35454271575723">
                <text:p>0.0035454271575723</text:p>
                <draw:g>
                  <svg:desc>'Small FD order 12'.O51:'Small FD order 12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59619870671657">
                <text:p>0.000059619870671657</text:p>
              </table:table-cell>
              <table:table-cell office:value-type="float" office:value="9">
                <text:p>9</text:p>
              </table:table-cell>
              <table:table-cell office:value-type="float" office:value="0.00019528447863637">
                <text:p>0.00019528447863637</text:p>
              </table:table-cell>
              <table:table-cell office:value-type="float" office:value="9">
                <text:p>9</text:p>
              </table:table-cell>
              <table:table-cell office:value-type="float" office:value="0.00033248151791909">
                <text:p>0.00033248151791909</text:p>
              </table:table-cell>
              <table:table-cell office:value-type="float" office:value="9">
                <text:p>9</text:p>
              </table:table-cell>
              <table:table-cell office:value-type="float" office:value="0.0011417728458554">
                <text:p>0.001141772845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19320959186025">
                <text:p>0.000019320959186025</text:p>
              </table:table-cell>
              <table:table-cell office:value-type="float" office:value="10">
                <text:p>10</text:p>
              </table:table-cell>
              <table:table-cell office:value-type="float" office:value="0.000078938666821182">
                <text:p>0.000078938666821182</text:p>
              </table:table-cell>
              <table:table-cell office:value-type="float" office:value="10">
                <text:p>10</text:p>
              </table:table-cell>
              <table:table-cell office:value-type="float" office:value="0.00011871066940827">
                <text:p>0.00011871066940827</text:p>
              </table:table-cell>
              <table:table-cell office:value-type="float" office:value="10">
                <text:p>10</text:p>
              </table:table-cell>
              <table:table-cell office:value-type="float" office:value="0.00051054520157834">
                <text:p>0.00051054520157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67476583472392">
                <text:p>0.0000067476583472392</text:p>
              </table:table-cell>
              <table:table-cell office:value-type="float" office:value="11">
                <text:p>11</text:p>
              </table:table-cell>
              <table:table-cell office:value-type="float" office:value="0.000022479573394296">
                <text:p>0.000022479573394296</text:p>
              </table:table-cell>
              <table:table-cell office:value-type="float" office:value="11">
                <text:p>11</text:p>
              </table:table-cell>
              <table:table-cell office:value-type="float" office:value="0.000045705517695893">
                <text:p>0.000045705517695893</text:p>
              </table:table-cell>
              <table:table-cell office:value-type="float" office:value="11">
                <text:p>11</text:p>
              </table:table-cell>
              <table:table-cell office:value-type="float" office:value="0.00018410798727686">
                <text:p>0.000184107987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40968194298108">
                <text:p>0.0000040968194298108</text:p>
              </table:table-cell>
              <table:table-cell office:value-type="float" office:value="12">
                <text:p>12</text:p>
              </table:table-cell>
              <table:table-cell office:value-type="float" office:value="0.00001033182849608">
                <text:p>0.00001033182849608</text:p>
              </table:table-cell>
              <table:table-cell office:value-type="float" office:value="12">
                <text:p>12</text:p>
              </table:table-cell>
              <table:table-cell office:value-type="float" office:value="0.000025079728228405">
                <text:p>0.000025079728228405</text:p>
              </table:table-cell>
              <table:table-cell office:value-type="float" office:value="12">
                <text:p>12</text:p>
              </table:table-cell>
              <table:table-cell office:value-type="float" office:value="0.000088965182872158">
                <text:p>0.000088965182872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15868971481314">
                <text:p>0.0000015868971481314</text:p>
              </table:table-cell>
              <table:table-cell office:value-type="float" office:value="13">
                <text:p>13</text:p>
              </table:table-cell>
              <table:table-cell office:value-type="float" office:value="0.0000049548128684407">
                <text:p>0.0000049548128684407</text:p>
              </table:table-cell>
              <table:table-cell office:value-type="float" office:value="13">
                <text:p>13</text:p>
              </table:table-cell>
              <table:table-cell office:value-type="float" office:value="0.00001068769823398">
                <text:p>0.00001068769823398</text:p>
              </table:table-cell>
              <table:table-cell office:value-type="float" office:value="13">
                <text:p>13</text:p>
              </table:table-cell>
              <table:table-cell office:value-type="float" office:value="0.000044339562940365">
                <text:p>0.00004433956294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65302304397274">
                <text:p>0.00000065302304397274</text:p>
              </table:table-cell>
              <table:table-cell office:value-type="float" office:value="14">
                <text:p>14</text:p>
              </table:table-cell>
              <table:table-cell office:value-type="float" office:value="0.000001766587705454">
                <text:p>0.000001766587705454</text:p>
              </table:table-cell>
              <table:table-cell office:value-type="float" office:value="14">
                <text:p>14</text:p>
              </table:table-cell>
              <table:table-cell office:value-type="float" office:value="0.0000047900360442554">
                <text:p>0.0000047900360442554</text:p>
              </table:table-cell>
              <table:table-cell office:value-type="float" office:value="14">
                <text:p>14</text:p>
              </table:table-cell>
              <table:table-cell office:value-type="float" office:value="0.00001834301670911">
                <text:p>0.00001834301670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28375421373683">
                <text:p>0.00000028375421373683</text:p>
              </table:table-cell>
              <table:table-cell office:value-type="float" office:value="15">
                <text:p>15</text:p>
              </table:table-cell>
              <table:table-cell office:value-type="float" office:value="0.00000092669459750283">
                <text:p>0.00000092669459750283</text:p>
              </table:table-cell>
              <table:table-cell office:value-type="float" office:value="15">
                <text:p>15</text:p>
              </table:table-cell>
              <table:table-cell office:value-type="float" office:value="0.0000022451396368695">
                <text:p>0.0000022451396368695</text:p>
              </table:table-cell>
              <table:table-cell office:value-type="float" office:value="15">
                <text:p>15</text:p>
              </table:table-cell>
              <table:table-cell office:value-type="float" office:value="0.0000097752407981488">
                <text:p>0.00000977524079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9057366587583">
                <text:p>0.00000019057366587583</text:p>
              </table:table-cell>
              <table:table-cell office:value-type="float" office:value="16">
                <text:p>16</text:p>
              </table:table-cell>
              <table:table-cell office:value-type="float" office:value="0.00000050114616612085">
                <text:p>0.00000050114616612085</text:p>
              </table:table-cell>
              <table:table-cell office:value-type="float" office:value="16">
                <text:p>16</text:p>
              </table:table-cell>
              <table:table-cell office:value-type="float" office:value="0.0000010955524345491">
                <text:p>0.0000010955524345491</text:p>
              </table:table-cell>
              <table:table-cell office:value-type="float" office:value="16">
                <text:p>16</text:p>
              </table:table-cell>
              <table:table-cell office:value-type="float" office:value="0.0000053479785648847">
                <text:p>0.0000053479785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88957387678334">
                <text:p>0.000000088957387678334</text:p>
              </table:table-cell>
              <table:table-cell office:value-type="float" office:value="17">
                <text:p>17</text:p>
              </table:table-cell>
              <table:table-cell office:value-type="float" office:value="0.00000027868213980931">
                <text:p>0.00000027868213980931</text:p>
              </table:table-cell>
              <table:table-cell office:value-type="float" office:value="17">
                <text:p>17</text:p>
              </table:table-cell>
              <table:table-cell office:value-type="float" office:value="0.00000055445478608362">
                <text:p>0.00000055445478608362</text:p>
              </table:table-cell>
              <table:table-cell office:value-type="float" office:value="17">
                <text:p>17</text:p>
              </table:table-cell>
              <table:table-cell office:value-type="float" office:value="0.0000024862227299138">
                <text:p>0.000002486222729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43303665347993">
                <text:p>0.000000043303665347993</text:p>
              </table:table-cell>
              <table:table-cell office:value-type="float" office:value="18">
                <text:p>18</text:p>
              </table:table-cell>
              <table:table-cell office:value-type="float" office:value="0.00000012117773651177">
                <text:p>0.00000012117773651177</text:p>
              </table:table-cell>
              <table:table-cell office:value-type="float" office:value="18">
                <text:p>18</text:p>
              </table:table-cell>
              <table:table-cell office:value-type="float" office:value="0.00000035874466419727">
                <text:p>0.00000035874466419727</text:p>
              </table:table-cell>
              <table:table-cell office:value-type="float" office:value="18">
                <text:p>18</text:p>
              </table:table-cell>
              <table:table-cell office:value-type="float" office:value="0.0000014376847836672">
                <text:p>0.0000014376847836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21895605939459">
                <text:p>0.000000021895605939459</text:p>
              </table:table-cell>
              <table:table-cell office:value-type="float" office:value="19">
                <text:p>19</text:p>
              </table:table-cell>
              <table:table-cell office:value-type="float" office:value="0.00000007157925052681">
                <text:p>0.00000007157925052681</text:p>
              </table:table-cell>
              <table:table-cell office:value-type="float" office:value="19">
                <text:p>19</text:p>
              </table:table-cell>
              <table:table-cell office:value-type="float" office:value="0.00000019159268127567">
                <text:p>0.00000019159268127567</text:p>
              </table:table-cell>
              <table:table-cell office:value-type="float" office:value="19">
                <text:p>19</text:p>
              </table:table-cell>
              <table:table-cell office:value-type="float" office:value="0.00000084927928156731">
                <text:p>0.0000008492792815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15775116823935">
                <text:p>0.000000015775116823935</text:p>
              </table:table-cell>
              <table:table-cell office:value-type="float" office:value="20">
                <text:p>20</text:p>
              </table:table-cell>
              <table:table-cell office:value-type="float" office:value="0.000000043178412179046">
                <text:p>0.000000043178412179046</text:p>
              </table:table-cell>
              <table:table-cell office:value-type="float" office:value="20">
                <text:p>20</text:p>
              </table:table-cell>
              <table:table-cell office:value-type="float" office:value="0.00000010530127525499">
                <text:p>0.00000010530127525499</text:p>
              </table:table-cell>
              <table:table-cell office:value-type="float" office:value="20">
                <text:p>20</text:p>
              </table:table-cell>
              <table:table-cell office:value-type="float" office:value="0.00000043414546979648">
                <text:p>0.000000434145469796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59cm" svg:height="12.7cm" xlink:href=".." xlink:type="simple" chart:class="chart:scatter" chart:style-name="ch1">
        <chart:title svg:x="9.965cm" svg:y="0.39cm" chart:style-name="ch2">
          <text:p>FD Order 12</text:p>
        </chart:title>
        <chart:legend chart:legend-position="end" svg:x="19.098cm" svg:y="5.304cm" style:legend-expansion="high" chart:style-name="ch3"/>
        <chart:plot-area chart:style-name="ch4" table:cell-range-address="'Small FD order 12'.H9:'Small FD order 12'.H21 'Small FD order 12'.D9:'Small FD order 12'.D9 'Small FD order 12'.O9:'Small FD order 12'.O21 'Small FD order 12'.D24:'Small FD order 12'.D24 'Small FD order 12'.O23:'Small FD order 12'.O35 'Small FD order 12'.D37:'Small FD order 12'.D37 'Small FD order 12'.O37:'Small FD order 12'.O49 'Small FD order 12'.D51:'Small FD order 12'.D51 'Small FD order 12'.O51:'Small FD order 12'.O63" chart:data-source-has-labels="row" svg:x="1.462cm" svg:y="1.423cm" svg:width="17.185cm" svg:height="10.042cm">
          <chartooo:coordinate-region svg:x="2.613cm" svg:y="1.623cm" svg:width="15.847cm" svg:height="9.195cm"/>
          <chart:axis chart:dimension="x" chart:name="primary-x" chart:style-name="ch5">
            <chart:title svg:x="8.819cm" svg:y="11.719cm" chart:style-name="ch6">
              <text:p>Gaussian Points</text:p>
            </chart:title>
          </chart:axis>
          <chart:axis chart:dimension="y" chart:name="primary-y" chart:style-name="ch7">
            <chart:title svg:x="0.451cm" svg:y="7.03cm" chart:style-name="ch8">
              <text:p>Delta E</text:p>
            </chart:title>
            <chart:grid chart:style-name="ch9" chart:class="major"/>
          </chart:axis>
          <chart:series chart:style-name="ch10" chart:values-cell-range-address="'Small FD order 12'.O9:'Small FD order 12'.O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O23:'Small FD order 12'.O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O37:'Small FD order 12'.O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O51:'Small FD order 12'.O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22354922731122">
                <text:p>0.22354922731122</text:p>
                <draw:g>
                  <svg:desc>'Small FD order 12'.O9:'Small FD order 12'.O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51411569732585">
                <text:p>0.00051411569732585</text:p>
                <draw:g>
                  <svg:desc>'Small FD order 12'.O23:'Small FD order 12'.O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98852009829997">
                <text:p>0.00098852009829997</text:p>
                <draw:g>
                  <svg:desc>'Small FD order 12'.O37:'Small FD order 12'.O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35454271575723">
                <text:p>0.0035454271575723</text:p>
                <draw:g>
                  <svg:desc>'Small FD order 12'.O51:'Small FD order 12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59619870671657">
                <text:p>0.000059619870671657</text:p>
              </table:table-cell>
              <table:table-cell office:value-type="float" office:value="9">
                <text:p>9</text:p>
              </table:table-cell>
              <table:table-cell office:value-type="float" office:value="0.00019528447863637">
                <text:p>0.00019528447863637</text:p>
              </table:table-cell>
              <table:table-cell office:value-type="float" office:value="9">
                <text:p>9</text:p>
              </table:table-cell>
              <table:table-cell office:value-type="float" office:value="0.00033248151791909">
                <text:p>0.00033248151791909</text:p>
              </table:table-cell>
              <table:table-cell office:value-type="float" office:value="9">
                <text:p>9</text:p>
              </table:table-cell>
              <table:table-cell office:value-type="float" office:value="0.0011417728458554">
                <text:p>0.001141772845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19320959186025">
                <text:p>0.000019320959186025</text:p>
              </table:table-cell>
              <table:table-cell office:value-type="float" office:value="10">
                <text:p>10</text:p>
              </table:table-cell>
              <table:table-cell office:value-type="float" office:value="0.000078938666821182">
                <text:p>0.000078938666821182</text:p>
              </table:table-cell>
              <table:table-cell office:value-type="float" office:value="10">
                <text:p>10</text:p>
              </table:table-cell>
              <table:table-cell office:value-type="float" office:value="0.00011871066940827">
                <text:p>0.00011871066940827</text:p>
              </table:table-cell>
              <table:table-cell office:value-type="float" office:value="10">
                <text:p>10</text:p>
              </table:table-cell>
              <table:table-cell office:value-type="float" office:value="0.00051054520157834">
                <text:p>0.00051054520157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67476583472392">
                <text:p>0.0000067476583472392</text:p>
              </table:table-cell>
              <table:table-cell office:value-type="float" office:value="11">
                <text:p>11</text:p>
              </table:table-cell>
              <table:table-cell office:value-type="float" office:value="0.000022479573394296">
                <text:p>0.000022479573394296</text:p>
              </table:table-cell>
              <table:table-cell office:value-type="float" office:value="11">
                <text:p>11</text:p>
              </table:table-cell>
              <table:table-cell office:value-type="float" office:value="0.000045705517695893">
                <text:p>0.000045705517695893</text:p>
              </table:table-cell>
              <table:table-cell office:value-type="float" office:value="11">
                <text:p>11</text:p>
              </table:table-cell>
              <table:table-cell office:value-type="float" office:value="0.00018410798727686">
                <text:p>0.000184107987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40968194298108">
                <text:p>0.0000040968194298108</text:p>
              </table:table-cell>
              <table:table-cell office:value-type="float" office:value="12">
                <text:p>12</text:p>
              </table:table-cell>
              <table:table-cell office:value-type="float" office:value="0.00001033182849608">
                <text:p>0.00001033182849608</text:p>
              </table:table-cell>
              <table:table-cell office:value-type="float" office:value="12">
                <text:p>12</text:p>
              </table:table-cell>
              <table:table-cell office:value-type="float" office:value="0.000025079728228405">
                <text:p>0.000025079728228405</text:p>
              </table:table-cell>
              <table:table-cell office:value-type="float" office:value="12">
                <text:p>12</text:p>
              </table:table-cell>
              <table:table-cell office:value-type="float" office:value="0.000088965182872158">
                <text:p>0.000088965182872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15868971481314">
                <text:p>0.0000015868971481314</text:p>
              </table:table-cell>
              <table:table-cell office:value-type="float" office:value="13">
                <text:p>13</text:p>
              </table:table-cell>
              <table:table-cell office:value-type="float" office:value="0.0000049548128684407">
                <text:p>0.0000049548128684407</text:p>
              </table:table-cell>
              <table:table-cell office:value-type="float" office:value="13">
                <text:p>13</text:p>
              </table:table-cell>
              <table:table-cell office:value-type="float" office:value="0.00001068769823398">
                <text:p>0.00001068769823398</text:p>
              </table:table-cell>
              <table:table-cell office:value-type="float" office:value="13">
                <text:p>13</text:p>
              </table:table-cell>
              <table:table-cell office:value-type="float" office:value="0.000044339562940365">
                <text:p>0.00004433956294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65302304397274">
                <text:p>0.00000065302304397274</text:p>
              </table:table-cell>
              <table:table-cell office:value-type="float" office:value="14">
                <text:p>14</text:p>
              </table:table-cell>
              <table:table-cell office:value-type="float" office:value="0.000001766587705454">
                <text:p>0.000001766587705454</text:p>
              </table:table-cell>
              <table:table-cell office:value-type="float" office:value="14">
                <text:p>14</text:p>
              </table:table-cell>
              <table:table-cell office:value-type="float" office:value="0.0000047900360442554">
                <text:p>0.0000047900360442554</text:p>
              </table:table-cell>
              <table:table-cell office:value-type="float" office:value="14">
                <text:p>14</text:p>
              </table:table-cell>
              <table:table-cell office:value-type="float" office:value="0.00001834301670911">
                <text:p>0.00001834301670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28375421373683">
                <text:p>0.00000028375421373683</text:p>
              </table:table-cell>
              <table:table-cell office:value-type="float" office:value="15">
                <text:p>15</text:p>
              </table:table-cell>
              <table:table-cell office:value-type="float" office:value="0.00000092669459750283">
                <text:p>0.00000092669459750283</text:p>
              </table:table-cell>
              <table:table-cell office:value-type="float" office:value="15">
                <text:p>15</text:p>
              </table:table-cell>
              <table:table-cell office:value-type="float" office:value="0.0000022451396368695">
                <text:p>0.0000022451396368695</text:p>
              </table:table-cell>
              <table:table-cell office:value-type="float" office:value="15">
                <text:p>15</text:p>
              </table:table-cell>
              <table:table-cell office:value-type="float" office:value="0.0000097752407981488">
                <text:p>0.00000977524079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9057366587583">
                <text:p>0.00000019057366587583</text:p>
              </table:table-cell>
              <table:table-cell office:value-type="float" office:value="16">
                <text:p>16</text:p>
              </table:table-cell>
              <table:table-cell office:value-type="float" office:value="0.00000050114616612085">
                <text:p>0.00000050114616612085</text:p>
              </table:table-cell>
              <table:table-cell office:value-type="float" office:value="16">
                <text:p>16</text:p>
              </table:table-cell>
              <table:table-cell office:value-type="float" office:value="0.0000010955524345491">
                <text:p>0.0000010955524345491</text:p>
              </table:table-cell>
              <table:table-cell office:value-type="float" office:value="16">
                <text:p>16</text:p>
              </table:table-cell>
              <table:table-cell office:value-type="float" office:value="0.0000053479785648847">
                <text:p>0.0000053479785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88957387678334">
                <text:p>0.000000088957387678334</text:p>
              </table:table-cell>
              <table:table-cell office:value-type="float" office:value="17">
                <text:p>17</text:p>
              </table:table-cell>
              <table:table-cell office:value-type="float" office:value="0.00000027868213980931">
                <text:p>0.00000027868213980931</text:p>
              </table:table-cell>
              <table:table-cell office:value-type="float" office:value="17">
                <text:p>17</text:p>
              </table:table-cell>
              <table:table-cell office:value-type="float" office:value="0.00000055445478608362">
                <text:p>0.00000055445478608362</text:p>
              </table:table-cell>
              <table:table-cell office:value-type="float" office:value="17">
                <text:p>17</text:p>
              </table:table-cell>
              <table:table-cell office:value-type="float" office:value="0.0000024862227299138">
                <text:p>0.000002486222729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43303665347993">
                <text:p>0.000000043303665347993</text:p>
              </table:table-cell>
              <table:table-cell office:value-type="float" office:value="18">
                <text:p>18</text:p>
              </table:table-cell>
              <table:table-cell office:value-type="float" office:value="0.00000012117773651177">
                <text:p>0.00000012117773651177</text:p>
              </table:table-cell>
              <table:table-cell office:value-type="float" office:value="18">
                <text:p>18</text:p>
              </table:table-cell>
              <table:table-cell office:value-type="float" office:value="0.00000035874466419727">
                <text:p>0.00000035874466419727</text:p>
              </table:table-cell>
              <table:table-cell office:value-type="float" office:value="18">
                <text:p>18</text:p>
              </table:table-cell>
              <table:table-cell office:value-type="float" office:value="0.0000014376847836672">
                <text:p>0.0000014376847836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21895605939459">
                <text:p>0.000000021895605939459</text:p>
              </table:table-cell>
              <table:table-cell office:value-type="float" office:value="19">
                <text:p>19</text:p>
              </table:table-cell>
              <table:table-cell office:value-type="float" office:value="0.00000007157925052681">
                <text:p>0.00000007157925052681</text:p>
              </table:table-cell>
              <table:table-cell office:value-type="float" office:value="19">
                <text:p>19</text:p>
              </table:table-cell>
              <table:table-cell office:value-type="float" office:value="0.00000019159268127567">
                <text:p>0.00000019159268127567</text:p>
              </table:table-cell>
              <table:table-cell office:value-type="float" office:value="19">
                <text:p>19</text:p>
              </table:table-cell>
              <table:table-cell office:value-type="float" office:value="0.00000084927928156731">
                <text:p>0.0000008492792815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15775116823935">
                <text:p>0.000000015775116823935</text:p>
              </table:table-cell>
              <table:table-cell office:value-type="float" office:value="20">
                <text:p>20</text:p>
              </table:table-cell>
              <table:table-cell office:value-type="float" office:value="0.000000043178412179046">
                <text:p>0.000000043178412179046</text:p>
              </table:table-cell>
              <table:table-cell office:value-type="float" office:value="20">
                <text:p>20</text:p>
              </table:table-cell>
              <table:table-cell office:value-type="float" office:value="0.00000010530127525499">
                <text:p>0.00000010530127525499</text:p>
              </table:table-cell>
              <table:table-cell office:value-type="float" office:value="20">
                <text:p>20</text:p>
              </table:table-cell>
              <table:table-cell office:value-type="float" office:value="0.00000043414546979648">
                <text:p>0.0000004341454697964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29cm" svg:height="12.672cm" xlink:href=".." xlink:type="simple" chart:class="chart:scatter" chart:style-name="ch1">
        <chart:title svg:x="9.95cm" svg:y="0.389cm" chart:style-name="ch2">
          <text:p>FD Order 16</text:p>
        </chart:title>
        <chart:legend chart:legend-position="end" svg:x="19.068cm" svg:y="5.29cm" style:legend-expansion="high" chart:style-name="ch3"/>
        <chart:plot-area chart:style-name="ch4" table:cell-range-address="'Small FD order 16'.H9:'Small FD order 16'.H21 'Small FD order 16'.D9:'Small FD order 16'.D9 'Small FD order 16'.P9:'Small FD order 16'.P21 'Small FD order 16'.D23:'Small FD order 16'.D23 'Small FD order 16'.P23:'Small FD order 16'.P35 'Small FD order 16'.D37:'Small FD order 16'.D37 'Small FD order 16'.P37:'Small FD order 16'.P49 'Small FD order 16'.D51:'Small FD order 16'.D51 'Small FD order 16'.P51:'Small FD order 16'.P63" chart:data-source-has-labels="row" svg:x="1.461cm" svg:y="1.421cm" svg:width="17.157cm" svg:height="10.017cm">
          <chartooo:coordinate-region svg:x="2.612cm" svg:y="1.62cm" svg:width="15.819cm" svg:height="9.171cm"/>
          <chart:axis chart:dimension="x" chart:name="primary-x" chart:style-name="ch5">
            <chart:title svg:x="8.804cm" svg:y="11.691cm" chart:style-name="ch6">
              <text:p>Gaussian Points</text:p>
            </chart:title>
          </chart:axis>
          <chart:axis chart:dimension="y" chart:name="primary-y" chart:style-name="ch7">
            <chart:title svg:x="0.451cm" svg:y="8.061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6'.P9:'Small FD order 16'.P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P23:'Small FD order 16'.P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P37:'Small FD order 16'.P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P51:'Small FD order 16'.P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059407123568547">
                <text:p>0.059407123568547</text:p>
                <draw:g>
                  <svg:desc>'Small FD order 16'.P9:'Small FD order 16'.P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0.20727449916451">
                <text:p>0.20727449916451</text:p>
                <draw:g>
                  <svg:desc>'Small FD order 16'.P23:'Small FD order 16'.P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00062126082874791">
                <text:p>0.00000062126082874791</text:p>
                <draw:g>
                  <svg:desc>'Small FD order 16'.P37:'Small FD order 16'.P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00012047633204512">
                <text:p>0.0000012047633204512</text:p>
                <draw:g>
                  <svg:desc>'Small FD order 16'.P51:'Small FD order 16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9284743860378">
                <text:p>0.00000019284743860378</text:p>
              </table:table-cell>
              <table:table-cell office:value-type="float" office:value="9">
                <text:p>9</text:p>
              </table:table-cell>
              <table:table-cell office:value-type="float" office:value="0.00000016089738566365">
                <text:p>0.00000016089738566365</text:p>
              </table:table-cell>
              <table:table-cell office:value-type="float" office:value="9">
                <text:p>9</text:p>
              </table:table-cell>
              <table:table-cell office:value-type="float" office:value="0.00000024572134412094">
                <text:p>0.00000024572134412094</text:p>
              </table:table-cell>
              <table:table-cell office:value-type="float" office:value="9">
                <text:p>9</text:p>
              </table:table-cell>
              <table:table-cell office:value-type="float" office:value="0.00000027856058032706">
                <text:p>0.0000002785605803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51692723583212">
                <text:p>0.000000051692723583212</text:p>
              </table:table-cell>
              <table:table-cell office:value-type="float" office:value="10">
                <text:p>10</text:p>
              </table:table-cell>
              <table:table-cell office:value-type="float" office:value="0.000000058546026669221">
                <text:p>0.000000058546026669221</text:p>
              </table:table-cell>
              <table:table-cell office:value-type="float" office:value="10">
                <text:p>10</text:p>
              </table:table-cell>
              <table:table-cell office:value-type="float" office:value="0.000000077571539891158">
                <text:p>0.000000077571539891158</text:p>
              </table:table-cell>
              <table:table-cell office:value-type="float" office:value="10">
                <text:p>10</text:p>
              </table:table-cell>
              <table:table-cell office:value-type="float" office:value="0.000000094959285687045">
                <text:p>0.000000094959285687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14129916452082">
                <text:p>0.000000014129916452082</text:p>
              </table:table-cell>
              <table:table-cell office:value-type="float" office:value="11">
                <text:p>11</text:p>
              </table:table-cell>
              <table:table-cell office:value-type="float" office:value="0.000000014097782678546">
                <text:p>0.000000014097782678546</text:p>
              </table:table-cell>
              <table:table-cell office:value-type="float" office:value="11">
                <text:p>11</text:p>
              </table:table-cell>
              <table:table-cell office:value-type="float" office:value="0.000000025085483757503">
                <text:p>0.000000025085483757503</text:p>
              </table:table-cell>
              <table:table-cell office:value-type="float" office:value="11">
                <text:p>11</text:p>
              </table:table-cell>
              <table:table-cell office:value-type="float" office:value="0.00000002367617930459">
                <text:p>0.0000000236761793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75813266041122">
                <text:p>0.0000000075813266041122</text:p>
              </table:table-cell>
              <table:table-cell office:value-type="float" office:value="12">
                <text:p>12</text:p>
              </table:table-cell>
              <table:table-cell office:value-type="float" office:value="0.0000000056747243111356">
                <text:p>0.0000000056747243111356</text:p>
              </table:table-cell>
              <table:table-cell office:value-type="float" office:value="12">
                <text:p>12</text:p>
              </table:table-cell>
              <table:table-cell office:value-type="float" office:value="0.000000012021738592575">
                <text:p>0.000000012021738592575</text:p>
              </table:table-cell>
              <table:table-cell office:value-type="float" office:value="12">
                <text:p>12</text:p>
              </table:table-cell>
              <table:table-cell office:value-type="float" office:value="0.0000000087150934530304">
                <text:p>0.000000008715093453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22912959680334">
                <text:p>0.0000000022912959680334</text:p>
              </table:table-cell>
              <table:table-cell office:value-type="float" office:value="13">
                <text:p>13</text:p>
              </table:table-cell>
              <table:table-cell office:value-type="float" office:value="0.0000000023714664477823">
                <text:p>0.0000000023714664477823</text:p>
              </table:table-cell>
              <table:table-cell office:value-type="float" office:value="13">
                <text:p>13</text:p>
              </table:table-cell>
              <table:table-cell office:value-type="float" office:value="0.000000004099121882669">
                <text:p>0.000000004099121882669</text:p>
              </table:table-cell>
              <table:table-cell office:value-type="float" office:value="13">
                <text:p>13</text:p>
              </table:table-cell>
              <table:table-cell office:value-type="float" office:value="0.0000000033337083382804">
                <text:p>0.000000003333708338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73495579815254">
                <text:p>0.00000000073495579815254</text:p>
              </table:table-cell>
              <table:table-cell office:value-type="float" office:value="14">
                <text:p>14</text:p>
              </table:table-cell>
              <table:table-cell office:value-type="float" office:value="0.00000000068217736371196">
                <text:p>0.00000000068217736371196</text:p>
              </table:table-cell>
              <table:table-cell office:value-type="float" office:value="14">
                <text:p>14</text:p>
              </table:table-cell>
              <table:table-cell office:value-type="float" office:value="0.0000000014492698659407">
                <text:p>0.0000000014492698659407</text:p>
              </table:table-cell>
              <table:table-cell office:value-type="float" office:value="14">
                <text:p>14</text:p>
              </table:table-cell>
              <table:table-cell office:value-type="float" office:value="0.00000000098317188706501">
                <text:p>0.0000000009831718870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24901981554608">
                <text:p>0.00000000024901981554608</text:p>
              </table:table-cell>
              <table:table-cell office:value-type="float" office:value="15">
                <text:p>15</text:p>
              </table:table-cell>
              <table:table-cell office:value-type="float" office:value="0.00000000030856995658483">
                <text:p>0.00000000030856995658483</text:p>
              </table:table-cell>
              <table:table-cell office:value-type="float" office:value="15">
                <text:p>15</text:p>
              </table:table-cell>
              <table:table-cell office:value-type="float" office:value="0.00000000053227582502019">
                <text:p>0.00000000053227582502019</text:p>
              </table:table-cell>
              <table:table-cell office:value-type="float" office:value="15">
                <text:p>15</text:p>
              </table:table-cell>
              <table:table-cell office:value-type="float" office:value="0.00000000041107483877062">
                <text:p>0.0000000004110748387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1477740975044">
                <text:p>0.0000000001477740975044</text:p>
              </table:table-cell>
              <table:table-cell office:value-type="float" office:value="16">
                <text:p>16</text:p>
              </table:table-cell>
              <table:table-cell office:value-type="float" office:value="0.0000000001434088339075">
                <text:p>0.0000000001434088339075</text:p>
              </table:table-cell>
              <table:table-cell office:value-type="float" office:value="16">
                <text:p>16</text:p>
              </table:table-cell>
              <table:table-cell office:value-type="float" office:value="0.00000000020318100305358">
                <text:p>0.00000000020318100305358</text:p>
              </table:table-cell>
              <table:table-cell office:value-type="float" office:value="16">
                <text:p>16</text:p>
              </table:table-cell>
              <table:table-cell office:value-type="float" office:value="0.00000000017810238774586">
                <text:p>0.0000000001781023877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53965106184579">
                <text:p>0.000000000053965106184579</text:p>
              </table:table-cell>
              <table:table-cell office:value-type="float" office:value="17">
                <text:p>17</text:p>
              </table:table-cell>
              <table:table-cell office:value-type="float" office:value="0.000000000068359162600072">
                <text:p>0.000000000068359162600072</text:p>
              </table:table-cell>
              <table:table-cell office:value-type="float" office:value="17">
                <text:p>17</text:p>
              </table:table-cell>
              <table:table-cell office:value-type="float" office:value="0.000000000080569241367031">
                <text:p>0.000000000080569241367031</text:p>
              </table:table-cell>
              <table:table-cell office:value-type="float" office:value="17">
                <text:p>17</text:p>
              </table:table-cell>
              <table:table-cell office:value-type="float" office:value="0.000000000061497042927988">
                <text:p>0.00000000006149704292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20629103183149">
                <text:p>0.000000000020629103183149</text:p>
              </table:table-cell>
              <table:table-cell office:value-type="float" office:value="18">
                <text:p>18</text:p>
              </table:table-cell>
              <table:table-cell office:value-type="float" office:value="0.000000000023519425594758">
                <text:p>0.000000000023519425594758</text:p>
              </table:table-cell>
              <table:table-cell office:value-type="float" office:value="18">
                <text:p>18</text:p>
              </table:table-cell>
              <table:table-cell office:value-type="float" office:value="0.000000000044391839579758">
                <text:p>0.000000000044391839579758</text:p>
              </table:table-cell>
              <table:table-cell office:value-type="float" office:value="18">
                <text:p>18</text:p>
              </table:table-cell>
              <table:table-cell office:value-type="float" office:value="0.000000000028722009447522">
                <text:p>0.00000000002872200944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82290325438118">
                <text:p>0.0000000000082290325438118</text:p>
              </table:table-cell>
              <table:table-cell office:value-type="float" office:value="19">
                <text:p>19</text:p>
              </table:table-cell>
              <table:table-cell office:value-type="float" office:value="0.000000000011875096362898">
                <text:p>0.000000000011875096362898</text:p>
              </table:table-cell>
              <table:table-cell office:value-type="float" office:value="19">
                <text:p>19</text:p>
              </table:table-cell>
              <table:table-cell office:value-type="float" office:value="0.00000000001870377927535">
                <text:p>0.00000000001870377927535</text:p>
              </table:table-cell>
              <table:table-cell office:value-type="float" office:value="19">
                <text:p>19</text:p>
              </table:table-cell>
              <table:table-cell office:value-type="float" office:value="0.000000000013807490737116">
                <text:p>0.00000000001380749073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52762146455786">
                <text:p>0.0000000000052762146455786</text:p>
              </table:table-cell>
              <table:table-cell office:value-type="float" office:value="20">
                <text:p>20</text:p>
              </table:table-cell>
              <table:table-cell office:value-type="float" office:value="0.0000000000061237827143951">
                <text:p>0.0000000000061237827143951</text:p>
              </table:table-cell>
              <table:table-cell office:value-type="float" office:value="20">
                <text:p>20</text:p>
              </table:table-cell>
              <table:table-cell office:value-type="float" office:value="0.0000000000081549055121445">
                <text:p>0.0000000000081549055121445</text:p>
              </table:table-cell>
              <table:table-cell office:value-type="float" office:value="20">
                <text:p>20</text:p>
              </table:table-cell>
              <table:table-cell office:value-type="float" office:value="0.0000000000054247912421896">
                <text:p>0.000000000005424791242189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05cm" svg:height="12.659cm" xlink:href=".." xlink:type="simple" chart:class="chart:scatter" chart:style-name="ch1">
        <chart:title svg:x="9.938cm" svg:y="0.389cm" chart:style-name="ch2">
          <text:p>FD Order 16</text:p>
        </chart:title>
        <chart:legend chart:legend-position="end" svg:x="19.044cm" svg:y="5.283cm" style:legend-expansion="high" chart:style-name="ch3"/>
        <chart:plot-area chart:style-name="ch4" table:cell-range-address="'Small FD order 16'.H9:'Small FD order 16'.H21 'Small FD order 16'.D9:'Small FD order 16'.D9 'Small FD order 16'.O9:'Small FD order 16'.O21 'Small FD order 16'.D23:'Small FD order 16'.D23 'Small FD order 16'.O23:'Small FD order 16'.O35 'Small FD order 16'.D37:'Small FD order 16'.D37 'Small FD order 16'.O37:'Small FD order 16'.O49 'Small FD order 16'.D51:'Small FD order 16'.D51 'Small FD order 16'.O51:'Small FD order 16'.O63" chart:data-source-has-labels="row" svg:x="1.461cm" svg:y="1.421cm" svg:width="17.133cm" svg:height="10.004cm">
          <chartooo:coordinate-region svg:x="2.612cm" svg:y="1.621cm" svg:width="15.795cm" svg:height="9.157cm"/>
          <chart:axis chart:dimension="x" chart:name="primary-x" chart:style-name="ch5">
            <chart:title svg:x="8.792cm" svg:y="11.678cm" chart:style-name="ch6">
              <text:p>Gaussian Points</text:p>
            </chart:title>
          </chart:axis>
          <chart:axis chart:dimension="y" chart:name="primary-y" chart:style-name="ch7">
            <chart:title svg:x="0.451cm" svg:y="7.512cm" chart:style-name="ch8">
              <text:p>Detlat Recip E</text:p>
            </chart:title>
            <chart:grid chart:style-name="ch9" chart:class="major"/>
          </chart:axis>
          <chart:series chart:style-name="ch10" chart:values-cell-range-address="'Small FD order 16'.O9:'Small FD order 16'.O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O23:'Small FD order 16'.O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O37:'Small FD order 16'.O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O51:'Small FD order 16'.O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52096234069518">
                <text:p>0.52096234069518</text:p>
                <draw:g>
                  <svg:desc>'Small FD order 16'.O9:'Small FD order 16'.O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2.0099846795302">
                <text:p>2.0099846795302</text:p>
                <draw:g>
                  <svg:desc>'Small FD order 16'.O23:'Small FD order 16'.O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36002902436572">
                <text:p>0.00036002902436572</text:p>
                <draw:g>
                  <svg:desc>'Small FD order 16'.O37:'Small FD order 16'.O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20788914325429">
                <text:p>0.0020788914325429</text:p>
                <draw:g>
                  <svg:desc>'Small FD order 16'.O51:'Small FD order 16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18543783575714">
                <text:p>0.000018543783575714</text:p>
              </table:table-cell>
              <table:table-cell office:value-type="float" office:value="9">
                <text:p>9</text:p>
              </table:table-cell>
              <table:table-cell office:value-type="float" office:value="0.000046871529025605">
                <text:p>0.000046871529025605</text:p>
              </table:table-cell>
              <table:table-cell office:value-type="float" office:value="9">
                <text:p>9</text:p>
              </table:table-cell>
              <table:table-cell office:value-type="float" office:value="0.00011216420521798">
                <text:p>0.00011216420521798</text:p>
              </table:table-cell>
              <table:table-cell office:value-type="float" office:value="9">
                <text:p>9</text:p>
              </table:table-cell>
              <table:table-cell office:value-type="float" office:value="0.00054208675775413">
                <text:p>0.00054208675775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46015259412002">
                <text:p>0.0000046015259412002</text:p>
              </table:table-cell>
              <table:table-cell office:value-type="float" office:value="10">
                <text:p>10</text:p>
              </table:table-cell>
              <table:table-cell office:value-type="float" office:value="0.000015690473149421">
                <text:p>0.000015690473149421</text:p>
              </table:table-cell>
              <table:table-cell office:value-type="float" office:value="10">
                <text:p>10</text:p>
              </table:table-cell>
              <table:table-cell office:value-type="float" office:value="0.000034585073240834">
                <text:p>0.000034585073240834</text:p>
              </table:table-cell>
              <table:table-cell office:value-type="float" office:value="10">
                <text:p>10</text:p>
              </table:table-cell>
              <table:table-cell office:value-type="float" office:value="0.00020179133249698">
                <text:p>0.00020179133249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12288944147565">
                <text:p>0.0000012288944147565</text:p>
              </table:table-cell>
              <table:table-cell office:value-type="float" office:value="11">
                <text:p>11</text:p>
              </table:table-cell>
              <table:table-cell office:value-type="float" office:value="0.0000033724773738086">
                <text:p>0.0000033724773738086</text:p>
              </table:table-cell>
              <table:table-cell office:value-type="float" office:value="11">
                <text:p>11</text:p>
              </table:table-cell>
              <table:table-cell office:value-type="float" office:value="0.000011327184795462">
                <text:p>0.000011327184795462</text:p>
              </table:table-cell>
              <table:table-cell office:value-type="float" office:value="11">
                <text:p>11</text:p>
              </table:table-cell>
              <table:table-cell office:value-type="float" office:value="0.000056058522485358">
                <text:p>0.000056058522485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65402701338035">
                <text:p>0.00000065402701338035</text:p>
              </table:table-cell>
              <table:table-cell office:value-type="float" office:value="12">
                <text:p>12</text:p>
              </table:table-cell>
              <table:table-cell office:value-type="float" office:value="0.0000012878165962515">
                <text:p>0.0000012878165962515</text:p>
              </table:table-cell>
              <table:table-cell office:value-type="float" office:value="12">
                <text:p>12</text:p>
              </table:table-cell>
              <table:table-cell office:value-type="float" office:value="0.0000055430420733416">
                <text:p>0.0000055430420733416</text:p>
              </table:table-cell>
              <table:table-cell office:value-type="float" office:value="12">
                <text:p>12</text:p>
              </table:table-cell>
              <table:table-cell office:value-type="float" office:value="0.000022179930422084">
                <text:p>0.000022179930422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19583009158719">
                <text:p>0.00000019583009158719</text:p>
              </table:table-cell>
              <table:table-cell office:value-type="float" office:value="13">
                <text:p>13</text:p>
              </table:table-cell>
              <table:table-cell office:value-type="float" office:value="0.00000051479375295926">
                <text:p>0.00000051479375295926</text:p>
              </table:table-cell>
              <table:table-cell office:value-type="float" office:value="13">
                <text:p>13</text:p>
              </table:table-cell>
              <table:table-cell office:value-type="float" office:value="0.0000019747846753404">
                <text:p>0.0000019747846753404</text:p>
              </table:table-cell>
              <table:table-cell office:value-type="float" office:value="13">
                <text:p>13</text:p>
              </table:table-cell>
              <table:table-cell office:value-type="float" office:value="0.0000090578265492525">
                <text:p>0.000009057826549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62851755106008">
                <text:p>0.000000062851755106008</text:p>
              </table:table-cell>
              <table:table-cell office:value-type="float" office:value="14">
                <text:p>14</text:p>
              </table:table-cell>
              <table:table-cell office:value-type="float" office:value="0.00000014070872755845">
                <text:p>0.00000014070872755845</text:p>
              </table:table-cell>
              <table:table-cell office:value-type="float" office:value="14">
                <text:p>14</text:p>
              </table:table-cell>
              <table:table-cell office:value-type="float" office:value="0.00000073600303451826">
                <text:p>0.00000073600303451826</text:p>
              </table:table-cell>
              <table:table-cell office:value-type="float" office:value="14">
                <text:p>14</text:p>
              </table:table-cell>
              <table:table-cell office:value-type="float" office:value="0.0000028877011395423">
                <text:p>0.000002887701139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21503238994969">
                <text:p>0.000000021503238994969</text:p>
              </table:table-cell>
              <table:table-cell office:value-type="float" office:value="15">
                <text:p>15</text:p>
              </table:table-cell>
              <table:table-cell office:value-type="float" office:value="0.00000006215986569913">
                <text:p>0.00000006215986569913</text:p>
              </table:table-cell>
              <table:table-cell office:value-type="float" office:value="15">
                <text:p>15</text:p>
              </table:table-cell>
              <table:table-cell office:value-type="float" office:value="0.00000028631882997843">
                <text:p>0.00000028631882997843</text:p>
              </table:table-cell>
              <table:table-cell office:value-type="float" office:value="15">
                <text:p>15</text:p>
              </table:table-cell>
              <table:table-cell office:value-type="float" office:value="0.0000012726165650179">
                <text:p>0.0000012726165650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12860947307125">
                <text:p>0.000000012860947307125</text:p>
              </table:table-cell>
              <table:table-cell office:value-type="float" office:value="16">
                <text:p>16</text:p>
              </table:table-cell>
              <table:table-cell office:value-type="float" office:value="0.000000028436682564248">
                <text:p>0.000000028436682564248</text:p>
              </table:table-cell>
              <table:table-cell office:value-type="float" office:value="16">
                <text:p>16</text:p>
              </table:table-cell>
              <table:table-cell office:value-type="float" office:value="0.00000011602930527488">
                <text:p>0.00000011602930527488</text:p>
              </table:table-cell>
              <table:table-cell office:value-type="float" office:value="16">
                <text:p>16</text:p>
              </table:table-cell>
              <table:table-cell office:value-type="float" office:value="0.00000057885797843937">
                <text:p>0.00000057885797843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47949106629641">
                <text:p>0.0000000047949106629641</text:p>
              </table:table-cell>
              <table:table-cell office:value-type="float" office:value="17">
                <text:p>17</text:p>
              </table:table-cell>
              <table:table-cell office:value-type="float" office:value="0.000000013438224533147">
                <text:p>0.000000013438224533147</text:p>
              </table:table-cell>
              <table:table-cell office:value-type="float" office:value="17">
                <text:p>17</text:p>
              </table:table-cell>
              <table:table-cell office:value-type="float" office:value="0.000000048882402126083">
                <text:p>0.000000048882402126083</text:p>
              </table:table-cell>
              <table:table-cell office:value-type="float" office:value="17">
                <text:p>17</text:p>
              </table:table-cell>
              <table:table-cell office:value-type="float" office:value="0.0000002122291320461">
                <text:p>0.0000002122291320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1881610867116">
                <text:p>0.000000001881610867116</text:p>
              </table:table-cell>
              <table:table-cell office:value-type="float" office:value="18">
                <text:p>18</text:p>
              </table:table-cell>
              <table:table-cell office:value-type="float" office:value="0.0000000046165455902525">
                <text:p>0.0000000046165455902525</text:p>
              </table:table-cell>
              <table:table-cell office:value-type="float" office:value="18">
                <text:p>18</text:p>
              </table:table-cell>
              <table:table-cell office:value-type="float" office:value="0.000000028041073463214">
                <text:p>0.000000028041073463214</text:p>
              </table:table-cell>
              <table:table-cell office:value-type="float" office:value="18">
                <text:p>18</text:p>
              </table:table-cell>
              <table:table-cell office:value-type="float" office:value="0.00000010338387212983">
                <text:p>0.00000010338387212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77378686791363">
                <text:p>0.00000000077378686791363</text:p>
              </table:table-cell>
              <table:table-cell office:value-type="float" office:value="19">
                <text:p>19</text:p>
              </table:table-cell>
              <table:table-cell office:value-type="float" office:value="0.0000000023435053897458">
                <text:p>0.0000000023435053897458</text:p>
              </table:table-cell>
              <table:table-cell office:value-type="float" office:value="19">
                <text:p>19</text:p>
              </table:table-cell>
              <table:table-cell office:value-type="float" office:value="0.000000012544331795539">
                <text:p>0.000000012544331795539</text:p>
              </table:table-cell>
              <table:table-cell office:value-type="float" office:value="19">
                <text:p>19</text:p>
              </table:table-cell>
              <table:table-cell office:value-type="float" office:value="0.000000051734811989945">
                <text:p>0.000000051734811989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50437404253145">
                <text:p>0.00000000050437404253145</text:p>
              </table:table-cell>
              <table:table-cell office:value-type="float" office:value="20">
                <text:p>20</text:p>
              </table:table-cell>
              <table:table-cell office:value-type="float" office:value="0.0000000012201450960703">
                <text:p>0.0000000012201450960703</text:p>
              </table:table-cell>
              <table:table-cell office:value-type="float" office:value="20">
                <text:p>20</text:p>
              </table:table-cell>
              <table:table-cell office:value-type="float" office:value="0.0000000058013878145857">
                <text:p>0.0000000058013878145857</text:p>
              </table:table-cell>
              <table:table-cell office:value-type="float" office:value="20">
                <text:p>20</text:p>
              </table:table-cell>
              <table:table-cell office:value-type="float" office:value="0.000000021376699521625">
                <text:p>0.00000002137669952162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scatter" chart:style-name="ch1">
        <chart:title svg:x="6.685cm" svg:y="0.316cm" chart:style-name="ch2">
          <text:p>FD Order 20</text:p>
        </chart:title>
        <chart:legend chart:legend-position="end" svg:x="12.537cm" svg:y="3.456cm" style:legend-expansion="high" chart:style-name="ch3"/>
        <chart:plot-area chart:style-name="ch4" chart:data-source-has-labels="both" svg:x="1.33cm" svg:y="1.275cm" svg:width="10.888cm" svg:height="6.569cm">
          <chartooo:coordinate-region svg:x="2.481cm" svg:y="1.474cm" svg:width="9.55cm" svg:height="5.723cm"/>
          <chart:axis chart:dimension="x" chart:name="primary-x" chart:style-name="ch5" chartooo:axis-type="auto">
            <chart:title svg:x="5.539cm" svg:y="8.024cm" chart:style-name="ch6">
              <text:p>Gaussian Point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6.217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series chart:style-name="ch12" chart:values-cell-range-address="local-table.$G$2:.$G$14" chart:label-cell-address="local-table.$G$1" chart:class="chart:scatter">
            <chart:domain table:cell-range-address="local-table.$F$2:.$F$14"/>
            <chart:data-point chart:repeated="13"/>
          </chart:series>
          <chart:series chart:style-name="ch13" chart:values-cell-range-address="local-table.$I$2:.$I$14" chart:label-cell-address="local-table.$I$1" chart:class="chart:scatter">
            <chart:domain table:cell-range-address="local-table.$H$2:.$H$14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pha=0.4243</text:p>
              </table:table-cell>
              <table:table-cell office:value-type="string">
                <text:p/>
              </table:table-cell>
              <table:table-cell office:value-type="string">
                <text:p>Alpha=0.5657</text:p>
              </table:table-cell>
              <table:table-cell office:value-type="string">
                <text:p/>
              </table:table-cell>
              <table:table-cell office:value-type="string">
                <text:p>Alpha=0.7071</text:p>
              </table:table-cell>
              <table:table-cell office:value-type="string">
                <text:p/>
              </table:table-cell>
              <table:table-cell office:value-type="string">
                <text:p>Alpha=0.84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9567303867265">
                <text:p>0.19567303867265</text:p>
              </table:table-cell>
              <table:table-cell office:value-type="float" office:value="8">
                <text:p>8</text:p>
              </table:table-cell>
              <table:table-cell office:value-type="float" office:value="0.0000003172395823853">
                <text:p>0.0000003172395823853</text:p>
              </table:table-cell>
              <table:table-cell office:value-type="float" office:value="8">
                <text:p>8</text:p>
              </table:table-cell>
              <table:table-cell office:value-type="float" office:value="0.00000047837331861652">
                <text:p>0.00000047837331861652</text:p>
              </table:table-cell>
              <table:table-cell office:value-type="float" office:value="8">
                <text:p>8</text:p>
              </table:table-cell>
              <table:table-cell office:value-type="float" office:value="0.00000091969340953926">
                <text:p>0.000000919693409539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1896594683869">
                <text:p>0.00000011896594683869</text:p>
              </table:table-cell>
              <table:table-cell office:value-type="float" office:value="9">
                <text:p>9</text:p>
              </table:table-cell>
              <table:table-cell office:value-type="float" office:value="0.00000010496935762908">
                <text:p>0.00000010496935762908</text:p>
              </table:table-cell>
              <table:table-cell office:value-type="float" office:value="9">
                <text:p>9</text:p>
              </table:table-cell>
              <table:table-cell office:value-type="float" office:value="0.00000018713759725746">
                <text:p>0.00000018713759725746</text:p>
              </table:table-cell>
              <table:table-cell office:value-type="float" office:value="9">
                <text:p>9</text:p>
              </table:table-cell>
              <table:table-cell office:value-type="float" office:value="0.00000017569578190925">
                <text:p>0.00000017569578190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29113776846379">
                <text:p>0.000000029113776846379</text:p>
              </table:table-cell>
              <table:table-cell office:value-type="float" office:value="10">
                <text:p>10</text:p>
              </table:table-cell>
              <table:table-cell office:value-type="float" office:value="0.000000035559232833504">
                <text:p>0.000000035559232833504</text:p>
              </table:table-cell>
              <table:table-cell office:value-type="float" office:value="10">
                <text:p>10</text:p>
              </table:table-cell>
              <table:table-cell office:value-type="float" office:value="0.000000051522396537816">
                <text:p>0.000000051522396537816</text:p>
              </table:table-cell>
              <table:table-cell office:value-type="float" office:value="10">
                <text:p>10</text:p>
              </table:table-cell>
              <table:table-cell office:value-type="float" office:value="0.000000051279427202096">
                <text:p>0.00000005127942720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068928734196527">
                <text:p>0.0000000068928734196527</text:p>
              </table:table-cell>
              <table:table-cell office:value-type="float" office:value="11">
                <text:p>11</text:p>
              </table:table-cell>
              <table:table-cell office:value-type="float" office:value="0.0000000078229918286469">
                <text:p>0.0000000078229918286469</text:p>
              </table:table-cell>
              <table:table-cell office:value-type="float" office:value="11">
                <text:p>11</text:p>
              </table:table-cell>
              <table:table-cell office:value-type="float" office:value="0.000000014131550930889">
                <text:p>0.000000014131550930889</text:p>
              </table:table-cell>
              <table:table-cell office:value-type="float" office:value="11">
                <text:p>11</text:p>
              </table:table-cell>
              <table:table-cell office:value-type="float" office:value="0.000000010409550584386">
                <text:p>0.000000010409550584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34288202580633">
                <text:p>0.0000000034288202580633</text:p>
              </table:table-cell>
              <table:table-cell office:value-type="float" office:value="12">
                <text:p>12</text:p>
              </table:table-cell>
              <table:table-cell office:value-type="float" office:value="0.0000000028947576283455">
                <text:p>0.0000000028947576283455</text:p>
              </table:table-cell>
              <table:table-cell office:value-type="float" office:value="12">
                <text:p>12</text:p>
              </table:table-cell>
              <table:table-cell office:value-type="float" office:value="0.0000000060156410766568">
                <text:p>0.0000000060156410766568</text:p>
              </table:table-cell>
              <table:table-cell office:value-type="float" office:value="12">
                <text:p>12</text:p>
              </table:table-cell>
              <table:table-cell office:value-type="float" office:value="0.0000000033209797326636">
                <text:p>0.0000000033209797326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088591313688077">
                <text:p>0.00000000088591313688077</text:p>
              </table:table-cell>
              <table:table-cell office:value-type="float" office:value="13">
                <text:p>13</text:p>
              </table:table-cell>
              <table:table-cell office:value-type="float" office:value="0.000000001103524545989">
                <text:p>0.000000001103524545989</text:p>
              </table:table-cell>
              <table:table-cell office:value-type="float" office:value="13">
                <text:p>13</text:p>
              </table:table-cell>
              <table:table-cell office:value-type="float" office:value="0.000000001705501204296">
                <text:p>0.000000001705501204296</text:p>
              </table:table-cell>
              <table:table-cell office:value-type="float" office:value="13">
                <text:p>13</text:p>
              </table:table-cell>
              <table:table-cell office:value-type="float" office:value="0.0000000011122868209255">
                <text:p>0.0000000011122868209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24131647117323">
                <text:p>0.00000000024131647117323</text:p>
              </table:table-cell>
              <table:table-cell office:value-type="float" office:value="14">
                <text:p>14</text:p>
              </table:table-cell>
              <table:table-cell office:value-type="float" office:value="0.00000000027253718290161">
                <text:p>0.00000000027253718290161</text:p>
              </table:table-cell>
              <table:table-cell office:value-type="float" office:value="14">
                <text:p>14</text:p>
              </table:table-cell>
              <table:table-cell office:value-type="float" office:value="0.00000000050053341954528">
                <text:p>0.00000000050053341954528</text:p>
              </table:table-cell>
              <table:table-cell office:value-type="float" office:value="14">
                <text:p>14</text:p>
              </table:table-cell>
              <table:table-cell office:value-type="float" office:value="0.00000000027924472152764">
                <text:p>0.00000000027924472152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0691949512958">
                <text:p>0.0000000000691949512958</text:p>
              </table:table-cell>
              <table:table-cell office:value-type="float" office:value="15">
                <text:p>15</text:p>
              </table:table-cell>
              <table:table-cell office:value-type="float" office:value="0.00000000011038948823356">
                <text:p>0.00000000011038948823356</text:p>
              </table:table-cell>
              <table:table-cell office:value-type="float" office:value="15">
                <text:p>15</text:p>
              </table:table-cell>
              <table:table-cell office:value-type="float" office:value="0.00000000015291273477444">
                <text:p>0.00000000015291273477444</text:p>
              </table:table-cell>
              <table:table-cell office:value-type="float" office:value="15">
                <text:p>15</text:p>
              </table:table-cell>
              <table:table-cell office:value-type="float" office:value="0.0000000001044949005709">
                <text:p>0.0000000001044949005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037758265011509">
                <text:p>0.000000000037758265011509</text:p>
              </table:table-cell>
              <table:table-cell office:value-type="float" office:value="16">
                <text:p>16</text:p>
              </table:table-cell>
              <table:table-cell office:value-type="float" office:value="0.000000000045699526886011">
                <text:p>0.000000000045699526886011</text:p>
              </table:table-cell>
              <table:table-cell office:value-type="float" office:value="16">
                <text:p>16</text:p>
              </table:table-cell>
              <table:table-cell office:value-type="float" office:value="0.000000000048748927117138">
                <text:p>0.000000000048748927117138</text:p>
              </table:table-cell>
              <table:table-cell office:value-type="float" office:value="16">
                <text:p>16</text:p>
              </table:table-cell>
              <table:table-cell office:value-type="float" office:value="0.000000000040751945577861">
                <text:p>0.000000000040751945577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11664258353915">
                <text:p>0.000000000011664258353915</text:p>
              </table:table-cell>
              <table:table-cell office:value-type="float" office:value="17">
                <text:p>17</text:p>
              </table:table-cell>
              <table:table-cell office:value-type="float" office:value="0.000000000019333846798109">
                <text:p>0.000000000019333846798109</text:p>
              </table:table-cell>
              <table:table-cell office:value-type="float" office:value="17">
                <text:p>17</text:p>
              </table:table-cell>
              <table:table-cell office:value-type="float" office:value="0.000000000016224461082077">
                <text:p>0.000000000016224461082077</text:p>
              </table:table-cell>
              <table:table-cell office:value-type="float" office:value="17">
                <text:p>17</text:p>
              </table:table-cell>
              <table:table-cell office:value-type="float" office:value="0.000000000012293942818853">
                <text:p>0.000000000012293942818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037782981667383">
                <text:p>0.0000000000037782981667383</text:p>
              </table:table-cell>
              <table:table-cell office:value-type="float" office:value="18">
                <text:p>18</text:p>
              </table:table-cell>
              <table:table-cell office:value-type="float" office:value="0.0000000000055414973276514">
                <text:p>0.0000000000055414973276514</text:p>
              </table:table-cell>
              <table:table-cell office:value-type="float" office:value="18">
                <text:p>18</text:p>
              </table:table-cell>
              <table:table-cell office:value-type="float" office:value="0.0000000000079775183814951">
                <text:p>0.0000000000079775183814951</text:p>
              </table:table-cell>
              <table:table-cell office:value-type="float" office:value="18">
                <text:p>18</text:p>
              </table:table-cell>
              <table:table-cell office:value-type="float" office:value="0.0000000000052011058365789">
                <text:p>0.000000000005201105836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12804785452028">
                <text:p>0.0000000000012804785452028</text:p>
              </table:table-cell>
              <table:table-cell office:value-type="float" office:value="19">
                <text:p>19</text:p>
              </table:table-cell>
              <table:table-cell office:value-type="float" office:value="0.0000000000024752363528036">
                <text:p>0.0000000000024752363528036</text:p>
              </table:table-cell>
              <table:table-cell office:value-type="float" office:value="19">
                <text:p>19</text:p>
              </table:table-cell>
              <table:table-cell office:value-type="float" office:value="0.0000000000028480504097339">
                <text:p>0.0000000000028480504097339</text:p>
              </table:table-cell>
              <table:table-cell office:value-type="float" office:value="19">
                <text:p>19</text:p>
              </table:table-cell>
              <table:table-cell office:value-type="float" office:value="0.0000000000022769446317877">
                <text:p>0.0000000000022769446317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075765485756708">
                <text:p>0.00000000000075765485756708</text:p>
              </table:table-cell>
              <table:table-cell office:value-type="float" office:value="20">
                <text:p>20</text:p>
              </table:table-cell>
              <table:table-cell office:value-type="float" office:value="0.0000000000011301009366049">
                <text:p>0.0000000000011301009366049</text:p>
              </table:table-cell>
              <table:table-cell office:value-type="float" office:value="20">
                <text:p>20</text:p>
              </table:table-cell>
              <table:table-cell office:value-type="float" office:value="0.000000000001064013457221">
                <text:p>0.000000000001064013457221</text:p>
              </table:table-cell>
              <table:table-cell office:value-type="float" office:value="20">
                <text:p>20</text:p>
              </table:table-cell>
              <table:table-cell office:value-type="float" office:value="0.00000000000084122799939085">
                <text:p>0.000000000000841227999390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85cm" svg:y="0.316cm" chart:style-name="ch2">
          <text:p>FD Order 16</text:p>
        </chart:title>
        <chart:legend chart:legend-position="end" svg:x="13.622cm" svg:y="3.457cm" style:legend-expansion="high" chart:style-name="ch3"/>
        <chart:plot-area chart:style-name="ch4" table:cell-range-address="'Big Order 16'.F5:'Big Order 16'.F17 'Big Order 16'.B5:'Big Order 16'.B5 'Big Order 16'.M5:'Big Order 16'.M17 'Big Order 16'.B19:'Big Order 16'.B19 'Big Order 16'.M19:'Big Order 16'.M31 'Big Order 16'.B33:'Big Order 16'.B33 'Big Order 16'.M33:'Big Order 16'.M44 'Big Order 16'.B46:'Big Order 16'.B46 'Big Order 16'.M46:'Big Order 16'.M46" chart:data-source-has-labels="row" svg:x="1.33cm" svg:y="1.275cm" svg:width="11.973cm" svg:height="6.57cm">
          <chartooo:coordinate-region svg:x="2.481cm" svg:y="1.475cm" svg:width="10.635cm" svg:height="5.723cm"/>
          <chart:axis chart:dimension="x" chart:name="primary-x" chart:style-name="ch5">
            <chart:title svg:x="6.081cm" svg:y="8.025cm" chart:style-name="ch6">
              <text:p>Gaussian Points</text:p>
            </chart:title>
          </chart:axis>
          <chart:axis chart:dimension="y" chart:name="primary-y" chart:style-name="ch7">
            <chart:title svg:x="0.451cm" svg:y="5.146cm" chart:style-name="ch8">
              <text:p>Delta E</text:p>
            </chart:title>
            <chart:grid chart:style-name="ch9" chart:class="major"/>
          </chart:axis>
          <chart:series chart:style-name="ch10" chart:values-cell-range-address="'Big Order 16'.M5:'Big Order 16'.M17" chart:label-cell-address="'Big Order 16'.B5:'Big Order 16'.B5" chart:class="chart:scatter">
            <chart:domain table:cell-range-address="'Big Order 16'.F5:'Big Order 16'.F17"/>
            <chart:data-point chart:repeated="13"/>
          </chart:series>
          <chart:series chart:style-name="ch11" chart:values-cell-range-address="'Big Order 16'.M19:'Big Order 16'.M31" chart:label-cell-address="'Big Order 16'.B19:'Big Order 16'.B19" chart:class="chart:scatter">
            <chart:domain table:cell-range-address="'Big Order 16'.F19:'Big Order 16'.F31"/>
            <chart:data-point chart:repeated="13"/>
          </chart:series>
          <chart:series chart:style-name="ch12" chart:values-cell-range-address="'Big Order 16'.M33:'Big Order 16'.M44" chart:label-cell-address="'Big Order 16'.B33:'Big Order 16'.B33" chart:class="chart:scatter">
            <chart:domain table:cell-range-address="'Big Order 16'.F33:'Big Order 16'.F44"/>
            <chart:data-point chart:repeated="12"/>
          </chart:series>
          <chart:series chart:style-name="ch13" chart:values-cell-range-address="'Big Order 16'.M46:'Big Order 16'.M46" chart:label-cell-address="'Big Order 16'.B46:'Big Order 16'.B46" chart:class="chart:scatter">
            <chart:domain table:cell-range-address="'Big Order 16'.F46:'Big Order 16'.F46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0.4243</text:p>
                <draw:g>
                  <svg:desc>'Big Order 16'.B5:'Big Order 16'.B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0.5657</text:p>
                <draw:g>
                  <svg:desc>'Big Order 16'.B19:'Big Order 16'.B1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0.7071</text:p>
                <draw:g>
                  <svg:desc>'Big Order 16'.B33:'Big Order 16'.B33</svg:desc>
                </draw:g>
              </table:table-cell>
              <table:table-cell office:value-type="string">
                <text:p/>
              </table:table-cell>
              <table:table-cell office:value-type="string">
                <text:p>0.8485</text:p>
                <draw:g>
                  <svg:desc>'Big Order 16'.B46:'Big Order 16'.B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Big Order 16'.F5:'Big Order 16'.F17</svg:desc>
                </draw:g>
              </table:table-cell>
              <table:table-cell office:value-type="float" office:value="46.122343148265">
                <text:p>46.122343148265</text:p>
                <draw:g>
                  <svg:desc>'Big Order 16'.M5:'Big Order 16'.M17</svg:desc>
                </draw:g>
              </table:table-cell>
              <table:table-cell office:value-type="float" office:value="8">
                <text:p>8</text:p>
                <draw:g>
                  <svg:desc>'Big Order 16'.F19:'Big Order 16'.F31</svg:desc>
                </draw:g>
              </table:table-cell>
              <table:table-cell office:value-type="float" office:value="0.0021656018131448">
                <text:p>0.0021656018131448</text:p>
                <draw:g>
                  <svg:desc>'Big Order 16'.M19:'Big Order 16'.M31</svg:desc>
                </draw:g>
              </table:table-cell>
              <table:table-cell office:value-type="float" office:value="8">
                <text:p>8</text:p>
                <draw:g>
                  <svg:desc>'Big Order 16'.F33:'Big Order 16'.F44</svg:desc>
                </draw:g>
              </table:table-cell>
              <table:table-cell office:value-type="float" office:value="0.0036986186790813">
                <text:p>0.0036986186790813</text:p>
                <draw:g>
                  <svg:desc>'Big Order 16'.M33:'Big Order 16'.M44</svg:desc>
                </draw:g>
              </table:table-cell>
              <table:table-cell office:value-type="float" office:value="8">
                <text:p>8</text:p>
                <draw:g>
                  <svg:desc>'Big Order 16'.F46:'Big Order 16'.F46</svg:desc>
                </draw:g>
              </table:table-cell>
              <table:table-cell office:value-type="float" office:value="0.017066893726565">
                <text:p>0.017066893726565</text:p>
                <draw:g>
                  <svg:desc>'Big Order 16'.M46:'Big Order 16'.M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19718675043778">
                <text:p>0.00019718675043778</text:p>
              </table:table-cell>
              <table:table-cell office:value-type="float" office:value="9">
                <text:p>9</text:p>
              </table:table-cell>
              <table:table-cell office:value-type="float" office:value="0.00051318015285062">
                <text:p>0.00051318015285062</text:p>
              </table:table-cell>
              <table:table-cell office:value-type="float" office:value="9">
                <text:p>9</text:p>
              </table:table-cell>
              <table:table-cell office:value-type="float" office:value="0.0013385696333046">
                <text:p>0.0013385696333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69377532054382">
                <text:p>0.000069377532054382</text:p>
              </table:table-cell>
              <table:table-cell office:value-type="float" office:value="10">
                <text:p>10</text:p>
              </table:table-cell>
              <table:table-cell office:value-type="float" office:value="0.00017273184407074">
                <text:p>0.00017273184407074</text:p>
              </table:table-cell>
              <table:table-cell office:value-type="float" office:value="10">
                <text:p>10</text:p>
              </table:table-cell>
              <table:table-cell office:value-type="float" office:value="0.00039684979455501">
                <text:p>0.00039684979455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1830980156603">
                <text:p>0.00001830980156603</text:p>
              </table:table-cell>
              <table:table-cell office:value-type="float" office:value="11">
                <text:p>11</text:p>
              </table:table-cell>
              <table:table-cell office:value-type="float" office:value="0.000047710548376045">
                <text:p>0.000047710548376045</text:p>
              </table:table-cell>
              <table:table-cell office:value-type="float" office:value="11">
                <text:p>11</text:p>
              </table:table-cell>
              <table:table-cell office:value-type="float" office:value="0.0001257780943007">
                <text:p>0.000125778094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70942380001604">
                <text:p>0.0000070942380001604</text:p>
              </table:table-cell>
              <table:table-cell office:value-type="float" office:value="12">
                <text:p>12</text:p>
              </table:table-cell>
              <table:table-cell office:value-type="float" office:value="0.000018010510414612">
                <text:p>0.000018010510414612</text:p>
              </table:table-cell>
              <table:table-cell office:value-type="float" office:value="12">
                <text:p>12</text:p>
              </table:table-cell>
              <table:table-cell office:value-type="float" office:value="0.000050503739714713">
                <text:p>0.000050503739714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2136265428776">
                <text:p>0.000002136265428776</text:p>
              </table:table-cell>
              <table:table-cell office:value-type="float" office:value="13">
                <text:p>13</text:p>
              </table:table-cell>
              <table:table-cell office:value-type="float" office:value="0.0000056812492879033">
                <text:p>0.0000056812492879033</text:p>
              </table:table-cell>
              <table:table-cell office:value-type="float" office:value="13">
                <text:p>13</text:p>
              </table:table-cell>
              <table:table-cell office:value-type="float" office:value="0.00001773110476222">
                <text:p>0.0000177311047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90846757672125">
                <text:p>0.00000090846757672125</text:p>
              </table:table-cell>
              <table:table-cell office:value-type="float" office:value="14">
                <text:p>14</text:p>
              </table:table-cell>
              <table:table-cell office:value-type="float" office:value="0.0000019131749358081">
                <text:p>0.0000019131749358081</text:p>
              </table:table-cell>
              <table:table-cell office:value-type="float" office:value="14">
                <text:p>14</text:p>
              </table:table-cell>
              <table:table-cell office:value-type="float" office:value="0.0000065349038180784">
                <text:p>0.0000065349038180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30722264354743">
                <text:p>0.00000030722264354743</text:p>
              </table:table-cell>
              <table:table-cell office:value-type="float" office:value="15">
                <text:p>15</text:p>
              </table:table-cell>
              <table:table-cell office:value-type="float" office:value="0.00000083634871295146">
                <text:p>0.00000083634871295146</text:p>
              </table:table-cell>
              <table:table-cell office:value-type="float" office:value="15">
                <text:p>15</text:p>
              </table:table-cell>
              <table:table-cell office:value-type="float" office:value="0.0000029452033913913">
                <text:p>0.000002945203391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4167041406665">
                <text:p>0.00000014167041406665</text:p>
              </table:table-cell>
              <table:table-cell office:value-type="float" office:value="16">
                <text:p>16</text:p>
              </table:table-cell>
              <table:table-cell office:value-type="float" office:value="0.00000031242807452259">
                <text:p>0.00000031242807452259</text:p>
              </table:table-cell>
              <table:table-cell office:value-type="float" office:value="16">
                <text:p>16</text:p>
              </table:table-cell>
              <table:table-cell office:value-type="float" office:value="0.0000011773432220252">
                <text:p>0.000001177343222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5295920635362">
                <text:p>0.00000005295920635362</text:p>
              </table:table-cell>
              <table:table-cell office:value-type="float" office:value="17">
                <text:p>17</text:p>
              </table:table-cell>
              <table:table-cell office:value-type="float" office:value="0.00000014743323184518">
                <text:p>0.00000014743323184518</text:p>
              </table:table-cell>
              <table:table-cell office:value-type="float" office:value="17">
                <text:p>17</text:p>
              </table:table-cell>
              <table:table-cell office:value-type="float" office:value="0.00000049017495484804">
                <text:p>0.00000049017495484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26181949719373">
                <text:p>0.000000026181949719373</text:p>
              </table:table-cell>
              <table:table-cell office:value-type="float" office:value="18">
                <text:p>18</text:p>
              </table:table-cell>
              <table:table-cell office:value-type="float" office:value="0.000000060152489211873">
                <text:p>0.000000060152489211873</text:p>
              </table:table-cell>
              <table:table-cell office:value-type="float" office:value="18">
                <text:p>18</text:p>
              </table:table-cell>
              <table:table-cell office:value-type="float" office:value="0.000000243181773385">
                <text:p>0.000000243181773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10665878624749">
                <text:p>0.000000010665878624749</text:p>
              </table:table-cell>
              <table:table-cell office:value-type="float" office:value="19">
                <text:p>19</text:p>
              </table:table-cell>
              <table:table-cell office:value-type="float" office:value="0.000000030294351915927">
                <text:p>0.000000030294351915927</text:p>
              </table:table-cell>
              <table:table-cell office:value-type="float" office:value="19">
                <text:p>19</text:p>
              </table:table-cell>
              <table:table-cell office:value-type="float" office:value="0.00000010838216724096">
                <text:p>0.0000001083821672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5597381447231">
                <text:p>0.000000005597381447231</text:p>
              </table:table-cell>
              <table:table-cell office:value-type="float" office:value="20">
                <text:p>20</text:p>
              </table:table-cell>
              <table:table-cell office:value-type="float" office:value="0.000000013326504344491">
                <text:p>0.00000001332650434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62cm" svg:height="11.172cm" xlink:href=".." xlink:type="simple" chart:class="chart:scatter" chart:style-name="ch1">
        <chart:title svg:x="8.617cm" svg:y="0.359cm" chart:style-name="ch2">
          <text:p>FD Order 16</text:p>
        </chart:title>
        <chart:legend chart:legend-position="end" svg:x="16.401cm" svg:y="4.54cm" style:legend-expansion="high" chart:style-name="ch3"/>
        <chart:plot-area chart:style-name="ch4" table:cell-range-address="'Small FD order 16'.H9:'Small FD order 16'.H21 'Small FD order 16'.D9:'Small FD order 16'.D9 'Small FD order 16'.P9:'Small FD order 16'.P21 'Small FD order 16'.D23:'Small FD order 16'.D23 'Small FD order 16'.P23:'Small FD order 16'.P35 'Small FD order 16'.D37:'Small FD order 16'.D37 'Small FD order 16'.P37:'Small FD order 16'.P49 'Small FD order 16'.D51:'Small FD order 16'.D51 'Small FD order 16'.P51:'Small FD order 16'.P63" chart:data-source-has-labels="row" svg:x="1.408cm" svg:y="1.361cm" svg:width="14.596cm" svg:height="8.607cm">
          <chartooo:coordinate-region svg:x="2.559cm" svg:y="1.56cm" svg:width="13.258cm" svg:height="7.762cm"/>
          <chart:axis chart:dimension="x" chart:name="primary-x" chart:style-name="ch5">
            <chart:title svg:x="7.471cm" svg:y="10.191cm" chart:style-name="ch6">
              <text:p>Gaussian Points</text:p>
            </chart:title>
          </chart:axis>
          <chart:axis chart:dimension="y" chart:name="primary-y" chart:style-name="ch7">
            <chart:title svg:x="0.451cm" svg:y="7.296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6'.P9:'Small FD order 16'.P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P23:'Small FD order 16'.P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P37:'Small FD order 16'.P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P51:'Small FD order 16'.P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059407123568547">
                <text:p>0.059407123568547</text:p>
                <draw:g>
                  <svg:desc>'Small FD order 16'.P9:'Small FD order 16'.P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0.20727449916451">
                <text:p>0.20727449916451</text:p>
                <draw:g>
                  <svg:desc>'Small FD order 16'.P23:'Small FD order 16'.P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00062126082874791">
                <text:p>0.00000062126082874791</text:p>
                <draw:g>
                  <svg:desc>'Small FD order 16'.P37:'Small FD order 16'.P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00012047633204512">
                <text:p>0.0000012047633204512</text:p>
                <draw:g>
                  <svg:desc>'Small FD order 16'.P51:'Small FD order 16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9284743860378">
                <text:p>0.00000019284743860378</text:p>
              </table:table-cell>
              <table:table-cell office:value-type="float" office:value="9">
                <text:p>9</text:p>
              </table:table-cell>
              <table:table-cell office:value-type="float" office:value="0.00000016089738566365">
                <text:p>0.00000016089738566365</text:p>
              </table:table-cell>
              <table:table-cell office:value-type="float" office:value="9">
                <text:p>9</text:p>
              </table:table-cell>
              <table:table-cell office:value-type="float" office:value="0.00000024572134412094">
                <text:p>0.00000024572134412094</text:p>
              </table:table-cell>
              <table:table-cell office:value-type="float" office:value="9">
                <text:p>9</text:p>
              </table:table-cell>
              <table:table-cell office:value-type="float" office:value="0.00000027856058032706">
                <text:p>0.0000002785605803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51692723583212">
                <text:p>0.000000051692723583212</text:p>
              </table:table-cell>
              <table:table-cell office:value-type="float" office:value="10">
                <text:p>10</text:p>
              </table:table-cell>
              <table:table-cell office:value-type="float" office:value="0.000000058546026669221">
                <text:p>0.000000058546026669221</text:p>
              </table:table-cell>
              <table:table-cell office:value-type="float" office:value="10">
                <text:p>10</text:p>
              </table:table-cell>
              <table:table-cell office:value-type="float" office:value="0.000000077571539891158">
                <text:p>0.000000077571539891158</text:p>
              </table:table-cell>
              <table:table-cell office:value-type="float" office:value="10">
                <text:p>10</text:p>
              </table:table-cell>
              <table:table-cell office:value-type="float" office:value="0.000000094959285687045">
                <text:p>0.000000094959285687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14129916452082">
                <text:p>0.000000014129916452082</text:p>
              </table:table-cell>
              <table:table-cell office:value-type="float" office:value="11">
                <text:p>11</text:p>
              </table:table-cell>
              <table:table-cell office:value-type="float" office:value="0.000000014097782678546">
                <text:p>0.000000014097782678546</text:p>
              </table:table-cell>
              <table:table-cell office:value-type="float" office:value="11">
                <text:p>11</text:p>
              </table:table-cell>
              <table:table-cell office:value-type="float" office:value="0.000000025085483757503">
                <text:p>0.000000025085483757503</text:p>
              </table:table-cell>
              <table:table-cell office:value-type="float" office:value="11">
                <text:p>11</text:p>
              </table:table-cell>
              <table:table-cell office:value-type="float" office:value="0.00000002367617930459">
                <text:p>0.0000000236761793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75813266041122">
                <text:p>0.0000000075813266041122</text:p>
              </table:table-cell>
              <table:table-cell office:value-type="float" office:value="12">
                <text:p>12</text:p>
              </table:table-cell>
              <table:table-cell office:value-type="float" office:value="0.0000000056747243111356">
                <text:p>0.0000000056747243111356</text:p>
              </table:table-cell>
              <table:table-cell office:value-type="float" office:value="12">
                <text:p>12</text:p>
              </table:table-cell>
              <table:table-cell office:value-type="float" office:value="0.000000012021738592575">
                <text:p>0.000000012021738592575</text:p>
              </table:table-cell>
              <table:table-cell office:value-type="float" office:value="12">
                <text:p>12</text:p>
              </table:table-cell>
              <table:table-cell office:value-type="float" office:value="0.0000000087150934530304">
                <text:p>0.000000008715093453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22912959680334">
                <text:p>0.0000000022912959680334</text:p>
              </table:table-cell>
              <table:table-cell office:value-type="float" office:value="13">
                <text:p>13</text:p>
              </table:table-cell>
              <table:table-cell office:value-type="float" office:value="0.0000000023714664477823">
                <text:p>0.0000000023714664477823</text:p>
              </table:table-cell>
              <table:table-cell office:value-type="float" office:value="13">
                <text:p>13</text:p>
              </table:table-cell>
              <table:table-cell office:value-type="float" office:value="0.000000004099121882669">
                <text:p>0.000000004099121882669</text:p>
              </table:table-cell>
              <table:table-cell office:value-type="float" office:value="13">
                <text:p>13</text:p>
              </table:table-cell>
              <table:table-cell office:value-type="float" office:value="0.0000000033337083382804">
                <text:p>0.000000003333708338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73495579815254">
                <text:p>0.00000000073495579815254</text:p>
              </table:table-cell>
              <table:table-cell office:value-type="float" office:value="14">
                <text:p>14</text:p>
              </table:table-cell>
              <table:table-cell office:value-type="float" office:value="0.00000000068217736371196">
                <text:p>0.00000000068217736371196</text:p>
              </table:table-cell>
              <table:table-cell office:value-type="float" office:value="14">
                <text:p>14</text:p>
              </table:table-cell>
              <table:table-cell office:value-type="float" office:value="0.0000000014492698659407">
                <text:p>0.0000000014492698659407</text:p>
              </table:table-cell>
              <table:table-cell office:value-type="float" office:value="14">
                <text:p>14</text:p>
              </table:table-cell>
              <table:table-cell office:value-type="float" office:value="0.00000000098317188706501">
                <text:p>0.0000000009831718870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24901981554608">
                <text:p>0.00000000024901981554608</text:p>
              </table:table-cell>
              <table:table-cell office:value-type="float" office:value="15">
                <text:p>15</text:p>
              </table:table-cell>
              <table:table-cell office:value-type="float" office:value="0.00000000030856995658483">
                <text:p>0.00000000030856995658483</text:p>
              </table:table-cell>
              <table:table-cell office:value-type="float" office:value="15">
                <text:p>15</text:p>
              </table:table-cell>
              <table:table-cell office:value-type="float" office:value="0.00000000053227582502019">
                <text:p>0.00000000053227582502019</text:p>
              </table:table-cell>
              <table:table-cell office:value-type="float" office:value="15">
                <text:p>15</text:p>
              </table:table-cell>
              <table:table-cell office:value-type="float" office:value="0.00000000041107483877062">
                <text:p>0.0000000004110748387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1477740975044">
                <text:p>0.0000000001477740975044</text:p>
              </table:table-cell>
              <table:table-cell office:value-type="float" office:value="16">
                <text:p>16</text:p>
              </table:table-cell>
              <table:table-cell office:value-type="float" office:value="0.0000000001434088339075">
                <text:p>0.0000000001434088339075</text:p>
              </table:table-cell>
              <table:table-cell office:value-type="float" office:value="16">
                <text:p>16</text:p>
              </table:table-cell>
              <table:table-cell office:value-type="float" office:value="0.00000000020318100305358">
                <text:p>0.00000000020318100305358</text:p>
              </table:table-cell>
              <table:table-cell office:value-type="float" office:value="16">
                <text:p>16</text:p>
              </table:table-cell>
              <table:table-cell office:value-type="float" office:value="0.00000000017810238774586">
                <text:p>0.0000000001781023877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53965106184579">
                <text:p>0.000000000053965106184579</text:p>
              </table:table-cell>
              <table:table-cell office:value-type="float" office:value="17">
                <text:p>17</text:p>
              </table:table-cell>
              <table:table-cell office:value-type="float" office:value="0.000000000068359162600072">
                <text:p>0.000000000068359162600072</text:p>
              </table:table-cell>
              <table:table-cell office:value-type="float" office:value="17">
                <text:p>17</text:p>
              </table:table-cell>
              <table:table-cell office:value-type="float" office:value="0.000000000080569241367031">
                <text:p>0.000000000080569241367031</text:p>
              </table:table-cell>
              <table:table-cell office:value-type="float" office:value="17">
                <text:p>17</text:p>
              </table:table-cell>
              <table:table-cell office:value-type="float" office:value="0.000000000061497042927988">
                <text:p>0.00000000006149704292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20629103183149">
                <text:p>0.000000000020629103183149</text:p>
              </table:table-cell>
              <table:table-cell office:value-type="float" office:value="18">
                <text:p>18</text:p>
              </table:table-cell>
              <table:table-cell office:value-type="float" office:value="0.000000000023519425594758">
                <text:p>0.000000000023519425594758</text:p>
              </table:table-cell>
              <table:table-cell office:value-type="float" office:value="18">
                <text:p>18</text:p>
              </table:table-cell>
              <table:table-cell office:value-type="float" office:value="0.000000000044391839579758">
                <text:p>0.000000000044391839579758</text:p>
              </table:table-cell>
              <table:table-cell office:value-type="float" office:value="18">
                <text:p>18</text:p>
              </table:table-cell>
              <table:table-cell office:value-type="float" office:value="0.000000000028722009447522">
                <text:p>0.00000000002872200944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82290325438118">
                <text:p>0.0000000000082290325438118</text:p>
              </table:table-cell>
              <table:table-cell office:value-type="float" office:value="19">
                <text:p>19</text:p>
              </table:table-cell>
              <table:table-cell office:value-type="float" office:value="0.000000000011875096362898">
                <text:p>0.000000000011875096362898</text:p>
              </table:table-cell>
              <table:table-cell office:value-type="float" office:value="19">
                <text:p>19</text:p>
              </table:table-cell>
              <table:table-cell office:value-type="float" office:value="0.00000000001870377927535">
                <text:p>0.00000000001870377927535</text:p>
              </table:table-cell>
              <table:table-cell office:value-type="float" office:value="19">
                <text:p>19</text:p>
              </table:table-cell>
              <table:table-cell office:value-type="float" office:value="0.000000000013807490737116">
                <text:p>0.00000000001380749073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52762146455786">
                <text:p>0.0000000000052762146455786</text:p>
              </table:table-cell>
              <table:table-cell office:value-type="float" office:value="20">
                <text:p>20</text:p>
              </table:table-cell>
              <table:table-cell office:value-type="float" office:value="0.0000000000061237827143951">
                <text:p>0.0000000000061237827143951</text:p>
              </table:table-cell>
              <table:table-cell office:value-type="float" office:value="20">
                <text:p>20</text:p>
              </table:table-cell>
              <table:table-cell office:value-type="float" office:value="0.0000000000081549055121445">
                <text:p>0.0000000000081549055121445</text:p>
              </table:table-cell>
              <table:table-cell office:value-type="float" office:value="20">
                <text:p>20</text:p>
              </table:table-cell>
              <table:table-cell office:value-type="float" office:value="0.0000000000054247912421896">
                <text:p>0.00000000000542479124218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FD Order 16</text:p>
        </chart:title>
        <chart:legend chart:legend-position="end" svg:x="12.539cm" svg:y="3.454cm" style:legend-expansion="high" chart:style-name="ch3"/>
        <chart:plot-area chart:style-name="ch4" table:cell-range-address="'Small FD order 16'.H9:'Small FD order 16'.H21 'Small FD order 16'.D9:'Small FD order 16'.D9 'Small FD order 16'.O9:'Small FD order 16'.O21 'Small FD order 16'.D23:'Small FD order 16'.D23 'Small FD order 16'.O23:'Small FD order 16'.O35 'Small FD order 16'.D37:'Small FD order 16'.D37 'Small FD order 16'.O37:'Small FD order 16'.O49 'Small FD order 16'.D51:'Small FD order 16'.D51 'Small FD order 16'.O51:'Small FD order 16'.O63" chart:data-source-has-labels="row" svg:x="1.331cm" svg:y="1.275cm" svg:width="10.888cm" svg:height="6.564cm">
          <chartooo:coordinate-region svg:x="2.482cm" svg:y="1.474cm" svg:width="9.55cm" svg:height="5.718cm"/>
          <chart:axis chart:dimension="x" chart:name="primary-x" chart:style-name="ch5">
            <chart:title svg:x="5.54cm" svg:y="8.019cm" chart:style-name="ch6">
              <text:p>Gaussian Points</text:p>
            </chart:title>
          </chart:axis>
          <chart:axis chart:dimension="y" chart:name="primary-y" chart:style-name="ch7">
            <chart:title svg:x="0.451cm" svg:y="5.646cm" chart:style-name="ch8">
              <text:p>Detlat Recip E</text:p>
            </chart:title>
            <chart:grid chart:style-name="ch9" chart:class="major"/>
          </chart:axis>
          <chart:series chart:style-name="ch10" chart:values-cell-range-address="'Small FD order 16'.O9:'Small FD order 16'.O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O23:'Small FD order 16'.O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O37:'Small FD order 16'.O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O51:'Small FD order 16'.O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52096234069518">
                <text:p>0.52096234069518</text:p>
                <draw:g>
                  <svg:desc>'Small FD order 16'.O9:'Small FD order 16'.O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2.0099846795302">
                <text:p>2.0099846795302</text:p>
                <draw:g>
                  <svg:desc>'Small FD order 16'.O23:'Small FD order 16'.O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36002902436572">
                <text:p>0.00036002902436572</text:p>
                <draw:g>
                  <svg:desc>'Small FD order 16'.O37:'Small FD order 16'.O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20788914325429">
                <text:p>0.0020788914325429</text:p>
                <draw:g>
                  <svg:desc>'Small FD order 16'.O51:'Small FD order 16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18543783575714">
                <text:p>0.000018543783575714</text:p>
              </table:table-cell>
              <table:table-cell office:value-type="float" office:value="9">
                <text:p>9</text:p>
              </table:table-cell>
              <table:table-cell office:value-type="float" office:value="0.000046871529025605">
                <text:p>0.000046871529025605</text:p>
              </table:table-cell>
              <table:table-cell office:value-type="float" office:value="9">
                <text:p>9</text:p>
              </table:table-cell>
              <table:table-cell office:value-type="float" office:value="0.00011216420521798">
                <text:p>0.00011216420521798</text:p>
              </table:table-cell>
              <table:table-cell office:value-type="float" office:value="9">
                <text:p>9</text:p>
              </table:table-cell>
              <table:table-cell office:value-type="float" office:value="0.00054208675775413">
                <text:p>0.00054208675775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46015259412002">
                <text:p>0.0000046015259412002</text:p>
              </table:table-cell>
              <table:table-cell office:value-type="float" office:value="10">
                <text:p>10</text:p>
              </table:table-cell>
              <table:table-cell office:value-type="float" office:value="0.000015690473149421">
                <text:p>0.000015690473149421</text:p>
              </table:table-cell>
              <table:table-cell office:value-type="float" office:value="10">
                <text:p>10</text:p>
              </table:table-cell>
              <table:table-cell office:value-type="float" office:value="0.000034585073240834">
                <text:p>0.000034585073240834</text:p>
              </table:table-cell>
              <table:table-cell office:value-type="float" office:value="10">
                <text:p>10</text:p>
              </table:table-cell>
              <table:table-cell office:value-type="float" office:value="0.00020179133249698">
                <text:p>0.00020179133249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12288944147565">
                <text:p>0.0000012288944147565</text:p>
              </table:table-cell>
              <table:table-cell office:value-type="float" office:value="11">
                <text:p>11</text:p>
              </table:table-cell>
              <table:table-cell office:value-type="float" office:value="0.0000033724773738086">
                <text:p>0.0000033724773738086</text:p>
              </table:table-cell>
              <table:table-cell office:value-type="float" office:value="11">
                <text:p>11</text:p>
              </table:table-cell>
              <table:table-cell office:value-type="float" office:value="0.000011327184795462">
                <text:p>0.000011327184795462</text:p>
              </table:table-cell>
              <table:table-cell office:value-type="float" office:value="11">
                <text:p>11</text:p>
              </table:table-cell>
              <table:table-cell office:value-type="float" office:value="0.000056058522485358">
                <text:p>0.000056058522485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65402701338035">
                <text:p>0.00000065402701338035</text:p>
              </table:table-cell>
              <table:table-cell office:value-type="float" office:value="12">
                <text:p>12</text:p>
              </table:table-cell>
              <table:table-cell office:value-type="float" office:value="0.0000012878165962515">
                <text:p>0.0000012878165962515</text:p>
              </table:table-cell>
              <table:table-cell office:value-type="float" office:value="12">
                <text:p>12</text:p>
              </table:table-cell>
              <table:table-cell office:value-type="float" office:value="0.0000055430420733416">
                <text:p>0.0000055430420733416</text:p>
              </table:table-cell>
              <table:table-cell office:value-type="float" office:value="12">
                <text:p>12</text:p>
              </table:table-cell>
              <table:table-cell office:value-type="float" office:value="0.000022179930422084">
                <text:p>0.000022179930422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19583009158719">
                <text:p>0.00000019583009158719</text:p>
              </table:table-cell>
              <table:table-cell office:value-type="float" office:value="13">
                <text:p>13</text:p>
              </table:table-cell>
              <table:table-cell office:value-type="float" office:value="0.00000051479375295926">
                <text:p>0.00000051479375295926</text:p>
              </table:table-cell>
              <table:table-cell office:value-type="float" office:value="13">
                <text:p>13</text:p>
              </table:table-cell>
              <table:table-cell office:value-type="float" office:value="0.0000019747846753404">
                <text:p>0.0000019747846753404</text:p>
              </table:table-cell>
              <table:table-cell office:value-type="float" office:value="13">
                <text:p>13</text:p>
              </table:table-cell>
              <table:table-cell office:value-type="float" office:value="0.0000090578265492525">
                <text:p>0.000009057826549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62851755106008">
                <text:p>0.000000062851755106008</text:p>
              </table:table-cell>
              <table:table-cell office:value-type="float" office:value="14">
                <text:p>14</text:p>
              </table:table-cell>
              <table:table-cell office:value-type="float" office:value="0.00000014070872755845">
                <text:p>0.00000014070872755845</text:p>
              </table:table-cell>
              <table:table-cell office:value-type="float" office:value="14">
                <text:p>14</text:p>
              </table:table-cell>
              <table:table-cell office:value-type="float" office:value="0.00000073600303451826">
                <text:p>0.00000073600303451826</text:p>
              </table:table-cell>
              <table:table-cell office:value-type="float" office:value="14">
                <text:p>14</text:p>
              </table:table-cell>
              <table:table-cell office:value-type="float" office:value="0.0000028877011395423">
                <text:p>0.000002887701139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21503238994969">
                <text:p>0.000000021503238994969</text:p>
              </table:table-cell>
              <table:table-cell office:value-type="float" office:value="15">
                <text:p>15</text:p>
              </table:table-cell>
              <table:table-cell office:value-type="float" office:value="0.00000006215986569913">
                <text:p>0.00000006215986569913</text:p>
              </table:table-cell>
              <table:table-cell office:value-type="float" office:value="15">
                <text:p>15</text:p>
              </table:table-cell>
              <table:table-cell office:value-type="float" office:value="0.00000028631882997843">
                <text:p>0.00000028631882997843</text:p>
              </table:table-cell>
              <table:table-cell office:value-type="float" office:value="15">
                <text:p>15</text:p>
              </table:table-cell>
              <table:table-cell office:value-type="float" office:value="0.0000012726165650179">
                <text:p>0.0000012726165650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12860947307125">
                <text:p>0.000000012860947307125</text:p>
              </table:table-cell>
              <table:table-cell office:value-type="float" office:value="16">
                <text:p>16</text:p>
              </table:table-cell>
              <table:table-cell office:value-type="float" office:value="0.000000028436682564248">
                <text:p>0.000000028436682564248</text:p>
              </table:table-cell>
              <table:table-cell office:value-type="float" office:value="16">
                <text:p>16</text:p>
              </table:table-cell>
              <table:table-cell office:value-type="float" office:value="0.00000011602930527488">
                <text:p>0.00000011602930527488</text:p>
              </table:table-cell>
              <table:table-cell office:value-type="float" office:value="16">
                <text:p>16</text:p>
              </table:table-cell>
              <table:table-cell office:value-type="float" office:value="0.00000057885797843937">
                <text:p>0.00000057885797843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47949106629641">
                <text:p>0.0000000047949106629641</text:p>
              </table:table-cell>
              <table:table-cell office:value-type="float" office:value="17">
                <text:p>17</text:p>
              </table:table-cell>
              <table:table-cell office:value-type="float" office:value="0.000000013438224533147">
                <text:p>0.000000013438224533147</text:p>
              </table:table-cell>
              <table:table-cell office:value-type="float" office:value="17">
                <text:p>17</text:p>
              </table:table-cell>
              <table:table-cell office:value-type="float" office:value="0.000000048882402126083">
                <text:p>0.000000048882402126083</text:p>
              </table:table-cell>
              <table:table-cell office:value-type="float" office:value="17">
                <text:p>17</text:p>
              </table:table-cell>
              <table:table-cell office:value-type="float" office:value="0.0000002122291320461">
                <text:p>0.0000002122291320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1881610867116">
                <text:p>0.000000001881610867116</text:p>
              </table:table-cell>
              <table:table-cell office:value-type="float" office:value="18">
                <text:p>18</text:p>
              </table:table-cell>
              <table:table-cell office:value-type="float" office:value="0.0000000046165455902525">
                <text:p>0.0000000046165455902525</text:p>
              </table:table-cell>
              <table:table-cell office:value-type="float" office:value="18">
                <text:p>18</text:p>
              </table:table-cell>
              <table:table-cell office:value-type="float" office:value="0.000000028041073463214">
                <text:p>0.000000028041073463214</text:p>
              </table:table-cell>
              <table:table-cell office:value-type="float" office:value="18">
                <text:p>18</text:p>
              </table:table-cell>
              <table:table-cell office:value-type="float" office:value="0.00000010338387212983">
                <text:p>0.00000010338387212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77378686791363">
                <text:p>0.00000000077378686791363</text:p>
              </table:table-cell>
              <table:table-cell office:value-type="float" office:value="19">
                <text:p>19</text:p>
              </table:table-cell>
              <table:table-cell office:value-type="float" office:value="0.0000000023435053897458">
                <text:p>0.0000000023435053897458</text:p>
              </table:table-cell>
              <table:table-cell office:value-type="float" office:value="19">
                <text:p>19</text:p>
              </table:table-cell>
              <table:table-cell office:value-type="float" office:value="0.000000012544331795539">
                <text:p>0.000000012544331795539</text:p>
              </table:table-cell>
              <table:table-cell office:value-type="float" office:value="19">
                <text:p>19</text:p>
              </table:table-cell>
              <table:table-cell office:value-type="float" office:value="0.000000051734811989945">
                <text:p>0.000000051734811989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50437404253145">
                <text:p>0.00000000050437404253145</text:p>
              </table:table-cell>
              <table:table-cell office:value-type="float" office:value="20">
                <text:p>20</text:p>
              </table:table-cell>
              <table:table-cell office:value-type="float" office:value="0.0000000012201450960703">
                <text:p>0.0000000012201450960703</text:p>
              </table:table-cell>
              <table:table-cell office:value-type="float" office:value="20">
                <text:p>20</text:p>
              </table:table-cell>
              <table:table-cell office:value-type="float" office:value="0.0000000058013878145857">
                <text:p>0.0000000058013878145857</text:p>
              </table:table-cell>
              <table:table-cell office:value-type="float" office:value="20">
                <text:p>20</text:p>
              </table:table-cell>
              <table:table-cell office:value-type="float" office:value="0.000000021376699521625">
                <text:p>0.000000021376699521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685cm" svg:y="0.316cm" chart:style-name="ch2">
          <text:p>FD Order 20</text:p>
        </chart:title>
        <chart:legend chart:legend-position="end" svg:x="12.537cm" svg:y="3.456cm" style:legend-expansion="high" chart:style-name="ch3"/>
        <chart:plot-area chart:style-name="ch4" table:cell-range-address="'Small FD order 20'.H8:'Small FD order 20'.H20 'Small FD order 20'.D8:'Small FD order 20'.D8 'Small FD order 20'.P8:'Small FD order 20'.P20 'Small FD order 20'.D22:'Small FD order 20'.D22 'Small FD order 20'.P22:'Small FD order 20'.P34 'Small FD order 20'.D36:'Small FD order 20'.D36 'Small FD order 20'.P36:'Small FD order 20'.P48 'Small FD order 20'.D50:'Small FD order 20'.D50 'Small FD order 20'.P50:'Small FD order 20'.P62" chart:data-source-has-labels="row" svg:x="1.33cm" svg:y="1.275cm" svg:width="10.888cm" svg:height="6.569cm">
          <chartooo:coordinate-region svg:x="2.481cm" svg:y="1.474cm" svg:width="9.55cm" svg:height="5.723cm"/>
          <chart:axis chart:dimension="x" chart:name="primary-x" chart:style-name="ch5">
            <chart:title svg:x="5.539cm" svg:y="8.024cm" chart:style-name="ch6">
              <text:p>Gaussian Points</text:p>
            </chart:title>
          </chart:axis>
          <chart:axis chart:dimension="y" chart:name="primary-y" chart:style-name="ch7">
            <chart:title svg:x="0.451cm" svg:y="6.217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20'.P8:'Small FD order 20'.P20" chart:label-cell-address="'Small FD order 20'.D8:'Small FD order 20'.D8" chart:class="chart:scatter">
            <chart:domain table:cell-range-address="'Small FD order 20'.H8:'Small FD order 20'.H20"/>
            <chart:data-point chart:repeated="13"/>
          </chart:series>
          <chart:series chart:style-name="ch11" chart:values-cell-range-address="'Small FD order 20'.P22:'Small FD order 20'.P34" chart:label-cell-address="'Small FD order 20'.D22:'Small FD order 20'.D22" chart:class="chart:scatter">
            <chart:domain table:cell-range-address="'Small FD order 20'.H22:'Small FD order 20'.H34"/>
            <chart:data-point chart:repeated="13"/>
          </chart:series>
          <chart:series chart:style-name="ch12" chart:values-cell-range-address="'Small FD order 20'.P36:'Small FD order 20'.P48" chart:label-cell-address="'Small FD order 20'.D36:'Small FD order 20'.D36" chart:class="chart:scatter">
            <chart:domain table:cell-range-address="'Small FD order 20'.H36:'Small FD order 20'.H48"/>
            <chart:data-point chart:repeated="13"/>
          </chart:series>
          <chart:series chart:style-name="ch13" chart:values-cell-range-address="'Small FD order 20'.P50:'Small FD order 20'.P62" chart:label-cell-address="'Small FD order 20'.D50:'Small FD order 20'.D50" chart:class="chart:scatter">
            <chart:domain table:cell-range-address="'Small FD order 20'.H50:'Small FD order 20'.H62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20'.D8:'Small FD order 20'.D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20'.D22:'Small FD order 20'.D2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20'.D36:'Small FD order 20'.D36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20'.D50:'Small FD order 20'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20'.H8:'Small FD order 20'.H20</svg:desc>
                </draw:g>
              </table:table-cell>
              <table:table-cell office:value-type="float" office:value="0.19567303867265">
                <text:p>0.19567303867265</text:p>
                <draw:g>
                  <svg:desc>'Small FD order 20'.P8:'Small FD order 20'.P20</svg:desc>
                </draw:g>
              </table:table-cell>
              <table:table-cell office:value-type="float" office:value="8">
                <text:p>8</text:p>
                <draw:g>
                  <svg:desc>'Small FD order 20'.H22:'Small FD order 20'.H34</svg:desc>
                </draw:g>
              </table:table-cell>
              <table:table-cell office:value-type="float" office:value="0.0000003172395823853">
                <text:p>0.0000003172395823853</text:p>
                <draw:g>
                  <svg:desc>'Small FD order 20'.P22:'Small FD order 20'.P34</svg:desc>
                </draw:g>
              </table:table-cell>
              <table:table-cell office:value-type="float" office:value="8">
                <text:p>8</text:p>
                <draw:g>
                  <svg:desc>'Small FD order 20'.H36:'Small FD order 20'.H48</svg:desc>
                </draw:g>
              </table:table-cell>
              <table:table-cell office:value-type="float" office:value="0.00000047837331861652">
                <text:p>0.00000047837331861652</text:p>
                <draw:g>
                  <svg:desc>'Small FD order 20'.P36:'Small FD order 20'.P48</svg:desc>
                </draw:g>
              </table:table-cell>
              <table:table-cell office:value-type="float" office:value="8">
                <text:p>8</text:p>
                <draw:g>
                  <svg:desc>'Small FD order 20'.H50:'Small FD order 20'.H62</svg:desc>
                </draw:g>
              </table:table-cell>
              <table:table-cell office:value-type="float" office:value="0.00000091969340953926">
                <text:p>0.00000091969340953926</text:p>
                <draw:g>
                  <svg:desc>'Small FD order 20'.P50:'Small FD order 20'.P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1896594683869">
                <text:p>0.00000011896594683869</text:p>
              </table:table-cell>
              <table:table-cell office:value-type="float" office:value="9">
                <text:p>9</text:p>
              </table:table-cell>
              <table:table-cell office:value-type="float" office:value="0.00000010496935762908">
                <text:p>0.00000010496935762908</text:p>
              </table:table-cell>
              <table:table-cell office:value-type="float" office:value="9">
                <text:p>9</text:p>
              </table:table-cell>
              <table:table-cell office:value-type="float" office:value="0.00000018713759725746">
                <text:p>0.00000018713759725746</text:p>
              </table:table-cell>
              <table:table-cell office:value-type="float" office:value="9">
                <text:p>9</text:p>
              </table:table-cell>
              <table:table-cell office:value-type="float" office:value="0.00000017569578190925">
                <text:p>0.00000017569578190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29113776846379">
                <text:p>0.000000029113776846379</text:p>
              </table:table-cell>
              <table:table-cell office:value-type="float" office:value="10">
                <text:p>10</text:p>
              </table:table-cell>
              <table:table-cell office:value-type="float" office:value="0.000000035559232833504">
                <text:p>0.000000035559232833504</text:p>
              </table:table-cell>
              <table:table-cell office:value-type="float" office:value="10">
                <text:p>10</text:p>
              </table:table-cell>
              <table:table-cell office:value-type="float" office:value="0.000000051522396537816">
                <text:p>0.000000051522396537816</text:p>
              </table:table-cell>
              <table:table-cell office:value-type="float" office:value="10">
                <text:p>10</text:p>
              </table:table-cell>
              <table:table-cell office:value-type="float" office:value="0.000000051279427202096">
                <text:p>0.00000005127942720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068928734196527">
                <text:p>0.0000000068928734196527</text:p>
              </table:table-cell>
              <table:table-cell office:value-type="float" office:value="11">
                <text:p>11</text:p>
              </table:table-cell>
              <table:table-cell office:value-type="float" office:value="0.0000000078229918286469">
                <text:p>0.0000000078229918286469</text:p>
              </table:table-cell>
              <table:table-cell office:value-type="float" office:value="11">
                <text:p>11</text:p>
              </table:table-cell>
              <table:table-cell office:value-type="float" office:value="0.000000014131550930889">
                <text:p>0.000000014131550930889</text:p>
              </table:table-cell>
              <table:table-cell office:value-type="float" office:value="11">
                <text:p>11</text:p>
              </table:table-cell>
              <table:table-cell office:value-type="float" office:value="0.000000010409550584386">
                <text:p>0.000000010409550584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34288202580633">
                <text:p>0.0000000034288202580633</text:p>
              </table:table-cell>
              <table:table-cell office:value-type="float" office:value="12">
                <text:p>12</text:p>
              </table:table-cell>
              <table:table-cell office:value-type="float" office:value="0.0000000028947576283455">
                <text:p>0.0000000028947576283455</text:p>
              </table:table-cell>
              <table:table-cell office:value-type="float" office:value="12">
                <text:p>12</text:p>
              </table:table-cell>
              <table:table-cell office:value-type="float" office:value="0.0000000060156410766568">
                <text:p>0.0000000060156410766568</text:p>
              </table:table-cell>
              <table:table-cell office:value-type="float" office:value="12">
                <text:p>12</text:p>
              </table:table-cell>
              <table:table-cell office:value-type="float" office:value="0.0000000033209797326636">
                <text:p>0.0000000033209797326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088591313688077">
                <text:p>0.00000000088591313688077</text:p>
              </table:table-cell>
              <table:table-cell office:value-type="float" office:value="13">
                <text:p>13</text:p>
              </table:table-cell>
              <table:table-cell office:value-type="float" office:value="0.000000001103524545989">
                <text:p>0.000000001103524545989</text:p>
              </table:table-cell>
              <table:table-cell office:value-type="float" office:value="13">
                <text:p>13</text:p>
              </table:table-cell>
              <table:table-cell office:value-type="float" office:value="0.000000001705501204296">
                <text:p>0.000000001705501204296</text:p>
              </table:table-cell>
              <table:table-cell office:value-type="float" office:value="13">
                <text:p>13</text:p>
              </table:table-cell>
              <table:table-cell office:value-type="float" office:value="0.0000000011122868209255">
                <text:p>0.0000000011122868209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24131647117323">
                <text:p>0.00000000024131647117323</text:p>
              </table:table-cell>
              <table:table-cell office:value-type="float" office:value="14">
                <text:p>14</text:p>
              </table:table-cell>
              <table:table-cell office:value-type="float" office:value="0.00000000027253718290161">
                <text:p>0.00000000027253718290161</text:p>
              </table:table-cell>
              <table:table-cell office:value-type="float" office:value="14">
                <text:p>14</text:p>
              </table:table-cell>
              <table:table-cell office:value-type="float" office:value="0.00000000050053341954528">
                <text:p>0.00000000050053341954528</text:p>
              </table:table-cell>
              <table:table-cell office:value-type="float" office:value="14">
                <text:p>14</text:p>
              </table:table-cell>
              <table:table-cell office:value-type="float" office:value="0.00000000027924472152764">
                <text:p>0.00000000027924472152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0691949512958">
                <text:p>0.0000000000691949512958</text:p>
              </table:table-cell>
              <table:table-cell office:value-type="float" office:value="15">
                <text:p>15</text:p>
              </table:table-cell>
              <table:table-cell office:value-type="float" office:value="0.00000000011038948823356">
                <text:p>0.00000000011038948823356</text:p>
              </table:table-cell>
              <table:table-cell office:value-type="float" office:value="15">
                <text:p>15</text:p>
              </table:table-cell>
              <table:table-cell office:value-type="float" office:value="0.00000000015291273477444">
                <text:p>0.00000000015291273477444</text:p>
              </table:table-cell>
              <table:table-cell office:value-type="float" office:value="15">
                <text:p>15</text:p>
              </table:table-cell>
              <table:table-cell office:value-type="float" office:value="0.0000000001044949005709">
                <text:p>0.0000000001044949005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037758265011509">
                <text:p>0.000000000037758265011509</text:p>
              </table:table-cell>
              <table:table-cell office:value-type="float" office:value="16">
                <text:p>16</text:p>
              </table:table-cell>
              <table:table-cell office:value-type="float" office:value="0.000000000045699526886011">
                <text:p>0.000000000045699526886011</text:p>
              </table:table-cell>
              <table:table-cell office:value-type="float" office:value="16">
                <text:p>16</text:p>
              </table:table-cell>
              <table:table-cell office:value-type="float" office:value="0.000000000048748927117138">
                <text:p>0.000000000048748927117138</text:p>
              </table:table-cell>
              <table:table-cell office:value-type="float" office:value="16">
                <text:p>16</text:p>
              </table:table-cell>
              <table:table-cell office:value-type="float" office:value="0.000000000040751945577861">
                <text:p>0.000000000040751945577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11664258353915">
                <text:p>0.000000000011664258353915</text:p>
              </table:table-cell>
              <table:table-cell office:value-type="float" office:value="17">
                <text:p>17</text:p>
              </table:table-cell>
              <table:table-cell office:value-type="float" office:value="0.000000000019333846798109">
                <text:p>0.000000000019333846798109</text:p>
              </table:table-cell>
              <table:table-cell office:value-type="float" office:value="17">
                <text:p>17</text:p>
              </table:table-cell>
              <table:table-cell office:value-type="float" office:value="0.000000000016224461082077">
                <text:p>0.000000000016224461082077</text:p>
              </table:table-cell>
              <table:table-cell office:value-type="float" office:value="17">
                <text:p>17</text:p>
              </table:table-cell>
              <table:table-cell office:value-type="float" office:value="0.000000000012293942818853">
                <text:p>0.000000000012293942818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037782981667383">
                <text:p>0.0000000000037782981667383</text:p>
              </table:table-cell>
              <table:table-cell office:value-type="float" office:value="18">
                <text:p>18</text:p>
              </table:table-cell>
              <table:table-cell office:value-type="float" office:value="0.0000000000055414973276514">
                <text:p>0.0000000000055414973276514</text:p>
              </table:table-cell>
              <table:table-cell office:value-type="float" office:value="18">
                <text:p>18</text:p>
              </table:table-cell>
              <table:table-cell office:value-type="float" office:value="0.0000000000079775183814951">
                <text:p>0.0000000000079775183814951</text:p>
              </table:table-cell>
              <table:table-cell office:value-type="float" office:value="18">
                <text:p>18</text:p>
              </table:table-cell>
              <table:table-cell office:value-type="float" office:value="0.0000000000052011058365789">
                <text:p>0.000000000005201105836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12804785452028">
                <text:p>0.0000000000012804785452028</text:p>
              </table:table-cell>
              <table:table-cell office:value-type="float" office:value="19">
                <text:p>19</text:p>
              </table:table-cell>
              <table:table-cell office:value-type="float" office:value="0.0000000000024752363528036">
                <text:p>0.0000000000024752363528036</text:p>
              </table:table-cell>
              <table:table-cell office:value-type="float" office:value="19">
                <text:p>19</text:p>
              </table:table-cell>
              <table:table-cell office:value-type="float" office:value="0.0000000000028480504097339">
                <text:p>0.0000000000028480504097339</text:p>
              </table:table-cell>
              <table:table-cell office:value-type="float" office:value="19">
                <text:p>19</text:p>
              </table:table-cell>
              <table:table-cell office:value-type="float" office:value="0.0000000000022769446317877">
                <text:p>0.0000000000022769446317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075765485756708">
                <text:p>0.00000000000075765485756708</text:p>
              </table:table-cell>
              <table:table-cell office:value-type="float" office:value="20">
                <text:p>20</text:p>
              </table:table-cell>
              <table:table-cell office:value-type="float" office:value="0.0000000000011301009366049">
                <text:p>0.0000000000011301009366049</text:p>
              </table:table-cell>
              <table:table-cell office:value-type="float" office:value="20">
                <text:p>20</text:p>
              </table:table-cell>
              <table:table-cell office:value-type="float" office:value="0.000000000001064013457221">
                <text:p>0.000000000001064013457221</text:p>
              </table:table-cell>
              <table:table-cell office:value-type="float" office:value="20">
                <text:p>20</text:p>
              </table:table-cell>
              <table:table-cell office:value-type="float" office:value="0.00000000000084122799939085">
                <text:p>0.000000000000841227999390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85cm" svg:y="0.316cm" chart:style-name="ch2">
          <text:p>FD Order 20</text:p>
        </chart:title>
        <chart:legend chart:legend-position="end" svg:x="12.537cm" svg:y="3.457cm" style:legend-expansion="high" chart:style-name="ch3"/>
        <chart:plot-area chart:style-name="ch4" table:cell-range-address="'Small FD order 20'.H8:'Small FD order 20'.H20 'Small FD order 20'.D8:'Small FD order 20'.D8 'Small FD order 20'.O8:'Small FD order 20'.O20 'Small FD order 20'.D22:'Small FD order 20'.D22 'Small FD order 20'.O22:'Small FD order 20'.O34 'Small FD order 20'.D36:'Small FD order 20'.D36 'Small FD order 20'.O36:'Small FD order 20'.O48 'Small FD order 20'.D50:'Small FD order 20'.D50 'Small FD order 20'.O50:'Small FD order 20'.O62" chart:data-source-has-labels="row" svg:x="1.33cm" svg:y="1.275cm" svg:width="10.888cm" svg:height="6.57cm">
          <chartooo:coordinate-region svg:x="2.481cm" svg:y="1.475cm" svg:width="9.55cm" svg:height="5.723cm"/>
          <chart:axis chart:dimension="x" chart:name="primary-x" chart:style-name="ch5">
            <chart:title svg:x="5.539cm" svg:y="8.025cm" chart:style-name="ch6">
              <text:p>Gaussian Points</text:p>
            </chart:title>
          </chart:axis>
          <chart:axis chart:dimension="y" chart:name="primary-y" chart:style-name="ch7">
            <chart:title svg:x="0.451cm" svg:y="5.543cm" chart:style-name="ch8">
              <text:p>Delta recip E</text:p>
            </chart:title>
            <chart:grid chart:style-name="ch9" chart:class="major"/>
          </chart:axis>
          <chart:series chart:style-name="ch10" chart:values-cell-range-address="'Small FD order 20'.O8:'Small FD order 20'.O20" chart:label-cell-address="'Small FD order 20'.D8:'Small FD order 20'.D8" chart:class="chart:scatter">
            <chart:domain table:cell-range-address="'Small FD order 20'.H8:'Small FD order 20'.H20"/>
            <chart:data-point chart:repeated="13"/>
          </chart:series>
          <chart:series chart:style-name="ch11" chart:values-cell-range-address="'Small FD order 20'.O22:'Small FD order 20'.O34" chart:label-cell-address="'Small FD order 20'.D22:'Small FD order 20'.D22" chart:class="chart:scatter">
            <chart:domain table:cell-range-address="'Small FD order 20'.H22:'Small FD order 20'.H34"/>
            <chart:data-point chart:repeated="13"/>
          </chart:series>
          <chart:series chart:style-name="ch12" chart:values-cell-range-address="'Small FD order 20'.O36:'Small FD order 20'.O48" chart:label-cell-address="'Small FD order 20'.D36:'Small FD order 20'.D36" chart:class="chart:scatter">
            <chart:domain table:cell-range-address="'Small FD order 20'.H36:'Small FD order 20'.H48"/>
            <chart:data-point chart:repeated="13"/>
          </chart:series>
          <chart:series chart:style-name="ch13" chart:values-cell-range-address="'Small FD order 20'.O50:'Small FD order 20'.O62" chart:label-cell-address="'Small FD order 20'.D50:'Small FD order 20'.D50" chart:class="chart:scatter">
            <chart:domain table:cell-range-address="'Small FD order 20'.H50:'Small FD order 20'.H62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20'.D8:'Small FD order 20'.D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20'.D22:'Small FD order 20'.D2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20'.D36:'Small FD order 20'.D36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20'.D50:'Small FD order 20'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20'.H8:'Small FD order 20'.H20</svg:desc>
                </draw:g>
              </table:table-cell>
              <table:table-cell office:value-type="float" office:value="2.745327841416">
                <text:p>2.745327841416</text:p>
                <draw:g>
                  <svg:desc>'Small FD order 20'.O8:'Small FD order 20'.O20</svg:desc>
                </draw:g>
              </table:table-cell>
              <table:table-cell office:value-type="float" office:value="8">
                <text:p>8</text:p>
                <draw:g>
                  <svg:desc>'Small FD order 20'.H22:'Small FD order 20'.H34</svg:desc>
                </draw:g>
              </table:table-cell>
              <table:table-cell office:value-type="float" office:value="0.000064509151929126">
                <text:p>0.000064509151929126</text:p>
                <draw:g>
                  <svg:desc>'Small FD order 20'.O22:'Small FD order 20'.O34</svg:desc>
                </draw:g>
              </table:table-cell>
              <table:table-cell office:value-type="float" office:value="8">
                <text:p>8</text:p>
                <draw:g>
                  <svg:desc>'Small FD order 20'.H36:'Small FD order 20'.H48</svg:desc>
                </draw:g>
              </table:table-cell>
              <table:table-cell office:value-type="float" office:value="0.00019862622910871">
                <text:p>0.00019862622910871</text:p>
                <draw:g>
                  <svg:desc>'Small FD order 20'.O36:'Small FD order 20'.O48</svg:desc>
                </draw:g>
              </table:table-cell>
              <table:table-cell office:value-type="float" office:value="8">
                <text:p>8</text:p>
                <draw:g>
                  <svg:desc>'Small FD order 20'.H50:'Small FD order 20'.H62</svg:desc>
                </draw:g>
              </table:table-cell>
              <table:table-cell office:value-type="float" office:value="0.001450013775699">
                <text:p>0.001450013775699</text:p>
                <draw:g>
                  <svg:desc>'Small FD order 20'.O50:'Small FD order 20'.O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75247424861091">
                <text:p>0.0000075247424861091</text:p>
              </table:table-cell>
              <table:table-cell office:value-type="float" office:value="9">
                <text:p>9</text:p>
              </table:table-cell>
              <table:table-cell office:value-type="float" office:value="0.000017675084348134">
                <text:p>0.000017675084348134</text:p>
              </table:table-cell>
              <table:table-cell office:value-type="float" office:value="9">
                <text:p>9</text:p>
              </table:table-cell>
              <table:table-cell office:value-type="float" office:value="0.000059987504021919">
                <text:p>0.000059987504021919</text:p>
              </table:table-cell>
              <table:table-cell office:value-type="float" office:value="9">
                <text:p>9</text:p>
              </table:table-cell>
              <table:table-cell office:value-type="float" office:value="0.00030620589915031">
                <text:p>0.00030620589915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1496488367253">
                <text:p>0.000001496488367253</text:p>
              </table:table-cell>
              <table:table-cell office:value-type="float" office:value="10">
                <text:p>10</text:p>
              </table:table-cell>
              <table:table-cell office:value-type="float" office:value="0.0000050900854526859">
                <text:p>0.0000050900854526859</text:p>
              </table:table-cell>
              <table:table-cell office:value-type="float" office:value="10">
                <text:p>10</text:p>
              </table:table-cell>
              <table:table-cell office:value-type="float" office:value="0.000016318631820056">
                <text:p>0.000016318631820056</text:p>
              </table:table-cell>
              <table:table-cell office:value-type="float" office:value="10">
                <text:p>10</text:p>
              </table:table-cell>
              <table:table-cell office:value-type="float" office:value="0.000094778422603525">
                <text:p>0.000094778422603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31630394603521">
                <text:p>0.00000031630394603521</text:p>
              </table:table-cell>
              <table:table-cell office:value-type="float" office:value="11">
                <text:p>11</text:p>
              </table:table-cell>
              <table:table-cell office:value-type="float" office:value="0.00000086712759195251">
                <text:p>0.00000086712759195251</text:p>
              </table:table-cell>
              <table:table-cell office:value-type="float" office:value="11">
                <text:p>11</text:p>
              </table:table-cell>
              <table:table-cell office:value-type="float" office:value="0.0000045895760596437">
                <text:p>0.0000045895760596437</text:p>
              </table:table-cell>
              <table:table-cell office:value-type="float" office:value="11">
                <text:p>11</text:p>
              </table:table-cell>
              <table:table-cell office:value-type="float" office:value="0.000020262153988426">
                <text:p>0.000020262153988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14978799753318">
                <text:p>0.00000014978799753318</text:p>
              </table:table-cell>
              <table:table-cell office:value-type="float" office:value="12">
                <text:p>12</text:p>
              </table:table-cell>
              <table:table-cell office:value-type="float" office:value="0.00000028281491459836">
                <text:p>0.00000028281491459836</text:p>
              </table:table-cell>
              <table:table-cell office:value-type="float" office:value="12">
                <text:p>12</text:p>
              </table:table-cell>
              <table:table-cell office:value-type="float" office:value="0.0000020062199403981">
                <text:p>0.0000020062199403981</text:p>
              </table:table-cell>
              <table:table-cell office:value-type="float" office:value="12">
                <text:p>12</text:p>
              </table:table-cell>
              <table:table-cell office:value-type="float" office:value="0.0000065650441563037">
                <text:p>0.0000065650441563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35594145270101">
                <text:p>0.000000035594145270101</text:p>
              </table:table-cell>
              <table:table-cell office:value-type="float" office:value="13">
                <text:p>13</text:p>
              </table:table-cell>
              <table:table-cell office:value-type="float" office:value="0.00000009663429167972">
                <text:p>0.00000009663429167972</text:p>
              </table:table-cell>
              <table:table-cell office:value-type="float" office:value="13">
                <text:p>13</text:p>
              </table:table-cell>
              <table:table-cell office:value-type="float" office:value="0.00000059657759265974">
                <text:p>0.00000059657759265974</text:p>
              </table:table-cell>
              <table:table-cell office:value-type="float" office:value="13">
                <text:p>13</text:p>
              </table:table-cell>
              <table:table-cell office:value-type="float" office:value="0.0000021987217060371">
                <text:p>0.0000021987217060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91102587140846">
                <text:p>0.0000000091102587140846</text:p>
              </table:table-cell>
              <table:table-cell office:value-type="float" office:value="14">
                <text:p>14</text:p>
              </table:table-cell>
              <table:table-cell office:value-type="float" office:value="0.000000020942677814162">
                <text:p>0.000000020942677814162</text:p>
              </table:table-cell>
              <table:table-cell office:value-type="float" office:value="14">
                <text:p>14</text:p>
              </table:table-cell>
              <table:table-cell office:value-type="float" office:value="0.00000018417770952794">
                <text:p>0.00000018417770952794</text:p>
              </table:table-cell>
              <table:table-cell office:value-type="float" office:value="14">
                <text:p>14</text:p>
              </table:table-cell>
              <table:table-cell office:value-type="float" office:value="0.0000005412263845983">
                <text:p>0.0000005412263845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25007808324151">
                <text:p>0.0000000025007808324151</text:p>
              </table:table-cell>
              <table:table-cell office:value-type="float" office:value="15">
                <text:p>15</text:p>
              </table:table-cell>
              <table:table-cell office:value-type="float" office:value="0.0000000079486102144699">
                <text:p>0.0000000079486102144699</text:p>
              </table:table-cell>
              <table:table-cell office:value-type="float" office:value="15">
                <text:p>15</text:p>
              </table:table-cell>
              <table:table-cell office:value-type="float" office:value="0.000000059193697055093">
                <text:p>0.000000059193697055093</text:p>
              </table:table-cell>
              <table:table-cell office:value-type="float" office:value="15">
                <text:p>15</text:p>
              </table:table-cell>
              <table:table-cell office:value-type="float" office:value="0.00000019759566427524">
                <text:p>0.00000019759566427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13431225298621">
                <text:p>0.0000000013431225298621</text:p>
              </table:table-cell>
              <table:table-cell office:value-type="float" office:value="16">
                <text:p>16</text:p>
              </table:table-cell>
              <table:table-cell office:value-type="float" office:value="0.0000000031324505211927">
                <text:p>0.0000000031324505211927</text:p>
              </table:table-cell>
              <table:table-cell office:value-type="float" office:value="16">
                <text:p>16</text:p>
              </table:table-cell>
              <table:table-cell office:value-type="float" office:value="0.000000019830965314327">
                <text:p>0.000000019830965314327</text:p>
              </table:table-cell>
              <table:table-cell office:value-type="float" office:value="16">
                <text:p>16</text:p>
              </table:table-cell>
              <table:table-cell office:value-type="float" office:value="0.000000074865688759473">
                <text:p>0.000000074865688759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4059311775606">
                <text:p>0.0000000004059311775606</text:p>
              </table:table-cell>
              <table:table-cell office:value-type="float" office:value="17">
                <text:p>17</text:p>
              </table:table-cell>
              <table:table-cell office:value-type="float" office:value="0.0000000012788212711001">
                <text:p>0.0000000012788212711001</text:p>
              </table:table-cell>
              <table:table-cell office:value-type="float" office:value="17">
                <text:p>17</text:p>
              </table:table-cell>
              <table:table-cell office:value-type="float" office:value="0.0000000069258021540008">
                <text:p>0.0000000069258021540008</text:p>
              </table:table-cell>
              <table:table-cell office:value-type="float" office:value="17">
                <text:p>17</text:p>
              </table:table-cell>
              <table:table-cell office:value-type="float" office:value="0.000000021703161934283">
                <text:p>0.000000021703161934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3005624355245">
                <text:p>0.00000000013005624355245</text:p>
              </table:table-cell>
              <table:table-cell office:value-type="float" office:value="18">
                <text:p>18</text:p>
              </table:table-cell>
              <table:table-cell office:value-type="float" office:value="0.00000000035474112536349">
                <text:p>0.00000000035474112536349</text:p>
              </table:table-cell>
              <table:table-cell office:value-type="float" office:value="18">
                <text:p>18</text:p>
              </table:table-cell>
              <table:table-cell office:value-type="float" office:value="0.0000000035132714515385">
                <text:p>0.0000000035132714515385</text:p>
              </table:table-cell>
              <table:table-cell office:value-type="float" office:value="18">
                <text:p>18</text:p>
              </table:table-cell>
              <table:table-cell office:value-type="float" office:value="0.0000000089222886856533">
                <text:p>0.0000000089222886856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43981318587072">
                <text:p>0.000000000043981318587072</text:p>
              </table:table-cell>
              <table:table-cell office:value-type="float" office:value="19">
                <text:p>19</text:p>
              </table:table-cell>
              <table:table-cell office:value-type="float" office:value="0.00000000015675882814037">
                <text:p>0.00000000015675882814037</text:p>
              </table:table-cell>
              <table:table-cell office:value-type="float" office:value="19">
                <text:p>19</text:p>
              </table:table-cell>
              <table:table-cell office:value-type="float" office:value="0.0000000013120935449251">
                <text:p>0.0000000013120935449251</text:p>
              </table:table-cell>
              <table:table-cell office:value-type="float" office:value="19">
                <text:p>19</text:p>
              </table:table-cell>
              <table:table-cell office:value-type="float" office:value="0.0000000037905003580363">
                <text:p>0.0000000037905003580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26065816172149">
                <text:p>0.000000000026065816172149</text:p>
              </table:table-cell>
              <table:table-cell office:value-type="float" office:value="20">
                <text:p>20</text:p>
              </table:table-cell>
              <table:table-cell office:value-type="float" office:value="0.000000000071286310188157">
                <text:p>0.000000000071286310188157</text:p>
              </table:table-cell>
              <table:table-cell office:value-type="float" office:value="20">
                <text:p>20</text:p>
              </table:table-cell>
              <table:table-cell office:value-type="float" office:value="0.00000000050915538452045">
                <text:p>0.00000000050915538452045</text:p>
              </table:table-cell>
              <table:table-cell office:value-type="float" office:value="20">
                <text:p>20</text:p>
              </table:table-cell>
              <table:table-cell office:value-type="float" office:value="0.0000000012688055051058">
                <text:p>0.00000000126880550510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57cm" svg:height="12.182cm" xlink:href=".." xlink:type="simple" chart:class="chart:scatter" chart:style-name="ch1">
        <chart:title svg:x="9.514cm" svg:y="0.379cm" chart:style-name="ch2">
          <text:p>FD Order 12</text:p>
        </chart:title>
        <chart:legend chart:legend-position="end" svg:x="18.196cm" svg:y="5.045cm" style:legend-expansion="high" chart:style-name="ch3"/>
        <chart:plot-area chart:style-name="ch4" table:cell-range-address="'Small FD order 12'.H9:'Small FD order 12'.H21 'Small FD order 12'.D9:'Small FD order 12'.D9 'Small FD order 12'.P9:'Small FD order 12'.P21 'Small FD order 12'.D24:'Small FD order 12'.D24 'Small FD order 12'.P23:'Small FD order 12'.P35 'Small FD order 12'.D37:'Small FD order 12'.D37 'Small FD order 12'.P37:'Small FD order 12'.P49 'Small FD order 12'.D51:'Small FD order 12'.D51 'Small FD order 12'.P51:'Small FD order 12'.P63" chart:data-source-has-labels="row" svg:x="1.444cm" svg:y="1.401cm" svg:width="16.319cm" svg:height="9.557cm">
          <chartooo:coordinate-region svg:x="2.595cm" svg:y="1.601cm" svg:width="14.981cm" svg:height="8.711cm"/>
          <chart:axis chart:dimension="x" chart:name="primary-x" chart:style-name="ch5">
            <chart:title svg:x="8.368cm" svg:y="11.201cm" chart:style-name="ch6">
              <text:p>Gaussian Points</text:p>
            </chart:title>
          </chart:axis>
          <chart:axis chart:dimension="y" chart:name="primary-y" chart:style-name="ch7">
            <chart:title svg:x="0.451cm" svg:y="7.824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2'.P9:'Small FD order 12'.P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P23:'Small FD order 12'.P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P37:'Small FD order 12'.P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P51:'Small FD order 12'.P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19502718473573">
                <text:p>0.19502718473573</text:p>
                <draw:g>
                  <svg:desc>'Small FD order 12'.P9:'Small FD order 12'.P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00077184774796031">
                <text:p>0.00000077184774796031</text:p>
                <draw:g>
                  <svg:desc>'Small FD order 12'.P23:'Small FD order 12'.P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00091330370536291">
                <text:p>0.00000091330370536291</text:p>
                <draw:g>
                  <svg:desc>'Small FD order 12'.P37:'Small FD order 12'.P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00016961445851916">
                <text:p>0.0000016961445851916</text:p>
                <draw:g>
                  <svg:desc>'Small FD order 12'.P51:'Small FD order 12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37304829410765">
                <text:p>0.00000037304829410765</text:p>
              </table:table-cell>
              <table:table-cell office:value-type="float" office:value="9">
                <text:p>9</text:p>
              </table:table-cell>
              <table:table-cell office:value-type="float" office:value="0.00000030062987778977">
                <text:p>0.00000030062987778977</text:p>
              </table:table-cell>
              <table:table-cell office:value-type="float" office:value="9">
                <text:p>9</text:p>
              </table:table-cell>
              <table:table-cell office:value-type="float" office:value="0.00000036526279299006">
                <text:p>0.00000036526279299006</text:p>
              </table:table-cell>
              <table:table-cell office:value-type="float" office:value="9">
                <text:p>9</text:p>
              </table:table-cell>
              <table:table-cell office:value-type="float" office:value="0.00000048491668794926">
                <text:p>0.00000048491668794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11674698089569">
                <text:p>0.00000011674698089569</text:p>
              </table:table-cell>
              <table:table-cell office:value-type="float" office:value="10">
                <text:p>10</text:p>
              </table:table-cell>
              <table:table-cell office:value-type="float" office:value="0.00000012241125489836">
                <text:p>0.00000012241125489836</text:p>
              </table:table-cell>
              <table:table-cell office:value-type="float" office:value="10">
                <text:p>10</text:p>
              </table:table-cell>
              <table:table-cell office:value-type="float" office:value="0.00000013313322333705">
                <text:p>0.00000013313322333705</text:p>
              </table:table-cell>
              <table:table-cell office:value-type="float" office:value="10">
                <text:p>10</text:p>
              </table:table-cell>
              <table:table-cell office:value-type="float" office:value="0.0000001975764492923">
                <text:p>0.0000001975764492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38604514616134">
                <text:p>0.000000038604514616134</text:p>
              </table:table-cell>
              <table:table-cell office:value-type="float" office:value="11">
                <text:p>11</text:p>
              </table:table-cell>
              <table:table-cell office:value-type="float" office:value="0.000000034744625307701">
                <text:p>0.000000034744625307701</text:p>
              </table:table-cell>
              <table:table-cell office:value-type="float" office:value="11">
                <text:p>11</text:p>
              </table:table-cell>
              <table:table-cell office:value-type="float" office:value="0.000000051032038228701">
                <text:p>0.000000051032038228701</text:p>
              </table:table-cell>
              <table:table-cell office:value-type="float" office:value="11">
                <text:p>11</text:p>
              </table:table-cell>
              <table:table-cell office:value-type="float" office:value="0.000000063097736774345">
                <text:p>0.000000063097736774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22794042788486">
                <text:p>0.000000022794042788486</text:p>
              </table:table-cell>
              <table:table-cell office:value-type="float" office:value="12">
                <text:p>12</text:p>
              </table:table-cell>
              <table:table-cell office:value-type="float" office:value="0.000000015765816494652">
                <text:p>0.000000015765816494652</text:p>
              </table:table-cell>
              <table:table-cell office:value-type="float" office:value="12">
                <text:p>12</text:p>
              </table:table-cell>
              <table:table-cell office:value-type="float" office:value="0.000000027642469904185">
                <text:p>0.000000027642469904185</text:p>
              </table:table-cell>
              <table:table-cell office:value-type="float" office:value="12">
                <text:p>12</text:p>
              </table:table-cell>
              <table:table-cell office:value-type="float" office:value="0.000000027941712571211">
                <text:p>0.000000027941712571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8340797504194">
                <text:p>0.000000008340797504194</text:p>
              </table:table-cell>
              <table:table-cell office:value-type="float" office:value="13">
                <text:p>13</text:p>
              </table:table-cell>
              <table:table-cell office:value-type="float" office:value="0.0000000074310387710864">
                <text:p>0.0000000074310387710864</text:p>
              </table:table-cell>
              <table:table-cell office:value-type="float" office:value="13">
                <text:p>13</text:p>
              </table:table-cell>
              <table:table-cell office:value-type="float" office:value="0.000000011418936498297">
                <text:p>0.000000011418936498297</text:p>
              </table:table-cell>
              <table:table-cell office:value-type="float" office:value="13">
                <text:p>13</text:p>
              </table:table-cell>
              <table:table-cell office:value-type="float" office:value="0.000000012808479109472">
                <text:p>0.000000012808479109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32377767725417">
                <text:p>0.0000000032377767725417</text:p>
              </table:table-cell>
              <table:table-cell office:value-type="float" office:value="14">
                <text:p>14</text:p>
              </table:table-cell>
              <table:table-cell office:value-type="float" office:value="0.0000000025642486113674">
                <text:p>0.0000000025642486113674</text:p>
              </table:table-cell>
              <table:table-cell office:value-type="float" office:value="14">
                <text:p>14</text:p>
              </table:table-cell>
              <table:table-cell office:value-type="float" office:value="0.0000000049107413168758">
                <text:p>0.0000000049107413168758</text:p>
              </table:table-cell>
              <table:table-cell office:value-type="float" office:value="14">
                <text:p>14</text:p>
              </table:table-cell>
              <table:table-cell office:value-type="float" office:value="0.0000000047664722965889">
                <text:p>0.0000000047664722965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13258045872858">
                <text:p>0.0000000013258045872858</text:p>
              </table:table-cell>
              <table:table-cell office:value-type="float" office:value="15">
                <text:p>15</text:p>
              </table:table-cell>
              <table:table-cell office:value-type="float" office:value="0.0000000013113129146279">
                <text:p>0.0000000013113129146279</text:p>
              </table:table-cell>
              <table:table-cell office:value-type="float" office:value="15">
                <text:p>15</text:p>
              </table:table-cell>
              <table:table-cell office:value-type="float" office:value="0.0000000021935377666099">
                <text:p>0.0000000021935377666099</text:p>
              </table:table-cell>
              <table:table-cell office:value-type="float" office:value="15">
                <text:p>15</text:p>
              </table:table-cell>
              <table:table-cell office:value-type="float" office:value="0.000000002355704279549">
                <text:p>0.000000002355704279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86419289763837">
                <text:p>0.00000000086419289763837</text:p>
              </table:table-cell>
              <table:table-cell office:value-type="float" office:value="16">
                <text:p>16</text:p>
              </table:table-cell>
              <table:table-cell office:value-type="float" office:value="0.00000000068968666907758">
                <text:p>0.00000000068968666907758</text:p>
              </table:table-cell>
              <table:table-cell office:value-type="float" office:value="16">
                <text:p>16</text:p>
              </table:table-cell>
              <table:table-cell office:value-type="float" office:value="0.0000000010156439807233">
                <text:p>0.0000000010156439807233</text:p>
              </table:table-cell>
              <table:table-cell office:value-type="float" office:value="16">
                <text:p>16</text:p>
              </table:table-cell>
              <table:table-cell office:value-type="float" office:value="0.0000000011990846806283">
                <text:p>0.0000000011990846806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37991115296138">
                <text:p>0.00000000037991115296138</text:p>
              </table:table-cell>
              <table:table-cell office:value-type="float" office:value="17">
                <text:p>17</text:p>
              </table:table-cell>
              <table:table-cell office:value-type="float" office:value="0.00000000037228141077166">
                <text:p>0.00000000037228141077166</text:p>
              </table:table-cell>
              <table:table-cell office:value-type="float" office:value="17">
                <text:p>17</text:p>
              </table:table-cell>
              <table:table-cell office:value-type="float" office:value="0.00000000048648980217181">
                <text:p>0.00000000048648980217181</text:p>
              </table:table-cell>
              <table:table-cell office:value-type="float" office:value="17">
                <text:p>17</text:p>
              </table:table-cell>
              <table:table-cell office:value-type="float" office:value="0.0000000005086692930038">
                <text:p>0.0000000005086692930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7419506071165">
                <text:p>0.00000000017419506071165</text:p>
              </table:table-cell>
              <table:table-cell office:value-type="float" office:value="18">
                <text:p>18</text:p>
              </table:table-cell>
              <table:table-cell office:value-type="float" office:value="0.00000000015437249356742">
                <text:p>0.00000000015437249356742</text:p>
              </table:table-cell>
              <table:table-cell office:value-type="float" office:value="18">
                <text:p>18</text:p>
              </table:table-cell>
              <table:table-cell office:value-type="float" office:value="0.0000000003031947710916">
                <text:p>0.0000000003031947710916</text:p>
              </table:table-cell>
              <table:table-cell office:value-type="float" office:value="18">
                <text:p>18</text:p>
              </table:table-cell>
              <table:table-cell office:value-type="float" office:value="0.00000000027550324044365">
                <text:p>0.00000000027550324044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83002070296598">
                <text:p>0.000000000083002070296598</text:p>
              </table:table-cell>
              <table:table-cell office:value-type="float" office:value="19">
                <text:p>19</text:p>
              </table:table-cell>
              <table:table-cell office:value-type="float" office:value="0.000000000088221888631771">
                <text:p>0.000000000088221888631771</text:p>
              </table:table-cell>
              <table:table-cell office:value-type="float" office:value="19">
                <text:p>19</text:p>
              </table:table-cell>
              <table:table-cell office:value-type="float" office:value="0.00000000015300238716626">
                <text:p>0.00000000015300238716626</text:p>
              </table:table-cell>
              <table:table-cell office:value-type="float" office:value="19">
                <text:p>19</text:p>
              </table:table-cell>
              <table:table-cell office:value-type="float" office:value="0.00000000015281950668816">
                <text:p>0.00000000015281950668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58067241584097">
                <text:p>0.000000000058067241584097</text:p>
              </table:table-cell>
              <table:table-cell office:value-type="float" office:value="20">
                <text:p>20</text:p>
              </table:table-cell>
              <table:table-cell office:value-type="float" office:value="0.000000000051445288195469">
                <text:p>0.000000000051445288195469</text:p>
              </table:table-cell>
              <table:table-cell office:value-type="float" office:value="20">
                <text:p>20</text:p>
              </table:table-cell>
              <table:table-cell office:value-type="float" office:value="0.000000000079457648641807">
                <text:p>0.000000000079457648641807</text:p>
              </table:table-cell>
              <table:table-cell office:value-type="float" office:value="20">
                <text:p>20</text:p>
              </table:table-cell>
              <table:table-cell office:value-type="float" office:value="0.000000000072093345492589">
                <text:p>0.0000000000720933454925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09cm" svg:height="12.661cm" xlink:href=".." xlink:type="simple" chart:class="chart:scatter" chart:style-name="ch1">
        <chart:title svg:x="9.94cm" svg:y="0.389cm" chart:style-name="ch2">
          <text:p>FD Order 12</text:p>
        </chart:title>
        <chart:legend chart:legend-position="end" svg:x="19.048cm" svg:y="5.284cm" style:legend-expansion="high" chart:style-name="ch3"/>
        <chart:plot-area chart:style-name="ch4" table:cell-range-address="'Small FD order 12'.H9:'Small FD order 12'.H21 'Small FD order 12'.D9:'Small FD order 12'.D9 'Small FD order 12'.P9:'Small FD order 12'.P21 'Small FD order 12'.D24:'Small FD order 12'.D24 'Small FD order 12'.P23:'Small FD order 12'.P35 'Small FD order 12'.D37:'Small FD order 12'.D37 'Small FD order 12'.P37:'Small FD order 12'.P49 'Small FD order 12'.D51:'Small FD order 12'.D51 'Small FD order 12'.P51:'Small FD order 12'.P63" chart:data-source-has-labels="row" svg:x="1.461cm" svg:y="1.421cm" svg:width="17.137cm" svg:height="10.006cm">
          <chartooo:coordinate-region svg:x="2.612cm" svg:y="1.62cm" svg:width="15.799cm" svg:height="9.16cm"/>
          <chart:axis chart:dimension="x" chart:name="primary-x" chart:style-name="ch5">
            <chart:title svg:x="8.794cm" svg:y="11.68cm" chart:style-name="ch6">
              <text:p>Gaussian Points</text:p>
            </chart:title>
          </chart:axis>
          <chart:axis chart:dimension="y" chart:name="primary-y" chart:style-name="ch7">
            <chart:title svg:x="0.451cm" svg:y="8.069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2'.P9:'Small FD order 12'.P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P23:'Small FD order 12'.P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P37:'Small FD order 12'.P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P51:'Small FD order 12'.P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19502718473573">
                <text:p>0.19502718473573</text:p>
                <draw:g>
                  <svg:desc>'Small FD order 12'.P9:'Small FD order 12'.P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00077184774796031">
                <text:p>0.00000077184774796031</text:p>
                <draw:g>
                  <svg:desc>'Small FD order 12'.P23:'Small FD order 12'.P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00091330370536291">
                <text:p>0.00000091330370536291</text:p>
                <draw:g>
                  <svg:desc>'Small FD order 12'.P37:'Small FD order 12'.P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00016961445851916">
                <text:p>0.0000016961445851916</text:p>
                <draw:g>
                  <svg:desc>'Small FD order 12'.P51:'Small FD order 12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37304829410765">
                <text:p>0.00000037304829410765</text:p>
              </table:table-cell>
              <table:table-cell office:value-type="float" office:value="9">
                <text:p>9</text:p>
              </table:table-cell>
              <table:table-cell office:value-type="float" office:value="0.00000030062987778977">
                <text:p>0.00000030062987778977</text:p>
              </table:table-cell>
              <table:table-cell office:value-type="float" office:value="9">
                <text:p>9</text:p>
              </table:table-cell>
              <table:table-cell office:value-type="float" office:value="0.00000036526279299006">
                <text:p>0.00000036526279299006</text:p>
              </table:table-cell>
              <table:table-cell office:value-type="float" office:value="9">
                <text:p>9</text:p>
              </table:table-cell>
              <table:table-cell office:value-type="float" office:value="0.00000048491668794926">
                <text:p>0.00000048491668794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11674698089569">
                <text:p>0.00000011674698089569</text:p>
              </table:table-cell>
              <table:table-cell office:value-type="float" office:value="10">
                <text:p>10</text:p>
              </table:table-cell>
              <table:table-cell office:value-type="float" office:value="0.00000012241125489836">
                <text:p>0.00000012241125489836</text:p>
              </table:table-cell>
              <table:table-cell office:value-type="float" office:value="10">
                <text:p>10</text:p>
              </table:table-cell>
              <table:table-cell office:value-type="float" office:value="0.00000013313322333705">
                <text:p>0.00000013313322333705</text:p>
              </table:table-cell>
              <table:table-cell office:value-type="float" office:value="10">
                <text:p>10</text:p>
              </table:table-cell>
              <table:table-cell office:value-type="float" office:value="0.0000001975764492923">
                <text:p>0.0000001975764492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38604514616134">
                <text:p>0.000000038604514616134</text:p>
              </table:table-cell>
              <table:table-cell office:value-type="float" office:value="11">
                <text:p>11</text:p>
              </table:table-cell>
              <table:table-cell office:value-type="float" office:value="0.000000034744625307701">
                <text:p>0.000000034744625307701</text:p>
              </table:table-cell>
              <table:table-cell office:value-type="float" office:value="11">
                <text:p>11</text:p>
              </table:table-cell>
              <table:table-cell office:value-type="float" office:value="0.000000051032038228701">
                <text:p>0.000000051032038228701</text:p>
              </table:table-cell>
              <table:table-cell office:value-type="float" office:value="11">
                <text:p>11</text:p>
              </table:table-cell>
              <table:table-cell office:value-type="float" office:value="0.000000063097736774345">
                <text:p>0.000000063097736774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22794042788486">
                <text:p>0.000000022794042788486</text:p>
              </table:table-cell>
              <table:table-cell office:value-type="float" office:value="12">
                <text:p>12</text:p>
              </table:table-cell>
              <table:table-cell office:value-type="float" office:value="0.000000015765816494652">
                <text:p>0.000000015765816494652</text:p>
              </table:table-cell>
              <table:table-cell office:value-type="float" office:value="12">
                <text:p>12</text:p>
              </table:table-cell>
              <table:table-cell office:value-type="float" office:value="0.000000027642469904185">
                <text:p>0.000000027642469904185</text:p>
              </table:table-cell>
              <table:table-cell office:value-type="float" office:value="12">
                <text:p>12</text:p>
              </table:table-cell>
              <table:table-cell office:value-type="float" office:value="0.000000027941712571211">
                <text:p>0.000000027941712571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8340797504194">
                <text:p>0.000000008340797504194</text:p>
              </table:table-cell>
              <table:table-cell office:value-type="float" office:value="13">
                <text:p>13</text:p>
              </table:table-cell>
              <table:table-cell office:value-type="float" office:value="0.0000000074310387710864">
                <text:p>0.0000000074310387710864</text:p>
              </table:table-cell>
              <table:table-cell office:value-type="float" office:value="13">
                <text:p>13</text:p>
              </table:table-cell>
              <table:table-cell office:value-type="float" office:value="0.000000011418936498297">
                <text:p>0.000000011418936498297</text:p>
              </table:table-cell>
              <table:table-cell office:value-type="float" office:value="13">
                <text:p>13</text:p>
              </table:table-cell>
              <table:table-cell office:value-type="float" office:value="0.000000012808479109472">
                <text:p>0.000000012808479109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32377767725417">
                <text:p>0.0000000032377767725417</text:p>
              </table:table-cell>
              <table:table-cell office:value-type="float" office:value="14">
                <text:p>14</text:p>
              </table:table-cell>
              <table:table-cell office:value-type="float" office:value="0.0000000025642486113674">
                <text:p>0.0000000025642486113674</text:p>
              </table:table-cell>
              <table:table-cell office:value-type="float" office:value="14">
                <text:p>14</text:p>
              </table:table-cell>
              <table:table-cell office:value-type="float" office:value="0.0000000049107413168758">
                <text:p>0.0000000049107413168758</text:p>
              </table:table-cell>
              <table:table-cell office:value-type="float" office:value="14">
                <text:p>14</text:p>
              </table:table-cell>
              <table:table-cell office:value-type="float" office:value="0.0000000047664722965889">
                <text:p>0.0000000047664722965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13258045872858">
                <text:p>0.0000000013258045872858</text:p>
              </table:table-cell>
              <table:table-cell office:value-type="float" office:value="15">
                <text:p>15</text:p>
              </table:table-cell>
              <table:table-cell office:value-type="float" office:value="0.0000000013113129146279">
                <text:p>0.0000000013113129146279</text:p>
              </table:table-cell>
              <table:table-cell office:value-type="float" office:value="15">
                <text:p>15</text:p>
              </table:table-cell>
              <table:table-cell office:value-type="float" office:value="0.0000000021935377666099">
                <text:p>0.0000000021935377666099</text:p>
              </table:table-cell>
              <table:table-cell office:value-type="float" office:value="15">
                <text:p>15</text:p>
              </table:table-cell>
              <table:table-cell office:value-type="float" office:value="0.000000002355704279549">
                <text:p>0.000000002355704279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86419289763837">
                <text:p>0.00000000086419289763837</text:p>
              </table:table-cell>
              <table:table-cell office:value-type="float" office:value="16">
                <text:p>16</text:p>
              </table:table-cell>
              <table:table-cell office:value-type="float" office:value="0.00000000068968666907758">
                <text:p>0.00000000068968666907758</text:p>
              </table:table-cell>
              <table:table-cell office:value-type="float" office:value="16">
                <text:p>16</text:p>
              </table:table-cell>
              <table:table-cell office:value-type="float" office:value="0.0000000010156439807233">
                <text:p>0.0000000010156439807233</text:p>
              </table:table-cell>
              <table:table-cell office:value-type="float" office:value="16">
                <text:p>16</text:p>
              </table:table-cell>
              <table:table-cell office:value-type="float" office:value="0.0000000011990846806283">
                <text:p>0.0000000011990846806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37991115296138">
                <text:p>0.00000000037991115296138</text:p>
              </table:table-cell>
              <table:table-cell office:value-type="float" office:value="17">
                <text:p>17</text:p>
              </table:table-cell>
              <table:table-cell office:value-type="float" office:value="0.00000000037228141077166">
                <text:p>0.00000000037228141077166</text:p>
              </table:table-cell>
              <table:table-cell office:value-type="float" office:value="17">
                <text:p>17</text:p>
              </table:table-cell>
              <table:table-cell office:value-type="float" office:value="0.00000000048648980217181">
                <text:p>0.00000000048648980217181</text:p>
              </table:table-cell>
              <table:table-cell office:value-type="float" office:value="17">
                <text:p>17</text:p>
              </table:table-cell>
              <table:table-cell office:value-type="float" office:value="0.0000000005086692930038">
                <text:p>0.0000000005086692930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7419506071165">
                <text:p>0.00000000017419506071165</text:p>
              </table:table-cell>
              <table:table-cell office:value-type="float" office:value="18">
                <text:p>18</text:p>
              </table:table-cell>
              <table:table-cell office:value-type="float" office:value="0.00000000015437249356742">
                <text:p>0.00000000015437249356742</text:p>
              </table:table-cell>
              <table:table-cell office:value-type="float" office:value="18">
                <text:p>18</text:p>
              </table:table-cell>
              <table:table-cell office:value-type="float" office:value="0.0000000003031947710916">
                <text:p>0.0000000003031947710916</text:p>
              </table:table-cell>
              <table:table-cell office:value-type="float" office:value="18">
                <text:p>18</text:p>
              </table:table-cell>
              <table:table-cell office:value-type="float" office:value="0.00000000027550324044365">
                <text:p>0.00000000027550324044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83002070296598">
                <text:p>0.000000000083002070296598</text:p>
              </table:table-cell>
              <table:table-cell office:value-type="float" office:value="19">
                <text:p>19</text:p>
              </table:table-cell>
              <table:table-cell office:value-type="float" office:value="0.000000000088221888631771">
                <text:p>0.000000000088221888631771</text:p>
              </table:table-cell>
              <table:table-cell office:value-type="float" office:value="19">
                <text:p>19</text:p>
              </table:table-cell>
              <table:table-cell office:value-type="float" office:value="0.00000000015300238716626">
                <text:p>0.00000000015300238716626</text:p>
              </table:table-cell>
              <table:table-cell office:value-type="float" office:value="19">
                <text:p>19</text:p>
              </table:table-cell>
              <table:table-cell office:value-type="float" office:value="0.00000000015281950668816">
                <text:p>0.00000000015281950668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58067241584097">
                <text:p>0.000000000058067241584097</text:p>
              </table:table-cell>
              <table:table-cell office:value-type="float" office:value="20">
                <text:p>20</text:p>
              </table:table-cell>
              <table:table-cell office:value-type="float" office:value="0.000000000051445288195469">
                <text:p>0.000000000051445288195469</text:p>
              </table:table-cell>
              <table:table-cell office:value-type="float" office:value="20">
                <text:p>20</text:p>
              </table:table-cell>
              <table:table-cell office:value-type="float" office:value="0.000000000079457648641807">
                <text:p>0.000000000079457648641807</text:p>
              </table:table-cell>
              <table:table-cell office:value-type="float" office:value="20">
                <text:p>20</text:p>
              </table:table-cell>
              <table:table-cell office:value-type="float" office:value="0.000000000072093345492589">
                <text:p>0.00000000007209334549258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902cm" svg:height="11.767cm" xlink:href=".." xlink:type="simple" chart:class="chart:scatter" chart:style-name="ch1">
        <chart:title svg:x="9.137cm" svg:y="0.371cm" chart:style-name="ch2">
          <text:p>FD Order 12</text:p>
        </chart:title>
        <chart:legend chart:legend-position="end" svg:x="17.441cm" svg:y="4.837cm" style:legend-expansion="high" chart:style-name="ch3"/>
        <chart:plot-area chart:style-name="ch4" table:cell-range-address="'Small FD order 12'.H9:'Small FD order 12'.H21 'Small FD order 12'.D9:'Small FD order 12'.D9 'Small FD order 12'.O9:'Small FD order 12'.O21 'Small FD order 12'.D24:'Small FD order 12'.D24 'Small FD order 12'.O23:'Small FD order 12'.O35 'Small FD order 12'.D37:'Small FD order 12'.D37 'Small FD order 12'.O37:'Small FD order 12'.O49 'Small FD order 12'.D51:'Small FD order 12'.D51 'Small FD order 12'.O51:'Small FD order 12'.O63" chart:data-source-has-labels="row" svg:x="1.429cm" svg:y="1.385cm" svg:width="15.594cm" svg:height="9.166cm">
          <chartooo:coordinate-region svg:x="2.58cm" svg:y="1.585cm" svg:width="14.256cm" svg:height="8.319cm"/>
          <chart:axis chart:dimension="x" chart:name="primary-x" chart:style-name="ch5">
            <chart:title svg:x="7.991cm" svg:y="10.786cm" chart:style-name="ch6">
              <text:p>Gaussian Points</text:p>
            </chart:title>
          </chart:axis>
          <chart:axis chart:dimension="y" chart:name="primary-y" chart:style-name="ch7">
            <chart:title svg:x="0.451cm" svg:y="6.554cm" chart:style-name="ch8">
              <text:p>Delta E</text:p>
            </chart:title>
            <chart:grid chart:style-name="ch9" chart:class="major"/>
          </chart:axis>
          <chart:series chart:style-name="ch10" chart:values-cell-range-address="'Small FD order 12'.O9:'Small FD order 12'.O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O23:'Small FD order 12'.O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O37:'Small FD order 12'.O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O51:'Small FD order 12'.O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22354922731122">
                <text:p>0.22354922731122</text:p>
                <draw:g>
                  <svg:desc>'Small FD order 12'.O9:'Small FD order 12'.O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51411569732585">
                <text:p>0.00051411569732585</text:p>
                <draw:g>
                  <svg:desc>'Small FD order 12'.O23:'Small FD order 12'.O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98852009829997">
                <text:p>0.00098852009829997</text:p>
                <draw:g>
                  <svg:desc>'Small FD order 12'.O37:'Small FD order 12'.O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35454271575723">
                <text:p>0.0035454271575723</text:p>
                <draw:g>
                  <svg:desc>'Small FD order 12'.O51:'Small FD order 12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59619870671657">
                <text:p>0.000059619870671657</text:p>
              </table:table-cell>
              <table:table-cell office:value-type="float" office:value="9">
                <text:p>9</text:p>
              </table:table-cell>
              <table:table-cell office:value-type="float" office:value="0.00019528447863637">
                <text:p>0.00019528447863637</text:p>
              </table:table-cell>
              <table:table-cell office:value-type="float" office:value="9">
                <text:p>9</text:p>
              </table:table-cell>
              <table:table-cell office:value-type="float" office:value="0.00033248151791909">
                <text:p>0.00033248151791909</text:p>
              </table:table-cell>
              <table:table-cell office:value-type="float" office:value="9">
                <text:p>9</text:p>
              </table:table-cell>
              <table:table-cell office:value-type="float" office:value="0.0011417728458554">
                <text:p>0.001141772845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19320959186025">
                <text:p>0.000019320959186025</text:p>
              </table:table-cell>
              <table:table-cell office:value-type="float" office:value="10">
                <text:p>10</text:p>
              </table:table-cell>
              <table:table-cell office:value-type="float" office:value="0.000078938666821182">
                <text:p>0.000078938666821182</text:p>
              </table:table-cell>
              <table:table-cell office:value-type="float" office:value="10">
                <text:p>10</text:p>
              </table:table-cell>
              <table:table-cell office:value-type="float" office:value="0.00011871066940827">
                <text:p>0.00011871066940827</text:p>
              </table:table-cell>
              <table:table-cell office:value-type="float" office:value="10">
                <text:p>10</text:p>
              </table:table-cell>
              <table:table-cell office:value-type="float" office:value="0.00051054520157834">
                <text:p>0.00051054520157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67476583472392">
                <text:p>0.0000067476583472392</text:p>
              </table:table-cell>
              <table:table-cell office:value-type="float" office:value="11">
                <text:p>11</text:p>
              </table:table-cell>
              <table:table-cell office:value-type="float" office:value="0.000022479573394296">
                <text:p>0.000022479573394296</text:p>
              </table:table-cell>
              <table:table-cell office:value-type="float" office:value="11">
                <text:p>11</text:p>
              </table:table-cell>
              <table:table-cell office:value-type="float" office:value="0.000045705517695893">
                <text:p>0.000045705517695893</text:p>
              </table:table-cell>
              <table:table-cell office:value-type="float" office:value="11">
                <text:p>11</text:p>
              </table:table-cell>
              <table:table-cell office:value-type="float" office:value="0.00018410798727686">
                <text:p>0.000184107987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40968194298108">
                <text:p>0.0000040968194298108</text:p>
              </table:table-cell>
              <table:table-cell office:value-type="float" office:value="12">
                <text:p>12</text:p>
              </table:table-cell>
              <table:table-cell office:value-type="float" office:value="0.00001033182849608">
                <text:p>0.00001033182849608</text:p>
              </table:table-cell>
              <table:table-cell office:value-type="float" office:value="12">
                <text:p>12</text:p>
              </table:table-cell>
              <table:table-cell office:value-type="float" office:value="0.000025079728228405">
                <text:p>0.000025079728228405</text:p>
              </table:table-cell>
              <table:table-cell office:value-type="float" office:value="12">
                <text:p>12</text:p>
              </table:table-cell>
              <table:table-cell office:value-type="float" office:value="0.000088965182872158">
                <text:p>0.000088965182872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15868971481314">
                <text:p>0.0000015868971481314</text:p>
              </table:table-cell>
              <table:table-cell office:value-type="float" office:value="13">
                <text:p>13</text:p>
              </table:table-cell>
              <table:table-cell office:value-type="float" office:value="0.0000049548128684407">
                <text:p>0.0000049548128684407</text:p>
              </table:table-cell>
              <table:table-cell office:value-type="float" office:value="13">
                <text:p>13</text:p>
              </table:table-cell>
              <table:table-cell office:value-type="float" office:value="0.00001068769823398">
                <text:p>0.00001068769823398</text:p>
              </table:table-cell>
              <table:table-cell office:value-type="float" office:value="13">
                <text:p>13</text:p>
              </table:table-cell>
              <table:table-cell office:value-type="float" office:value="0.000044339562940365">
                <text:p>0.00004433956294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65302304397274">
                <text:p>0.00000065302304397274</text:p>
              </table:table-cell>
              <table:table-cell office:value-type="float" office:value="14">
                <text:p>14</text:p>
              </table:table-cell>
              <table:table-cell office:value-type="float" office:value="0.000001766587705454">
                <text:p>0.000001766587705454</text:p>
              </table:table-cell>
              <table:table-cell office:value-type="float" office:value="14">
                <text:p>14</text:p>
              </table:table-cell>
              <table:table-cell office:value-type="float" office:value="0.0000047900360442554">
                <text:p>0.0000047900360442554</text:p>
              </table:table-cell>
              <table:table-cell office:value-type="float" office:value="14">
                <text:p>14</text:p>
              </table:table-cell>
              <table:table-cell office:value-type="float" office:value="0.00001834301670911">
                <text:p>0.00001834301670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28375421373683">
                <text:p>0.00000028375421373683</text:p>
              </table:table-cell>
              <table:table-cell office:value-type="float" office:value="15">
                <text:p>15</text:p>
              </table:table-cell>
              <table:table-cell office:value-type="float" office:value="0.00000092669459750283">
                <text:p>0.00000092669459750283</text:p>
              </table:table-cell>
              <table:table-cell office:value-type="float" office:value="15">
                <text:p>15</text:p>
              </table:table-cell>
              <table:table-cell office:value-type="float" office:value="0.0000022451396368695">
                <text:p>0.0000022451396368695</text:p>
              </table:table-cell>
              <table:table-cell office:value-type="float" office:value="15">
                <text:p>15</text:p>
              </table:table-cell>
              <table:table-cell office:value-type="float" office:value="0.0000097752407981488">
                <text:p>0.00000977524079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9057366587583">
                <text:p>0.00000019057366587583</text:p>
              </table:table-cell>
              <table:table-cell office:value-type="float" office:value="16">
                <text:p>16</text:p>
              </table:table-cell>
              <table:table-cell office:value-type="float" office:value="0.00000050114616612085">
                <text:p>0.00000050114616612085</text:p>
              </table:table-cell>
              <table:table-cell office:value-type="float" office:value="16">
                <text:p>16</text:p>
              </table:table-cell>
              <table:table-cell office:value-type="float" office:value="0.0000010955524345491">
                <text:p>0.0000010955524345491</text:p>
              </table:table-cell>
              <table:table-cell office:value-type="float" office:value="16">
                <text:p>16</text:p>
              </table:table-cell>
              <table:table-cell office:value-type="float" office:value="0.0000053479785648847">
                <text:p>0.0000053479785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88957387678334">
                <text:p>0.000000088957387678334</text:p>
              </table:table-cell>
              <table:table-cell office:value-type="float" office:value="17">
                <text:p>17</text:p>
              </table:table-cell>
              <table:table-cell office:value-type="float" office:value="0.00000027868213980931">
                <text:p>0.00000027868213980931</text:p>
              </table:table-cell>
              <table:table-cell office:value-type="float" office:value="17">
                <text:p>17</text:p>
              </table:table-cell>
              <table:table-cell office:value-type="float" office:value="0.00000055445478608362">
                <text:p>0.00000055445478608362</text:p>
              </table:table-cell>
              <table:table-cell office:value-type="float" office:value="17">
                <text:p>17</text:p>
              </table:table-cell>
              <table:table-cell office:value-type="float" office:value="0.0000024862227299138">
                <text:p>0.000002486222729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43303665347993">
                <text:p>0.000000043303665347993</text:p>
              </table:table-cell>
              <table:table-cell office:value-type="float" office:value="18">
                <text:p>18</text:p>
              </table:table-cell>
              <table:table-cell office:value-type="float" office:value="0.00000012117773651177">
                <text:p>0.00000012117773651177</text:p>
              </table:table-cell>
              <table:table-cell office:value-type="float" office:value="18">
                <text:p>18</text:p>
              </table:table-cell>
              <table:table-cell office:value-type="float" office:value="0.00000035874466419727">
                <text:p>0.00000035874466419727</text:p>
              </table:table-cell>
              <table:table-cell office:value-type="float" office:value="18">
                <text:p>18</text:p>
              </table:table-cell>
              <table:table-cell office:value-type="float" office:value="0.0000014376847836672">
                <text:p>0.0000014376847836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21895605939459">
                <text:p>0.000000021895605939459</text:p>
              </table:table-cell>
              <table:table-cell office:value-type="float" office:value="19">
                <text:p>19</text:p>
              </table:table-cell>
              <table:table-cell office:value-type="float" office:value="0.00000007157925052681">
                <text:p>0.00000007157925052681</text:p>
              </table:table-cell>
              <table:table-cell office:value-type="float" office:value="19">
                <text:p>19</text:p>
              </table:table-cell>
              <table:table-cell office:value-type="float" office:value="0.00000019159268127567">
                <text:p>0.00000019159268127567</text:p>
              </table:table-cell>
              <table:table-cell office:value-type="float" office:value="19">
                <text:p>19</text:p>
              </table:table-cell>
              <table:table-cell office:value-type="float" office:value="0.00000084927928156731">
                <text:p>0.0000008492792815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15775116823935">
                <text:p>0.000000015775116823935</text:p>
              </table:table-cell>
              <table:table-cell office:value-type="float" office:value="20">
                <text:p>20</text:p>
              </table:table-cell>
              <table:table-cell office:value-type="float" office:value="0.000000043178412179046">
                <text:p>0.000000043178412179046</text:p>
              </table:table-cell>
              <table:table-cell office:value-type="float" office:value="20">
                <text:p>20</text:p>
              </table:table-cell>
              <table:table-cell office:value-type="float" office:value="0.00000010530127525499">
                <text:p>0.00000010530127525499</text:p>
              </table:table-cell>
              <table:table-cell office:value-type="float" office:value="20">
                <text:p>20</text:p>
              </table:table-cell>
              <table:table-cell office:value-type="float" office:value="0.00000043414546979648">
                <text:p>0.000000434145469796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